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155.4pt"/>
    </style:style>
    <style:style style:name="co1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6.69pt"/>
    </style:style>
    <style:style style:name="co7" style:family="table-column">
      <style:table-column-properties fo:break-before="auto" style:column-width="54.26pt"/>
    </style:style>
    <style:style style:name="co8" style:family="table-column">
      <style:table-column-properties fo:break-before="auto" style:column-width="63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 style:data-style-name="N1"/>
    <style:style style:name="ce4" style:family="table-cell" style:parent-style-name="Default" style:data-style-name="N1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number-columns-repeated="8" table:default-cell-style-name="ce3"/>
        <table:table-column table:style-name="co8" table:default-cell-style-name="ce3"/>
        <table:table-column table:style-name="co1" table:default-cell-style-name="ce4"/>
        <table:table-column table:style-name="co1" table:default-cell-style-name="ce3"/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fullname</text:p>
          </table:table-cell>
          <table:table-cell office:value-type="string" calcext:value-type="string">
            <text:p>noveltitle</text:p>
          </table:table-cell>
          <table:table-cell office:value-type="string" calcext:value-type="string">
            <text:p>noveltype</text:p>
          </table:table-cell>
          <table:table-cell office:value-type="string" calcext:value-type="string">
            <text:p>editor</text:p>
          </table:table-cell>
          <table:table-cell office:value-type="string" calcext:value-type="string">
            <text:p>joinyear</text:p>
          </table:table-cell>
          <table:table-cell table:style-name="Default" office:value-type="string" calcext:value-type="string">
            <text:p>sales2011</text:p>
          </table:table-cell>
          <table:table-cell table:style-name="Default" office:value-type="string" calcext:value-type="string">
            <text:p>sales2012</text:p>
          </table:table-cell>
          <table:table-cell table:style-name="Default" office:value-type="string" calcext:value-type="string">
            <text:p>sales2013</text:p>
          </table:table-cell>
          <table:table-cell table:style-name="Default" office:value-type="string" calcext:value-type="string">
            <text:p>sales2014</text:p>
          </table:table-cell>
          <table:table-cell table:style-name="Default" office:value-type="string" calcext:value-type="string">
            <text:p>sales2015</text:p>
          </table:table-cell>
          <table:table-cell table:style-name="Default" office:value-type="string" calcext:value-type="string">
            <text:p>sales2016</text:p>
          </table:table-cell>
          <table:table-cell table:style-name="Default" office:value-type="string" calcext:value-type="string">
            <text:p>sales2017</text:p>
          </table:table-cell>
          <table:table-cell table:style-name="Default" office:value-type="string" calcext:value-type="string">
            <text:p>unitsales</text:p>
          </table:table-cell>
          <table:table-cell table:style-name="Default" office:value-type="string" calcext:value-type="string">
            <text:p>salary</text:p>
          </table:table-cell>
          <table:table-cell table:style-name="Default" office:value-type="string" calcext:value-type="string">
            <text:p>bonus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agail Schmidt</text:p>
          </table:table-cell>
          <table:table-cell office:value-type="string" calcext:value-type="string">
            <text:p>Girls And Lions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Ezra Huerta" calcext:value-type="string">
            <text:p>Ezra Huerta</text:p>
          </table:table-cell>
          <table:table-cell table:formula="of:=RANDBETWEEN(2011;2017)" office:value-type="float" office:value="2012" calcext:value-type="float">
            <text:p>2012</text:p>
          </table:table-cell>
          <table:table-cell table:formula="of:=IF([.$F2]&gt;NUMBERVALUE(RIGHT([.G$1];4));0;RANDBETWEEN(1000;1000000))" office:value-type="float" office:value="0" calcext:value-type="float">
            <text:p>0</text:p>
          </table:table-cell>
          <table:table-cell table:formula="of:=IF([.$F2]&gt;NUMBERVALUE(RIGHT([.H$1];4));0;RANDBETWEEN(1000;1000000))" office:value-type="float" office:value="686302" calcext:value-type="float">
            <text:p>686302</text:p>
          </table:table-cell>
          <table:table-cell table:formula="of:=IF([.$F2]&gt;NUMBERVALUE(RIGHT([.I$1];4));0;RANDBETWEEN(1000;1000000))" office:value-type="float" office:value="125029" calcext:value-type="float">
            <text:p>125029</text:p>
          </table:table-cell>
          <table:table-cell table:formula="of:=IF([.$F2]&gt;NUMBERVALUE(RIGHT([.J$1];4));0;RANDBETWEEN(1000;1000000))" office:value-type="float" office:value="698590" calcext:value-type="float">
            <text:p>698590</text:p>
          </table:table-cell>
          <table:table-cell table:formula="of:=IF([.$F2]&gt;NUMBERVALUE(RIGHT([.K$1];4));0;RANDBETWEEN(1000;1000000))" office:value-type="float" office:value="909263" calcext:value-type="float">
            <text:p>909263</text:p>
          </table:table-cell>
          <table:table-cell table:formula="of:=IF([.$F2]&gt;NUMBERVALUE(RIGHT([.L$1];4));0;RANDBETWEEN(1000;1000000))" office:value-type="float" office:value="731331" calcext:value-type="float">
            <text:p>731331</text:p>
          </table:table-cell>
          <table:table-cell table:formula="of:=IF([.$F2]&gt;NUMBERVALUE(RIGHT([.M$1];4));0;RANDBETWEEN(1000;1000000))" office:value-type="float" office:value="896893" calcext:value-type="float">
            <text:p>896893</text:p>
          </table:table-cell>
          <table:table-cell table:formula="of:=SUM([.G2:.M2])" office:value-type="float" office:value="4047408" calcext:value-type="float">
            <text:p>4047408</text:p>
          </table:table-cell>
          <table:table-cell table:formula="of:=[.G2]*VLOOKUP(NUMBERVALUE(RIGHT([.G$1];4));[$'salary-percopy'.$A$1:.$B$7];2)+[.H2]*VLOOKUP(NUMBERVALUE(RIGHT([.H$1];4));[$'salary-percopy'.$A$1:.$B$7];2)+[.I2]*VLOOKUP(NUMBERVALUE(RIGHT([.I$1];4));[$'salary-percopy'.$A$1:.$B$7];2)+[.J2]*VLOOKUP(NUMBERVALUE(RIGHT([.J$1];4));[$'salary-percopy'.$A$1:.$B$7];2)+[.K2]*VLOOKUP(NUMBERVALUE(RIGHT([.K$1];4));[$'salary-percopy'.$A$1:.$B$7];2)+[.L2]*VLOOKUP(NUMBERVALUE(RIGHT([.L$1];4));[$'salary-percopy'.$A$1:.$B$7];2)+[.M2]*VLOOKUP(NUMBERVALUE(RIGHT([.M$1];4));[$'salary-percopy'.$A$1:.$B$7];2)" office:value-type="float" office:value="657548845" calcext:value-type="float">
            <text:p>657548845</text:p>
          </table:table-cell>
          <table:table-cell table:formula="of:=IF([.G2]&gt;500000;[.G2]*0.1*VLOOKUP(NUMBERVALUE(RIGHT([.G$1];4));[$'salary-percopy'.$A$1:.$B$7];2))+IF([.H2]&gt;500000;[.H2]*0.1*VLOOKUP(NUMBERVALUE(RIGHT([.H$1];4));[$'salary-percopy'.$A$1:.$B$7];2))+IF([.I2]&gt;500000;[.I2]*0.1*VLOOKUP(NUMBERVALUE(RIGHT([.I$1];4));[$'salary-percopy'.$A$1:.$B$7];2))+IF([.J2]&gt;500000;[.J2]*0.1*VLOOKUP(NUMBERVALUE(RIGHT([.J$1];4));[$'salary-percopy'.$A$1:.$B$7];2))+IF([.K2]&gt;500000;[.K2]*0.1*VLOOKUP(NUMBERVALUE(RIGHT([.K$1];4));[$'salary-percopy'.$A$1:.$B$7];2))+IF([.L2]&gt;500000;[.L2]*0.1*VLOOKUP(NUMBERVALUE(RIGHT([.L$1];4));[$'salary-percopy'.$A$1:.$B$7];2))+IF([.M2]&gt;500000;[.M2]*0.1*VLOOKUP(NUMBERVALUE(RIGHT([.M$1];4));[$'salary-percopy'.$A$1:.$B$7];2))" office:value-type="float" office:value="64254536.5" calcext:value-type="float">
            <text:p>64254537</text:p>
          </table:table-cell>
          <table:table-cell table:formula="of:=[.O2]+[.P2]" office:value-type="float" office:value="721803381.5" calcext:value-type="float">
            <text:p>7218033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el Beard</text:p>
          </table:table-cell>
          <table:table-cell office:value-type="string" calcext:value-type="string">
            <text:p>Owls On The Ceiling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7)" office:value-type="float" office:value="2016" calcext:value-type="float">
            <text:p>2016</text:p>
          </table:table-cell>
          <table:table-cell table:formula="of:=IF([.$F3]&gt;NUMBERVALUE(RIGHT([.G$1];4));0;RANDBETWEEN(1000;1000000))" office:value-type="float" office:value="0" calcext:value-type="float">
            <text:p>0</text:p>
          </table:table-cell>
          <table:table-cell table:formula="of:=IF([.$F3]&gt;NUMBERVALUE(RIGHT([.H$1];4));0;RANDBETWEEN(1000;1000000))" office:value-type="float" office:value="0" calcext:value-type="float">
            <text:p>0</text:p>
          </table:table-cell>
          <table:table-cell table:formula="of:=IF([.$F3]&gt;NUMBERVALUE(RIGHT([.I$1];4));0;RANDBETWEEN(1000;1000000))" office:value-type="float" office:value="0" calcext:value-type="float">
            <text:p>0</text:p>
          </table:table-cell>
          <table:table-cell table:formula="of:=IF([.$F3]&gt;NUMBERVALUE(RIGHT([.J$1];4));0;RANDBETWEEN(1000;1000000))" office:value-type="float" office:value="0" calcext:value-type="float">
            <text:p>0</text:p>
          </table:table-cell>
          <table:table-cell table:formula="of:=IF([.$F3]&gt;NUMBERVALUE(RIGHT([.K$1];4));0;RANDBETWEEN(1000;1000000))" office:value-type="float" office:value="0" calcext:value-type="float">
            <text:p>0</text:p>
          </table:table-cell>
          <table:table-cell table:formula="of:=IF([.$F3]&gt;NUMBERVALUE(RIGHT([.L$1];4));0;RANDBETWEEN(1000;1000000))" office:value-type="float" office:value="271267" calcext:value-type="float">
            <text:p>271267</text:p>
          </table:table-cell>
          <table:table-cell table:formula="of:=IF([.$F3]&gt;NUMBERVALUE(RIGHT([.M$1];4));0;RANDBETWEEN(1000;1000000))" office:value-type="float" office:value="94302" calcext:value-type="float">
            <text:p>94302</text:p>
          </table:table-cell>
          <table:table-cell table:formula="of:=SUM([.G3:.M3])" office:value-type="float" office:value="365569" calcext:value-type="float">
            <text:p>365569</text:p>
          </table:table-cell>
          <table:table-cell table:formula="of:=[.G3]*VLOOKUP(NUMBERVALUE(RIGHT([.G$1];4));[$'salary-percopy'.$A$1:.$B$7];2)+[.H3]*VLOOKUP(NUMBERVALUE(RIGHT([.H$1];4));[$'salary-percopy'.$A$1:.$B$7];2)+[.I3]*VLOOKUP(NUMBERVALUE(RIGHT([.I$1];4));[$'salary-percopy'.$A$1:.$B$7];2)+[.J3]*VLOOKUP(NUMBERVALUE(RIGHT([.J$1];4));[$'salary-percopy'.$A$1:.$B$7];2)+[.K3]*VLOOKUP(NUMBERVALUE(RIGHT([.K$1];4));[$'salary-percopy'.$A$1:.$B$7];2)+[.L3]*VLOOKUP(NUMBERVALUE(RIGHT([.L$1];4));[$'salary-percopy'.$A$1:.$B$7];2)+[.M3]*VLOOKUP(NUMBERVALUE(RIGHT([.M$1];4));[$'salary-percopy'.$A$1:.$B$7];2)" office:value-type="float" office:value="69044795" calcext:value-type="float">
            <text:p>69044795</text:p>
          </table:table-cell>
          <table:table-cell table:formula="of:=IF([.G3]&gt;500000;[.G3]*0.1*VLOOKUP(NUMBERVALUE(RIGHT([.G$1];4));[$'salary-percopy'.$A$1:.$B$7];2))+IF([.H3]&gt;500000;[.H3]*0.1*VLOOKUP(NUMBERVALUE(RIGHT([.H$1];4));[$'salary-percopy'.$A$1:.$B$7];2))+IF([.I3]&gt;500000;[.I3]*0.1*VLOOKUP(NUMBERVALUE(RIGHT([.I$1];4));[$'salary-percopy'.$A$1:.$B$7];2))+IF([.J3]&gt;500000;[.J3]*0.1*VLOOKUP(NUMBERVALUE(RIGHT([.J$1];4));[$'salary-percopy'.$A$1:.$B$7];2))+IF([.K3]&gt;500000;[.K3]*0.1*VLOOKUP(NUMBERVALUE(RIGHT([.K$1];4));[$'salary-percopy'.$A$1:.$B$7];2))+IF([.L3]&gt;500000;[.L3]*0.1*VLOOKUP(NUMBERVALUE(RIGHT([.L$1];4));[$'salary-percopy'.$A$1:.$B$7];2))+IF([.M3]&gt;500000;[.M3]*0.1*VLOOKUP(NUMBERVALUE(RIGHT([.M$1];4));[$'salary-percopy'.$A$1:.$B$7];2))" office:value-type="float" office:value="0" calcext:value-type="float">
            <text:p>0</text:p>
          </table:table-cell>
          <table:table-cell table:formula="of:=[.O3]+[.P3]" office:value-type="float" office:value="69044795" calcext:value-type="float">
            <text:p>690447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ison Ryan</text:p>
          </table:table-cell>
          <table:table-cell office:value-type="string" calcext:value-type="string">
            <text:p>Admirers And Valentines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Valentino Stanton" calcext:value-type="string">
            <text:p>Valentino Stanton</text:p>
          </table:table-cell>
          <table:table-cell table:formula="of:=RANDBETWEEN(2011;2017)" office:value-type="float" office:value="2011" calcext:value-type="float">
            <text:p>2011</text:p>
          </table:table-cell>
          <table:table-cell table:formula="of:=IF([.$F4]&gt;NUMBERVALUE(RIGHT([.G$1];4));0;RANDBETWEEN(1000;1000000))" office:value-type="float" office:value="517511" calcext:value-type="float">
            <text:p>517511</text:p>
          </table:table-cell>
          <table:table-cell table:formula="of:=IF([.$F4]&gt;NUMBERVALUE(RIGHT([.H$1];4));0;RANDBETWEEN(1000;1000000))" office:value-type="float" office:value="176977" calcext:value-type="float">
            <text:p>176977</text:p>
          </table:table-cell>
          <table:table-cell table:formula="of:=IF([.$F4]&gt;NUMBERVALUE(RIGHT([.I$1];4));0;RANDBETWEEN(1000;1000000))" office:value-type="float" office:value="231589" calcext:value-type="float">
            <text:p>231589</text:p>
          </table:table-cell>
          <table:table-cell table:formula="of:=IF([.$F4]&gt;NUMBERVALUE(RIGHT([.J$1];4));0;RANDBETWEEN(1000;1000000))" office:value-type="float" office:value="726612" calcext:value-type="float">
            <text:p>726612</text:p>
          </table:table-cell>
          <table:table-cell table:formula="of:=IF([.$F4]&gt;NUMBERVALUE(RIGHT([.K$1];4));0;RANDBETWEEN(1000;1000000))" office:value-type="float" office:value="952319" calcext:value-type="float">
            <text:p>952319</text:p>
          </table:table-cell>
          <table:table-cell table:formula="of:=IF([.$F4]&gt;NUMBERVALUE(RIGHT([.L$1];4));0;RANDBETWEEN(1000;1000000))" office:value-type="float" office:value="156240" calcext:value-type="float">
            <text:p>156240</text:p>
          </table:table-cell>
          <table:table-cell table:formula="of:=IF([.$F4]&gt;NUMBERVALUE(RIGHT([.M$1];4));0;RANDBETWEEN(1000;1000000))" office:value-type="float" office:value="162829" calcext:value-type="float">
            <text:p>162829</text:p>
          </table:table-cell>
          <table:table-cell table:formula="of:=SUM([.G4:.M4])" office:value-type="float" office:value="2924077" calcext:value-type="float">
            <text:p>2924077</text:p>
          </table:table-cell>
          <table:table-cell table:formula="of:=[.G4]*VLOOKUP(NUMBERVALUE(RIGHT([.G$1];4));[$'salary-percopy'.$A$1:.$B$7];2)+[.H4]*VLOOKUP(NUMBERVALUE(RIGHT([.H$1];4));[$'salary-percopy'.$A$1:.$B$7];2)+[.I4]*VLOOKUP(NUMBERVALUE(RIGHT([.I$1];4));[$'salary-percopy'.$A$1:.$B$7];2)+[.J4]*VLOOKUP(NUMBERVALUE(RIGHT([.J$1];4));[$'salary-percopy'.$A$1:.$B$7];2)+[.K4]*VLOOKUP(NUMBERVALUE(RIGHT([.K$1];4));[$'salary-percopy'.$A$1:.$B$7];2)+[.L4]*VLOOKUP(NUMBERVALUE(RIGHT([.L$1];4));[$'salary-percopy'.$A$1:.$B$7];2)+[.M4]*VLOOKUP(NUMBERVALUE(RIGHT([.M$1];4));[$'salary-percopy'.$A$1:.$B$7];2)" office:value-type="float" office:value="424099360" calcext:value-type="float">
            <text:p>424099360</text:p>
          </table:table-cell>
          <table:table-cell table:formula="of:=IF([.G4]&gt;500000;[.G4]*0.1*VLOOKUP(NUMBERVALUE(RIGHT([.G$1];4));[$'salary-percopy'.$A$1:.$B$7];2))+IF([.H4]&gt;500000;[.H4]*0.1*VLOOKUP(NUMBERVALUE(RIGHT([.H$1];4));[$'salary-percopy'.$A$1:.$B$7];2))+IF([.I4]&gt;500000;[.I4]*0.1*VLOOKUP(NUMBERVALUE(RIGHT([.I$1];4));[$'salary-percopy'.$A$1:.$B$7];2))+IF([.J4]&gt;500000;[.J4]*0.1*VLOOKUP(NUMBERVALUE(RIGHT([.J$1];4));[$'salary-percopy'.$A$1:.$B$7];2))+IF([.K4]&gt;500000;[.K4]*0.1*VLOOKUP(NUMBERVALUE(RIGHT([.K$1];4));[$'salary-percopy'.$A$1:.$B$7];2))+IF([.L4]&gt;500000;[.L4]*0.1*VLOOKUP(NUMBERVALUE(RIGHT([.L$1];4));[$'salary-percopy'.$A$1:.$B$7];2))+IF([.M4]&gt;500000;[.M4]*0.1*VLOOKUP(NUMBERVALUE(RIGHT([.M$1];4));[$'salary-percopy'.$A$1:.$B$7];2))" office:value-type="float" office:value="31537101" calcext:value-type="float">
            <text:p>31537101</text:p>
          </table:table-cell>
          <table:table-cell table:formula="of:=[.O4]+[.P4]" office:value-type="float" office:value="455636461" calcext:value-type="float">
            <text:p>4556364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onis White</text:p>
          </table:table-cell>
          <table:table-cell office:value-type="string" calcext:value-type="string">
            <text:p>Followers Of Time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7)" office:value-type="float" office:value="2016" calcext:value-type="float">
            <text:p>2016</text:p>
          </table:table-cell>
          <table:table-cell table:formula="of:=IF([.$F5]&gt;NUMBERVALUE(RIGHT([.G$1];4));0;RANDBETWEEN(1000;1000000))" office:value-type="float" office:value="0" calcext:value-type="float">
            <text:p>0</text:p>
          </table:table-cell>
          <table:table-cell table:formula="of:=IF([.$F5]&gt;NUMBERVALUE(RIGHT([.H$1];4));0;RANDBETWEEN(1000;1000000))" office:value-type="float" office:value="0" calcext:value-type="float">
            <text:p>0</text:p>
          </table:table-cell>
          <table:table-cell table:formula="of:=IF([.$F5]&gt;NUMBERVALUE(RIGHT([.I$1];4));0;RANDBETWEEN(1000;1000000))" office:value-type="float" office:value="0" calcext:value-type="float">
            <text:p>0</text:p>
          </table:table-cell>
          <table:table-cell table:formula="of:=IF([.$F5]&gt;NUMBERVALUE(RIGHT([.J$1];4));0;RANDBETWEEN(1000;1000000))" office:value-type="float" office:value="0" calcext:value-type="float">
            <text:p>0</text:p>
          </table:table-cell>
          <table:table-cell table:formula="of:=IF([.$F5]&gt;NUMBERVALUE(RIGHT([.K$1];4));0;RANDBETWEEN(1000;1000000))" office:value-type="float" office:value="0" calcext:value-type="float">
            <text:p>0</text:p>
          </table:table-cell>
          <table:table-cell table:formula="of:=IF([.$F5]&gt;NUMBERVALUE(RIGHT([.L$1];4));0;RANDBETWEEN(1000;1000000))" office:value-type="float" office:value="660598" calcext:value-type="float">
            <text:p>660598</text:p>
          </table:table-cell>
          <table:table-cell table:formula="of:=IF([.$F5]&gt;NUMBERVALUE(RIGHT([.M$1];4));0;RANDBETWEEN(1000;1000000))" office:value-type="float" office:value="700532" calcext:value-type="float">
            <text:p>700532</text:p>
          </table:table-cell>
          <table:table-cell table:formula="of:=SUM([.G5:.M5])" office:value-type="float" office:value="1361130" calcext:value-type="float">
            <text:p>1361130</text:p>
          </table:table-cell>
          <table:table-cell table:formula="of:=[.G5]*VLOOKUP(NUMBERVALUE(RIGHT([.G$1];4));[$'salary-percopy'.$A$1:.$B$7];2)+[.H5]*VLOOKUP(NUMBERVALUE(RIGHT([.H$1];4));[$'salary-percopy'.$A$1:.$B$7];2)+[.I5]*VLOOKUP(NUMBERVALUE(RIGHT([.I$1];4));[$'salary-percopy'.$A$1:.$B$7];2)+[.J5]*VLOOKUP(NUMBERVALUE(RIGHT([.J$1];4));[$'salary-percopy'.$A$1:.$B$7];2)+[.K5]*VLOOKUP(NUMBERVALUE(RIGHT([.K$1];4));[$'salary-percopy'.$A$1:.$B$7];2)+[.L5]*VLOOKUP(NUMBERVALUE(RIGHT([.L$1];4));[$'salary-percopy'.$A$1:.$B$7];2)+[.M5]*VLOOKUP(NUMBERVALUE(RIGHT([.M$1];4));[$'salary-percopy'.$A$1:.$B$7];2)" office:value-type="float" office:value="262317030" calcext:value-type="float">
            <text:p>262317030</text:p>
          </table:table-cell>
          <table:table-cell table:formula="of:=IF([.G5]&gt;500000;[.G5]*0.1*VLOOKUP(NUMBERVALUE(RIGHT([.G$1];4));[$'salary-percopy'.$A$1:.$B$7];2))+IF([.H5]&gt;500000;[.H5]*0.1*VLOOKUP(NUMBERVALUE(RIGHT([.H$1];4));[$'salary-percopy'.$A$1:.$B$7];2))+IF([.I5]&gt;500000;[.I5]*0.1*VLOOKUP(NUMBERVALUE(RIGHT([.I$1];4));[$'salary-percopy'.$A$1:.$B$7];2))+IF([.J5]&gt;500000;[.J5]*0.1*VLOOKUP(NUMBERVALUE(RIGHT([.J$1];4));[$'salary-percopy'.$A$1:.$B$7];2))+IF([.K5]&gt;500000;[.K5]*0.1*VLOOKUP(NUMBERVALUE(RIGHT([.K$1];4));[$'salary-percopy'.$A$1:.$B$7];2))+IF([.L5]&gt;500000;[.L5]*0.1*VLOOKUP(NUMBERVALUE(RIGHT([.L$1];4));[$'salary-percopy'.$A$1:.$B$7];2))+IF([.M5]&gt;500000;[.M5]*0.1*VLOOKUP(NUMBERVALUE(RIGHT([.M$1];4));[$'salary-percopy'.$A$1:.$B$7];2))" office:value-type="float" office:value="26231703" calcext:value-type="float">
            <text:p>26231703</text:p>
          </table:table-cell>
          <table:table-cell table:formula="of:=[.O5]+[.P5]" office:value-type="float" office:value="288548733" calcext:value-type="float">
            <text:p>2885487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hmad Lynn</text:p>
          </table:table-cell>
          <table:table-cell office:value-type="string" calcext:value-type="string">
            <text:p>Sweating In Nature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Valentino Stanton" calcext:value-type="string">
            <text:p>Valentino Stanton</text:p>
          </table:table-cell>
          <table:table-cell table:formula="of:=RANDBETWEEN(2011;2017)" office:value-type="float" office:value="2011" calcext:value-type="float">
            <text:p>2011</text:p>
          </table:table-cell>
          <table:table-cell table:formula="of:=IF([.$F6]&gt;NUMBERVALUE(RIGHT([.G$1];4));0;RANDBETWEEN(1000;1000000))" office:value-type="float" office:value="583478" calcext:value-type="float">
            <text:p>583478</text:p>
          </table:table-cell>
          <table:table-cell table:formula="of:=IF([.$F6]&gt;NUMBERVALUE(RIGHT([.H$1];4));0;RANDBETWEEN(1000;1000000))" office:value-type="float" office:value="913164" calcext:value-type="float">
            <text:p>913164</text:p>
          </table:table-cell>
          <table:table-cell table:formula="of:=IF([.$F6]&gt;NUMBERVALUE(RIGHT([.I$1];4));0;RANDBETWEEN(1000;1000000))" office:value-type="float" office:value="30194" calcext:value-type="float">
            <text:p>30194</text:p>
          </table:table-cell>
          <table:table-cell table:formula="of:=IF([.$F6]&gt;NUMBERVALUE(RIGHT([.J$1];4));0;RANDBETWEEN(1000;1000000))" office:value-type="float" office:value="36409" calcext:value-type="float">
            <text:p>36409</text:p>
          </table:table-cell>
          <table:table-cell table:formula="of:=IF([.$F6]&gt;NUMBERVALUE(RIGHT([.K$1];4));0;RANDBETWEEN(1000;1000000))" office:value-type="float" office:value="232115" calcext:value-type="float">
            <text:p>232115</text:p>
          </table:table-cell>
          <table:table-cell table:formula="of:=IF([.$F6]&gt;NUMBERVALUE(RIGHT([.L$1];4));0;RANDBETWEEN(1000;1000000))" office:value-type="float" office:value="679159" calcext:value-type="float">
            <text:p>679159</text:p>
          </table:table-cell>
          <table:table-cell table:formula="of:=IF([.$F6]&gt;NUMBERVALUE(RIGHT([.M$1];4));0;RANDBETWEEN(1000;1000000))" office:value-type="float" office:value="10923" calcext:value-type="float">
            <text:p>10923</text:p>
          </table:table-cell>
          <table:table-cell table:formula="of:=SUM([.G6:.M6])" office:value-type="float" office:value="2485442" calcext:value-type="float">
            <text:p>2485442</text:p>
          </table:table-cell>
          <table:table-cell table:formula="of:=[.G6]*VLOOKUP(NUMBERVALUE(RIGHT([.G$1];4));[$'salary-percopy'.$A$1:.$B$7];2)+[.H6]*VLOOKUP(NUMBERVALUE(RIGHT([.H$1];4));[$'salary-percopy'.$A$1:.$B$7];2)+[.I6]*VLOOKUP(NUMBERVALUE(RIGHT([.I$1];4));[$'salary-percopy'.$A$1:.$B$7];2)+[.J6]*VLOOKUP(NUMBERVALUE(RIGHT([.J$1];4));[$'salary-percopy'.$A$1:.$B$7];2)+[.K6]*VLOOKUP(NUMBERVALUE(RIGHT([.K$1];4));[$'salary-percopy'.$A$1:.$B$7];2)+[.L6]*VLOOKUP(NUMBERVALUE(RIGHT([.L$1];4));[$'salary-percopy'.$A$1:.$B$7];2)+[.M6]*VLOOKUP(NUMBERVALUE(RIGHT([.M$1];4));[$'salary-percopy'.$A$1:.$B$7];2)" office:value-type="float" office:value="334804945" calcext:value-type="float">
            <text:p>334804945</text:p>
          </table:table-cell>
          <table:table-cell table:formula="of:=IF([.G6]&gt;500000;[.G6]*0.1*VLOOKUP(NUMBERVALUE(RIGHT([.G$1];4));[$'salary-percopy'.$A$1:.$B$7];2))+IF([.H6]&gt;500000;[.H6]*0.1*VLOOKUP(NUMBERVALUE(RIGHT([.H$1];4));[$'salary-percopy'.$A$1:.$B$7];2))+IF([.I6]&gt;500000;[.I6]*0.1*VLOOKUP(NUMBERVALUE(RIGHT([.I$1];4));[$'salary-percopy'.$A$1:.$B$7];2))+IF([.J6]&gt;500000;[.J6]*0.1*VLOOKUP(NUMBERVALUE(RIGHT([.J$1];4));[$'salary-percopy'.$A$1:.$B$7];2))+IF([.K6]&gt;500000;[.K6]*0.1*VLOOKUP(NUMBERVALUE(RIGHT([.K$1];4));[$'salary-percopy'.$A$1:.$B$7];2))+IF([.L6]&gt;500000;[.L6]*0.1*VLOOKUP(NUMBERVALUE(RIGHT([.L$1];4));[$'salary-percopy'.$A$1:.$B$7];2))+IF([.M6]&gt;500000;[.M6]*0.1*VLOOKUP(NUMBERVALUE(RIGHT([.M$1];4));[$'salary-percopy'.$A$1:.$B$7];2))" office:value-type="float" office:value="28444025.5" calcext:value-type="float">
            <text:p>28444026</text:p>
          </table:table-cell>
          <table:table-cell table:formula="of:=[.O6]+[.P6]" office:value-type="float" office:value="363248970.5" calcext:value-type="float">
            <text:p>3632489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ana Castro</text:p>
          </table:table-cell>
          <table:table-cell office:value-type="string" calcext:value-type="string">
            <text:p>Songs Without A Voice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7)" office:value-type="float" office:value="2011" calcext:value-type="float">
            <text:p>2011</text:p>
          </table:table-cell>
          <table:table-cell table:formula="of:=IF([.$F7]&gt;NUMBERVALUE(RIGHT([.G$1];4));0;RANDBETWEEN(1000;1000000))" office:value-type="float" office:value="848850" calcext:value-type="float">
            <text:p>848850</text:p>
          </table:table-cell>
          <table:table-cell table:formula="of:=IF([.$F7]&gt;NUMBERVALUE(RIGHT([.H$1];4));0;RANDBETWEEN(1000;1000000))" office:value-type="float" office:value="248066" calcext:value-type="float">
            <text:p>248066</text:p>
          </table:table-cell>
          <table:table-cell table:formula="of:=IF([.$F7]&gt;NUMBERVALUE(RIGHT([.I$1];4));0;RANDBETWEEN(1000;1000000))" office:value-type="float" office:value="399305" calcext:value-type="float">
            <text:p>399305</text:p>
          </table:table-cell>
          <table:table-cell table:formula="of:=IF([.$F7]&gt;NUMBERVALUE(RIGHT([.J$1];4));0;RANDBETWEEN(1000;1000000))" office:value-type="float" office:value="21449" calcext:value-type="float">
            <text:p>21449</text:p>
          </table:table-cell>
          <table:table-cell table:formula="of:=IF([.$F7]&gt;NUMBERVALUE(RIGHT([.K$1];4));0;RANDBETWEEN(1000;1000000))" office:value-type="float" office:value="615655" calcext:value-type="float">
            <text:p>615655</text:p>
          </table:table-cell>
          <table:table-cell table:formula="of:=IF([.$F7]&gt;NUMBERVALUE(RIGHT([.L$1];4));0;RANDBETWEEN(1000;1000000))" office:value-type="float" office:value="123267" calcext:value-type="float">
            <text:p>123267</text:p>
          </table:table-cell>
          <table:table-cell table:formula="of:=IF([.$F7]&gt;NUMBERVALUE(RIGHT([.M$1];4));0;RANDBETWEEN(1000;1000000))" office:value-type="float" office:value="719727" calcext:value-type="float">
            <text:p>719727</text:p>
          </table:table-cell>
          <table:table-cell table:formula="of:=SUM([.G7:.M7])" office:value-type="float" office:value="2976319" calcext:value-type="float">
            <text:p>2976319</text:p>
          </table:table-cell>
          <table:table-cell table:formula="of:=[.G7]*VLOOKUP(NUMBERVALUE(RIGHT([.G$1];4));[$'salary-percopy'.$A$1:.$B$7];2)+[.H7]*VLOOKUP(NUMBERVALUE(RIGHT([.H$1];4));[$'salary-percopy'.$A$1:.$B$7];2)+[.I7]*VLOOKUP(NUMBERVALUE(RIGHT([.I$1];4));[$'salary-percopy'.$A$1:.$B$7];2)+[.J7]*VLOOKUP(NUMBERVALUE(RIGHT([.J$1];4));[$'salary-percopy'.$A$1:.$B$7];2)+[.K7]*VLOOKUP(NUMBERVALUE(RIGHT([.K$1];4));[$'salary-percopy'.$A$1:.$B$7];2)+[.L7]*VLOOKUP(NUMBERVALUE(RIGHT([.L$1];4));[$'salary-percopy'.$A$1:.$B$7];2)+[.M7]*VLOOKUP(NUMBERVALUE(RIGHT([.M$1];4));[$'salary-percopy'.$A$1:.$B$7];2)" office:value-type="float" office:value="434502865" calcext:value-type="float">
            <text:p>434502865</text:p>
          </table:table-cell>
          <table:table-cell table:formula="of:=IF([.G7]&gt;500000;[.G7]*0.1*VLOOKUP(NUMBERVALUE(RIGHT([.G$1];4));[$'salary-percopy'.$A$1:.$B$7];2))+IF([.H7]&gt;500000;[.H7]*0.1*VLOOKUP(NUMBERVALUE(RIGHT([.H$1];4));[$'salary-percopy'.$A$1:.$B$7];2))+IF([.I7]&gt;500000;[.I7]*0.1*VLOOKUP(NUMBERVALUE(RIGHT([.I$1];4));[$'salary-percopy'.$A$1:.$B$7];2))+IF([.J7]&gt;500000;[.J7]*0.1*VLOOKUP(NUMBERVALUE(RIGHT([.J$1];4));[$'salary-percopy'.$A$1:.$B$7];2))+IF([.K7]&gt;500000;[.K7]*0.1*VLOOKUP(NUMBERVALUE(RIGHT([.K$1];4));[$'salary-percopy'.$A$1:.$B$7];2))+IF([.L7]&gt;500000;[.L7]*0.1*VLOOKUP(NUMBERVALUE(RIGHT([.L$1];4));[$'salary-percopy'.$A$1:.$B$7];2))+IF([.M7]&gt;500000;[.M7]*0.1*VLOOKUP(NUMBERVALUE(RIGHT([.M$1];4));[$'salary-percopy'.$A$1:.$B$7];2))" office:value-type="float" office:value="33349175" calcext:value-type="float">
            <text:p>33349175</text:p>
          </table:table-cell>
          <table:table-cell table:formula="of:=[.O7]+[.P7]" office:value-type="float" office:value="467852040" calcext:value-type="float">
            <text:p>4678520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berto Cortez</text:p>
          </table:table-cell>
          <table:table-cell office:value-type="string" calcext:value-type="string">
            <text:p>Dearests Of Joy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7)" office:value-type="float" office:value="2014" calcext:value-type="float">
            <text:p>2014</text:p>
          </table:table-cell>
          <table:table-cell table:formula="of:=IF([.$F8]&gt;NUMBERVALUE(RIGHT([.G$1];4));0;RANDBETWEEN(1000;1000000))" office:value-type="float" office:value="0" calcext:value-type="float">
            <text:p>0</text:p>
          </table:table-cell>
          <table:table-cell table:formula="of:=IF([.$F8]&gt;NUMBERVALUE(RIGHT([.H$1];4));0;RANDBETWEEN(1000;1000000))" office:value-type="float" office:value="0" calcext:value-type="float">
            <text:p>0</text:p>
          </table:table-cell>
          <table:table-cell table:formula="of:=IF([.$F8]&gt;NUMBERVALUE(RIGHT([.I$1];4));0;RANDBETWEEN(1000;1000000))" office:value-type="float" office:value="0" calcext:value-type="float">
            <text:p>0</text:p>
          </table:table-cell>
          <table:table-cell table:formula="of:=IF([.$F8]&gt;NUMBERVALUE(RIGHT([.J$1];4));0;RANDBETWEEN(1000;1000000))" office:value-type="float" office:value="815854" calcext:value-type="float">
            <text:p>815854</text:p>
          </table:table-cell>
          <table:table-cell table:formula="of:=IF([.$F8]&gt;NUMBERVALUE(RIGHT([.K$1];4));0;RANDBETWEEN(1000;1000000))" office:value-type="float" office:value="267275" calcext:value-type="float">
            <text:p>267275</text:p>
          </table:table-cell>
          <table:table-cell table:formula="of:=IF([.$F8]&gt;NUMBERVALUE(RIGHT([.L$1];4));0;RANDBETWEEN(1000;1000000))" office:value-type="float" office:value="428699" calcext:value-type="float">
            <text:p>428699</text:p>
          </table:table-cell>
          <table:table-cell table:formula="of:=IF([.$F8]&gt;NUMBERVALUE(RIGHT([.M$1];4));0;RANDBETWEEN(1000;1000000))" office:value-type="float" office:value="503455" calcext:value-type="float">
            <text:p>503455</text:p>
          </table:table-cell>
          <table:table-cell table:formula="of:=SUM([.G8:.M8])" office:value-type="float" office:value="2015283" calcext:value-type="float">
            <text:p>2015283</text:p>
          </table:table-cell>
          <table:table-cell table:formula="of:=[.G8]*VLOOKUP(NUMBERVALUE(RIGHT([.G$1];4));[$'salary-percopy'.$A$1:.$B$7];2)+[.H8]*VLOOKUP(NUMBERVALUE(RIGHT([.H$1];4));[$'salary-percopy'.$A$1:.$B$7];2)+[.I8]*VLOOKUP(NUMBERVALUE(RIGHT([.I$1];4));[$'salary-percopy'.$A$1:.$B$7];2)+[.J8]*VLOOKUP(NUMBERVALUE(RIGHT([.J$1];4));[$'salary-percopy'.$A$1:.$B$7];2)+[.K8]*VLOOKUP(NUMBERVALUE(RIGHT([.K$1];4));[$'salary-percopy'.$A$1:.$B$7];2)+[.L8]*VLOOKUP(NUMBERVALUE(RIGHT([.L$1];4));[$'salary-percopy'.$A$1:.$B$7];2)+[.M8]*VLOOKUP(NUMBERVALUE(RIGHT([.M$1];4));[$'salary-percopy'.$A$1:.$B$7];2)" office:value-type="float" office:value="339656625" calcext:value-type="float">
            <text:p>339656625</text:p>
          </table:table-cell>
          <table:table-cell table:formula="of:=IF([.G8]&gt;500000;[.G8]*0.1*VLOOKUP(NUMBERVALUE(RIGHT([.G$1];4));[$'salary-percopy'.$A$1:.$B$7];2))+IF([.H8]&gt;500000;[.H8]*0.1*VLOOKUP(NUMBERVALUE(RIGHT([.H$1];4));[$'salary-percopy'.$A$1:.$B$7];2))+IF([.I8]&gt;500000;[.I8]*0.1*VLOOKUP(NUMBERVALUE(RIGHT([.I$1];4));[$'salary-percopy'.$A$1:.$B$7];2))+IF([.J8]&gt;500000;[.J8]*0.1*VLOOKUP(NUMBERVALUE(RIGHT([.J$1];4));[$'salary-percopy'.$A$1:.$B$7];2))+IF([.K8]&gt;500000;[.K8]*0.1*VLOOKUP(NUMBERVALUE(RIGHT([.K$1];4));[$'salary-percopy'.$A$1:.$B$7];2))+IF([.L8]&gt;500000;[.L8]*0.1*VLOOKUP(NUMBERVALUE(RIGHT([.L$1];4));[$'salary-percopy'.$A$1:.$B$7];2))+IF([.M8]&gt;500000;[.M8]*0.1*VLOOKUP(NUMBERVALUE(RIGHT([.M$1];4));[$'salary-percopy'.$A$1:.$B$7];2))" office:value-type="float" office:value="21491056" calcext:value-type="float">
            <text:p>21491056</text:p>
          </table:table-cell>
          <table:table-cell table:formula="of:=[.O8]+[.P8]" office:value-type="float" office:value="361147681" calcext:value-type="float">
            <text:p>3611476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ice Hudson</text:p>
          </table:table-cell>
          <table:table-cell office:value-type="string" calcext:value-type="string">
            <text:p>Rat And Foreigner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7)" office:value-type="float" office:value="2013" calcext:value-type="float">
            <text:p>2013</text:p>
          </table:table-cell>
          <table:table-cell table:formula="of:=IF([.$F9]&gt;NUMBERVALUE(RIGHT([.G$1];4));0;RANDBETWEEN(1000;1000000))" office:value-type="float" office:value="0" calcext:value-type="float">
            <text:p>0</text:p>
          </table:table-cell>
          <table:table-cell table:formula="of:=IF([.$F9]&gt;NUMBERVALUE(RIGHT([.H$1];4));0;RANDBETWEEN(1000;1000000))" office:value-type="float" office:value="0" calcext:value-type="float">
            <text:p>0</text:p>
          </table:table-cell>
          <table:table-cell table:formula="of:=IF([.$F9]&gt;NUMBERVALUE(RIGHT([.I$1];4));0;RANDBETWEEN(1000;1000000))" office:value-type="float" office:value="934244" calcext:value-type="float">
            <text:p>934244</text:p>
          </table:table-cell>
          <table:table-cell table:formula="of:=IF([.$F9]&gt;NUMBERVALUE(RIGHT([.J$1];4));0;RANDBETWEEN(1000;1000000))" office:value-type="float" office:value="240091" calcext:value-type="float">
            <text:p>240091</text:p>
          </table:table-cell>
          <table:table-cell table:formula="of:=IF([.$F9]&gt;NUMBERVALUE(RIGHT([.K$1];4));0;RANDBETWEEN(1000;1000000))" office:value-type="float" office:value="151881" calcext:value-type="float">
            <text:p>151881</text:p>
          </table:table-cell>
          <table:table-cell table:formula="of:=IF([.$F9]&gt;NUMBERVALUE(RIGHT([.L$1];4));0;RANDBETWEEN(1000;1000000))" office:value-type="float" office:value="508806" calcext:value-type="float">
            <text:p>508806</text:p>
          </table:table-cell>
          <table:table-cell table:formula="of:=IF([.$F9]&gt;NUMBERVALUE(RIGHT([.M$1];4));0;RANDBETWEEN(1000;1000000))" office:value-type="float" office:value="71708" calcext:value-type="float">
            <text:p>71708</text:p>
          </table:table-cell>
          <table:table-cell table:formula="of:=SUM([.G9:.M9])" office:value-type="float" office:value="1906730" calcext:value-type="float">
            <text:p>1906730</text:p>
          </table:table-cell>
          <table:table-cell table:formula="of:=[.G9]*VLOOKUP(NUMBERVALUE(RIGHT([.G$1];4));[$'salary-percopy'.$A$1:.$B$7];2)+[.H9]*VLOOKUP(NUMBERVALUE(RIGHT([.H$1];4));[$'salary-percopy'.$A$1:.$B$7];2)+[.I9]*VLOOKUP(NUMBERVALUE(RIGHT([.I$1];4));[$'salary-percopy'.$A$1:.$B$7];2)+[.J9]*VLOOKUP(NUMBERVALUE(RIGHT([.J$1];4));[$'salary-percopy'.$A$1:.$B$7];2)+[.K9]*VLOOKUP(NUMBERVALUE(RIGHT([.K$1];4));[$'salary-percopy'.$A$1:.$B$7];2)+[.L9]*VLOOKUP(NUMBERVALUE(RIGHT([.L$1];4));[$'salary-percopy'.$A$1:.$B$7];2)+[.M9]*VLOOKUP(NUMBERVALUE(RIGHT([.M$1];4));[$'salary-percopy'.$A$1:.$B$7];2)" office:value-type="float" office:value="280012500" calcext:value-type="float">
            <text:p>280012500</text:p>
          </table:table-cell>
          <table:table-cell table:formula="of:=IF([.G9]&gt;500000;[.G9]*0.1*VLOOKUP(NUMBERVALUE(RIGHT([.G$1];4));[$'salary-percopy'.$A$1:.$B$7];2))+IF([.H9]&gt;500000;[.H9]*0.1*VLOOKUP(NUMBERVALUE(RIGHT([.H$1];4));[$'salary-percopy'.$A$1:.$B$7];2))+IF([.I9]&gt;500000;[.I9]*0.1*VLOOKUP(NUMBERVALUE(RIGHT([.I$1];4));[$'salary-percopy'.$A$1:.$B$7];2))+IF([.J9]&gt;500000;[.J9]*0.1*VLOOKUP(NUMBERVALUE(RIGHT([.J$1];4));[$'salary-percopy'.$A$1:.$B$7];2))+IF([.K9]&gt;500000;[.K9]*0.1*VLOOKUP(NUMBERVALUE(RIGHT([.K$1];4));[$'salary-percopy'.$A$1:.$B$7];2))+IF([.L9]&gt;500000;[.L9]*0.1*VLOOKUP(NUMBERVALUE(RIGHT([.L$1];4));[$'salary-percopy'.$A$1:.$B$7];2))+IF([.M9]&gt;500000;[.M9]*0.1*VLOOKUP(NUMBERVALUE(RIGHT([.M$1];4));[$'salary-percopy'.$A$1:.$B$7];2))" office:value-type="float" office:value="20623839" calcext:value-type="float">
            <text:p>20623839</text:p>
          </table:table-cell>
          <table:table-cell table:formula="of:=[.O9]+[.P9]" office:value-type="float" office:value="300636339" calcext:value-type="float">
            <text:p>3006363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onso Johns</text:p>
          </table:table-cell>
          <table:table-cell office:value-type="string" calcext:value-type="string">
            <text:p>Amused By Ice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7)" office:value-type="float" office:value="2015" calcext:value-type="float">
            <text:p>2015</text:p>
          </table:table-cell>
          <table:table-cell table:formula="of:=IF([.$F10]&gt;NUMBERVALUE(RIGHT([.G$1];4));0;RANDBETWEEN(1000;1000000))" office:value-type="float" office:value="0" calcext:value-type="float">
            <text:p>0</text:p>
          </table:table-cell>
          <table:table-cell table:formula="of:=IF([.$F10]&gt;NUMBERVALUE(RIGHT([.H$1];4));0;RANDBETWEEN(1000;1000000))" office:value-type="float" office:value="0" calcext:value-type="float">
            <text:p>0</text:p>
          </table:table-cell>
          <table:table-cell table:formula="of:=IF([.$F10]&gt;NUMBERVALUE(RIGHT([.I$1];4));0;RANDBETWEEN(1000;1000000))" office:value-type="float" office:value="0" calcext:value-type="float">
            <text:p>0</text:p>
          </table:table-cell>
          <table:table-cell table:formula="of:=IF([.$F10]&gt;NUMBERVALUE(RIGHT([.J$1];4));0;RANDBETWEEN(1000;1000000))" office:value-type="float" office:value="0" calcext:value-type="float">
            <text:p>0</text:p>
          </table:table-cell>
          <table:table-cell table:formula="of:=IF([.$F10]&gt;NUMBERVALUE(RIGHT([.K$1];4));0;RANDBETWEEN(1000;1000000))" office:value-type="float" office:value="420204" calcext:value-type="float">
            <text:p>420204</text:p>
          </table:table-cell>
          <table:table-cell table:formula="of:=IF([.$F10]&gt;NUMBERVALUE(RIGHT([.L$1];4));0;RANDBETWEEN(1000;1000000))" office:value-type="float" office:value="57966" calcext:value-type="float">
            <text:p>57966</text:p>
          </table:table-cell>
          <table:table-cell table:formula="of:=IF([.$F10]&gt;NUMBERVALUE(RIGHT([.M$1];4));0;RANDBETWEEN(1000;1000000))" office:value-type="float" office:value="281689" calcext:value-type="float">
            <text:p>281689</text:p>
          </table:table-cell>
          <table:table-cell table:formula="of:=SUM([.G10:.M10])" office:value-type="float" office:value="759859" calcext:value-type="float">
            <text:p>759859</text:p>
          </table:table-cell>
          <table:table-cell table:formula="of:=[.G10]*VLOOKUP(NUMBERVALUE(RIGHT([.G$1];4));[$'salary-percopy'.$A$1:.$B$7];2)+[.H10]*VLOOKUP(NUMBERVALUE(RIGHT([.H$1];4));[$'salary-percopy'.$A$1:.$B$7];2)+[.I10]*VLOOKUP(NUMBERVALUE(RIGHT([.I$1];4));[$'salary-percopy'.$A$1:.$B$7];2)+[.J10]*VLOOKUP(NUMBERVALUE(RIGHT([.J$1];4));[$'salary-percopy'.$A$1:.$B$7];2)+[.K10]*VLOOKUP(NUMBERVALUE(RIGHT([.K$1];4));[$'salary-percopy'.$A$1:.$B$7];2)+[.L10]*VLOOKUP(NUMBERVALUE(RIGHT([.L$1];4));[$'salary-percopy'.$A$1:.$B$7];2)+[.M10]*VLOOKUP(NUMBERVALUE(RIGHT([.M$1];4));[$'salary-percopy'.$A$1:.$B$7];2)" office:value-type="float" office:value="138496190" calcext:value-type="float">
            <text:p>138496190</text:p>
          </table:table-cell>
          <table:table-cell table:formula="of:=IF([.G10]&gt;500000;[.G10]*0.1*VLOOKUP(NUMBERVALUE(RIGHT([.G$1];4));[$'salary-percopy'.$A$1:.$B$7];2))+IF([.H10]&gt;500000;[.H10]*0.1*VLOOKUP(NUMBERVALUE(RIGHT([.H$1];4));[$'salary-percopy'.$A$1:.$B$7];2))+IF([.I10]&gt;500000;[.I10]*0.1*VLOOKUP(NUMBERVALUE(RIGHT([.I$1];4));[$'salary-percopy'.$A$1:.$B$7];2))+IF([.J10]&gt;500000;[.J10]*0.1*VLOOKUP(NUMBERVALUE(RIGHT([.J$1];4));[$'salary-percopy'.$A$1:.$B$7];2))+IF([.K10]&gt;500000;[.K10]*0.1*VLOOKUP(NUMBERVALUE(RIGHT([.K$1];4));[$'salary-percopy'.$A$1:.$B$7];2))+IF([.L10]&gt;500000;[.L10]*0.1*VLOOKUP(NUMBERVALUE(RIGHT([.L$1];4));[$'salary-percopy'.$A$1:.$B$7];2))+IF([.M10]&gt;500000;[.M10]*0.1*VLOOKUP(NUMBERVALUE(RIGHT([.M$1];4));[$'salary-percopy'.$A$1:.$B$7];2))" office:value-type="float" office:value="0" calcext:value-type="float">
            <text:p>0</text:p>
          </table:table-cell>
          <table:table-cell table:formula="of:=[.O10]+[.P10]" office:value-type="float" office:value="138496190" calcext:value-type="float">
            <text:p>1384961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mari Reyes</text:p>
          </table:table-cell>
          <table:table-cell office:value-type="string" calcext:value-type="string">
            <text:p>Ghosts Behind Me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Ada Potts" calcext:value-type="string">
            <text:p>Ada Potts</text:p>
          </table:table-cell>
          <table:table-cell table:formula="of:=RANDBETWEEN(2011;2017)" office:value-type="float" office:value="2016" calcext:value-type="float">
            <text:p>2016</text:p>
          </table:table-cell>
          <table:table-cell table:formula="of:=IF([.$F11]&gt;NUMBERVALUE(RIGHT([.G$1];4));0;RANDBETWEEN(1000;1000000))" office:value-type="float" office:value="0" calcext:value-type="float">
            <text:p>0</text:p>
          </table:table-cell>
          <table:table-cell table:formula="of:=IF([.$F11]&gt;NUMBERVALUE(RIGHT([.H$1];4));0;RANDBETWEEN(1000;1000000))" office:value-type="float" office:value="0" calcext:value-type="float">
            <text:p>0</text:p>
          </table:table-cell>
          <table:table-cell table:formula="of:=IF([.$F11]&gt;NUMBERVALUE(RIGHT([.I$1];4));0;RANDBETWEEN(1000;1000000))" office:value-type="float" office:value="0" calcext:value-type="float">
            <text:p>0</text:p>
          </table:table-cell>
          <table:table-cell table:formula="of:=IF([.$F11]&gt;NUMBERVALUE(RIGHT([.J$1];4));0;RANDBETWEEN(1000;1000000))" office:value-type="float" office:value="0" calcext:value-type="float">
            <text:p>0</text:p>
          </table:table-cell>
          <table:table-cell table:formula="of:=IF([.$F11]&gt;NUMBERVALUE(RIGHT([.K$1];4));0;RANDBETWEEN(1000;1000000))" office:value-type="float" office:value="0" calcext:value-type="float">
            <text:p>0</text:p>
          </table:table-cell>
          <table:table-cell table:formula="of:=IF([.$F11]&gt;NUMBERVALUE(RIGHT([.L$1];4));0;RANDBETWEEN(1000;1000000))" office:value-type="float" office:value="706613" calcext:value-type="float">
            <text:p>706613</text:p>
          </table:table-cell>
          <table:table-cell table:formula="of:=IF([.$F11]&gt;NUMBERVALUE(RIGHT([.M$1];4));0;RANDBETWEEN(1000;1000000))" office:value-type="float" office:value="528688" calcext:value-type="float">
            <text:p>528688</text:p>
          </table:table-cell>
          <table:table-cell table:formula="of:=SUM([.G11:.M11])" office:value-type="float" office:value="1235301" calcext:value-type="float">
            <text:p>1235301</text:p>
          </table:table-cell>
          <table:table-cell table:formula="of:=[.G11]*VLOOKUP(NUMBERVALUE(RIGHT([.G$1];4));[$'salary-percopy'.$A$1:.$B$7];2)+[.H11]*VLOOKUP(NUMBERVALUE(RIGHT([.H$1];4));[$'salary-percopy'.$A$1:.$B$7];2)+[.I11]*VLOOKUP(NUMBERVALUE(RIGHT([.I$1];4));[$'salary-percopy'.$A$1:.$B$7];2)+[.J11]*VLOOKUP(NUMBERVALUE(RIGHT([.J$1];4));[$'salary-percopy'.$A$1:.$B$7];2)+[.K11]*VLOOKUP(NUMBERVALUE(RIGHT([.K$1];4));[$'salary-percopy'.$A$1:.$B$7];2)+[.L11]*VLOOKUP(NUMBERVALUE(RIGHT([.L$1];4));[$'salary-percopy'.$A$1:.$B$7];2)+[.M11]*VLOOKUP(NUMBERVALUE(RIGHT([.M$1];4));[$'salary-percopy'.$A$1:.$B$7];2)" office:value-type="float" office:value="236461005" calcext:value-type="float">
            <text:p>236461005</text:p>
          </table:table-cell>
          <table:table-cell table:formula="of:=IF([.G11]&gt;500000;[.G11]*0.1*VLOOKUP(NUMBERVALUE(RIGHT([.G$1];4));[$'salary-percopy'.$A$1:.$B$7];2))+IF([.H11]&gt;500000;[.H11]*0.1*VLOOKUP(NUMBERVALUE(RIGHT([.H$1];4));[$'salary-percopy'.$A$1:.$B$7];2))+IF([.I11]&gt;500000;[.I11]*0.1*VLOOKUP(NUMBERVALUE(RIGHT([.I$1];4));[$'salary-percopy'.$A$1:.$B$7];2))+IF([.J11]&gt;500000;[.J11]*0.1*VLOOKUP(NUMBERVALUE(RIGHT([.J$1];4));[$'salary-percopy'.$A$1:.$B$7];2))+IF([.K11]&gt;500000;[.K11]*0.1*VLOOKUP(NUMBERVALUE(RIGHT([.K$1];4));[$'salary-percopy'.$A$1:.$B$7];2))+IF([.L11]&gt;500000;[.L11]*0.1*VLOOKUP(NUMBERVALUE(RIGHT([.L$1];4));[$'salary-percopy'.$A$1:.$B$7];2))+IF([.M11]&gt;500000;[.M11]*0.1*VLOOKUP(NUMBERVALUE(RIGHT([.M$1];4));[$'salary-percopy'.$A$1:.$B$7];2))" office:value-type="float" office:value="23646100.5" calcext:value-type="float">
            <text:p>23646101</text:p>
          </table:table-cell>
          <table:table-cell table:formula="of:=[.O11]+[.P11]" office:value-type="float" office:value="260107105.5" calcext:value-type="float">
            <text:p>2601071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na Landry</text:p>
          </table:table-cell>
          <table:table-cell office:value-type="string" calcext:value-type="string">
            <text:p>Week Of Gold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7)" office:value-type="float" office:value="2017" calcext:value-type="float">
            <text:p>2017</text:p>
          </table:table-cell>
          <table:table-cell table:formula="of:=IF([.$F12]&gt;NUMBERVALUE(RIGHT([.G$1];4));0;RANDBETWEEN(1000;1000000))" office:value-type="float" office:value="0" calcext:value-type="float">
            <text:p>0</text:p>
          </table:table-cell>
          <table:table-cell table:formula="of:=IF([.$F12]&gt;NUMBERVALUE(RIGHT([.H$1];4));0;RANDBETWEEN(1000;1000000))" office:value-type="float" office:value="0" calcext:value-type="float">
            <text:p>0</text:p>
          </table:table-cell>
          <table:table-cell table:formula="of:=IF([.$F12]&gt;NUMBERVALUE(RIGHT([.I$1];4));0;RANDBETWEEN(1000;1000000))" office:value-type="float" office:value="0" calcext:value-type="float">
            <text:p>0</text:p>
          </table:table-cell>
          <table:table-cell table:formula="of:=IF([.$F12]&gt;NUMBERVALUE(RIGHT([.J$1];4));0;RANDBETWEEN(1000;1000000))" office:value-type="float" office:value="0" calcext:value-type="float">
            <text:p>0</text:p>
          </table:table-cell>
          <table:table-cell table:formula="of:=IF([.$F12]&gt;NUMBERVALUE(RIGHT([.K$1];4));0;RANDBETWEEN(1000;1000000))" office:value-type="float" office:value="0" calcext:value-type="float">
            <text:p>0</text:p>
          </table:table-cell>
          <table:table-cell table:formula="of:=IF([.$F12]&gt;NUMBERVALUE(RIGHT([.L$1];4));0;RANDBETWEEN(1000;1000000))" office:value-type="float" office:value="0" calcext:value-type="float">
            <text:p>0</text:p>
          </table:table-cell>
          <table:table-cell table:formula="of:=IF([.$F12]&gt;NUMBERVALUE(RIGHT([.M$1];4));0;RANDBETWEEN(1000;1000000))" office:value-type="float" office:value="85245" calcext:value-type="float">
            <text:p>85245</text:p>
          </table:table-cell>
          <table:table-cell table:formula="of:=SUM([.G12:.M12])" office:value-type="float" office:value="85245" calcext:value-type="float">
            <text:p>85245</text:p>
          </table:table-cell>
          <table:table-cell table:formula="of:=[.G12]*VLOOKUP(NUMBERVALUE(RIGHT([.G$1];4));[$'salary-percopy'.$A$1:.$B$7];2)+[.H12]*VLOOKUP(NUMBERVALUE(RIGHT([.H$1];4));[$'salary-percopy'.$A$1:.$B$7];2)+[.I12]*VLOOKUP(NUMBERVALUE(RIGHT([.I$1];4));[$'salary-percopy'.$A$1:.$B$7];2)+[.J12]*VLOOKUP(NUMBERVALUE(RIGHT([.J$1];4));[$'salary-percopy'.$A$1:.$B$7];2)+[.K12]*VLOOKUP(NUMBERVALUE(RIGHT([.K$1];4));[$'salary-percopy'.$A$1:.$B$7];2)+[.L12]*VLOOKUP(NUMBERVALUE(RIGHT([.L$1];4));[$'salary-percopy'.$A$1:.$B$7];2)+[.M12]*VLOOKUP(NUMBERVALUE(RIGHT([.M$1];4));[$'salary-percopy'.$A$1:.$B$7];2)" office:value-type="float" office:value="17049000" calcext:value-type="float">
            <text:p>17049000</text:p>
          </table:table-cell>
          <table:table-cell table:formula="of:=IF([.G12]&gt;500000;[.G12]*0.1*VLOOKUP(NUMBERVALUE(RIGHT([.G$1];4));[$'salary-percopy'.$A$1:.$B$7];2))+IF([.H12]&gt;500000;[.H12]*0.1*VLOOKUP(NUMBERVALUE(RIGHT([.H$1];4));[$'salary-percopy'.$A$1:.$B$7];2))+IF([.I12]&gt;500000;[.I12]*0.1*VLOOKUP(NUMBERVALUE(RIGHT([.I$1];4));[$'salary-percopy'.$A$1:.$B$7];2))+IF([.J12]&gt;500000;[.J12]*0.1*VLOOKUP(NUMBERVALUE(RIGHT([.J$1];4));[$'salary-percopy'.$A$1:.$B$7];2))+IF([.K12]&gt;500000;[.K12]*0.1*VLOOKUP(NUMBERVALUE(RIGHT([.K$1];4));[$'salary-percopy'.$A$1:.$B$7];2))+IF([.L12]&gt;500000;[.L12]*0.1*VLOOKUP(NUMBERVALUE(RIGHT([.L$1];4));[$'salary-percopy'.$A$1:.$B$7];2))+IF([.M12]&gt;500000;[.M12]*0.1*VLOOKUP(NUMBERVALUE(RIGHT([.M$1];4));[$'salary-percopy'.$A$1:.$B$7];2))" office:value-type="float" office:value="0" calcext:value-type="float">
            <text:p>0</text:p>
          </table:table-cell>
          <table:table-cell table:formula="of:=[.O12]+[.P12]" office:value-type="float" office:value="17049000" calcext:value-type="float">
            <text:p>17049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pril Rush</text:p>
          </table:table-cell>
          <table:table-cell office:value-type="string" calcext:value-type="string">
            <text:p>Dragons And Kings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Winston Wang" calcext:value-type="string">
            <text:p>Winston Wang</text:p>
          </table:table-cell>
          <table:table-cell table:formula="of:=RANDBETWEEN(2011;2017)" office:value-type="float" office:value="2017" calcext:value-type="float">
            <text:p>2017</text:p>
          </table:table-cell>
          <table:table-cell table:formula="of:=IF([.$F13]&gt;NUMBERVALUE(RIGHT([.G$1];4));0;RANDBETWEEN(1000;1000000))" office:value-type="float" office:value="0" calcext:value-type="float">
            <text:p>0</text:p>
          </table:table-cell>
          <table:table-cell table:formula="of:=IF([.$F13]&gt;NUMBERVALUE(RIGHT([.H$1];4));0;RANDBETWEEN(1000;1000000))" office:value-type="float" office:value="0" calcext:value-type="float">
            <text:p>0</text:p>
          </table:table-cell>
          <table:table-cell table:formula="of:=IF([.$F13]&gt;NUMBERVALUE(RIGHT([.I$1];4));0;RANDBETWEEN(1000;1000000))" office:value-type="float" office:value="0" calcext:value-type="float">
            <text:p>0</text:p>
          </table:table-cell>
          <table:table-cell table:formula="of:=IF([.$F13]&gt;NUMBERVALUE(RIGHT([.J$1];4));0;RANDBETWEEN(1000;1000000))" office:value-type="float" office:value="0" calcext:value-type="float">
            <text:p>0</text:p>
          </table:table-cell>
          <table:table-cell table:formula="of:=IF([.$F13]&gt;NUMBERVALUE(RIGHT([.K$1];4));0;RANDBETWEEN(1000;1000000))" office:value-type="float" office:value="0" calcext:value-type="float">
            <text:p>0</text:p>
          </table:table-cell>
          <table:table-cell table:formula="of:=IF([.$F13]&gt;NUMBERVALUE(RIGHT([.L$1];4));0;RANDBETWEEN(1000;1000000))" office:value-type="float" office:value="0" calcext:value-type="float">
            <text:p>0</text:p>
          </table:table-cell>
          <table:table-cell table:formula="of:=IF([.$F13]&gt;NUMBERVALUE(RIGHT([.M$1];4));0;RANDBETWEEN(1000;1000000))" office:value-type="float" office:value="595001" calcext:value-type="float">
            <text:p>595001</text:p>
          </table:table-cell>
          <table:table-cell table:formula="of:=SUM([.G13:.M13])" office:value-type="float" office:value="595001" calcext:value-type="float">
            <text:p>595001</text:p>
          </table:table-cell>
          <table:table-cell table:formula="of:=[.G13]*VLOOKUP(NUMBERVALUE(RIGHT([.G$1];4));[$'salary-percopy'.$A$1:.$B$7];2)+[.H13]*VLOOKUP(NUMBERVALUE(RIGHT([.H$1];4));[$'salary-percopy'.$A$1:.$B$7];2)+[.I13]*VLOOKUP(NUMBERVALUE(RIGHT([.I$1];4));[$'salary-percopy'.$A$1:.$B$7];2)+[.J13]*VLOOKUP(NUMBERVALUE(RIGHT([.J$1];4));[$'salary-percopy'.$A$1:.$B$7];2)+[.K13]*VLOOKUP(NUMBERVALUE(RIGHT([.K$1];4));[$'salary-percopy'.$A$1:.$B$7];2)+[.L13]*VLOOKUP(NUMBERVALUE(RIGHT([.L$1];4));[$'salary-percopy'.$A$1:.$B$7];2)+[.M13]*VLOOKUP(NUMBERVALUE(RIGHT([.M$1];4));[$'salary-percopy'.$A$1:.$B$7];2)" office:value-type="float" office:value="119000200" calcext:value-type="float">
            <text:p>119000200</text:p>
          </table:table-cell>
          <table:table-cell table:formula="of:=IF([.G13]&gt;500000;[.G13]*0.1*VLOOKUP(NUMBERVALUE(RIGHT([.G$1];4));[$'salary-percopy'.$A$1:.$B$7];2))+IF([.H13]&gt;500000;[.H13]*0.1*VLOOKUP(NUMBERVALUE(RIGHT([.H$1];4));[$'salary-percopy'.$A$1:.$B$7];2))+IF([.I13]&gt;500000;[.I13]*0.1*VLOOKUP(NUMBERVALUE(RIGHT([.I$1];4));[$'salary-percopy'.$A$1:.$B$7];2))+IF([.J13]&gt;500000;[.J13]*0.1*VLOOKUP(NUMBERVALUE(RIGHT([.J$1];4));[$'salary-percopy'.$A$1:.$B$7];2))+IF([.K13]&gt;500000;[.K13]*0.1*VLOOKUP(NUMBERVALUE(RIGHT([.K$1];4));[$'salary-percopy'.$A$1:.$B$7];2))+IF([.L13]&gt;500000;[.L13]*0.1*VLOOKUP(NUMBERVALUE(RIGHT([.L$1];4));[$'salary-percopy'.$A$1:.$B$7];2))+IF([.M13]&gt;500000;[.M13]*0.1*VLOOKUP(NUMBERVALUE(RIGHT([.M$1];4));[$'salary-percopy'.$A$1:.$B$7];2))" office:value-type="float" office:value="11900020" calcext:value-type="float">
            <text:p>11900020</text:p>
          </table:table-cell>
          <table:table-cell table:formula="of:=[.O13]+[.P13]" office:value-type="float" office:value="130900220" calcext:value-type="float">
            <text:p>1309002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yanna Swanson</text:p>
          </table:table-cell>
          <table:table-cell office:value-type="string" calcext:value-type="string">
            <text:p>Builder Of The West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Santos Whitehead" calcext:value-type="string">
            <text:p>Santos Whitehead</text:p>
          </table:table-cell>
          <table:table-cell table:formula="of:=RANDBETWEEN(2011;2017)" office:value-type="float" office:value="2012" calcext:value-type="float">
            <text:p>2012</text:p>
          </table:table-cell>
          <table:table-cell table:formula="of:=IF([.$F14]&gt;NUMBERVALUE(RIGHT([.G$1];4));0;RANDBETWEEN(1000;1000000))" office:value-type="float" office:value="0" calcext:value-type="float">
            <text:p>0</text:p>
          </table:table-cell>
          <table:table-cell table:formula="of:=IF([.$F14]&gt;NUMBERVALUE(RIGHT([.H$1];4));0;RANDBETWEEN(1000;1000000))" office:value-type="float" office:value="342729" calcext:value-type="float">
            <text:p>342729</text:p>
          </table:table-cell>
          <table:table-cell table:formula="of:=IF([.$F14]&gt;NUMBERVALUE(RIGHT([.I$1];4));0;RANDBETWEEN(1000;1000000))" office:value-type="float" office:value="228530" calcext:value-type="float">
            <text:p>228530</text:p>
          </table:table-cell>
          <table:table-cell table:formula="of:=IF([.$F14]&gt;NUMBERVALUE(RIGHT([.J$1];4));0;RANDBETWEEN(1000;1000000))" office:value-type="float" office:value="361864" calcext:value-type="float">
            <text:p>361864</text:p>
          </table:table-cell>
          <table:table-cell table:formula="of:=IF([.$F14]&gt;NUMBERVALUE(RIGHT([.K$1];4));0;RANDBETWEEN(1000;1000000))" office:value-type="float" office:value="836154" calcext:value-type="float">
            <text:p>836154</text:p>
          </table:table-cell>
          <table:table-cell table:formula="of:=IF([.$F14]&gt;NUMBERVALUE(RIGHT([.L$1];4));0;RANDBETWEEN(1000;1000000))" office:value-type="float" office:value="342641" calcext:value-type="float">
            <text:p>342641</text:p>
          </table:table-cell>
          <table:table-cell table:formula="of:=IF([.$F14]&gt;NUMBERVALUE(RIGHT([.M$1];4));0;RANDBETWEEN(1000;1000000))" office:value-type="float" office:value="979525" calcext:value-type="float">
            <text:p>979525</text:p>
          </table:table-cell>
          <table:table-cell table:formula="of:=SUM([.G14:.M14])" office:value-type="float" office:value="3091443" calcext:value-type="float">
            <text:p>3091443</text:p>
          </table:table-cell>
          <table:table-cell table:formula="of:=[.G14]*VLOOKUP(NUMBERVALUE(RIGHT([.G$1];4));[$'salary-percopy'.$A$1:.$B$7];2)+[.H14]*VLOOKUP(NUMBERVALUE(RIGHT([.H$1];4));[$'salary-percopy'.$A$1:.$B$7];2)+[.I14]*VLOOKUP(NUMBERVALUE(RIGHT([.I$1];4));[$'salary-percopy'.$A$1:.$B$7];2)+[.J14]*VLOOKUP(NUMBERVALUE(RIGHT([.J$1];4));[$'salary-percopy'.$A$1:.$B$7];2)+[.K14]*VLOOKUP(NUMBERVALUE(RIGHT([.K$1];4));[$'salary-percopy'.$A$1:.$B$7];2)+[.L14]*VLOOKUP(NUMBERVALUE(RIGHT([.L$1];4));[$'salary-percopy'.$A$1:.$B$7];2)+[.M14]*VLOOKUP(NUMBERVALUE(RIGHT([.M$1];4));[$'salary-percopy'.$A$1:.$B$7];2)" office:value-type="float" office:value="517224515" calcext:value-type="float">
            <text:p>517224515</text:p>
          </table:table-cell>
          <table:table-cell table:formula="of:=IF([.G14]&gt;500000;[.G14]*0.1*VLOOKUP(NUMBERVALUE(RIGHT([.G$1];4));[$'salary-percopy'.$A$1:.$B$7];2))+IF([.H14]&gt;500000;[.H14]*0.1*VLOOKUP(NUMBERVALUE(RIGHT([.H$1];4));[$'salary-percopy'.$A$1:.$B$7];2))+IF([.I14]&gt;500000;[.I14]*0.1*VLOOKUP(NUMBERVALUE(RIGHT([.I$1];4));[$'salary-percopy'.$A$1:.$B$7];2))+IF([.J14]&gt;500000;[.J14]*0.1*VLOOKUP(NUMBERVALUE(RIGHT([.J$1];4));[$'salary-percopy'.$A$1:.$B$7];2))+IF([.K14]&gt;500000;[.K14]*0.1*VLOOKUP(NUMBERVALUE(RIGHT([.K$1];4));[$'salary-percopy'.$A$1:.$B$7];2))+IF([.L14]&gt;500000;[.L14]*0.1*VLOOKUP(NUMBERVALUE(RIGHT([.L$1];4));[$'salary-percopy'.$A$1:.$B$7];2))+IF([.M14]&gt;500000;[.M14]*0.1*VLOOKUP(NUMBERVALUE(RIGHT([.M$1];4));[$'salary-percopy'.$A$1:.$B$7];2))" office:value-type="float" office:value="33805118" calcext:value-type="float">
            <text:p>33805118</text:p>
          </table:table-cell>
          <table:table-cell table:formula="of:=[.O14]+[.P14]" office:value-type="float" office:value="551029633" calcext:value-type="float">
            <text:p>5510296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ubrey Glover</text:p>
          </table:table-cell>
          <table:table-cell office:value-type="string" calcext:value-type="string">
            <text:p>Companions And Assistants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Ada Potts" calcext:value-type="string">
            <text:p>Ada Potts</text:p>
          </table:table-cell>
          <table:table-cell table:formula="of:=RANDBETWEEN(2011;2017)" office:value-type="float" office:value="2017" calcext:value-type="float">
            <text:p>2017</text:p>
          </table:table-cell>
          <table:table-cell table:formula="of:=IF([.$F15]&gt;NUMBERVALUE(RIGHT([.G$1];4));0;RANDBETWEEN(1000;1000000))" office:value-type="float" office:value="0" calcext:value-type="float">
            <text:p>0</text:p>
          </table:table-cell>
          <table:table-cell table:formula="of:=IF([.$F15]&gt;NUMBERVALUE(RIGHT([.H$1];4));0;RANDBETWEEN(1000;1000000))" office:value-type="float" office:value="0" calcext:value-type="float">
            <text:p>0</text:p>
          </table:table-cell>
          <table:table-cell table:formula="of:=IF([.$F15]&gt;NUMBERVALUE(RIGHT([.I$1];4));0;RANDBETWEEN(1000;1000000))" office:value-type="float" office:value="0" calcext:value-type="float">
            <text:p>0</text:p>
          </table:table-cell>
          <table:table-cell table:formula="of:=IF([.$F15]&gt;NUMBERVALUE(RIGHT([.J$1];4));0;RANDBETWEEN(1000;1000000))" office:value-type="float" office:value="0" calcext:value-type="float">
            <text:p>0</text:p>
          </table:table-cell>
          <table:table-cell table:formula="of:=IF([.$F15]&gt;NUMBERVALUE(RIGHT([.K$1];4));0;RANDBETWEEN(1000;1000000))" office:value-type="float" office:value="0" calcext:value-type="float">
            <text:p>0</text:p>
          </table:table-cell>
          <table:table-cell table:formula="of:=IF([.$F15]&gt;NUMBERVALUE(RIGHT([.L$1];4));0;RANDBETWEEN(1000;1000000))" office:value-type="float" office:value="0" calcext:value-type="float">
            <text:p>0</text:p>
          </table:table-cell>
          <table:table-cell table:formula="of:=IF([.$F15]&gt;NUMBERVALUE(RIGHT([.M$1];4));0;RANDBETWEEN(1000;1000000))" office:value-type="float" office:value="923127" calcext:value-type="float">
            <text:p>923127</text:p>
          </table:table-cell>
          <table:table-cell table:formula="of:=SUM([.G15:.M15])" office:value-type="float" office:value="923127" calcext:value-type="float">
            <text:p>923127</text:p>
          </table:table-cell>
          <table:table-cell table:formula="of:=[.G15]*VLOOKUP(NUMBERVALUE(RIGHT([.G$1];4));[$'salary-percopy'.$A$1:.$B$7];2)+[.H15]*VLOOKUP(NUMBERVALUE(RIGHT([.H$1];4));[$'salary-percopy'.$A$1:.$B$7];2)+[.I15]*VLOOKUP(NUMBERVALUE(RIGHT([.I$1];4));[$'salary-percopy'.$A$1:.$B$7];2)+[.J15]*VLOOKUP(NUMBERVALUE(RIGHT([.J$1];4));[$'salary-percopy'.$A$1:.$B$7];2)+[.K15]*VLOOKUP(NUMBERVALUE(RIGHT([.K$1];4));[$'salary-percopy'.$A$1:.$B$7];2)+[.L15]*VLOOKUP(NUMBERVALUE(RIGHT([.L$1];4));[$'salary-percopy'.$A$1:.$B$7];2)+[.M15]*VLOOKUP(NUMBERVALUE(RIGHT([.M$1];4));[$'salary-percopy'.$A$1:.$B$7];2)" office:value-type="float" office:value="184625400" calcext:value-type="float">
            <text:p>184625400</text:p>
          </table:table-cell>
          <table:table-cell table:formula="of:=IF([.G15]&gt;500000;[.G15]*0.1*VLOOKUP(NUMBERVALUE(RIGHT([.G$1];4));[$'salary-percopy'.$A$1:.$B$7];2))+IF([.H15]&gt;500000;[.H15]*0.1*VLOOKUP(NUMBERVALUE(RIGHT([.H$1];4));[$'salary-percopy'.$A$1:.$B$7];2))+IF([.I15]&gt;500000;[.I15]*0.1*VLOOKUP(NUMBERVALUE(RIGHT([.I$1];4));[$'salary-percopy'.$A$1:.$B$7];2))+IF([.J15]&gt;500000;[.J15]*0.1*VLOOKUP(NUMBERVALUE(RIGHT([.J$1];4));[$'salary-percopy'.$A$1:.$B$7];2))+IF([.K15]&gt;500000;[.K15]*0.1*VLOOKUP(NUMBERVALUE(RIGHT([.K$1];4));[$'salary-percopy'.$A$1:.$B$7];2))+IF([.L15]&gt;500000;[.L15]*0.1*VLOOKUP(NUMBERVALUE(RIGHT([.L$1];4));[$'salary-percopy'.$A$1:.$B$7];2))+IF([.M15]&gt;500000;[.M15]*0.1*VLOOKUP(NUMBERVALUE(RIGHT([.M$1];4));[$'salary-percopy'.$A$1:.$B$7];2))" office:value-type="float" office:value="18462540" calcext:value-type="float">
            <text:p>18462540</text:p>
          </table:table-cell>
          <table:table-cell table:formula="of:=[.O15]+[.P15]" office:value-type="float" office:value="203087940" calcext:value-type="float">
            <text:p>2030879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arrett Blanchard</text:p>
          </table:table-cell>
          <table:table-cell office:value-type="string" calcext:value-type="string">
            <text:p>Foreigner On A Day Out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7)" office:value-type="float" office:value="2014" calcext:value-type="float">
            <text:p>2014</text:p>
          </table:table-cell>
          <table:table-cell table:formula="of:=IF([.$F16]&gt;NUMBERVALUE(RIGHT([.G$1];4));0;RANDBETWEEN(1000;1000000))" office:value-type="float" office:value="0" calcext:value-type="float">
            <text:p>0</text:p>
          </table:table-cell>
          <table:table-cell table:formula="of:=IF([.$F16]&gt;NUMBERVALUE(RIGHT([.H$1];4));0;RANDBETWEEN(1000;1000000))" office:value-type="float" office:value="0" calcext:value-type="float">
            <text:p>0</text:p>
          </table:table-cell>
          <table:table-cell table:formula="of:=IF([.$F16]&gt;NUMBERVALUE(RIGHT([.I$1];4));0;RANDBETWEEN(1000;1000000))" office:value-type="float" office:value="0" calcext:value-type="float">
            <text:p>0</text:p>
          </table:table-cell>
          <table:table-cell table:formula="of:=IF([.$F16]&gt;NUMBERVALUE(RIGHT([.J$1];4));0;RANDBETWEEN(1000;1000000))" office:value-type="float" office:value="50510" calcext:value-type="float">
            <text:p>50510</text:p>
          </table:table-cell>
          <table:table-cell table:formula="of:=IF([.$F16]&gt;NUMBERVALUE(RIGHT([.K$1];4));0;RANDBETWEEN(1000;1000000))" office:value-type="float" office:value="181872" calcext:value-type="float">
            <text:p>181872</text:p>
          </table:table-cell>
          <table:table-cell table:formula="of:=IF([.$F16]&gt;NUMBERVALUE(RIGHT([.L$1];4));0;RANDBETWEEN(1000;1000000))" office:value-type="float" office:value="943441" calcext:value-type="float">
            <text:p>943441</text:p>
          </table:table-cell>
          <table:table-cell table:formula="of:=IF([.$F16]&gt;NUMBERVALUE(RIGHT([.M$1];4));0;RANDBETWEEN(1000;1000000))" office:value-type="float" office:value="63100" calcext:value-type="float">
            <text:p>63100</text:p>
          </table:table-cell>
          <table:table-cell table:formula="of:=SUM([.G16:.M16])" office:value-type="float" office:value="1238923" calcext:value-type="float">
            <text:p>1238923</text:p>
          </table:table-cell>
          <table:table-cell table:formula="of:=[.G16]*VLOOKUP(NUMBERVALUE(RIGHT([.G$1];4));[$'salary-percopy'.$A$1:.$B$7];2)+[.H16]*VLOOKUP(NUMBERVALUE(RIGHT([.H$1];4));[$'salary-percopy'.$A$1:.$B$7];2)+[.I16]*VLOOKUP(NUMBERVALUE(RIGHT([.I$1];4));[$'salary-percopy'.$A$1:.$B$7];2)+[.J16]*VLOOKUP(NUMBERVALUE(RIGHT([.J$1];4));[$'salary-percopy'.$A$1:.$B$7];2)+[.K16]*VLOOKUP(NUMBERVALUE(RIGHT([.K$1];4));[$'salary-percopy'.$A$1:.$B$7];2)+[.L16]*VLOOKUP(NUMBERVALUE(RIGHT([.L$1];4));[$'salary-percopy'.$A$1:.$B$7];2)+[.M16]*VLOOKUP(NUMBERVALUE(RIGHT([.M$1];4));[$'salary-percopy'.$A$1:.$B$7];2)" office:value-type="float" office:value="225146225" calcext:value-type="float">
            <text:p>225146225</text:p>
          </table:table-cell>
          <table:table-cell table:formula="of:=IF([.G16]&gt;500000;[.G16]*0.1*VLOOKUP(NUMBERVALUE(RIGHT([.G$1];4));[$'salary-percopy'.$A$1:.$B$7];2))+IF([.H16]&gt;500000;[.H16]*0.1*VLOOKUP(NUMBERVALUE(RIGHT([.H$1];4));[$'salary-percopy'.$A$1:.$B$7];2))+IF([.I16]&gt;500000;[.I16]*0.1*VLOOKUP(NUMBERVALUE(RIGHT([.I$1];4));[$'salary-percopy'.$A$1:.$B$7];2))+IF([.J16]&gt;500000;[.J16]*0.1*VLOOKUP(NUMBERVALUE(RIGHT([.J$1];4));[$'salary-percopy'.$A$1:.$B$7];2))+IF([.K16]&gt;500000;[.K16]*0.1*VLOOKUP(NUMBERVALUE(RIGHT([.K$1];4));[$'salary-percopy'.$A$1:.$B$7];2))+IF([.L16]&gt;500000;[.L16]*0.1*VLOOKUP(NUMBERVALUE(RIGHT([.L$1];4));[$'salary-percopy'.$A$1:.$B$7];2))+IF([.M16]&gt;500000;[.M16]*0.1*VLOOKUP(NUMBERVALUE(RIGHT([.M$1];4));[$'salary-percopy'.$A$1:.$B$7];2))" office:value-type="float" office:value="17453658.5" calcext:value-type="float">
            <text:p>17453659</text:p>
          </table:table-cell>
          <table:table-cell table:formula="of:=[.O16]+[.P16]" office:value-type="float" office:value="242599883.5" calcext:value-type="float">
            <text:p>2425998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aeden Lester</text:p>
          </table:table-cell>
          <table:table-cell office:value-type="string" calcext:value-type="string">
            <text:p>Hunter In The Lake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7)" office:value-type="float" office:value="2013" calcext:value-type="float">
            <text:p>2013</text:p>
          </table:table-cell>
          <table:table-cell table:formula="of:=IF([.$F17]&gt;NUMBERVALUE(RIGHT([.G$1];4));0;RANDBETWEEN(1000;1000000))" office:value-type="float" office:value="0" calcext:value-type="float">
            <text:p>0</text:p>
          </table:table-cell>
          <table:table-cell table:formula="of:=IF([.$F17]&gt;NUMBERVALUE(RIGHT([.H$1];4));0;RANDBETWEEN(1000;1000000))" office:value-type="float" office:value="0" calcext:value-type="float">
            <text:p>0</text:p>
          </table:table-cell>
          <table:table-cell table:formula="of:=IF([.$F17]&gt;NUMBERVALUE(RIGHT([.I$1];4));0;RANDBETWEEN(1000;1000000))" office:value-type="float" office:value="355990" calcext:value-type="float">
            <text:p>355990</text:p>
          </table:table-cell>
          <table:table-cell table:formula="of:=IF([.$F17]&gt;NUMBERVALUE(RIGHT([.J$1];4));0;RANDBETWEEN(1000;1000000))" office:value-type="float" office:value="527426" calcext:value-type="float">
            <text:p>527426</text:p>
          </table:table-cell>
          <table:table-cell table:formula="of:=IF([.$F17]&gt;NUMBERVALUE(RIGHT([.K$1];4));0;RANDBETWEEN(1000;1000000))" office:value-type="float" office:value="546173" calcext:value-type="float">
            <text:p>546173</text:p>
          </table:table-cell>
          <table:table-cell table:formula="of:=IF([.$F17]&gt;NUMBERVALUE(RIGHT([.L$1];4));0;RANDBETWEEN(1000;1000000))" office:value-type="float" office:value="247255" calcext:value-type="float">
            <text:p>247255</text:p>
          </table:table-cell>
          <table:table-cell table:formula="of:=IF([.$F17]&gt;NUMBERVALUE(RIGHT([.M$1];4));0;RANDBETWEEN(1000;1000000))" office:value-type="float" office:value="232369" calcext:value-type="float">
            <text:p>232369</text:p>
          </table:table-cell>
          <table:table-cell table:formula="of:=SUM([.G17:.M17])" office:value-type="float" office:value="1909213" calcext:value-type="float">
            <text:p>1909213</text:p>
          </table:table-cell>
          <table:table-cell table:formula="of:=[.G17]*VLOOKUP(NUMBERVALUE(RIGHT([.G$1];4));[$'salary-percopy'.$A$1:.$B$7];2)+[.H17]*VLOOKUP(NUMBERVALUE(RIGHT([.H$1];4));[$'salary-percopy'.$A$1:.$B$7];2)+[.I17]*VLOOKUP(NUMBERVALUE(RIGHT([.I$1];4));[$'salary-percopy'.$A$1:.$B$7];2)+[.J17]*VLOOKUP(NUMBERVALUE(RIGHT([.J$1];4));[$'salary-percopy'.$A$1:.$B$7];2)+[.K17]*VLOOKUP(NUMBERVALUE(RIGHT([.K$1];4));[$'salary-percopy'.$A$1:.$B$7];2)+[.L17]*VLOOKUP(NUMBERVALUE(RIGHT([.L$1];4));[$'salary-percopy'.$A$1:.$B$7];2)+[.M17]*VLOOKUP(NUMBERVALUE(RIGHT([.M$1];4));[$'salary-percopy'.$A$1:.$B$7];2)" office:value-type="float" office:value="301623825" calcext:value-type="float">
            <text:p>301623825</text:p>
          </table:table-cell>
          <table:table-cell table:formula="of:=IF([.G17]&gt;500000;[.G17]*0.1*VLOOKUP(NUMBERVALUE(RIGHT([.G$1];4));[$'salary-percopy'.$A$1:.$B$7];2))+IF([.H17]&gt;500000;[.H17]*0.1*VLOOKUP(NUMBERVALUE(RIGHT([.H$1];4));[$'salary-percopy'.$A$1:.$B$7];2))+IF([.I17]&gt;500000;[.I17]*0.1*VLOOKUP(NUMBERVALUE(RIGHT([.I$1];4));[$'salary-percopy'.$A$1:.$B$7];2))+IF([.J17]&gt;500000;[.J17]*0.1*VLOOKUP(NUMBERVALUE(RIGHT([.J$1];4));[$'salary-percopy'.$A$1:.$B$7];2))+IF([.K17]&gt;500000;[.K17]*0.1*VLOOKUP(NUMBERVALUE(RIGHT([.K$1];4));[$'salary-percopy'.$A$1:.$B$7];2))+IF([.L17]&gt;500000;[.L17]*0.1*VLOOKUP(NUMBERVALUE(RIGHT([.L$1];4));[$'salary-percopy'.$A$1:.$B$7];2))+IF([.M17]&gt;500000;[.M17]*0.1*VLOOKUP(NUMBERVALUE(RIGHT([.M$1];4));[$'salary-percopy'.$A$1:.$B$7];2))" office:value-type="float" office:value="16668905" calcext:value-type="float">
            <text:p>16668905</text:p>
          </table:table-cell>
          <table:table-cell table:formula="of:=[.O17]+[.P17]" office:value-type="float" office:value="318292730" calcext:value-type="float">
            <text:p>3182927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ent Beasley</text:p>
          </table:table-cell>
          <table:table-cell office:value-type="string" calcext:value-type="string">
            <text:p>Dangers Of Pet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7)" office:value-type="float" office:value="2014" calcext:value-type="float">
            <text:p>2014</text:p>
          </table:table-cell>
          <table:table-cell table:formula="of:=IF([.$F18]&gt;NUMBERVALUE(RIGHT([.G$1];4));0;RANDBETWEEN(1000;1000000))" office:value-type="float" office:value="0" calcext:value-type="float">
            <text:p>0</text:p>
          </table:table-cell>
          <table:table-cell table:formula="of:=IF([.$F18]&gt;NUMBERVALUE(RIGHT([.H$1];4));0;RANDBETWEEN(1000;1000000))" office:value-type="float" office:value="0" calcext:value-type="float">
            <text:p>0</text:p>
          </table:table-cell>
          <table:table-cell table:formula="of:=IF([.$F18]&gt;NUMBERVALUE(RIGHT([.I$1];4));0;RANDBETWEEN(1000;1000000))" office:value-type="float" office:value="0" calcext:value-type="float">
            <text:p>0</text:p>
          </table:table-cell>
          <table:table-cell table:formula="of:=IF([.$F18]&gt;NUMBERVALUE(RIGHT([.J$1];4));0;RANDBETWEEN(1000;1000000))" office:value-type="float" office:value="955659" calcext:value-type="float">
            <text:p>955659</text:p>
          </table:table-cell>
          <table:table-cell table:formula="of:=IF([.$F18]&gt;NUMBERVALUE(RIGHT([.K$1];4));0;RANDBETWEEN(1000;1000000))" office:value-type="float" office:value="469695" calcext:value-type="float">
            <text:p>469695</text:p>
          </table:table-cell>
          <table:table-cell table:formula="of:=IF([.$F18]&gt;NUMBERVALUE(RIGHT([.L$1];4));0;RANDBETWEEN(1000;1000000))" office:value-type="float" office:value="125006" calcext:value-type="float">
            <text:p>125006</text:p>
          </table:table-cell>
          <table:table-cell table:formula="of:=IF([.$F18]&gt;NUMBERVALUE(RIGHT([.M$1];4));0;RANDBETWEEN(1000;1000000))" office:value-type="float" office:value="628099" calcext:value-type="float">
            <text:p>628099</text:p>
          </table:table-cell>
          <table:table-cell table:formula="of:=SUM([.G18:.M18])" office:value-type="float" office:value="2178459" calcext:value-type="float">
            <text:p>2178459</text:p>
          </table:table-cell>
          <table:table-cell table:formula="of:=[.G18]*VLOOKUP(NUMBERVALUE(RIGHT([.G$1];4));[$'salary-percopy'.$A$1:.$B$7];2)+[.H18]*VLOOKUP(NUMBERVALUE(RIGHT([.H$1];4));[$'salary-percopy'.$A$1:.$B$7];2)+[.I18]*VLOOKUP(NUMBERVALUE(RIGHT([.I$1];4));[$'salary-percopy'.$A$1:.$B$7];2)+[.J18]*VLOOKUP(NUMBERVALUE(RIGHT([.J$1];4));[$'salary-percopy'.$A$1:.$B$7];2)+[.K18]*VLOOKUP(NUMBERVALUE(RIGHT([.K$1];4));[$'salary-percopy'.$A$1:.$B$7];2)+[.L18]*VLOOKUP(NUMBERVALUE(RIGHT([.L$1];4));[$'salary-percopy'.$A$1:.$B$7];2)+[.M18]*VLOOKUP(NUMBERVALUE(RIGHT([.M$1];4));[$'salary-percopy'.$A$1:.$B$7];2)" office:value-type="float" office:value="362386320" calcext:value-type="float">
            <text:p>362386320</text:p>
          </table:table-cell>
          <table:table-cell table:formula="of:=IF([.G18]&gt;500000;[.G18]*0.1*VLOOKUP(NUMBERVALUE(RIGHT([.G$1];4));[$'salary-percopy'.$A$1:.$B$7];2))+IF([.H18]&gt;500000;[.H18]*0.1*VLOOKUP(NUMBERVALUE(RIGHT([.H$1];4));[$'salary-percopy'.$A$1:.$B$7];2))+IF([.I18]&gt;500000;[.I18]*0.1*VLOOKUP(NUMBERVALUE(RIGHT([.I$1];4));[$'salary-percopy'.$A$1:.$B$7];2))+IF([.J18]&gt;500000;[.J18]*0.1*VLOOKUP(NUMBERVALUE(RIGHT([.J$1];4));[$'salary-percopy'.$A$1:.$B$7];2))+IF([.K18]&gt;500000;[.K18]*0.1*VLOOKUP(NUMBERVALUE(RIGHT([.K$1];4));[$'salary-percopy'.$A$1:.$B$7];2))+IF([.L18]&gt;500000;[.L18]*0.1*VLOOKUP(NUMBERVALUE(RIGHT([.L$1];4));[$'salary-percopy'.$A$1:.$B$7];2))+IF([.M18]&gt;500000;[.M18]*0.1*VLOOKUP(NUMBERVALUE(RIGHT([.M$1];4));[$'salary-percopy'.$A$1:.$B$7];2))" office:value-type="float" office:value="25941206" calcext:value-type="float">
            <text:p>25941206</text:p>
          </table:table-cell>
          <table:table-cell table:formula="of:=[.O18]+[.P18]" office:value-type="float" office:value="388327526" calcext:value-type="float">
            <text:p>3883275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uce Bryant</text:p>
          </table:table-cell>
          <table:table-cell office:value-type="string" calcext:value-type="string">
            <text:p>Country In My Country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7)" office:value-type="float" office:value="2015" calcext:value-type="float">
            <text:p>2015</text:p>
          </table:table-cell>
          <table:table-cell table:formula="of:=IF([.$F19]&gt;NUMBERVALUE(RIGHT([.G$1];4));0;RANDBETWEEN(1000;1000000))" office:value-type="float" office:value="0" calcext:value-type="float">
            <text:p>0</text:p>
          </table:table-cell>
          <table:table-cell table:formula="of:=IF([.$F19]&gt;NUMBERVALUE(RIGHT([.H$1];4));0;RANDBETWEEN(1000;1000000))" office:value-type="float" office:value="0" calcext:value-type="float">
            <text:p>0</text:p>
          </table:table-cell>
          <table:table-cell table:formula="of:=IF([.$F19]&gt;NUMBERVALUE(RIGHT([.I$1];4));0;RANDBETWEEN(1000;1000000))" office:value-type="float" office:value="0" calcext:value-type="float">
            <text:p>0</text:p>
          </table:table-cell>
          <table:table-cell table:formula="of:=IF([.$F19]&gt;NUMBERVALUE(RIGHT([.J$1];4));0;RANDBETWEEN(1000;1000000))" office:value-type="float" office:value="0" calcext:value-type="float">
            <text:p>0</text:p>
          </table:table-cell>
          <table:table-cell table:formula="of:=IF([.$F19]&gt;NUMBERVALUE(RIGHT([.K$1];4));0;RANDBETWEEN(1000;1000000))" office:value-type="float" office:value="370479" calcext:value-type="float">
            <text:p>370479</text:p>
          </table:table-cell>
          <table:table-cell table:formula="of:=IF([.$F19]&gt;NUMBERVALUE(RIGHT([.L$1];4));0;RANDBETWEEN(1000;1000000))" office:value-type="float" office:value="323403" calcext:value-type="float">
            <text:p>323403</text:p>
          </table:table-cell>
          <table:table-cell table:formula="of:=IF([.$F19]&gt;NUMBERVALUE(RIGHT([.M$1];4));0;RANDBETWEEN(1000;1000000))" office:value-type="float" office:value="524282" calcext:value-type="float">
            <text:p>524282</text:p>
          </table:table-cell>
          <table:table-cell table:formula="of:=SUM([.G19:.M19])" office:value-type="float" office:value="1218164" calcext:value-type="float">
            <text:p>1218164</text:p>
          </table:table-cell>
          <table:table-cell table:formula="of:=[.G19]*VLOOKUP(NUMBERVALUE(RIGHT([.G$1];4));[$'salary-percopy'.$A$1:.$B$7];2)+[.H19]*VLOOKUP(NUMBERVALUE(RIGHT([.H$1];4));[$'salary-percopy'.$A$1:.$B$7];2)+[.I19]*VLOOKUP(NUMBERVALUE(RIGHT([.I$1];4));[$'salary-percopy'.$A$1:.$B$7];2)+[.J19]*VLOOKUP(NUMBERVALUE(RIGHT([.J$1];4));[$'salary-percopy'.$A$1:.$B$7];2)+[.K19]*VLOOKUP(NUMBERVALUE(RIGHT([.K$1];4));[$'salary-percopy'.$A$1:.$B$7];2)+[.L19]*VLOOKUP(NUMBERVALUE(RIGHT([.L$1];4));[$'salary-percopy'.$A$1:.$B$7];2)+[.M19]*VLOOKUP(NUMBERVALUE(RIGHT([.M$1];4));[$'salary-percopy'.$A$1:.$B$7];2)" office:value-type="float" office:value="227667385" calcext:value-type="float">
            <text:p>227667385</text:p>
          </table:table-cell>
          <table:table-cell table:formula="of:=IF([.G19]&gt;500000;[.G19]*0.1*VLOOKUP(NUMBERVALUE(RIGHT([.G$1];4));[$'salary-percopy'.$A$1:.$B$7];2))+IF([.H19]&gt;500000;[.H19]*0.1*VLOOKUP(NUMBERVALUE(RIGHT([.H$1];4));[$'salary-percopy'.$A$1:.$B$7];2))+IF([.I19]&gt;500000;[.I19]*0.1*VLOOKUP(NUMBERVALUE(RIGHT([.I$1];4));[$'salary-percopy'.$A$1:.$B$7];2))+IF([.J19]&gt;500000;[.J19]*0.1*VLOOKUP(NUMBERVALUE(RIGHT([.J$1];4));[$'salary-percopy'.$A$1:.$B$7];2))+IF([.K19]&gt;500000;[.K19]*0.1*VLOOKUP(NUMBERVALUE(RIGHT([.K$1];4));[$'salary-percopy'.$A$1:.$B$7];2))+IF([.L19]&gt;500000;[.L19]*0.1*VLOOKUP(NUMBERVALUE(RIGHT([.L$1];4));[$'salary-percopy'.$A$1:.$B$7];2))+IF([.M19]&gt;500000;[.M19]*0.1*VLOOKUP(NUMBERVALUE(RIGHT([.M$1];4));[$'salary-percopy'.$A$1:.$B$7];2))" office:value-type="float" office:value="10485640" calcext:value-type="float">
            <text:p>10485640</text:p>
          </table:table-cell>
          <table:table-cell table:formula="of:=[.O19]+[.P19]" office:value-type="float" office:value="238153025" calcext:value-type="float">
            <text:p>2381530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ynn Wu</text:p>
          </table:table-cell>
          <table:table-cell office:value-type="string" calcext:value-type="string">
            <text:p>Pirates Of Animals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7)" office:value-type="float" office:value="2014" calcext:value-type="float">
            <text:p>2014</text:p>
          </table:table-cell>
          <table:table-cell table:formula="of:=IF([.$F20]&gt;NUMBERVALUE(RIGHT([.G$1];4));0;RANDBETWEEN(1000;1000000))" office:value-type="float" office:value="0" calcext:value-type="float">
            <text:p>0</text:p>
          </table:table-cell>
          <table:table-cell table:formula="of:=IF([.$F20]&gt;NUMBERVALUE(RIGHT([.H$1];4));0;RANDBETWEEN(1000;1000000))" office:value-type="float" office:value="0" calcext:value-type="float">
            <text:p>0</text:p>
          </table:table-cell>
          <table:table-cell table:formula="of:=IF([.$F20]&gt;NUMBERVALUE(RIGHT([.I$1];4));0;RANDBETWEEN(1000;1000000))" office:value-type="float" office:value="0" calcext:value-type="float">
            <text:p>0</text:p>
          </table:table-cell>
          <table:table-cell table:formula="of:=IF([.$F20]&gt;NUMBERVALUE(RIGHT([.J$1];4));0;RANDBETWEEN(1000;1000000))" office:value-type="float" office:value="744849" calcext:value-type="float">
            <text:p>744849</text:p>
          </table:table-cell>
          <table:table-cell table:formula="of:=IF([.$F20]&gt;NUMBERVALUE(RIGHT([.K$1];4));0;RANDBETWEEN(1000;1000000))" office:value-type="float" office:value="876885" calcext:value-type="float">
            <text:p>876885</text:p>
          </table:table-cell>
          <table:table-cell table:formula="of:=IF([.$F20]&gt;NUMBERVALUE(RIGHT([.L$1];4));0;RANDBETWEEN(1000;1000000))" office:value-type="float" office:value="644223" calcext:value-type="float">
            <text:p>644223</text:p>
          </table:table-cell>
          <table:table-cell table:formula="of:=IF([.$F20]&gt;NUMBERVALUE(RIGHT([.M$1];4));0;RANDBETWEEN(1000;1000000))" office:value-type="float" office:value="590979" calcext:value-type="float">
            <text:p>590979</text:p>
          </table:table-cell>
          <table:table-cell table:formula="of:=SUM([.G20:.M20])" office:value-type="float" office:value="2856936" calcext:value-type="float">
            <text:p>2856936</text:p>
          </table:table-cell>
          <table:table-cell table:formula="of:=[.G20]*VLOOKUP(NUMBERVALUE(RIGHT([.G$1];4));[$'salary-percopy'.$A$1:.$B$7];2)+[.H20]*VLOOKUP(NUMBERVALUE(RIGHT([.H$1];4));[$'salary-percopy'.$A$1:.$B$7];2)+[.I20]*VLOOKUP(NUMBERVALUE(RIGHT([.I$1];4));[$'salary-percopy'.$A$1:.$B$7];2)+[.J20]*VLOOKUP(NUMBERVALUE(RIGHT([.J$1];4));[$'salary-percopy'.$A$1:.$B$7];2)+[.K20]*VLOOKUP(NUMBERVALUE(RIGHT([.K$1];4));[$'salary-percopy'.$A$1:.$B$7];2)+[.L20]*VLOOKUP(NUMBERVALUE(RIGHT([.L$1];4));[$'salary-percopy'.$A$1:.$B$7];2)+[.M20]*VLOOKUP(NUMBERVALUE(RIGHT([.M$1];4));[$'salary-percopy'.$A$1:.$B$7];2)" office:value-type="float" office:value="490726365" calcext:value-type="float">
            <text:p>490726365</text:p>
          </table:table-cell>
          <table:table-cell table:formula="of:=IF([.G20]&gt;500000;[.G20]*0.1*VLOOKUP(NUMBERVALUE(RIGHT([.G$1];4));[$'salary-percopy'.$A$1:.$B$7];2))+IF([.H20]&gt;500000;[.H20]*0.1*VLOOKUP(NUMBERVALUE(RIGHT([.H$1];4));[$'salary-percopy'.$A$1:.$B$7];2))+IF([.I20]&gt;500000;[.I20]*0.1*VLOOKUP(NUMBERVALUE(RIGHT([.I$1];4));[$'salary-percopy'.$A$1:.$B$7];2))+IF([.J20]&gt;500000;[.J20]*0.1*VLOOKUP(NUMBERVALUE(RIGHT([.J$1];4));[$'salary-percopy'.$A$1:.$B$7];2))+IF([.K20]&gt;500000;[.K20]*0.1*VLOOKUP(NUMBERVALUE(RIGHT([.K$1];4));[$'salary-percopy'.$A$1:.$B$7];2))+IF([.L20]&gt;500000;[.L20]*0.1*VLOOKUP(NUMBERVALUE(RIGHT([.L$1];4));[$'salary-percopy'.$A$1:.$B$7];2))+IF([.M20]&gt;500000;[.M20]*0.1*VLOOKUP(NUMBERVALUE(RIGHT([.M$1];4));[$'salary-percopy'.$A$1:.$B$7];2))" office:value-type="float" office:value="49072636.5" calcext:value-type="float">
            <text:p>49072637</text:p>
          </table:table-cell>
          <table:table-cell table:formula="of:=[.O20]+[.P20]" office:value-type="float" office:value="539799001.5" calcext:value-type="float">
            <text:p>5397990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yron Nelson</text:p>
          </table:table-cell>
          <table:table-cell office:value-type="string" calcext:value-type="string">
            <text:p>Agents And Hunters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Jovanny Hunt" calcext:value-type="string">
            <text:p>Jovanny Hunt</text:p>
          </table:table-cell>
          <table:table-cell table:formula="of:=RANDBETWEEN(2011;2017)" office:value-type="float" office:value="2015" calcext:value-type="float">
            <text:p>2015</text:p>
          </table:table-cell>
          <table:table-cell table:formula="of:=IF([.$F21]&gt;NUMBERVALUE(RIGHT([.G$1];4));0;RANDBETWEEN(1000;1000000))" office:value-type="float" office:value="0" calcext:value-type="float">
            <text:p>0</text:p>
          </table:table-cell>
          <table:table-cell table:formula="of:=IF([.$F21]&gt;NUMBERVALUE(RIGHT([.H$1];4));0;RANDBETWEEN(1000;1000000))" office:value-type="float" office:value="0" calcext:value-type="float">
            <text:p>0</text:p>
          </table:table-cell>
          <table:table-cell table:formula="of:=IF([.$F21]&gt;NUMBERVALUE(RIGHT([.I$1];4));0;RANDBETWEEN(1000;1000000))" office:value-type="float" office:value="0" calcext:value-type="float">
            <text:p>0</text:p>
          </table:table-cell>
          <table:table-cell table:formula="of:=IF([.$F21]&gt;NUMBERVALUE(RIGHT([.J$1];4));0;RANDBETWEEN(1000;1000000))" office:value-type="float" office:value="0" calcext:value-type="float">
            <text:p>0</text:p>
          </table:table-cell>
          <table:table-cell table:formula="of:=IF([.$F21]&gt;NUMBERVALUE(RIGHT([.K$1];4));0;RANDBETWEEN(1000;1000000))" office:value-type="float" office:value="927242" calcext:value-type="float">
            <text:p>927242</text:p>
          </table:table-cell>
          <table:table-cell table:formula="of:=IF([.$F21]&gt;NUMBERVALUE(RIGHT([.L$1];4));0;RANDBETWEEN(1000;1000000))" office:value-type="float" office:value="488524" calcext:value-type="float">
            <text:p>488524</text:p>
          </table:table-cell>
          <table:table-cell table:formula="of:=IF([.$F21]&gt;NUMBERVALUE(RIGHT([.M$1];4));0;RANDBETWEEN(1000;1000000))" office:value-type="float" office:value="965705" calcext:value-type="float">
            <text:p>965705</text:p>
          </table:table-cell>
          <table:table-cell table:formula="of:=SUM([.G21:.M21])" office:value-type="float" office:value="2381471" calcext:value-type="float">
            <text:p>2381471</text:p>
          </table:table-cell>
          <table:table-cell table:formula="of:=[.G21]*VLOOKUP(NUMBERVALUE(RIGHT([.G$1];4));[$'salary-percopy'.$A$1:.$B$7];2)+[.H21]*VLOOKUP(NUMBERVALUE(RIGHT([.H$1];4));[$'salary-percopy'.$A$1:.$B$7];2)+[.I21]*VLOOKUP(NUMBERVALUE(RIGHT([.I$1];4));[$'salary-percopy'.$A$1:.$B$7];2)+[.J21]*VLOOKUP(NUMBERVALUE(RIGHT([.J$1];4));[$'salary-percopy'.$A$1:.$B$7];2)+[.K21]*VLOOKUP(NUMBERVALUE(RIGHT([.K$1];4));[$'salary-percopy'.$A$1:.$B$7];2)+[.L21]*VLOOKUP(NUMBERVALUE(RIGHT([.L$1];4));[$'salary-percopy'.$A$1:.$B$7];2)+[.M21]*VLOOKUP(NUMBERVALUE(RIGHT([.M$1];4));[$'salary-percopy'.$A$1:.$B$7];2)" office:value-type="float" office:value="441149080" calcext:value-type="float">
            <text:p>441149080</text:p>
          </table:table-cell>
          <table:table-cell table:formula="of:=IF([.G21]&gt;500000;[.G21]*0.1*VLOOKUP(NUMBERVALUE(RIGHT([.G$1];4));[$'salary-percopy'.$A$1:.$B$7];2))+IF([.H21]&gt;500000;[.H21]*0.1*VLOOKUP(NUMBERVALUE(RIGHT([.H$1];4));[$'salary-percopy'.$A$1:.$B$7];2))+IF([.I21]&gt;500000;[.I21]*0.1*VLOOKUP(NUMBERVALUE(RIGHT([.I$1];4));[$'salary-percopy'.$A$1:.$B$7];2))+IF([.J21]&gt;500000;[.J21]*0.1*VLOOKUP(NUMBERVALUE(RIGHT([.J$1];4));[$'salary-percopy'.$A$1:.$B$7];2))+IF([.K21]&gt;500000;[.K21]*0.1*VLOOKUP(NUMBERVALUE(RIGHT([.K$1];4));[$'salary-percopy'.$A$1:.$B$7];2))+IF([.L21]&gt;500000;[.L21]*0.1*VLOOKUP(NUMBERVALUE(RIGHT([.L$1];4));[$'salary-percopy'.$A$1:.$B$7];2))+IF([.M21]&gt;500000;[.M21]*0.1*VLOOKUP(NUMBERVALUE(RIGHT([.M$1];4));[$'salary-percopy'.$A$1:.$B$7];2))" office:value-type="float" office:value="35077214" calcext:value-type="float">
            <text:p>35077214</text:p>
          </table:table-cell>
          <table:table-cell table:formula="of:=[.O21]+[.P21]" office:value-type="float" office:value="476226294" calcext:value-type="float">
            <text:p>47622629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rla Mccall</text:p>
          </table:table-cell>
          <table:table-cell office:value-type="string" calcext:value-type="string">
            <text:p>Honey Of The South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Atticus Weeks" calcext:value-type="string">
            <text:p>Atticus Weeks</text:p>
          </table:table-cell>
          <table:table-cell table:formula="of:=RANDBETWEEN(2011;2017)" office:value-type="float" office:value="2015" calcext:value-type="float">
            <text:p>2015</text:p>
          </table:table-cell>
          <table:table-cell table:formula="of:=IF([.$F22]&gt;NUMBERVALUE(RIGHT([.G$1];4));0;RANDBETWEEN(1000;1000000))" office:value-type="float" office:value="0" calcext:value-type="float">
            <text:p>0</text:p>
          </table:table-cell>
          <table:table-cell table:formula="of:=IF([.$F22]&gt;NUMBERVALUE(RIGHT([.H$1];4));0;RANDBETWEEN(1000;1000000))" office:value-type="float" office:value="0" calcext:value-type="float">
            <text:p>0</text:p>
          </table:table-cell>
          <table:table-cell table:formula="of:=IF([.$F22]&gt;NUMBERVALUE(RIGHT([.I$1];4));0;RANDBETWEEN(1000;1000000))" office:value-type="float" office:value="0" calcext:value-type="float">
            <text:p>0</text:p>
          </table:table-cell>
          <table:table-cell table:formula="of:=IF([.$F22]&gt;NUMBERVALUE(RIGHT([.J$1];4));0;RANDBETWEEN(1000;1000000))" office:value-type="float" office:value="0" calcext:value-type="float">
            <text:p>0</text:p>
          </table:table-cell>
          <table:table-cell table:formula="of:=IF([.$F22]&gt;NUMBERVALUE(RIGHT([.K$1];4));0;RANDBETWEEN(1000;1000000))" office:value-type="float" office:value="513096" calcext:value-type="float">
            <text:p>513096</text:p>
          </table:table-cell>
          <table:table-cell table:formula="of:=IF([.$F22]&gt;NUMBERVALUE(RIGHT([.L$1];4));0;RANDBETWEEN(1000;1000000))" office:value-type="float" office:value="145009" calcext:value-type="float">
            <text:p>145009</text:p>
          </table:table-cell>
          <table:table-cell table:formula="of:=IF([.$F22]&gt;NUMBERVALUE(RIGHT([.M$1];4));0;RANDBETWEEN(1000;1000000))" office:value-type="float" office:value="520847" calcext:value-type="float">
            <text:p>520847</text:p>
          </table:table-cell>
          <table:table-cell table:formula="of:=SUM([.G22:.M22])" office:value-type="float" office:value="1178952" calcext:value-type="float">
            <text:p>1178952</text:p>
          </table:table-cell>
          <table:table-cell table:formula="of:=[.G22]*VLOOKUP(NUMBERVALUE(RIGHT([.G$1];4));[$'salary-percopy'.$A$1:.$B$7];2)+[.H22]*VLOOKUP(NUMBERVALUE(RIGHT([.H$1];4));[$'salary-percopy'.$A$1:.$B$7];2)+[.I22]*VLOOKUP(NUMBERVALUE(RIGHT([.I$1];4));[$'salary-percopy'.$A$1:.$B$7];2)+[.J22]*VLOOKUP(NUMBERVALUE(RIGHT([.J$1];4));[$'salary-percopy'.$A$1:.$B$7];2)+[.K22]*VLOOKUP(NUMBERVALUE(RIGHT([.K$1];4));[$'salary-percopy'.$A$1:.$B$7];2)+[.L22]*VLOOKUP(NUMBERVALUE(RIGHT([.L$1];4));[$'salary-percopy'.$A$1:.$B$7];2)+[.M22]*VLOOKUP(NUMBERVALUE(RIGHT([.M$1];4));[$'salary-percopy'.$A$1:.$B$7];2)" office:value-type="float" office:value="218222385" calcext:value-type="float">
            <text:p>218222385</text:p>
          </table:table-cell>
          <table:table-cell table:formula="of:=IF([.G22]&gt;500000;[.G22]*0.1*VLOOKUP(NUMBERVALUE(RIGHT([.G$1];4));[$'salary-percopy'.$A$1:.$B$7];2))+IF([.H22]&gt;500000;[.H22]*0.1*VLOOKUP(NUMBERVALUE(RIGHT([.H$1];4));[$'salary-percopy'.$A$1:.$B$7];2))+IF([.I22]&gt;500000;[.I22]*0.1*VLOOKUP(NUMBERVALUE(RIGHT([.I$1];4));[$'salary-percopy'.$A$1:.$B$7];2))+IF([.J22]&gt;500000;[.J22]*0.1*VLOOKUP(NUMBERVALUE(RIGHT([.J$1];4));[$'salary-percopy'.$A$1:.$B$7];2))+IF([.K22]&gt;500000;[.K22]*0.1*VLOOKUP(NUMBERVALUE(RIGHT([.K$1];4));[$'salary-percopy'.$A$1:.$B$7];2))+IF([.L22]&gt;500000;[.L22]*0.1*VLOOKUP(NUMBERVALUE(RIGHT([.L$1];4));[$'salary-percopy'.$A$1:.$B$7];2))+IF([.M22]&gt;500000;[.M22]*0.1*VLOOKUP(NUMBERVALUE(RIGHT([.M$1];4));[$'salary-percopy'.$A$1:.$B$7];2))" office:value-type="float" office:value="19139572" calcext:value-type="float">
            <text:p>19139572</text:p>
          </table:table-cell>
          <table:table-cell table:formula="of:=[.O22]+[.P22]" office:value-type="float" office:value="237361957" calcext:value-type="float">
            <text:p>23736195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rter Hahn</text:p>
          </table:table-cell>
          <table:table-cell office:value-type="string" calcext:value-type="string">
            <text:p>Knight Of The West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7)" office:value-type="float" office:value="2014" calcext:value-type="float">
            <text:p>2014</text:p>
          </table:table-cell>
          <table:table-cell table:formula="of:=IF([.$F23]&gt;NUMBERVALUE(RIGHT([.G$1];4));0;RANDBETWEEN(1000;1000000))" office:value-type="float" office:value="0" calcext:value-type="float">
            <text:p>0</text:p>
          </table:table-cell>
          <table:table-cell table:formula="of:=IF([.$F23]&gt;NUMBERVALUE(RIGHT([.H$1];4));0;RANDBETWEEN(1000;1000000))" office:value-type="float" office:value="0" calcext:value-type="float">
            <text:p>0</text:p>
          </table:table-cell>
          <table:table-cell table:formula="of:=IF([.$F23]&gt;NUMBERVALUE(RIGHT([.I$1];4));0;RANDBETWEEN(1000;1000000))" office:value-type="float" office:value="0" calcext:value-type="float">
            <text:p>0</text:p>
          </table:table-cell>
          <table:table-cell table:formula="of:=IF([.$F23]&gt;NUMBERVALUE(RIGHT([.J$1];4));0;RANDBETWEEN(1000;1000000))" office:value-type="float" office:value="404323" calcext:value-type="float">
            <text:p>404323</text:p>
          </table:table-cell>
          <table:table-cell table:formula="of:=IF([.$F23]&gt;NUMBERVALUE(RIGHT([.K$1];4));0;RANDBETWEEN(1000;1000000))" office:value-type="float" office:value="849948" calcext:value-type="float">
            <text:p>849948</text:p>
          </table:table-cell>
          <table:table-cell table:formula="of:=IF([.$F23]&gt;NUMBERVALUE(RIGHT([.L$1];4));0;RANDBETWEEN(1000;1000000))" office:value-type="float" office:value="257810" calcext:value-type="float">
            <text:p>257810</text:p>
          </table:table-cell>
          <table:table-cell table:formula="of:=IF([.$F23]&gt;NUMBERVALUE(RIGHT([.M$1];4));0;RANDBETWEEN(1000;1000000))" office:value-type="float" office:value="431494" calcext:value-type="float">
            <text:p>431494</text:p>
          </table:table-cell>
          <table:table-cell table:formula="of:=SUM([.G23:.M23])" office:value-type="float" office:value="1943575" calcext:value-type="float">
            <text:p>1943575</text:p>
          </table:table-cell>
          <table:table-cell table:formula="of:=[.G23]*VLOOKUP(NUMBERVALUE(RIGHT([.G$1];4));[$'salary-percopy'.$A$1:.$B$7];2)+[.H23]*VLOOKUP(NUMBERVALUE(RIGHT([.H$1];4));[$'salary-percopy'.$A$1:.$B$7];2)+[.I23]*VLOOKUP(NUMBERVALUE(RIGHT([.I$1];4));[$'salary-percopy'.$A$1:.$B$7];2)+[.J23]*VLOOKUP(NUMBERVALUE(RIGHT([.J$1];4));[$'salary-percopy'.$A$1:.$B$7];2)+[.K23]*VLOOKUP(NUMBERVALUE(RIGHT([.K$1];4));[$'salary-percopy'.$A$1:.$B$7];2)+[.L23]*VLOOKUP(NUMBERVALUE(RIGHT([.L$1];4));[$'salary-percopy'.$A$1:.$B$7];2)+[.M23]*VLOOKUP(NUMBERVALUE(RIGHT([.M$1];4));[$'salary-percopy'.$A$1:.$B$7];2)" office:value-type="float" office:value="335090030" calcext:value-type="float">
            <text:p>335090030</text:p>
          </table:table-cell>
          <table:table-cell table:formula="of:=IF([.G23]&gt;500000;[.G23]*0.1*VLOOKUP(NUMBERVALUE(RIGHT([.G$1];4));[$'salary-percopy'.$A$1:.$B$7];2))+IF([.H23]&gt;500000;[.H23]*0.1*VLOOKUP(NUMBERVALUE(RIGHT([.H$1];4));[$'salary-percopy'.$A$1:.$B$7];2))+IF([.I23]&gt;500000;[.I23]*0.1*VLOOKUP(NUMBERVALUE(RIGHT([.I$1];4));[$'salary-percopy'.$A$1:.$B$7];2))+IF([.J23]&gt;500000;[.J23]*0.1*VLOOKUP(NUMBERVALUE(RIGHT([.J$1];4));[$'salary-percopy'.$A$1:.$B$7];2))+IF([.K23]&gt;500000;[.K23]*0.1*VLOOKUP(NUMBERVALUE(RIGHT([.K$1];4));[$'salary-percopy'.$A$1:.$B$7];2))+IF([.L23]&gt;500000;[.L23]*0.1*VLOOKUP(NUMBERVALUE(RIGHT([.L$1];4));[$'salary-percopy'.$A$1:.$B$7];2))+IF([.M23]&gt;500000;[.M23]*0.1*VLOOKUP(NUMBERVALUE(RIGHT([.M$1];4));[$'salary-percopy'.$A$1:.$B$7];2))" office:value-type="float" office:value="14449116" calcext:value-type="float">
            <text:p>14449116</text:p>
          </table:table-cell>
          <table:table-cell table:formula="of:=[.O23]+[.P23]" office:value-type="float" office:value="349539146" calcext:value-type="float">
            <text:p>3495391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ylee Crawford</text:p>
          </table:table-cell>
          <table:table-cell office:value-type="string" calcext:value-type="string">
            <text:p>Gangster Of The Mountain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7)" office:value-type="float" office:value="2017" calcext:value-type="float">
            <text:p>2017</text:p>
          </table:table-cell>
          <table:table-cell table:formula="of:=IF([.$F24]&gt;NUMBERVALUE(RIGHT([.G$1];4));0;RANDBETWEEN(1000;1000000))" office:value-type="float" office:value="0" calcext:value-type="float">
            <text:p>0</text:p>
          </table:table-cell>
          <table:table-cell table:formula="of:=IF([.$F24]&gt;NUMBERVALUE(RIGHT([.H$1];4));0;RANDBETWEEN(1000;1000000))" office:value-type="float" office:value="0" calcext:value-type="float">
            <text:p>0</text:p>
          </table:table-cell>
          <table:table-cell table:formula="of:=IF([.$F24]&gt;NUMBERVALUE(RIGHT([.I$1];4));0;RANDBETWEEN(1000;1000000))" office:value-type="float" office:value="0" calcext:value-type="float">
            <text:p>0</text:p>
          </table:table-cell>
          <table:table-cell table:formula="of:=IF([.$F24]&gt;NUMBERVALUE(RIGHT([.J$1];4));0;RANDBETWEEN(1000;1000000))" office:value-type="float" office:value="0" calcext:value-type="float">
            <text:p>0</text:p>
          </table:table-cell>
          <table:table-cell table:formula="of:=IF([.$F24]&gt;NUMBERVALUE(RIGHT([.K$1];4));0;RANDBETWEEN(1000;1000000))" office:value-type="float" office:value="0" calcext:value-type="float">
            <text:p>0</text:p>
          </table:table-cell>
          <table:table-cell table:formula="of:=IF([.$F24]&gt;NUMBERVALUE(RIGHT([.L$1];4));0;RANDBETWEEN(1000;1000000))" office:value-type="float" office:value="0" calcext:value-type="float">
            <text:p>0</text:p>
          </table:table-cell>
          <table:table-cell table:formula="of:=IF([.$F24]&gt;NUMBERVALUE(RIGHT([.M$1];4));0;RANDBETWEEN(1000;1000000))" office:value-type="float" office:value="806653" calcext:value-type="float">
            <text:p>806653</text:p>
          </table:table-cell>
          <table:table-cell table:formula="of:=SUM([.G24:.M24])" office:value-type="float" office:value="806653" calcext:value-type="float">
            <text:p>806653</text:p>
          </table:table-cell>
          <table:table-cell table:formula="of:=[.G24]*VLOOKUP(NUMBERVALUE(RIGHT([.G$1];4));[$'salary-percopy'.$A$1:.$B$7];2)+[.H24]*VLOOKUP(NUMBERVALUE(RIGHT([.H$1];4));[$'salary-percopy'.$A$1:.$B$7];2)+[.I24]*VLOOKUP(NUMBERVALUE(RIGHT([.I$1];4));[$'salary-percopy'.$A$1:.$B$7];2)+[.J24]*VLOOKUP(NUMBERVALUE(RIGHT([.J$1];4));[$'salary-percopy'.$A$1:.$B$7];2)+[.K24]*VLOOKUP(NUMBERVALUE(RIGHT([.K$1];4));[$'salary-percopy'.$A$1:.$B$7];2)+[.L24]*VLOOKUP(NUMBERVALUE(RIGHT([.L$1];4));[$'salary-percopy'.$A$1:.$B$7];2)+[.M24]*VLOOKUP(NUMBERVALUE(RIGHT([.M$1];4));[$'salary-percopy'.$A$1:.$B$7];2)" office:value-type="float" office:value="161330600" calcext:value-type="float">
            <text:p>161330600</text:p>
          </table:table-cell>
          <table:table-cell table:formula="of:=IF([.G24]&gt;500000;[.G24]*0.1*VLOOKUP(NUMBERVALUE(RIGHT([.G$1];4));[$'salary-percopy'.$A$1:.$B$7];2))+IF([.H24]&gt;500000;[.H24]*0.1*VLOOKUP(NUMBERVALUE(RIGHT([.H$1];4));[$'salary-percopy'.$A$1:.$B$7];2))+IF([.I24]&gt;500000;[.I24]*0.1*VLOOKUP(NUMBERVALUE(RIGHT([.I$1];4));[$'salary-percopy'.$A$1:.$B$7];2))+IF([.J24]&gt;500000;[.J24]*0.1*VLOOKUP(NUMBERVALUE(RIGHT([.J$1];4));[$'salary-percopy'.$A$1:.$B$7];2))+IF([.K24]&gt;500000;[.K24]*0.1*VLOOKUP(NUMBERVALUE(RIGHT([.K$1];4));[$'salary-percopy'.$A$1:.$B$7];2))+IF([.L24]&gt;500000;[.L24]*0.1*VLOOKUP(NUMBERVALUE(RIGHT([.L$1];4));[$'salary-percopy'.$A$1:.$B$7];2))+IF([.M24]&gt;500000;[.M24]*0.1*VLOOKUP(NUMBERVALUE(RIGHT([.M$1];4));[$'salary-percopy'.$A$1:.$B$7];2))" office:value-type="float" office:value="16133060" calcext:value-type="float">
            <text:p>16133060</text:p>
          </table:table-cell>
          <table:table-cell table:formula="of:=[.O24]+[.P24]" office:value-type="float" office:value="177463660" calcext:value-type="float">
            <text:p>1774636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ecelia Ware</text:p>
          </table:table-cell>
          <table:table-cell office:value-type="string" calcext:value-type="string">
            <text:p>Friend In The Museum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7)" office:value-type="float" office:value="2017" calcext:value-type="float">
            <text:p>2017</text:p>
          </table:table-cell>
          <table:table-cell table:formula="of:=IF([.$F25]&gt;NUMBERVALUE(RIGHT([.G$1];4));0;RANDBETWEEN(1000;1000000))" office:value-type="float" office:value="0" calcext:value-type="float">
            <text:p>0</text:p>
          </table:table-cell>
          <table:table-cell table:formula="of:=IF([.$F25]&gt;NUMBERVALUE(RIGHT([.H$1];4));0;RANDBETWEEN(1000;1000000))" office:value-type="float" office:value="0" calcext:value-type="float">
            <text:p>0</text:p>
          </table:table-cell>
          <table:table-cell table:formula="of:=IF([.$F25]&gt;NUMBERVALUE(RIGHT([.I$1];4));0;RANDBETWEEN(1000;1000000))" office:value-type="float" office:value="0" calcext:value-type="float">
            <text:p>0</text:p>
          </table:table-cell>
          <table:table-cell table:formula="of:=IF([.$F25]&gt;NUMBERVALUE(RIGHT([.J$1];4));0;RANDBETWEEN(1000;1000000))" office:value-type="float" office:value="0" calcext:value-type="float">
            <text:p>0</text:p>
          </table:table-cell>
          <table:table-cell table:formula="of:=IF([.$F25]&gt;NUMBERVALUE(RIGHT([.K$1];4));0;RANDBETWEEN(1000;1000000))" office:value-type="float" office:value="0" calcext:value-type="float">
            <text:p>0</text:p>
          </table:table-cell>
          <table:table-cell table:formula="of:=IF([.$F25]&gt;NUMBERVALUE(RIGHT([.L$1];4));0;RANDBETWEEN(1000;1000000))" office:value-type="float" office:value="0" calcext:value-type="float">
            <text:p>0</text:p>
          </table:table-cell>
          <table:table-cell table:formula="of:=IF([.$F25]&gt;NUMBERVALUE(RIGHT([.M$1];4));0;RANDBETWEEN(1000;1000000))" office:value-type="float" office:value="546943" calcext:value-type="float">
            <text:p>546943</text:p>
          </table:table-cell>
          <table:table-cell table:formula="of:=SUM([.G25:.M25])" office:value-type="float" office:value="546943" calcext:value-type="float">
            <text:p>546943</text:p>
          </table:table-cell>
          <table:table-cell table:formula="of:=[.G25]*VLOOKUP(NUMBERVALUE(RIGHT([.G$1];4));[$'salary-percopy'.$A$1:.$B$7];2)+[.H25]*VLOOKUP(NUMBERVALUE(RIGHT([.H$1];4));[$'salary-percopy'.$A$1:.$B$7];2)+[.I25]*VLOOKUP(NUMBERVALUE(RIGHT([.I$1];4));[$'salary-percopy'.$A$1:.$B$7];2)+[.J25]*VLOOKUP(NUMBERVALUE(RIGHT([.J$1];4));[$'salary-percopy'.$A$1:.$B$7];2)+[.K25]*VLOOKUP(NUMBERVALUE(RIGHT([.K$1];4));[$'salary-percopy'.$A$1:.$B$7];2)+[.L25]*VLOOKUP(NUMBERVALUE(RIGHT([.L$1];4));[$'salary-percopy'.$A$1:.$B$7];2)+[.M25]*VLOOKUP(NUMBERVALUE(RIGHT([.M$1];4));[$'salary-percopy'.$A$1:.$B$7];2)" office:value-type="float" office:value="109388600" calcext:value-type="float">
            <text:p>109388600</text:p>
          </table:table-cell>
          <table:table-cell table:formula="of:=IF([.G25]&gt;500000;[.G25]*0.1*VLOOKUP(NUMBERVALUE(RIGHT([.G$1];4));[$'salary-percopy'.$A$1:.$B$7];2))+IF([.H25]&gt;500000;[.H25]*0.1*VLOOKUP(NUMBERVALUE(RIGHT([.H$1];4));[$'salary-percopy'.$A$1:.$B$7];2))+IF([.I25]&gt;500000;[.I25]*0.1*VLOOKUP(NUMBERVALUE(RIGHT([.I$1];4));[$'salary-percopy'.$A$1:.$B$7];2))+IF([.J25]&gt;500000;[.J25]*0.1*VLOOKUP(NUMBERVALUE(RIGHT([.J$1];4));[$'salary-percopy'.$A$1:.$B$7];2))+IF([.K25]&gt;500000;[.K25]*0.1*VLOOKUP(NUMBERVALUE(RIGHT([.K$1];4));[$'salary-percopy'.$A$1:.$B$7];2))+IF([.L25]&gt;500000;[.L25]*0.1*VLOOKUP(NUMBERVALUE(RIGHT([.L$1];4));[$'salary-percopy'.$A$1:.$B$7];2))+IF([.M25]&gt;500000;[.M25]*0.1*VLOOKUP(NUMBERVALUE(RIGHT([.M$1];4));[$'salary-percopy'.$A$1:.$B$7];2))" office:value-type="float" office:value="10938860" calcext:value-type="float">
            <text:p>10938860</text:p>
          </table:table-cell>
          <table:table-cell table:formula="of:=[.O25]+[.P25]" office:value-type="float" office:value="120327460" calcext:value-type="float">
            <text:p>1203274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ase Bennett</text:p>
          </table:table-cell>
          <table:table-cell office:value-type="string" calcext:value-type="string">
            <text:p>Creators Of Next Year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7)" office:value-type="float" office:value="2015" calcext:value-type="float">
            <text:p>2015</text:p>
          </table:table-cell>
          <table:table-cell table:formula="of:=IF([.$F26]&gt;NUMBERVALUE(RIGHT([.G$1];4));0;RANDBETWEEN(1000;1000000))" office:value-type="float" office:value="0" calcext:value-type="float">
            <text:p>0</text:p>
          </table:table-cell>
          <table:table-cell table:formula="of:=IF([.$F26]&gt;NUMBERVALUE(RIGHT([.H$1];4));0;RANDBETWEEN(1000;1000000))" office:value-type="float" office:value="0" calcext:value-type="float">
            <text:p>0</text:p>
          </table:table-cell>
          <table:table-cell table:formula="of:=IF([.$F26]&gt;NUMBERVALUE(RIGHT([.I$1];4));0;RANDBETWEEN(1000;1000000))" office:value-type="float" office:value="0" calcext:value-type="float">
            <text:p>0</text:p>
          </table:table-cell>
          <table:table-cell table:formula="of:=IF([.$F26]&gt;NUMBERVALUE(RIGHT([.J$1];4));0;RANDBETWEEN(1000;1000000))" office:value-type="float" office:value="0" calcext:value-type="float">
            <text:p>0</text:p>
          </table:table-cell>
          <table:table-cell table:formula="of:=IF([.$F26]&gt;NUMBERVALUE(RIGHT([.K$1];4));0;RANDBETWEEN(1000;1000000))" office:value-type="float" office:value="803064" calcext:value-type="float">
            <text:p>803064</text:p>
          </table:table-cell>
          <table:table-cell table:formula="of:=IF([.$F26]&gt;NUMBERVALUE(RIGHT([.L$1];4));0;RANDBETWEEN(1000;1000000))" office:value-type="float" office:value="801733" calcext:value-type="float">
            <text:p>801733</text:p>
          </table:table-cell>
          <table:table-cell table:formula="of:=IF([.$F26]&gt;NUMBERVALUE(RIGHT([.M$1];4));0;RANDBETWEEN(1000;1000000))" office:value-type="float" office:value="880028" calcext:value-type="float">
            <text:p>880028</text:p>
          </table:table-cell>
          <table:table-cell table:formula="of:=SUM([.G26:.M26])" office:value-type="float" office:value="2484825" calcext:value-type="float">
            <text:p>2484825</text:p>
          </table:table-cell>
          <table:table-cell table:formula="of:=[.G26]*VLOOKUP(NUMBERVALUE(RIGHT([.G$1];4));[$'salary-percopy'.$A$1:.$B$7];2)+[.H26]*VLOOKUP(NUMBERVALUE(RIGHT([.H$1];4));[$'salary-percopy'.$A$1:.$B$7];2)+[.I26]*VLOOKUP(NUMBERVALUE(RIGHT([.I$1];4));[$'salary-percopy'.$A$1:.$B$7];2)+[.J26]*VLOOKUP(NUMBERVALUE(RIGHT([.J$1];4));[$'salary-percopy'.$A$1:.$B$7];2)+[.K26]*VLOOKUP(NUMBERVALUE(RIGHT([.K$1];4));[$'salary-percopy'.$A$1:.$B$7];2)+[.L26]*VLOOKUP(NUMBERVALUE(RIGHT([.L$1];4));[$'salary-percopy'.$A$1:.$B$7];2)+[.M26]*VLOOKUP(NUMBERVALUE(RIGHT([.M$1];4));[$'salary-percopy'.$A$1:.$B$7];2)" office:value-type="float" office:value="460847085" calcext:value-type="float">
            <text:p>460847085</text:p>
          </table:table-cell>
          <table:table-cell table:formula="of:=IF([.G26]&gt;500000;[.G26]*0.1*VLOOKUP(NUMBERVALUE(RIGHT([.G$1];4));[$'salary-percopy'.$A$1:.$B$7];2))+IF([.H26]&gt;500000;[.H26]*0.1*VLOOKUP(NUMBERVALUE(RIGHT([.H$1];4));[$'salary-percopy'.$A$1:.$B$7];2))+IF([.I26]&gt;500000;[.I26]*0.1*VLOOKUP(NUMBERVALUE(RIGHT([.I$1];4));[$'salary-percopy'.$A$1:.$B$7];2))+IF([.J26]&gt;500000;[.J26]*0.1*VLOOKUP(NUMBERVALUE(RIGHT([.J$1];4));[$'salary-percopy'.$A$1:.$B$7];2))+IF([.K26]&gt;500000;[.K26]*0.1*VLOOKUP(NUMBERVALUE(RIGHT([.K$1];4));[$'salary-percopy'.$A$1:.$B$7];2))+IF([.L26]&gt;500000;[.L26]*0.1*VLOOKUP(NUMBERVALUE(RIGHT([.L$1];4));[$'salary-percopy'.$A$1:.$B$7];2))+IF([.M26]&gt;500000;[.M26]*0.1*VLOOKUP(NUMBERVALUE(RIGHT([.M$1];4));[$'salary-percopy'.$A$1:.$B$7];2))" office:value-type="float" office:value="46084708.5" calcext:value-type="float">
            <text:p>46084709</text:p>
          </table:table-cell>
          <table:table-cell table:formula="of:=[.O26]+[.P26]" office:value-type="float" office:value="506931793.5" calcext:value-type="float">
            <text:p>50693179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aya Clarke</text:p>
          </table:table-cell>
          <table:table-cell office:value-type="string" calcext:value-type="string">
            <text:p>Guests Of Our Destiny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Jovanny Hunt" calcext:value-type="string">
            <text:p>Jovanny Hunt</text:p>
          </table:table-cell>
          <table:table-cell table:formula="of:=RANDBETWEEN(2011;2017)" office:value-type="float" office:value="2011" calcext:value-type="float">
            <text:p>2011</text:p>
          </table:table-cell>
          <table:table-cell table:formula="of:=IF([.$F27]&gt;NUMBERVALUE(RIGHT([.G$1];4));0;RANDBETWEEN(1000;1000000))" office:value-type="float" office:value="368776" calcext:value-type="float">
            <text:p>368776</text:p>
          </table:table-cell>
          <table:table-cell table:formula="of:=IF([.$F27]&gt;NUMBERVALUE(RIGHT([.H$1];4));0;RANDBETWEEN(1000;1000000))" office:value-type="float" office:value="940431" calcext:value-type="float">
            <text:p>940431</text:p>
          </table:table-cell>
          <table:table-cell table:formula="of:=IF([.$F27]&gt;NUMBERVALUE(RIGHT([.I$1];4));0;RANDBETWEEN(1000;1000000))" office:value-type="float" office:value="215831" calcext:value-type="float">
            <text:p>215831</text:p>
          </table:table-cell>
          <table:table-cell table:formula="of:=IF([.$F27]&gt;NUMBERVALUE(RIGHT([.J$1];4));0;RANDBETWEEN(1000;1000000))" office:value-type="float" office:value="817370" calcext:value-type="float">
            <text:p>817370</text:p>
          </table:table-cell>
          <table:table-cell table:formula="of:=IF([.$F27]&gt;NUMBERVALUE(RIGHT([.K$1];4));0;RANDBETWEEN(1000;1000000))" office:value-type="float" office:value="347217" calcext:value-type="float">
            <text:p>347217</text:p>
          </table:table-cell>
          <table:table-cell table:formula="of:=IF([.$F27]&gt;NUMBERVALUE(RIGHT([.L$1];4));0;RANDBETWEEN(1000;1000000))" office:value-type="float" office:value="87532" calcext:value-type="float">
            <text:p>87532</text:p>
          </table:table-cell>
          <table:table-cell table:formula="of:=IF([.$F27]&gt;NUMBERVALUE(RIGHT([.M$1];4));0;RANDBETWEEN(1000;1000000))" office:value-type="float" office:value="596019" calcext:value-type="float">
            <text:p>596019</text:p>
          </table:table-cell>
          <table:table-cell table:formula="of:=SUM([.G27:.M27])" office:value-type="float" office:value="3373176" calcext:value-type="float">
            <text:p>3373176</text:p>
          </table:table-cell>
          <table:table-cell table:formula="of:=[.G27]*VLOOKUP(NUMBERVALUE(RIGHT([.G$1];4));[$'salary-percopy'.$A$1:.$B$7];2)+[.H27]*VLOOKUP(NUMBERVALUE(RIGHT([.H$1];4));[$'salary-percopy'.$A$1:.$B$7];2)+[.I27]*VLOOKUP(NUMBERVALUE(RIGHT([.I$1];4));[$'salary-percopy'.$A$1:.$B$7];2)+[.J27]*VLOOKUP(NUMBERVALUE(RIGHT([.J$1];4));[$'salary-percopy'.$A$1:.$B$7];2)+[.K27]*VLOOKUP(NUMBERVALUE(RIGHT([.K$1];4));[$'salary-percopy'.$A$1:.$B$7];2)+[.L27]*VLOOKUP(NUMBERVALUE(RIGHT([.L$1];4));[$'salary-percopy'.$A$1:.$B$7];2)+[.M27]*VLOOKUP(NUMBERVALUE(RIGHT([.M$1];4));[$'salary-percopy'.$A$1:.$B$7];2)" office:value-type="float" office:value="475080640" calcext:value-type="float">
            <text:p>475080640</text:p>
          </table:table-cell>
          <table:table-cell table:formula="of:=IF([.G27]&gt;500000;[.G27]*0.1*VLOOKUP(NUMBERVALUE(RIGHT([.G$1];4));[$'salary-percopy'.$A$1:.$B$7];2))+IF([.H27]&gt;500000;[.H27]*0.1*VLOOKUP(NUMBERVALUE(RIGHT([.H$1];4));[$'salary-percopy'.$A$1:.$B$7];2))+IF([.I27]&gt;500000;[.I27]*0.1*VLOOKUP(NUMBERVALUE(RIGHT([.I$1];4));[$'salary-percopy'.$A$1:.$B$7];2))+IF([.J27]&gt;500000;[.J27]*0.1*VLOOKUP(NUMBERVALUE(RIGHT([.J$1];4));[$'salary-percopy'.$A$1:.$B$7];2))+IF([.K27]&gt;500000;[.K27]*0.1*VLOOKUP(NUMBERVALUE(RIGHT([.K$1];4));[$'salary-percopy'.$A$1:.$B$7];2))+IF([.L27]&gt;500000;[.L27]*0.1*VLOOKUP(NUMBERVALUE(RIGHT([.L$1];4));[$'salary-percopy'.$A$1:.$B$7];2))+IF([.M27]&gt;500000;[.M27]*0.1*VLOOKUP(NUMBERVALUE(RIGHT([.M$1];4));[$'salary-percopy'.$A$1:.$B$7];2))" office:value-type="float" office:value="33708301" calcext:value-type="float">
            <text:p>33708301</text:p>
          </table:table-cell>
          <table:table-cell table:formula="of:=[.O27]+[.P27]" office:value-type="float" office:value="508788941" calcext:value-type="float">
            <text:p>5087889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laudia Hopkins</text:p>
          </table:table-cell>
          <table:table-cell office:value-type="string" calcext:value-type="string">
            <text:p>Monument Of The Shield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7)" office:value-type="float" office:value="2013" calcext:value-type="float">
            <text:p>2013</text:p>
          </table:table-cell>
          <table:table-cell table:formula="of:=IF([.$F28]&gt;NUMBERVALUE(RIGHT([.G$1];4));0;RANDBETWEEN(1000;1000000))" office:value-type="float" office:value="0" calcext:value-type="float">
            <text:p>0</text:p>
          </table:table-cell>
          <table:table-cell table:formula="of:=IF([.$F28]&gt;NUMBERVALUE(RIGHT([.H$1];4));0;RANDBETWEEN(1000;1000000))" office:value-type="float" office:value="0" calcext:value-type="float">
            <text:p>0</text:p>
          </table:table-cell>
          <table:table-cell table:formula="of:=IF([.$F28]&gt;NUMBERVALUE(RIGHT([.I$1];4));0;RANDBETWEEN(1000;1000000))" office:value-type="float" office:value="148091" calcext:value-type="float">
            <text:p>148091</text:p>
          </table:table-cell>
          <table:table-cell table:formula="of:=IF([.$F28]&gt;NUMBERVALUE(RIGHT([.J$1];4));0;RANDBETWEEN(1000;1000000))" office:value-type="float" office:value="891926" calcext:value-type="float">
            <text:p>891926</text:p>
          </table:table-cell>
          <table:table-cell table:formula="of:=IF([.$F28]&gt;NUMBERVALUE(RIGHT([.K$1];4));0;RANDBETWEEN(1000;1000000))" office:value-type="float" office:value="236503" calcext:value-type="float">
            <text:p>236503</text:p>
          </table:table-cell>
          <table:table-cell table:formula="of:=IF([.$F28]&gt;NUMBERVALUE(RIGHT([.L$1];4));0;RANDBETWEEN(1000;1000000))" office:value-type="float" office:value="605693" calcext:value-type="float">
            <text:p>605693</text:p>
          </table:table-cell>
          <table:table-cell table:formula="of:=IF([.$F28]&gt;NUMBERVALUE(RIGHT([.M$1];4));0;RANDBETWEEN(1000;1000000))" office:value-type="float" office:value="518020" calcext:value-type="float">
            <text:p>518020</text:p>
          </table:table-cell>
          <table:table-cell table:formula="of:=SUM([.G28:.M28])" office:value-type="float" office:value="2400233" calcext:value-type="float">
            <text:p>2400233</text:p>
          </table:table-cell>
          <table:table-cell table:formula="of:=[.G28]*VLOOKUP(NUMBERVALUE(RIGHT([.G$1];4));[$'salary-percopy'.$A$1:.$B$7];2)+[.H28]*VLOOKUP(NUMBERVALUE(RIGHT([.H$1];4));[$'salary-percopy'.$A$1:.$B$7];2)+[.I28]*VLOOKUP(NUMBERVALUE(RIGHT([.I$1];4));[$'salary-percopy'.$A$1:.$B$7];2)+[.J28]*VLOOKUP(NUMBERVALUE(RIGHT([.J$1];4));[$'salary-percopy'.$A$1:.$B$7];2)+[.K28]*VLOOKUP(NUMBERVALUE(RIGHT([.K$1];4));[$'salary-percopy'.$A$1:.$B$7];2)+[.L28]*VLOOKUP(NUMBERVALUE(RIGHT([.L$1];4));[$'salary-percopy'.$A$1:.$B$7];2)+[.M28]*VLOOKUP(NUMBERVALUE(RIGHT([.M$1];4));[$'salary-percopy'.$A$1:.$B$7];2)" office:value-type="float" office:value="398503275" calcext:value-type="float">
            <text:p>398503275</text:p>
          </table:table-cell>
          <table:table-cell table:formula="of:=IF([.G28]&gt;500000;[.G28]*0.1*VLOOKUP(NUMBERVALUE(RIGHT([.G$1];4));[$'salary-percopy'.$A$1:.$B$7];2))+IF([.H28]&gt;500000;[.H28]*0.1*VLOOKUP(NUMBERVALUE(RIGHT([.H$1];4));[$'salary-percopy'.$A$1:.$B$7];2))+IF([.I28]&gt;500000;[.I28]*0.1*VLOOKUP(NUMBERVALUE(RIGHT([.I$1];4));[$'salary-percopy'.$A$1:.$B$7];2))+IF([.J28]&gt;500000;[.J28]*0.1*VLOOKUP(NUMBERVALUE(RIGHT([.J$1];4));[$'salary-percopy'.$A$1:.$B$7];2))+IF([.K28]&gt;500000;[.K28]*0.1*VLOOKUP(NUMBERVALUE(RIGHT([.K$1];4));[$'salary-percopy'.$A$1:.$B$7];2))+IF([.L28]&gt;500000;[.L28]*0.1*VLOOKUP(NUMBERVALUE(RIGHT([.L$1];4));[$'salary-percopy'.$A$1:.$B$7];2))+IF([.M28]&gt;500000;[.M28]*0.1*VLOOKUP(NUMBERVALUE(RIGHT([.M$1];4));[$'salary-percopy'.$A$1:.$B$7];2))" office:value-type="float" office:value="34052684.5" calcext:value-type="float">
            <text:p>34052685</text:p>
          </table:table-cell>
          <table:table-cell table:formula="of:=[.O28]+[.P28]" office:value-type="float" office:value="432555959.5" calcext:value-type="float">
            <text:p>4325559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nrad Morrow</text:p>
          </table:table-cell>
          <table:table-cell office:value-type="string" calcext:value-type="string">
            <text:p>Woman Of Time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7)" office:value-type="float" office:value="2015" calcext:value-type="float">
            <text:p>2015</text:p>
          </table:table-cell>
          <table:table-cell table:formula="of:=IF([.$F29]&gt;NUMBERVALUE(RIGHT([.G$1];4));0;RANDBETWEEN(1000;1000000))" office:value-type="float" office:value="0" calcext:value-type="float">
            <text:p>0</text:p>
          </table:table-cell>
          <table:table-cell table:formula="of:=IF([.$F29]&gt;NUMBERVALUE(RIGHT([.H$1];4));0;RANDBETWEEN(1000;1000000))" office:value-type="float" office:value="0" calcext:value-type="float">
            <text:p>0</text:p>
          </table:table-cell>
          <table:table-cell table:formula="of:=IF([.$F29]&gt;NUMBERVALUE(RIGHT([.I$1];4));0;RANDBETWEEN(1000;1000000))" office:value-type="float" office:value="0" calcext:value-type="float">
            <text:p>0</text:p>
          </table:table-cell>
          <table:table-cell table:formula="of:=IF([.$F29]&gt;NUMBERVALUE(RIGHT([.J$1];4));0;RANDBETWEEN(1000;1000000))" office:value-type="float" office:value="0" calcext:value-type="float">
            <text:p>0</text:p>
          </table:table-cell>
          <table:table-cell table:formula="of:=IF([.$F29]&gt;NUMBERVALUE(RIGHT([.K$1];4));0;RANDBETWEEN(1000;1000000))" office:value-type="float" office:value="278478" calcext:value-type="float">
            <text:p>278478</text:p>
          </table:table-cell>
          <table:table-cell table:formula="of:=IF([.$F29]&gt;NUMBERVALUE(RIGHT([.L$1];4));0;RANDBETWEEN(1000;1000000))" office:value-type="float" office:value="667321" calcext:value-type="float">
            <text:p>667321</text:p>
          </table:table-cell>
          <table:table-cell table:formula="of:=IF([.$F29]&gt;NUMBERVALUE(RIGHT([.M$1];4));0;RANDBETWEEN(1000;1000000))" office:value-type="float" office:value="529583" calcext:value-type="float">
            <text:p>529583</text:p>
          </table:table-cell>
          <table:table-cell table:formula="of:=SUM([.G29:.M29])" office:value-type="float" office:value="1475382" calcext:value-type="float">
            <text:p>1475382</text:p>
          </table:table-cell>
          <table:table-cell table:formula="of:=[.G29]*VLOOKUP(NUMBERVALUE(RIGHT([.G$1];4));[$'salary-percopy'.$A$1:.$B$7];2)+[.H29]*VLOOKUP(NUMBERVALUE(RIGHT([.H$1];4));[$'salary-percopy'.$A$1:.$B$7];2)+[.I29]*VLOOKUP(NUMBERVALUE(RIGHT([.I$1];4));[$'salary-percopy'.$A$1:.$B$7];2)+[.J29]*VLOOKUP(NUMBERVALUE(RIGHT([.J$1];4));[$'salary-percopy'.$A$1:.$B$7];2)+[.K29]*VLOOKUP(NUMBERVALUE(RIGHT([.K$1];4));[$'salary-percopy'.$A$1:.$B$7];2)+[.L29]*VLOOKUP(NUMBERVALUE(RIGHT([.L$1];4));[$'salary-percopy'.$A$1:.$B$7];2)+[.M29]*VLOOKUP(NUMBERVALUE(RIGHT([.M$1];4));[$'salary-percopy'.$A$1:.$B$7];2)" office:value-type="float" office:value="276712245" calcext:value-type="float">
            <text:p>276712245</text:p>
          </table:table-cell>
          <table:table-cell table:formula="of:=IF([.G29]&gt;500000;[.G29]*0.1*VLOOKUP(NUMBERVALUE(RIGHT([.G$1];4));[$'salary-percopy'.$A$1:.$B$7];2))+IF([.H29]&gt;500000;[.H29]*0.1*VLOOKUP(NUMBERVALUE(RIGHT([.H$1];4));[$'salary-percopy'.$A$1:.$B$7];2))+IF([.I29]&gt;500000;[.I29]*0.1*VLOOKUP(NUMBERVALUE(RIGHT([.I$1];4));[$'salary-percopy'.$A$1:.$B$7];2))+IF([.J29]&gt;500000;[.J29]*0.1*VLOOKUP(NUMBERVALUE(RIGHT([.J$1];4));[$'salary-percopy'.$A$1:.$B$7];2))+IF([.K29]&gt;500000;[.K29]*0.1*VLOOKUP(NUMBERVALUE(RIGHT([.K$1];4));[$'salary-percopy'.$A$1:.$B$7];2))+IF([.L29]&gt;500000;[.L29]*0.1*VLOOKUP(NUMBERVALUE(RIGHT([.L$1];4));[$'salary-percopy'.$A$1:.$B$7];2))+IF([.M29]&gt;500000;[.M29]*0.1*VLOOKUP(NUMBERVALUE(RIGHT([.M$1];4));[$'salary-percopy'.$A$1:.$B$7];2))" office:value-type="float" office:value="22937098.5" calcext:value-type="float">
            <text:p>22937099</text:p>
          </table:table-cell>
          <table:table-cell table:formula="of:=[.O29]+[.P29]" office:value-type="float" office:value="299649343.5" calcext:value-type="float">
            <text:p>29964934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rtez Case</text:p>
          </table:table-cell>
          <table:table-cell office:value-type="string" calcext:value-type="string">
            <text:p>Cats And Companions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7)" office:value-type="float" office:value="2014" calcext:value-type="float">
            <text:p>2014</text:p>
          </table:table-cell>
          <table:table-cell table:formula="of:=IF([.$F30]&gt;NUMBERVALUE(RIGHT([.G$1];4));0;RANDBETWEEN(1000;1000000))" office:value-type="float" office:value="0" calcext:value-type="float">
            <text:p>0</text:p>
          </table:table-cell>
          <table:table-cell table:formula="of:=IF([.$F30]&gt;NUMBERVALUE(RIGHT([.H$1];4));0;RANDBETWEEN(1000;1000000))" office:value-type="float" office:value="0" calcext:value-type="float">
            <text:p>0</text:p>
          </table:table-cell>
          <table:table-cell table:formula="of:=IF([.$F30]&gt;NUMBERVALUE(RIGHT([.I$1];4));0;RANDBETWEEN(1000;1000000))" office:value-type="float" office:value="0" calcext:value-type="float">
            <text:p>0</text:p>
          </table:table-cell>
          <table:table-cell table:formula="of:=IF([.$F30]&gt;NUMBERVALUE(RIGHT([.J$1];4));0;RANDBETWEEN(1000;1000000))" office:value-type="float" office:value="476158" calcext:value-type="float">
            <text:p>476158</text:p>
          </table:table-cell>
          <table:table-cell table:formula="of:=IF([.$F30]&gt;NUMBERVALUE(RIGHT([.K$1];4));0;RANDBETWEEN(1000;1000000))" office:value-type="float" office:value="305868" calcext:value-type="float">
            <text:p>305868</text:p>
          </table:table-cell>
          <table:table-cell table:formula="of:=IF([.$F30]&gt;NUMBERVALUE(RIGHT([.L$1];4));0;RANDBETWEEN(1000;1000000))" office:value-type="float" office:value="307582" calcext:value-type="float">
            <text:p>307582</text:p>
          </table:table-cell>
          <table:table-cell table:formula="of:=IF([.$F30]&gt;NUMBERVALUE(RIGHT([.M$1];4));0;RANDBETWEEN(1000;1000000))" office:value-type="float" office:value="563926" calcext:value-type="float">
            <text:p>563926</text:p>
          </table:table-cell>
          <table:table-cell table:formula="of:=SUM([.G30:.M30])" office:value-type="float" office:value="1653534" calcext:value-type="float">
            <text:p>1653534</text:p>
          </table:table-cell>
          <table:table-cell table:formula="of:=[.G30]*VLOOKUP(NUMBERVALUE(RIGHT([.G$1];4));[$'salary-percopy'.$A$1:.$B$7];2)+[.H30]*VLOOKUP(NUMBERVALUE(RIGHT([.H$1];4));[$'salary-percopy'.$A$1:.$B$7];2)+[.I30]*VLOOKUP(NUMBERVALUE(RIGHT([.I$1];4));[$'salary-percopy'.$A$1:.$B$7];2)+[.J30]*VLOOKUP(NUMBERVALUE(RIGHT([.J$1];4));[$'salary-percopy'.$A$1:.$B$7];2)+[.K30]*VLOOKUP(NUMBERVALUE(RIGHT([.K$1];4));[$'salary-percopy'.$A$1:.$B$7];2)+[.L30]*VLOOKUP(NUMBERVALUE(RIGHT([.L$1];4));[$'salary-percopy'.$A$1:.$B$7];2)+[.M30]*VLOOKUP(NUMBERVALUE(RIGHT([.M$1];4));[$'salary-percopy'.$A$1:.$B$7];2)" office:value-type="float" office:value="288347550" calcext:value-type="float">
            <text:p>288347550</text:p>
          </table:table-cell>
          <table:table-cell table:formula="of:=IF([.G30]&gt;500000;[.G30]*0.1*VLOOKUP(NUMBERVALUE(RIGHT([.G$1];4));[$'salary-percopy'.$A$1:.$B$7];2))+IF([.H30]&gt;500000;[.H30]*0.1*VLOOKUP(NUMBERVALUE(RIGHT([.H$1];4));[$'salary-percopy'.$A$1:.$B$7];2))+IF([.I30]&gt;500000;[.I30]*0.1*VLOOKUP(NUMBERVALUE(RIGHT([.I$1];4));[$'salary-percopy'.$A$1:.$B$7];2))+IF([.J30]&gt;500000;[.J30]*0.1*VLOOKUP(NUMBERVALUE(RIGHT([.J$1];4));[$'salary-percopy'.$A$1:.$B$7];2))+IF([.K30]&gt;500000;[.K30]*0.1*VLOOKUP(NUMBERVALUE(RIGHT([.K$1];4));[$'salary-percopy'.$A$1:.$B$7];2))+IF([.L30]&gt;500000;[.L30]*0.1*VLOOKUP(NUMBERVALUE(RIGHT([.L$1];4));[$'salary-percopy'.$A$1:.$B$7];2))+IF([.M30]&gt;500000;[.M30]*0.1*VLOOKUP(NUMBERVALUE(RIGHT([.M$1];4));[$'salary-percopy'.$A$1:.$B$7];2))" office:value-type="float" office:value="11278520" calcext:value-type="float">
            <text:p>11278520</text:p>
          </table:table-cell>
          <table:table-cell table:formula="of:=[.O30]+[.P30]" office:value-type="float" office:value="299626070" calcext:value-type="float">
            <text:p>29962607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rian Parsons</text:p>
          </table:table-cell>
          <table:table-cell office:value-type="string" calcext:value-type="string">
            <text:p>Loss Of The Nation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Winston Wang" calcext:value-type="string">
            <text:p>Winston Wang</text:p>
          </table:table-cell>
          <table:table-cell table:formula="of:=RANDBETWEEN(2011;2017)" office:value-type="float" office:value="2013" calcext:value-type="float">
            <text:p>2013</text:p>
          </table:table-cell>
          <table:table-cell table:formula="of:=IF([.$F31]&gt;NUMBERVALUE(RIGHT([.G$1];4));0;RANDBETWEEN(1000;1000000))" office:value-type="float" office:value="0" calcext:value-type="float">
            <text:p>0</text:p>
          </table:table-cell>
          <table:table-cell table:formula="of:=IF([.$F31]&gt;NUMBERVALUE(RIGHT([.H$1];4));0;RANDBETWEEN(1000;1000000))" office:value-type="float" office:value="0" calcext:value-type="float">
            <text:p>0</text:p>
          </table:table-cell>
          <table:table-cell table:formula="of:=IF([.$F31]&gt;NUMBERVALUE(RIGHT([.I$1];4));0;RANDBETWEEN(1000;1000000))" office:value-type="float" office:value="943682" calcext:value-type="float">
            <text:p>943682</text:p>
          </table:table-cell>
          <table:table-cell table:formula="of:=IF([.$F31]&gt;NUMBERVALUE(RIGHT([.J$1];4));0;RANDBETWEEN(1000;1000000))" office:value-type="float" office:value="738376" calcext:value-type="float">
            <text:p>738376</text:p>
          </table:table-cell>
          <table:table-cell table:formula="of:=IF([.$F31]&gt;NUMBERVALUE(RIGHT([.K$1];4));0;RANDBETWEEN(1000;1000000))" office:value-type="float" office:value="46347" calcext:value-type="float">
            <text:p>46347</text:p>
          </table:table-cell>
          <table:table-cell table:formula="of:=IF([.$F31]&gt;NUMBERVALUE(RIGHT([.L$1];4));0;RANDBETWEEN(1000;1000000))" office:value-type="float" office:value="968727" calcext:value-type="float">
            <text:p>968727</text:p>
          </table:table-cell>
          <table:table-cell table:formula="of:=IF([.$F31]&gt;NUMBERVALUE(RIGHT([.M$1];4));0;RANDBETWEEN(1000;1000000))" office:value-type="float" office:value="508161" calcext:value-type="float">
            <text:p>508161</text:p>
          </table:table-cell>
          <table:table-cell table:formula="of:=SUM([.G31:.M31])" office:value-type="float" office:value="3205293" calcext:value-type="float">
            <text:p>3205293</text:p>
          </table:table-cell>
          <table:table-cell table:formula="of:=[.G31]*VLOOKUP(NUMBERVALUE(RIGHT([.G$1];4));[$'salary-percopy'.$A$1:.$B$7];2)+[.H31]*VLOOKUP(NUMBERVALUE(RIGHT([.H$1];4));[$'salary-percopy'.$A$1:.$B$7];2)+[.I31]*VLOOKUP(NUMBERVALUE(RIGHT([.I$1];4));[$'salary-percopy'.$A$1:.$B$7];2)+[.J31]*VLOOKUP(NUMBERVALUE(RIGHT([.J$1];4));[$'salary-percopy'.$A$1:.$B$7];2)+[.K31]*VLOOKUP(NUMBERVALUE(RIGHT([.K$1];4));[$'salary-percopy'.$A$1:.$B$7];2)+[.L31]*VLOOKUP(NUMBERVALUE(RIGHT([.L$1];4));[$'salary-percopy'.$A$1:.$B$7];2)+[.M31]*VLOOKUP(NUMBERVALUE(RIGHT([.M$1];4));[$'salary-percopy'.$A$1:.$B$7];2)" office:value-type="float" office:value="505340165" calcext:value-type="float">
            <text:p>505340165</text:p>
          </table:table-cell>
          <table:table-cell table:formula="of:=IF([.G31]&gt;500000;[.G31]*0.1*VLOOKUP(NUMBERVALUE(RIGHT([.G$1];4));[$'salary-percopy'.$A$1:.$B$7];2))+IF([.H31]&gt;500000;[.H31]*0.1*VLOOKUP(NUMBERVALUE(RIGHT([.H$1];4));[$'salary-percopy'.$A$1:.$B$7];2))+IF([.I31]&gt;500000;[.I31]*0.1*VLOOKUP(NUMBERVALUE(RIGHT([.I$1];4));[$'salary-percopy'.$A$1:.$B$7];2))+IF([.J31]&gt;500000;[.J31]*0.1*VLOOKUP(NUMBERVALUE(RIGHT([.J$1];4));[$'salary-percopy'.$A$1:.$B$7];2))+IF([.K31]&gt;500000;[.K31]*0.1*VLOOKUP(NUMBERVALUE(RIGHT([.K$1];4));[$'salary-percopy'.$A$1:.$B$7];2))+IF([.L31]&gt;500000;[.L31]*0.1*VLOOKUP(NUMBERVALUE(RIGHT([.L$1];4));[$'salary-percopy'.$A$1:.$B$7];2))+IF([.M31]&gt;500000;[.M31]*0.1*VLOOKUP(NUMBERVALUE(RIGHT([.M$1];4));[$'salary-percopy'.$A$1:.$B$7];2))" office:value-type="float" office:value="49746117.5" calcext:value-type="float">
            <text:p>49746118</text:p>
          </table:table-cell>
          <table:table-cell table:formula="of:=[.O31]+[.P31]" office:value-type="float" office:value="555086282.5" calcext:value-type="float">
            <text:p>5550862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avis Duncan</text:p>
          </table:table-cell>
          <table:table-cell office:value-type="string" calcext:value-type="string">
            <text:p>Fiends And Snakes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Bronson Riddle" calcext:value-type="string">
            <text:p>Bronson Riddle</text:p>
          </table:table-cell>
          <table:table-cell table:formula="of:=RANDBETWEEN(2011;2017)" office:value-type="float" office:value="2013" calcext:value-type="float">
            <text:p>2013</text:p>
          </table:table-cell>
          <table:table-cell table:formula="of:=IF([.$F32]&gt;NUMBERVALUE(RIGHT([.G$1];4));0;RANDBETWEEN(1000;1000000))" office:value-type="float" office:value="0" calcext:value-type="float">
            <text:p>0</text:p>
          </table:table-cell>
          <table:table-cell table:formula="of:=IF([.$F32]&gt;NUMBERVALUE(RIGHT([.H$1];4));0;RANDBETWEEN(1000;1000000))" office:value-type="float" office:value="0" calcext:value-type="float">
            <text:p>0</text:p>
          </table:table-cell>
          <table:table-cell table:formula="of:=IF([.$F32]&gt;NUMBERVALUE(RIGHT([.I$1];4));0;RANDBETWEEN(1000;1000000))" office:value-type="float" office:value="422984" calcext:value-type="float">
            <text:p>422984</text:p>
          </table:table-cell>
          <table:table-cell table:formula="of:=IF([.$F32]&gt;NUMBERVALUE(RIGHT([.J$1];4));0;RANDBETWEEN(1000;1000000))" office:value-type="float" office:value="436313" calcext:value-type="float">
            <text:p>436313</text:p>
          </table:table-cell>
          <table:table-cell table:formula="of:=IF([.$F32]&gt;NUMBERVALUE(RIGHT([.K$1];4));0;RANDBETWEEN(1000;1000000))" office:value-type="float" office:value="315999" calcext:value-type="float">
            <text:p>315999</text:p>
          </table:table-cell>
          <table:table-cell table:formula="of:=IF([.$F32]&gt;NUMBERVALUE(RIGHT([.L$1];4));0;RANDBETWEEN(1000;1000000))" office:value-type="float" office:value="907995" calcext:value-type="float">
            <text:p>907995</text:p>
          </table:table-cell>
          <table:table-cell table:formula="of:=IF([.$F32]&gt;NUMBERVALUE(RIGHT([.M$1];4));0;RANDBETWEEN(1000;1000000))" office:value-type="float" office:value="384644" calcext:value-type="float">
            <text:p>384644</text:p>
          </table:table-cell>
          <table:table-cell table:formula="of:=SUM([.G32:.M32])" office:value-type="float" office:value="2467935" calcext:value-type="float">
            <text:p>2467935</text:p>
          </table:table-cell>
          <table:table-cell table:formula="of:=[.G32]*VLOOKUP(NUMBERVALUE(RIGHT([.G$1];4));[$'salary-percopy'.$A$1:.$B$7];2)+[.H32]*VLOOKUP(NUMBERVALUE(RIGHT([.H$1];4));[$'salary-percopy'.$A$1:.$B$7];2)+[.I32]*VLOOKUP(NUMBERVALUE(RIGHT([.I$1];4));[$'salary-percopy'.$A$1:.$B$7];2)+[.J32]*VLOOKUP(NUMBERVALUE(RIGHT([.J$1];4));[$'salary-percopy'.$A$1:.$B$7];2)+[.K32]*VLOOKUP(NUMBERVALUE(RIGHT([.K$1];4));[$'salary-percopy'.$A$1:.$B$7];2)+[.L32]*VLOOKUP(NUMBERVALUE(RIGHT([.L$1];4));[$'salary-percopy'.$A$1:.$B$7];2)+[.M32]*VLOOKUP(NUMBERVALUE(RIGHT([.M$1];4));[$'salary-percopy'.$A$1:.$B$7];2)" office:value-type="float" office:value="410469605" calcext:value-type="float">
            <text:p>410469605</text:p>
          </table:table-cell>
          <table:table-cell table:formula="of:=IF([.G32]&gt;500000;[.G32]*0.1*VLOOKUP(NUMBERVALUE(RIGHT([.G$1];4));[$'salary-percopy'.$A$1:.$B$7];2))+IF([.H32]&gt;500000;[.H32]*0.1*VLOOKUP(NUMBERVALUE(RIGHT([.H$1];4));[$'salary-percopy'.$A$1:.$B$7];2))+IF([.I32]&gt;500000;[.I32]*0.1*VLOOKUP(NUMBERVALUE(RIGHT([.I$1];4));[$'salary-percopy'.$A$1:.$B$7];2))+IF([.J32]&gt;500000;[.J32]*0.1*VLOOKUP(NUMBERVALUE(RIGHT([.J$1];4));[$'salary-percopy'.$A$1:.$B$7];2))+IF([.K32]&gt;500000;[.K32]*0.1*VLOOKUP(NUMBERVALUE(RIGHT([.K$1];4));[$'salary-percopy'.$A$1:.$B$7];2))+IF([.L32]&gt;500000;[.L32]*0.1*VLOOKUP(NUMBERVALUE(RIGHT([.L$1];4));[$'salary-percopy'.$A$1:.$B$7];2))+IF([.M32]&gt;500000;[.M32]*0.1*VLOOKUP(NUMBERVALUE(RIGHT([.M$1];4));[$'salary-percopy'.$A$1:.$B$7];2))" office:value-type="float" office:value="16797907.5" calcext:value-type="float">
            <text:p>16797908</text:p>
          </table:table-cell>
          <table:table-cell table:formula="of:=[.O32]+[.P32]" office:value-type="float" office:value="427267512.5" calcext:value-type="float">
            <text:p>4272675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ayton Goodwin</text:p>
          </table:table-cell>
          <table:table-cell office:value-type="string" calcext:value-type="string">
            <text:p>Captains And Captains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7)" office:value-type="float" office:value="2016" calcext:value-type="float">
            <text:p>2016</text:p>
          </table:table-cell>
          <table:table-cell table:formula="of:=IF([.$F33]&gt;NUMBERVALUE(RIGHT([.G$1];4));0;RANDBETWEEN(1000;1000000))" office:value-type="float" office:value="0" calcext:value-type="float">
            <text:p>0</text:p>
          </table:table-cell>
          <table:table-cell table:formula="of:=IF([.$F33]&gt;NUMBERVALUE(RIGHT([.H$1];4));0;RANDBETWEEN(1000;1000000))" office:value-type="float" office:value="0" calcext:value-type="float">
            <text:p>0</text:p>
          </table:table-cell>
          <table:table-cell table:formula="of:=IF([.$F33]&gt;NUMBERVALUE(RIGHT([.I$1];4));0;RANDBETWEEN(1000;1000000))" office:value-type="float" office:value="0" calcext:value-type="float">
            <text:p>0</text:p>
          </table:table-cell>
          <table:table-cell table:formula="of:=IF([.$F33]&gt;NUMBERVALUE(RIGHT([.J$1];4));0;RANDBETWEEN(1000;1000000))" office:value-type="float" office:value="0" calcext:value-type="float">
            <text:p>0</text:p>
          </table:table-cell>
          <table:table-cell table:formula="of:=IF([.$F33]&gt;NUMBERVALUE(RIGHT([.K$1];4));0;RANDBETWEEN(1000;1000000))" office:value-type="float" office:value="0" calcext:value-type="float">
            <text:p>0</text:p>
          </table:table-cell>
          <table:table-cell table:formula="of:=IF([.$F33]&gt;NUMBERVALUE(RIGHT([.L$1];4));0;RANDBETWEEN(1000;1000000))" office:value-type="float" office:value="613962" calcext:value-type="float">
            <text:p>613962</text:p>
          </table:table-cell>
          <table:table-cell table:formula="of:=IF([.$F33]&gt;NUMBERVALUE(RIGHT([.M$1];4));0;RANDBETWEEN(1000;1000000))" office:value-type="float" office:value="835858" calcext:value-type="float">
            <text:p>835858</text:p>
          </table:table-cell>
          <table:table-cell table:formula="of:=SUM([.G33:.M33])" office:value-type="float" office:value="1449820" calcext:value-type="float">
            <text:p>1449820</text:p>
          </table:table-cell>
          <table:table-cell table:formula="of:=[.G33]*VLOOKUP(NUMBERVALUE(RIGHT([.G$1];4));[$'salary-percopy'.$A$1:.$B$7];2)+[.H33]*VLOOKUP(NUMBERVALUE(RIGHT([.H$1];4));[$'salary-percopy'.$A$1:.$B$7];2)+[.I33]*VLOOKUP(NUMBERVALUE(RIGHT([.I$1];4));[$'salary-percopy'.$A$1:.$B$7];2)+[.J33]*VLOOKUP(NUMBERVALUE(RIGHT([.J$1];4));[$'salary-percopy'.$A$1:.$B$7];2)+[.K33]*VLOOKUP(NUMBERVALUE(RIGHT([.K$1];4));[$'salary-percopy'.$A$1:.$B$7];2)+[.L33]*VLOOKUP(NUMBERVALUE(RIGHT([.L$1];4));[$'salary-percopy'.$A$1:.$B$7];2)+[.M33]*VLOOKUP(NUMBERVALUE(RIGHT([.M$1];4));[$'salary-percopy'.$A$1:.$B$7];2)" office:value-type="float" office:value="280754570" calcext:value-type="float">
            <text:p>280754570</text:p>
          </table:table-cell>
          <table:table-cell table:formula="of:=IF([.G33]&gt;500000;[.G33]*0.1*VLOOKUP(NUMBERVALUE(RIGHT([.G$1];4));[$'salary-percopy'.$A$1:.$B$7];2))+IF([.H33]&gt;500000;[.H33]*0.1*VLOOKUP(NUMBERVALUE(RIGHT([.H$1];4));[$'salary-percopy'.$A$1:.$B$7];2))+IF([.I33]&gt;500000;[.I33]*0.1*VLOOKUP(NUMBERVALUE(RIGHT([.I$1];4));[$'salary-percopy'.$A$1:.$B$7];2))+IF([.J33]&gt;500000;[.J33]*0.1*VLOOKUP(NUMBERVALUE(RIGHT([.J$1];4));[$'salary-percopy'.$A$1:.$B$7];2))+IF([.K33]&gt;500000;[.K33]*0.1*VLOOKUP(NUMBERVALUE(RIGHT([.K$1];4));[$'salary-percopy'.$A$1:.$B$7];2))+IF([.L33]&gt;500000;[.L33]*0.1*VLOOKUP(NUMBERVALUE(RIGHT([.L$1];4));[$'salary-percopy'.$A$1:.$B$7];2))+IF([.M33]&gt;500000;[.M33]*0.1*VLOOKUP(NUMBERVALUE(RIGHT([.M$1];4));[$'salary-percopy'.$A$1:.$B$7];2))" office:value-type="float" office:value="28075457" calcext:value-type="float">
            <text:p>28075457</text:p>
          </table:table-cell>
          <table:table-cell table:formula="of:=[.O33]+[.P33]" office:value-type="float" office:value="308830027" calcext:value-type="float">
            <text:p>30883002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reon Hughes</text:p>
          </table:table-cell>
          <table:table-cell office:value-type="string" calcext:value-type="string">
            <text:p>Bandit Of The West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Santos Whitehead" calcext:value-type="string">
            <text:p>Santos Whitehead</text:p>
          </table:table-cell>
          <table:table-cell table:formula="of:=RANDBETWEEN(2011;2017)" office:value-type="float" office:value="2016" calcext:value-type="float">
            <text:p>2016</text:p>
          </table:table-cell>
          <table:table-cell table:formula="of:=IF([.$F34]&gt;NUMBERVALUE(RIGHT([.G$1];4));0;RANDBETWEEN(1000;1000000))" office:value-type="float" office:value="0" calcext:value-type="float">
            <text:p>0</text:p>
          </table:table-cell>
          <table:table-cell table:formula="of:=IF([.$F34]&gt;NUMBERVALUE(RIGHT([.H$1];4));0;RANDBETWEEN(1000;1000000))" office:value-type="float" office:value="0" calcext:value-type="float">
            <text:p>0</text:p>
          </table:table-cell>
          <table:table-cell table:formula="of:=IF([.$F34]&gt;NUMBERVALUE(RIGHT([.I$1];4));0;RANDBETWEEN(1000;1000000))" office:value-type="float" office:value="0" calcext:value-type="float">
            <text:p>0</text:p>
          </table:table-cell>
          <table:table-cell table:formula="of:=IF([.$F34]&gt;NUMBERVALUE(RIGHT([.J$1];4));0;RANDBETWEEN(1000;1000000))" office:value-type="float" office:value="0" calcext:value-type="float">
            <text:p>0</text:p>
          </table:table-cell>
          <table:table-cell table:formula="of:=IF([.$F34]&gt;NUMBERVALUE(RIGHT([.K$1];4));0;RANDBETWEEN(1000;1000000))" office:value-type="float" office:value="0" calcext:value-type="float">
            <text:p>0</text:p>
          </table:table-cell>
          <table:table-cell table:formula="of:=IF([.$F34]&gt;NUMBERVALUE(RIGHT([.L$1];4));0;RANDBETWEEN(1000;1000000))" office:value-type="float" office:value="80399" calcext:value-type="float">
            <text:p>80399</text:p>
          </table:table-cell>
          <table:table-cell table:formula="of:=IF([.$F34]&gt;NUMBERVALUE(RIGHT([.M$1];4));0;RANDBETWEEN(1000;1000000))" office:value-type="float" office:value="641949" calcext:value-type="float">
            <text:p>641949</text:p>
          </table:table-cell>
          <table:table-cell table:formula="of:=SUM([.G34:.M34])" office:value-type="float" office:value="722348" calcext:value-type="float">
            <text:p>722348</text:p>
          </table:table-cell>
          <table:table-cell table:formula="of:=[.G34]*VLOOKUP(NUMBERVALUE(RIGHT([.G$1];4));[$'salary-percopy'.$A$1:.$B$7];2)+[.H34]*VLOOKUP(NUMBERVALUE(RIGHT([.H$1];4));[$'salary-percopy'.$A$1:.$B$7];2)+[.I34]*VLOOKUP(NUMBERVALUE(RIGHT([.I$1];4));[$'salary-percopy'.$A$1:.$B$7];2)+[.J34]*VLOOKUP(NUMBERVALUE(RIGHT([.J$1];4));[$'salary-percopy'.$A$1:.$B$7];2)+[.K34]*VLOOKUP(NUMBERVALUE(RIGHT([.K$1];4));[$'salary-percopy'.$A$1:.$B$7];2)+[.L34]*VLOOKUP(NUMBERVALUE(RIGHT([.L$1];4));[$'salary-percopy'.$A$1:.$B$7];2)+[.M34]*VLOOKUP(NUMBERVALUE(RIGHT([.M$1];4));[$'salary-percopy'.$A$1:.$B$7];2)" office:value-type="float" office:value="143263615" calcext:value-type="float">
            <text:p>143263615</text:p>
          </table:table-cell>
          <table:table-cell table:formula="of:=IF([.G34]&gt;500000;[.G34]*0.1*VLOOKUP(NUMBERVALUE(RIGHT([.G$1];4));[$'salary-percopy'.$A$1:.$B$7];2))+IF([.H34]&gt;500000;[.H34]*0.1*VLOOKUP(NUMBERVALUE(RIGHT([.H$1];4));[$'salary-percopy'.$A$1:.$B$7];2))+IF([.I34]&gt;500000;[.I34]*0.1*VLOOKUP(NUMBERVALUE(RIGHT([.I$1];4));[$'salary-percopy'.$A$1:.$B$7];2))+IF([.J34]&gt;500000;[.J34]*0.1*VLOOKUP(NUMBERVALUE(RIGHT([.J$1];4));[$'salary-percopy'.$A$1:.$B$7];2))+IF([.K34]&gt;500000;[.K34]*0.1*VLOOKUP(NUMBERVALUE(RIGHT([.K$1];4));[$'salary-percopy'.$A$1:.$B$7];2))+IF([.L34]&gt;500000;[.L34]*0.1*VLOOKUP(NUMBERVALUE(RIGHT([.L$1];4));[$'salary-percopy'.$A$1:.$B$7];2))+IF([.M34]&gt;500000;[.M34]*0.1*VLOOKUP(NUMBERVALUE(RIGHT([.M$1];4));[$'salary-percopy'.$A$1:.$B$7];2))" office:value-type="float" office:value="12838980" calcext:value-type="float">
            <text:p>12838980</text:p>
          </table:table-cell>
          <table:table-cell table:formula="of:=[.O34]+[.P34]" office:value-type="float" office:value="156102595" calcext:value-type="float">
            <text:p>1561025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ominique Osborne</text:p>
          </table:table-cell>
          <table:table-cell office:value-type="string" calcext:value-type="string">
            <text:p>Faith From Beyond The Grave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7)" office:value-type="float" office:value="2016" calcext:value-type="float">
            <text:p>2016</text:p>
          </table:table-cell>
          <table:table-cell table:formula="of:=IF([.$F35]&gt;NUMBERVALUE(RIGHT([.G$1];4));0;RANDBETWEEN(1000;1000000))" office:value-type="float" office:value="0" calcext:value-type="float">
            <text:p>0</text:p>
          </table:table-cell>
          <table:table-cell table:formula="of:=IF([.$F35]&gt;NUMBERVALUE(RIGHT([.H$1];4));0;RANDBETWEEN(1000;1000000))" office:value-type="float" office:value="0" calcext:value-type="float">
            <text:p>0</text:p>
          </table:table-cell>
          <table:table-cell table:formula="of:=IF([.$F35]&gt;NUMBERVALUE(RIGHT([.I$1];4));0;RANDBETWEEN(1000;1000000))" office:value-type="float" office:value="0" calcext:value-type="float">
            <text:p>0</text:p>
          </table:table-cell>
          <table:table-cell table:formula="of:=IF([.$F35]&gt;NUMBERVALUE(RIGHT([.J$1];4));0;RANDBETWEEN(1000;1000000))" office:value-type="float" office:value="0" calcext:value-type="float">
            <text:p>0</text:p>
          </table:table-cell>
          <table:table-cell table:formula="of:=IF([.$F35]&gt;NUMBERVALUE(RIGHT([.K$1];4));0;RANDBETWEEN(1000;1000000))" office:value-type="float" office:value="0" calcext:value-type="float">
            <text:p>0</text:p>
          </table:table-cell>
          <table:table-cell table:formula="of:=IF([.$F35]&gt;NUMBERVALUE(RIGHT([.L$1];4));0;RANDBETWEEN(1000;1000000))" office:value-type="float" office:value="197667" calcext:value-type="float">
            <text:p>197667</text:p>
          </table:table-cell>
          <table:table-cell table:formula="of:=IF([.$F35]&gt;NUMBERVALUE(RIGHT([.M$1];4));0;RANDBETWEEN(1000;1000000))" office:value-type="float" office:value="797697" calcext:value-type="float">
            <text:p>797697</text:p>
          </table:table-cell>
          <table:table-cell table:formula="of:=SUM([.G35:.M35])" office:value-type="float" office:value="995364" calcext:value-type="float">
            <text:p>995364</text:p>
          </table:table-cell>
          <table:table-cell table:formula="of:=[.G35]*VLOOKUP(NUMBERVALUE(RIGHT([.G$1];4));[$'salary-percopy'.$A$1:.$B$7];2)+[.H35]*VLOOKUP(NUMBERVALUE(RIGHT([.H$1];4));[$'salary-percopy'.$A$1:.$B$7];2)+[.I35]*VLOOKUP(NUMBERVALUE(RIGHT([.I$1];4));[$'salary-percopy'.$A$1:.$B$7];2)+[.J35]*VLOOKUP(NUMBERVALUE(RIGHT([.J$1];4));[$'salary-percopy'.$A$1:.$B$7];2)+[.K35]*VLOOKUP(NUMBERVALUE(RIGHT([.K$1];4));[$'salary-percopy'.$A$1:.$B$7];2)+[.L35]*VLOOKUP(NUMBERVALUE(RIGHT([.L$1];4));[$'salary-percopy'.$A$1:.$B$7];2)+[.M35]*VLOOKUP(NUMBERVALUE(RIGHT([.M$1];4));[$'salary-percopy'.$A$1:.$B$7];2)" office:value-type="float" office:value="196107795" calcext:value-type="float">
            <text:p>196107795</text:p>
          </table:table-cell>
          <table:table-cell table:formula="of:=IF([.G35]&gt;500000;[.G35]*0.1*VLOOKUP(NUMBERVALUE(RIGHT([.G$1];4));[$'salary-percopy'.$A$1:.$B$7];2))+IF([.H35]&gt;500000;[.H35]*0.1*VLOOKUP(NUMBERVALUE(RIGHT([.H$1];4));[$'salary-percopy'.$A$1:.$B$7];2))+IF([.I35]&gt;500000;[.I35]*0.1*VLOOKUP(NUMBERVALUE(RIGHT([.I$1];4));[$'salary-percopy'.$A$1:.$B$7];2))+IF([.J35]&gt;500000;[.J35]*0.1*VLOOKUP(NUMBERVALUE(RIGHT([.J$1];4));[$'salary-percopy'.$A$1:.$B$7];2))+IF([.K35]&gt;500000;[.K35]*0.1*VLOOKUP(NUMBERVALUE(RIGHT([.K$1];4));[$'salary-percopy'.$A$1:.$B$7];2))+IF([.L35]&gt;500000;[.L35]*0.1*VLOOKUP(NUMBERVALUE(RIGHT([.L$1];4));[$'salary-percopy'.$A$1:.$B$7];2))+IF([.M35]&gt;500000;[.M35]*0.1*VLOOKUP(NUMBERVALUE(RIGHT([.M$1];4));[$'salary-percopy'.$A$1:.$B$7];2))" office:value-type="float" office:value="15953940" calcext:value-type="float">
            <text:p>15953940</text:p>
          </table:table-cell>
          <table:table-cell table:formula="of:=[.O35]+[.P35]" office:value-type="float" office:value="212061735" calcext:value-type="float">
            <text:p>2120617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onna Mason</text:p>
          </table:table-cell>
          <table:table-cell office:value-type="string" calcext:value-type="string">
            <text:p>Tree In My Garden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Ezra Huerta" calcext:value-type="string">
            <text:p>Ezra Huerta</text:p>
          </table:table-cell>
          <table:table-cell table:formula="of:=RANDBETWEEN(2011;2017)" office:value-type="float" office:value="2017" calcext:value-type="float">
            <text:p>2017</text:p>
          </table:table-cell>
          <table:table-cell table:formula="of:=IF([.$F36]&gt;NUMBERVALUE(RIGHT([.G$1];4));0;RANDBETWEEN(1000;1000000))" office:value-type="float" office:value="0" calcext:value-type="float">
            <text:p>0</text:p>
          </table:table-cell>
          <table:table-cell table:formula="of:=IF([.$F36]&gt;NUMBERVALUE(RIGHT([.H$1];4));0;RANDBETWEEN(1000;1000000))" office:value-type="float" office:value="0" calcext:value-type="float">
            <text:p>0</text:p>
          </table:table-cell>
          <table:table-cell table:formula="of:=IF([.$F36]&gt;NUMBERVALUE(RIGHT([.I$1];4));0;RANDBETWEEN(1000;1000000))" office:value-type="float" office:value="0" calcext:value-type="float">
            <text:p>0</text:p>
          </table:table-cell>
          <table:table-cell table:formula="of:=IF([.$F36]&gt;NUMBERVALUE(RIGHT([.J$1];4));0;RANDBETWEEN(1000;1000000))" office:value-type="float" office:value="0" calcext:value-type="float">
            <text:p>0</text:p>
          </table:table-cell>
          <table:table-cell table:formula="of:=IF([.$F36]&gt;NUMBERVALUE(RIGHT([.K$1];4));0;RANDBETWEEN(1000;1000000))" office:value-type="float" office:value="0" calcext:value-type="float">
            <text:p>0</text:p>
          </table:table-cell>
          <table:table-cell table:formula="of:=IF([.$F36]&gt;NUMBERVALUE(RIGHT([.L$1];4));0;RANDBETWEEN(1000;1000000))" office:value-type="float" office:value="0" calcext:value-type="float">
            <text:p>0</text:p>
          </table:table-cell>
          <table:table-cell table:formula="of:=IF([.$F36]&gt;NUMBERVALUE(RIGHT([.M$1];4));0;RANDBETWEEN(1000;1000000))" office:value-type="float" office:value="883846" calcext:value-type="float">
            <text:p>883846</text:p>
          </table:table-cell>
          <table:table-cell table:formula="of:=SUM([.G36:.M36])" office:value-type="float" office:value="883846" calcext:value-type="float">
            <text:p>883846</text:p>
          </table:table-cell>
          <table:table-cell table:formula="of:=[.G36]*VLOOKUP(NUMBERVALUE(RIGHT([.G$1];4));[$'salary-percopy'.$A$1:.$B$7];2)+[.H36]*VLOOKUP(NUMBERVALUE(RIGHT([.H$1];4));[$'salary-percopy'.$A$1:.$B$7];2)+[.I36]*VLOOKUP(NUMBERVALUE(RIGHT([.I$1];4));[$'salary-percopy'.$A$1:.$B$7];2)+[.J36]*VLOOKUP(NUMBERVALUE(RIGHT([.J$1];4));[$'salary-percopy'.$A$1:.$B$7];2)+[.K36]*VLOOKUP(NUMBERVALUE(RIGHT([.K$1];4));[$'salary-percopy'.$A$1:.$B$7];2)+[.L36]*VLOOKUP(NUMBERVALUE(RIGHT([.L$1];4));[$'salary-percopy'.$A$1:.$B$7];2)+[.M36]*VLOOKUP(NUMBERVALUE(RIGHT([.M$1];4));[$'salary-percopy'.$A$1:.$B$7];2)" office:value-type="float" office:value="176769200" calcext:value-type="float">
            <text:p>176769200</text:p>
          </table:table-cell>
          <table:table-cell table:formula="of:=IF([.G36]&gt;500000;[.G36]*0.1*VLOOKUP(NUMBERVALUE(RIGHT([.G$1];4));[$'salary-percopy'.$A$1:.$B$7];2))+IF([.H36]&gt;500000;[.H36]*0.1*VLOOKUP(NUMBERVALUE(RIGHT([.H$1];4));[$'salary-percopy'.$A$1:.$B$7];2))+IF([.I36]&gt;500000;[.I36]*0.1*VLOOKUP(NUMBERVALUE(RIGHT([.I$1];4));[$'salary-percopy'.$A$1:.$B$7];2))+IF([.J36]&gt;500000;[.J36]*0.1*VLOOKUP(NUMBERVALUE(RIGHT([.J$1];4));[$'salary-percopy'.$A$1:.$B$7];2))+IF([.K36]&gt;500000;[.K36]*0.1*VLOOKUP(NUMBERVALUE(RIGHT([.K$1];4));[$'salary-percopy'.$A$1:.$B$7];2))+IF([.L36]&gt;500000;[.L36]*0.1*VLOOKUP(NUMBERVALUE(RIGHT([.L$1];4));[$'salary-percopy'.$A$1:.$B$7];2))+IF([.M36]&gt;500000;[.M36]*0.1*VLOOKUP(NUMBERVALUE(RIGHT([.M$1];4));[$'salary-percopy'.$A$1:.$B$7];2))" office:value-type="float" office:value="17676920" calcext:value-type="float">
            <text:p>17676920</text:p>
          </table:table-cell>
          <table:table-cell table:formula="of:=[.O36]+[.P36]" office:value-type="float" office:value="194446120" calcext:value-type="float">
            <text:p>1944461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uncan Galvan</text:p>
          </table:table-cell>
          <table:table-cell office:value-type="string" calcext:value-type="string">
            <text:p>Volcanos Of Time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7)" office:value-type="float" office:value="2013" calcext:value-type="float">
            <text:p>2013</text:p>
          </table:table-cell>
          <table:table-cell table:formula="of:=IF([.$F37]&gt;NUMBERVALUE(RIGHT([.G$1];4));0;RANDBETWEEN(1000;1000000))" office:value-type="float" office:value="0" calcext:value-type="float">
            <text:p>0</text:p>
          </table:table-cell>
          <table:table-cell table:formula="of:=IF([.$F37]&gt;NUMBERVALUE(RIGHT([.H$1];4));0;RANDBETWEEN(1000;1000000))" office:value-type="float" office:value="0" calcext:value-type="float">
            <text:p>0</text:p>
          </table:table-cell>
          <table:table-cell table:formula="of:=IF([.$F37]&gt;NUMBERVALUE(RIGHT([.I$1];4));0;RANDBETWEEN(1000;1000000))" office:value-type="float" office:value="60594" calcext:value-type="float">
            <text:p>60594</text:p>
          </table:table-cell>
          <table:table-cell table:formula="of:=IF([.$F37]&gt;NUMBERVALUE(RIGHT([.J$1];4));0;RANDBETWEEN(1000;1000000))" office:value-type="float" office:value="925196" calcext:value-type="float">
            <text:p>925196</text:p>
          </table:table-cell>
          <table:table-cell table:formula="of:=IF([.$F37]&gt;NUMBERVALUE(RIGHT([.K$1];4));0;RANDBETWEEN(1000;1000000))" office:value-type="float" office:value="678068" calcext:value-type="float">
            <text:p>678068</text:p>
          </table:table-cell>
          <table:table-cell table:formula="of:=IF([.$F37]&gt;NUMBERVALUE(RIGHT([.L$1];4));0;RANDBETWEEN(1000;1000000))" office:value-type="float" office:value="497573" calcext:value-type="float">
            <text:p>497573</text:p>
          </table:table-cell>
          <table:table-cell table:formula="of:=IF([.$F37]&gt;NUMBERVALUE(RIGHT([.M$1];4));0;RANDBETWEEN(1000;1000000))" office:value-type="float" office:value="486800" calcext:value-type="float">
            <text:p>486800</text:p>
          </table:table-cell>
          <table:table-cell table:formula="of:=SUM([.G37:.M37])" office:value-type="float" office:value="2648231" calcext:value-type="float">
            <text:p>2648231</text:p>
          </table:table-cell>
          <table:table-cell table:formula="of:=[.G37]*VLOOKUP(NUMBERVALUE(RIGHT([.G$1];4));[$'salary-percopy'.$A$1:.$B$7];2)+[.H37]*VLOOKUP(NUMBERVALUE(RIGHT([.H$1];4));[$'salary-percopy'.$A$1:.$B$7];2)+[.I37]*VLOOKUP(NUMBERVALUE(RIGHT([.I$1];4));[$'salary-percopy'.$A$1:.$B$7];2)+[.J37]*VLOOKUP(NUMBERVALUE(RIGHT([.J$1];4));[$'salary-percopy'.$A$1:.$B$7];2)+[.K37]*VLOOKUP(NUMBERVALUE(RIGHT([.K$1];4));[$'salary-percopy'.$A$1:.$B$7];2)+[.L37]*VLOOKUP(NUMBERVALUE(RIGHT([.L$1];4));[$'salary-percopy'.$A$1:.$B$7];2)+[.M37]*VLOOKUP(NUMBERVALUE(RIGHT([.M$1];4));[$'salary-percopy'.$A$1:.$B$7];2)" office:value-type="float" office:value="441481285" calcext:value-type="float">
            <text:p>441481285</text:p>
          </table:table-cell>
          <table:table-cell table:formula="of:=IF([.G37]&gt;500000;[.G37]*0.1*VLOOKUP(NUMBERVALUE(RIGHT([.G$1];4));[$'salary-percopy'.$A$1:.$B$7];2))+IF([.H37]&gt;500000;[.H37]*0.1*VLOOKUP(NUMBERVALUE(RIGHT([.H$1];4));[$'salary-percopy'.$A$1:.$B$7];2))+IF([.I37]&gt;500000;[.I37]*0.1*VLOOKUP(NUMBERVALUE(RIGHT([.I$1];4));[$'salary-percopy'.$A$1:.$B$7];2))+IF([.J37]&gt;500000;[.J37]*0.1*VLOOKUP(NUMBERVALUE(RIGHT([.J$1];4));[$'salary-percopy'.$A$1:.$B$7];2))+IF([.K37]&gt;500000;[.K37]*0.1*VLOOKUP(NUMBERVALUE(RIGHT([.K$1];4));[$'salary-percopy'.$A$1:.$B$7];2))+IF([.L37]&gt;500000;[.L37]*0.1*VLOOKUP(NUMBERVALUE(RIGHT([.L$1];4));[$'salary-percopy'.$A$1:.$B$7];2))+IF([.M37]&gt;500000;[.M37]*0.1*VLOOKUP(NUMBERVALUE(RIGHT([.M$1];4));[$'salary-percopy'.$A$1:.$B$7];2))" office:value-type="float" office:value="24479900" calcext:value-type="float">
            <text:p>24479900</text:p>
          </table:table-cell>
          <table:table-cell table:formula="of:=[.O37]+[.P37]" office:value-type="float" office:value="465961185" calcext:value-type="float">
            <text:p>4659611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wayne Bird</text:p>
          </table:table-cell>
          <table:table-cell office:value-type="string" calcext:value-type="string">
            <text:p>Peasant Of Gold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7)" office:value-type="float" office:value="2011" calcext:value-type="float">
            <text:p>2011</text:p>
          </table:table-cell>
          <table:table-cell table:formula="of:=IF([.$F38]&gt;NUMBERVALUE(RIGHT([.G$1];4));0;RANDBETWEEN(1000;1000000))" office:value-type="float" office:value="385367" calcext:value-type="float">
            <text:p>385367</text:p>
          </table:table-cell>
          <table:table-cell table:formula="of:=IF([.$F38]&gt;NUMBERVALUE(RIGHT([.H$1];4));0;RANDBETWEEN(1000;1000000))" office:value-type="float" office:value="278865" calcext:value-type="float">
            <text:p>278865</text:p>
          </table:table-cell>
          <table:table-cell table:formula="of:=IF([.$F38]&gt;NUMBERVALUE(RIGHT([.I$1];4));0;RANDBETWEEN(1000;1000000))" office:value-type="float" office:value="659871" calcext:value-type="float">
            <text:p>659871</text:p>
          </table:table-cell>
          <table:table-cell table:formula="of:=IF([.$F38]&gt;NUMBERVALUE(RIGHT([.J$1];4));0;RANDBETWEEN(1000;1000000))" office:value-type="float" office:value="407024" calcext:value-type="float">
            <text:p>407024</text:p>
          </table:table-cell>
          <table:table-cell table:formula="of:=IF([.$F38]&gt;NUMBERVALUE(RIGHT([.K$1];4));0;RANDBETWEEN(1000;1000000))" office:value-type="float" office:value="940598" calcext:value-type="float">
            <text:p>940598</text:p>
          </table:table-cell>
          <table:table-cell table:formula="of:=IF([.$F38]&gt;NUMBERVALUE(RIGHT([.L$1];4));0;RANDBETWEEN(1000;1000000))" office:value-type="float" office:value="865487" calcext:value-type="float">
            <text:p>865487</text:p>
          </table:table-cell>
          <table:table-cell table:formula="of:=IF([.$F38]&gt;NUMBERVALUE(RIGHT([.M$1];4));0;RANDBETWEEN(1000;1000000))" office:value-type="float" office:value="170004" calcext:value-type="float">
            <text:p>170004</text:p>
          </table:table-cell>
          <table:table-cell table:formula="of:=SUM([.G38:.M38])" office:value-type="float" office:value="3707216" calcext:value-type="float">
            <text:p>3707216</text:p>
          </table:table-cell>
          <table:table-cell table:formula="of:=[.G38]*VLOOKUP(NUMBERVALUE(RIGHT([.G$1];4));[$'salary-percopy'.$A$1:.$B$7];2)+[.H38]*VLOOKUP(NUMBERVALUE(RIGHT([.H$1];4));[$'salary-percopy'.$A$1:.$B$7];2)+[.I38]*VLOOKUP(NUMBERVALUE(RIGHT([.I$1];4));[$'salary-percopy'.$A$1:.$B$7];2)+[.J38]*VLOOKUP(NUMBERVALUE(RIGHT([.J$1];4));[$'salary-percopy'.$A$1:.$B$7];2)+[.K38]*VLOOKUP(NUMBERVALUE(RIGHT([.K$1];4));[$'salary-percopy'.$A$1:.$B$7];2)+[.L38]*VLOOKUP(NUMBERVALUE(RIGHT([.L$1];4));[$'salary-percopy'.$A$1:.$B$7];2)+[.M38]*VLOOKUP(NUMBERVALUE(RIGHT([.M$1];4));[$'salary-percopy'.$A$1:.$B$7];2)" office:value-type="float" office:value="559397285" calcext:value-type="float">
            <text:p>559397285</text:p>
          </table:table-cell>
          <table:table-cell table:formula="of:=IF([.G38]&gt;500000;[.G38]*0.1*VLOOKUP(NUMBERVALUE(RIGHT([.G$1];4));[$'salary-percopy'.$A$1:.$B$7];2))+IF([.H38]&gt;500000;[.H38]*0.1*VLOOKUP(NUMBERVALUE(RIGHT([.H$1];4));[$'salary-percopy'.$A$1:.$B$7];2))+IF([.I38]&gt;500000;[.I38]*0.1*VLOOKUP(NUMBERVALUE(RIGHT([.I$1];4));[$'salary-percopy'.$A$1:.$B$7];2))+IF([.J38]&gt;500000;[.J38]*0.1*VLOOKUP(NUMBERVALUE(RIGHT([.J$1];4));[$'salary-percopy'.$A$1:.$B$7];2))+IF([.K38]&gt;500000;[.K38]*0.1*VLOOKUP(NUMBERVALUE(RIGHT([.K$1];4));[$'salary-percopy'.$A$1:.$B$7];2))+IF([.L38]&gt;500000;[.L38]*0.1*VLOOKUP(NUMBERVALUE(RIGHT([.L$1];4));[$'salary-percopy'.$A$1:.$B$7];2))+IF([.M38]&gt;500000;[.M38]*0.1*VLOOKUP(NUMBERVALUE(RIGHT([.M$1];4));[$'salary-percopy'.$A$1:.$B$7];2))" office:value-type="float" office:value="39920127.5" calcext:value-type="float">
            <text:p>39920128</text:p>
          </table:table-cell>
          <table:table-cell table:formula="of:=[.O38]+[.P38]" office:value-type="float" office:value="599317412.5" calcext:value-type="float">
            <text:p>5993174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then Skinner</text:p>
          </table:table-cell>
          <table:table-cell office:value-type="string" calcext:value-type="string">
            <text:p>Crying Of Stunts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7)" office:value-type="float" office:value="2013" calcext:value-type="float">
            <text:p>2013</text:p>
          </table:table-cell>
          <table:table-cell table:formula="of:=IF([.$F39]&gt;NUMBERVALUE(RIGHT([.G$1];4));0;RANDBETWEEN(1000;1000000))" office:value-type="float" office:value="0" calcext:value-type="float">
            <text:p>0</text:p>
          </table:table-cell>
          <table:table-cell table:formula="of:=IF([.$F39]&gt;NUMBERVALUE(RIGHT([.H$1];4));0;RANDBETWEEN(1000;1000000))" office:value-type="float" office:value="0" calcext:value-type="float">
            <text:p>0</text:p>
          </table:table-cell>
          <table:table-cell table:formula="of:=IF([.$F39]&gt;NUMBERVALUE(RIGHT([.I$1];4));0;RANDBETWEEN(1000;1000000))" office:value-type="float" office:value="940804" calcext:value-type="float">
            <text:p>940804</text:p>
          </table:table-cell>
          <table:table-cell table:formula="of:=IF([.$F39]&gt;NUMBERVALUE(RIGHT([.J$1];4));0;RANDBETWEEN(1000;1000000))" office:value-type="float" office:value="626289" calcext:value-type="float">
            <text:p>626289</text:p>
          </table:table-cell>
          <table:table-cell table:formula="of:=IF([.$F39]&gt;NUMBERVALUE(RIGHT([.K$1];4));0;RANDBETWEEN(1000;1000000))" office:value-type="float" office:value="353529" calcext:value-type="float">
            <text:p>353529</text:p>
          </table:table-cell>
          <table:table-cell table:formula="of:=IF([.$F39]&gt;NUMBERVALUE(RIGHT([.L$1];4));0;RANDBETWEEN(1000;1000000))" office:value-type="float" office:value="552351" calcext:value-type="float">
            <text:p>552351</text:p>
          </table:table-cell>
          <table:table-cell table:formula="of:=IF([.$F39]&gt;NUMBERVALUE(RIGHT([.M$1];4));0;RANDBETWEEN(1000;1000000))" office:value-type="float" office:value="240060" calcext:value-type="float">
            <text:p>240060</text:p>
          </table:table-cell>
          <table:table-cell table:formula="of:=SUM([.G39:.M39])" office:value-type="float" office:value="2713033" calcext:value-type="float">
            <text:p>2713033</text:p>
          </table:table-cell>
          <table:table-cell table:formula="of:=[.G39]*VLOOKUP(NUMBERVALUE(RIGHT([.G$1];4));[$'salary-percopy'.$A$1:.$B$7];2)+[.H39]*VLOOKUP(NUMBERVALUE(RIGHT([.H$1];4));[$'salary-percopy'.$A$1:.$B$7];2)+[.I39]*VLOOKUP(NUMBERVALUE(RIGHT([.I$1];4));[$'salary-percopy'.$A$1:.$B$7];2)+[.J39]*VLOOKUP(NUMBERVALUE(RIGHT([.J$1];4));[$'salary-percopy'.$A$1:.$B$7];2)+[.K39]*VLOOKUP(NUMBERVALUE(RIGHT([.K$1];4));[$'salary-percopy'.$A$1:.$B$7];2)+[.L39]*VLOOKUP(NUMBERVALUE(RIGHT([.L$1];4));[$'salary-percopy'.$A$1:.$B$7];2)+[.M39]*VLOOKUP(NUMBERVALUE(RIGHT([.M$1];4));[$'salary-percopy'.$A$1:.$B$7];2)" office:value-type="float" office:value="410873805" calcext:value-type="float">
            <text:p>410873805</text:p>
          </table:table-cell>
          <table:table-cell table:formula="of:=IF([.G39]&gt;500000;[.G39]*0.1*VLOOKUP(NUMBERVALUE(RIGHT([.G$1];4));[$'salary-percopy'.$A$1:.$B$7];2))+IF([.H39]&gt;500000;[.H39]*0.1*VLOOKUP(NUMBERVALUE(RIGHT([.H$1];4));[$'salary-percopy'.$A$1:.$B$7];2))+IF([.I39]&gt;500000;[.I39]*0.1*VLOOKUP(NUMBERVALUE(RIGHT([.I$1];4));[$'salary-percopy'.$A$1:.$B$7];2))+IF([.J39]&gt;500000;[.J39]*0.1*VLOOKUP(NUMBERVALUE(RIGHT([.J$1];4));[$'salary-percopy'.$A$1:.$B$7];2))+IF([.K39]&gt;500000;[.K39]*0.1*VLOOKUP(NUMBERVALUE(RIGHT([.K$1];4));[$'salary-percopy'.$A$1:.$B$7];2))+IF([.L39]&gt;500000;[.L39]*0.1*VLOOKUP(NUMBERVALUE(RIGHT([.L$1];4));[$'salary-percopy'.$A$1:.$B$7];2))+IF([.M39]&gt;500000;[.M39]*0.1*VLOOKUP(NUMBERVALUE(RIGHT([.M$1];4));[$'salary-percopy'.$A$1:.$B$7];2))" office:value-type="float" office:value="30276187.5" calcext:value-type="float">
            <text:p>30276188</text:p>
          </table:table-cell>
          <table:table-cell table:formula="of:=[.O39]+[.P39]" office:value-type="float" office:value="441149992.5" calcext:value-type="float">
            <text:p>4411499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va York</text:p>
          </table:table-cell>
          <table:table-cell office:value-type="string" calcext:value-type="string">
            <text:p>Volunteer Of Sunshine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Jovanny Hunt" calcext:value-type="string">
            <text:p>Jovanny Hunt</text:p>
          </table:table-cell>
          <table:table-cell table:formula="of:=RANDBETWEEN(2011;2017)" office:value-type="float" office:value="2015" calcext:value-type="float">
            <text:p>2015</text:p>
          </table:table-cell>
          <table:table-cell table:formula="of:=IF([.$F40]&gt;NUMBERVALUE(RIGHT([.G$1];4));0;RANDBETWEEN(1000;1000000))" office:value-type="float" office:value="0" calcext:value-type="float">
            <text:p>0</text:p>
          </table:table-cell>
          <table:table-cell table:formula="of:=IF([.$F40]&gt;NUMBERVALUE(RIGHT([.H$1];4));0;RANDBETWEEN(1000;1000000))" office:value-type="float" office:value="0" calcext:value-type="float">
            <text:p>0</text:p>
          </table:table-cell>
          <table:table-cell table:formula="of:=IF([.$F40]&gt;NUMBERVALUE(RIGHT([.I$1];4));0;RANDBETWEEN(1000;1000000))" office:value-type="float" office:value="0" calcext:value-type="float">
            <text:p>0</text:p>
          </table:table-cell>
          <table:table-cell table:formula="of:=IF([.$F40]&gt;NUMBERVALUE(RIGHT([.J$1];4));0;RANDBETWEEN(1000;1000000))" office:value-type="float" office:value="0" calcext:value-type="float">
            <text:p>0</text:p>
          </table:table-cell>
          <table:table-cell table:formula="of:=IF([.$F40]&gt;NUMBERVALUE(RIGHT([.K$1];4));0;RANDBETWEEN(1000;1000000))" office:value-type="float" office:value="831274" calcext:value-type="float">
            <text:p>831274</text:p>
          </table:table-cell>
          <table:table-cell table:formula="of:=IF([.$F40]&gt;NUMBERVALUE(RIGHT([.L$1];4));0;RANDBETWEEN(1000;1000000))" office:value-type="float" office:value="520977" calcext:value-type="float">
            <text:p>520977</text:p>
          </table:table-cell>
          <table:table-cell table:formula="of:=IF([.$F40]&gt;NUMBERVALUE(RIGHT([.M$1];4));0;RANDBETWEEN(1000;1000000))" office:value-type="float" office:value="295446" calcext:value-type="float">
            <text:p>295446</text:p>
          </table:table-cell>
          <table:table-cell table:formula="of:=SUM([.G40:.M40])" office:value-type="float" office:value="1647697" calcext:value-type="float">
            <text:p>1647697</text:p>
          </table:table-cell>
          <table:table-cell table:formula="of:=[.G40]*VLOOKUP(NUMBERVALUE(RIGHT([.G$1];4));[$'salary-percopy'.$A$1:.$B$7];2)+[.H40]*VLOOKUP(NUMBERVALUE(RIGHT([.H$1];4));[$'salary-percopy'.$A$1:.$B$7];2)+[.I40]*VLOOKUP(NUMBERVALUE(RIGHT([.I$1];4));[$'salary-percopy'.$A$1:.$B$7];2)+[.J40]*VLOOKUP(NUMBERVALUE(RIGHT([.J$1];4));[$'salary-percopy'.$A$1:.$B$7];2)+[.K40]*VLOOKUP(NUMBERVALUE(RIGHT([.K$1];4));[$'salary-percopy'.$A$1:.$B$7];2)+[.L40]*VLOOKUP(NUMBERVALUE(RIGHT([.L$1];4));[$'salary-percopy'.$A$1:.$B$7];2)+[.M40]*VLOOKUP(NUMBERVALUE(RIGHT([.M$1];4));[$'salary-percopy'.$A$1:.$B$7];2)" office:value-type="float" office:value="296786525" calcext:value-type="float">
            <text:p>296786525</text:p>
          </table:table-cell>
          <table:table-cell table:formula="of:=IF([.G40]&gt;500000;[.G40]*0.1*VLOOKUP(NUMBERVALUE(RIGHT([.G$1];4));[$'salary-percopy'.$A$1:.$B$7];2))+IF([.H40]&gt;500000;[.H40]*0.1*VLOOKUP(NUMBERVALUE(RIGHT([.H$1];4));[$'salary-percopy'.$A$1:.$B$7];2))+IF([.I40]&gt;500000;[.I40]*0.1*VLOOKUP(NUMBERVALUE(RIGHT([.I$1];4));[$'salary-percopy'.$A$1:.$B$7];2))+IF([.J40]&gt;500000;[.J40]*0.1*VLOOKUP(NUMBERVALUE(RIGHT([.J$1];4));[$'salary-percopy'.$A$1:.$B$7];2))+IF([.K40]&gt;500000;[.K40]*0.1*VLOOKUP(NUMBERVALUE(RIGHT([.K$1];4));[$'salary-percopy'.$A$1:.$B$7];2))+IF([.L40]&gt;500000;[.L40]*0.1*VLOOKUP(NUMBERVALUE(RIGHT([.L$1];4));[$'salary-percopy'.$A$1:.$B$7];2))+IF([.M40]&gt;500000;[.M40]*0.1*VLOOKUP(NUMBERVALUE(RIGHT([.M$1];4));[$'salary-percopy'.$A$1:.$B$7];2))" office:value-type="float" office:value="23769732.5" calcext:value-type="float">
            <text:p>23769733</text:p>
          </table:table-cell>
          <table:table-cell table:formula="of:=[.O40]+[.P40]" office:value-type="float" office:value="320556257.5" calcext:value-type="float">
            <text:p>3205562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Gerald Nichols</text:p>
          </table:table-cell>
          <table:table-cell office:value-type="string" calcext:value-type="string">
            <text:p>Drinking At The Gods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7)" office:value-type="float" office:value="2012" calcext:value-type="float">
            <text:p>2012</text:p>
          </table:table-cell>
          <table:table-cell table:formula="of:=IF([.$F41]&gt;NUMBERVALUE(RIGHT([.G$1];4));0;RANDBETWEEN(1000;1000000))" office:value-type="float" office:value="0" calcext:value-type="float">
            <text:p>0</text:p>
          </table:table-cell>
          <table:table-cell table:formula="of:=IF([.$F41]&gt;NUMBERVALUE(RIGHT([.H$1];4));0;RANDBETWEEN(1000;1000000))" office:value-type="float" office:value="736281" calcext:value-type="float">
            <text:p>736281</text:p>
          </table:table-cell>
          <table:table-cell table:formula="of:=IF([.$F41]&gt;NUMBERVALUE(RIGHT([.I$1];4));0;RANDBETWEEN(1000;1000000))" office:value-type="float" office:value="125716" calcext:value-type="float">
            <text:p>125716</text:p>
          </table:table-cell>
          <table:table-cell table:formula="of:=IF([.$F41]&gt;NUMBERVALUE(RIGHT([.J$1];4));0;RANDBETWEEN(1000;1000000))" office:value-type="float" office:value="752518" calcext:value-type="float">
            <text:p>752518</text:p>
          </table:table-cell>
          <table:table-cell table:formula="of:=IF([.$F41]&gt;NUMBERVALUE(RIGHT([.K$1];4));0;RANDBETWEEN(1000;1000000))" office:value-type="float" office:value="118278" calcext:value-type="float">
            <text:p>118278</text:p>
          </table:table-cell>
          <table:table-cell table:formula="of:=IF([.$F41]&gt;NUMBERVALUE(RIGHT([.L$1];4));0;RANDBETWEEN(1000;1000000))" office:value-type="float" office:value="223085" calcext:value-type="float">
            <text:p>223085</text:p>
          </table:table-cell>
          <table:table-cell table:formula="of:=IF([.$F41]&gt;NUMBERVALUE(RIGHT([.M$1];4));0;RANDBETWEEN(1000;1000000))" office:value-type="float" office:value="750921" calcext:value-type="float">
            <text:p>750921</text:p>
          </table:table-cell>
          <table:table-cell table:formula="of:=SUM([.G41:.M41])" office:value-type="float" office:value="2706799" calcext:value-type="float">
            <text:p>2706799</text:p>
          </table:table-cell>
          <table:table-cell table:formula="of:=[.G41]*VLOOKUP(NUMBERVALUE(RIGHT([.G$1];4));[$'salary-percopy'.$A$1:.$B$7];2)+[.H41]*VLOOKUP(NUMBERVALUE(RIGHT([.H$1];4));[$'salary-percopy'.$A$1:.$B$7];2)+[.I41]*VLOOKUP(NUMBERVALUE(RIGHT([.I$1];4));[$'salary-percopy'.$A$1:.$B$7];2)+[.J41]*VLOOKUP(NUMBERVALUE(RIGHT([.J$1];4));[$'salary-percopy'.$A$1:.$B$7];2)+[.K41]*VLOOKUP(NUMBERVALUE(RIGHT([.K$1];4));[$'salary-percopy'.$A$1:.$B$7];2)+[.L41]*VLOOKUP(NUMBERVALUE(RIGHT([.L$1];4));[$'salary-percopy'.$A$1:.$B$7];2)+[.M41]*VLOOKUP(NUMBERVALUE(RIGHT([.M$1];4));[$'salary-percopy'.$A$1:.$B$7];2)" office:value-type="float" office:value="412991535" calcext:value-type="float">
            <text:p>412991535</text:p>
          </table:table-cell>
          <table:table-cell table:formula="of:=IF([.G41]&gt;500000;[.G41]*0.1*VLOOKUP(NUMBERVALUE(RIGHT([.G$1];4));[$'salary-percopy'.$A$1:.$B$7];2))+IF([.H41]&gt;500000;[.H41]*0.1*VLOOKUP(NUMBERVALUE(RIGHT([.H$1];4));[$'salary-percopy'.$A$1:.$B$7];2))+IF([.I41]&gt;500000;[.I41]*0.1*VLOOKUP(NUMBERVALUE(RIGHT([.I$1];4));[$'salary-percopy'.$A$1:.$B$7];2))+IF([.J41]&gt;500000;[.J41]*0.1*VLOOKUP(NUMBERVALUE(RIGHT([.J$1];4));[$'salary-percopy'.$A$1:.$B$7];2))+IF([.K41]&gt;500000;[.K41]*0.1*VLOOKUP(NUMBERVALUE(RIGHT([.K$1];4));[$'salary-percopy'.$A$1:.$B$7];2))+IF([.L41]&gt;500000;[.L41]*0.1*VLOOKUP(NUMBERVALUE(RIGHT([.L$1];4));[$'salary-percopy'.$A$1:.$B$7];2))+IF([.M41]&gt;500000;[.M41]*0.1*VLOOKUP(NUMBERVALUE(RIGHT([.M$1];4));[$'salary-percopy'.$A$1:.$B$7];2))" office:value-type="float" office:value="33652763" calcext:value-type="float">
            <text:p>33652763</text:p>
          </table:table-cell>
          <table:table-cell table:formula="of:=[.O41]+[.P41]" office:value-type="float" office:value="446644298" calcext:value-type="float">
            <text:p>44664429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ideon Rosario</text:p>
          </table:table-cell>
          <table:table-cell office:value-type="string" calcext:value-type="string">
            <text:p>Warriors And King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7)" office:value-type="float" office:value="2017" calcext:value-type="float">
            <text:p>2017</text:p>
          </table:table-cell>
          <table:table-cell table:formula="of:=IF([.$F42]&gt;NUMBERVALUE(RIGHT([.G$1];4));0;RANDBETWEEN(1000;1000000))" office:value-type="float" office:value="0" calcext:value-type="float">
            <text:p>0</text:p>
          </table:table-cell>
          <table:table-cell table:formula="of:=IF([.$F42]&gt;NUMBERVALUE(RIGHT([.H$1];4));0;RANDBETWEEN(1000;1000000))" office:value-type="float" office:value="0" calcext:value-type="float">
            <text:p>0</text:p>
          </table:table-cell>
          <table:table-cell table:formula="of:=IF([.$F42]&gt;NUMBERVALUE(RIGHT([.I$1];4));0;RANDBETWEEN(1000;1000000))" office:value-type="float" office:value="0" calcext:value-type="float">
            <text:p>0</text:p>
          </table:table-cell>
          <table:table-cell table:formula="of:=IF([.$F42]&gt;NUMBERVALUE(RIGHT([.J$1];4));0;RANDBETWEEN(1000;1000000))" office:value-type="float" office:value="0" calcext:value-type="float">
            <text:p>0</text:p>
          </table:table-cell>
          <table:table-cell table:formula="of:=IF([.$F42]&gt;NUMBERVALUE(RIGHT([.K$1];4));0;RANDBETWEEN(1000;1000000))" office:value-type="float" office:value="0" calcext:value-type="float">
            <text:p>0</text:p>
          </table:table-cell>
          <table:table-cell table:formula="of:=IF([.$F42]&gt;NUMBERVALUE(RIGHT([.L$1];4));0;RANDBETWEEN(1000;1000000))" office:value-type="float" office:value="0" calcext:value-type="float">
            <text:p>0</text:p>
          </table:table-cell>
          <table:table-cell table:formula="of:=IF([.$F42]&gt;NUMBERVALUE(RIGHT([.M$1];4));0;RANDBETWEEN(1000;1000000))" office:value-type="float" office:value="436469" calcext:value-type="float">
            <text:p>436469</text:p>
          </table:table-cell>
          <table:table-cell table:formula="of:=SUM([.G42:.M42])" office:value-type="float" office:value="436469" calcext:value-type="float">
            <text:p>436469</text:p>
          </table:table-cell>
          <table:table-cell table:formula="of:=[.G42]*VLOOKUP(NUMBERVALUE(RIGHT([.G$1];4));[$'salary-percopy'.$A$1:.$B$7];2)+[.H42]*VLOOKUP(NUMBERVALUE(RIGHT([.H$1];4));[$'salary-percopy'.$A$1:.$B$7];2)+[.I42]*VLOOKUP(NUMBERVALUE(RIGHT([.I$1];4));[$'salary-percopy'.$A$1:.$B$7];2)+[.J42]*VLOOKUP(NUMBERVALUE(RIGHT([.J$1];4));[$'salary-percopy'.$A$1:.$B$7];2)+[.K42]*VLOOKUP(NUMBERVALUE(RIGHT([.K$1];4));[$'salary-percopy'.$A$1:.$B$7];2)+[.L42]*VLOOKUP(NUMBERVALUE(RIGHT([.L$1];4));[$'salary-percopy'.$A$1:.$B$7];2)+[.M42]*VLOOKUP(NUMBERVALUE(RIGHT([.M$1];4));[$'salary-percopy'.$A$1:.$B$7];2)" office:value-type="float" office:value="87293800" calcext:value-type="float">
            <text:p>87293800</text:p>
          </table:table-cell>
          <table:table-cell table:formula="of:=IF([.G42]&gt;500000;[.G42]*0.1*VLOOKUP(NUMBERVALUE(RIGHT([.G$1];4));[$'salary-percopy'.$A$1:.$B$7];2))+IF([.H42]&gt;500000;[.H42]*0.1*VLOOKUP(NUMBERVALUE(RIGHT([.H$1];4));[$'salary-percopy'.$A$1:.$B$7];2))+IF([.I42]&gt;500000;[.I42]*0.1*VLOOKUP(NUMBERVALUE(RIGHT([.I$1];4));[$'salary-percopy'.$A$1:.$B$7];2))+IF([.J42]&gt;500000;[.J42]*0.1*VLOOKUP(NUMBERVALUE(RIGHT([.J$1];4));[$'salary-percopy'.$A$1:.$B$7];2))+IF([.K42]&gt;500000;[.K42]*0.1*VLOOKUP(NUMBERVALUE(RIGHT([.K$1];4));[$'salary-percopy'.$A$1:.$B$7];2))+IF([.L42]&gt;500000;[.L42]*0.1*VLOOKUP(NUMBERVALUE(RIGHT([.L$1];4));[$'salary-percopy'.$A$1:.$B$7];2))+IF([.M42]&gt;500000;[.M42]*0.1*VLOOKUP(NUMBERVALUE(RIGHT([.M$1];4));[$'salary-percopy'.$A$1:.$B$7];2))" office:value-type="float" office:value="0" calcext:value-type="float">
            <text:p>0</text:p>
          </table:table-cell>
          <table:table-cell table:formula="of:=[.O42]+[.P42]" office:value-type="float" office:value="87293800" calcext:value-type="float">
            <text:p>872938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eath Whitaker</text:p>
          </table:table-cell>
          <table:table-cell office:value-type="string" calcext:value-type="string">
            <text:p>Muted By The West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Ezra Huerta" calcext:value-type="string">
            <text:p>Ezra Huerta</text:p>
          </table:table-cell>
          <table:table-cell table:formula="of:=RANDBETWEEN(2011;2017)" office:value-type="float" office:value="2012" calcext:value-type="float">
            <text:p>2012</text:p>
          </table:table-cell>
          <table:table-cell table:formula="of:=IF([.$F43]&gt;NUMBERVALUE(RIGHT([.G$1];4));0;RANDBETWEEN(1000;1000000))" office:value-type="float" office:value="0" calcext:value-type="float">
            <text:p>0</text:p>
          </table:table-cell>
          <table:table-cell table:formula="of:=IF([.$F43]&gt;NUMBERVALUE(RIGHT([.H$1];4));0;RANDBETWEEN(1000;1000000))" office:value-type="float" office:value="498544" calcext:value-type="float">
            <text:p>498544</text:p>
          </table:table-cell>
          <table:table-cell table:formula="of:=IF([.$F43]&gt;NUMBERVALUE(RIGHT([.I$1];4));0;RANDBETWEEN(1000;1000000))" office:value-type="float" office:value="677439" calcext:value-type="float">
            <text:p>677439</text:p>
          </table:table-cell>
          <table:table-cell table:formula="of:=IF([.$F43]&gt;NUMBERVALUE(RIGHT([.J$1];4));0;RANDBETWEEN(1000;1000000))" office:value-type="float" office:value="602680" calcext:value-type="float">
            <text:p>602680</text:p>
          </table:table-cell>
          <table:table-cell table:formula="of:=IF([.$F43]&gt;NUMBERVALUE(RIGHT([.K$1];4));0;RANDBETWEEN(1000;1000000))" office:value-type="float" office:value="457873" calcext:value-type="float">
            <text:p>457873</text:p>
          </table:table-cell>
          <table:table-cell table:formula="of:=IF([.$F43]&gt;NUMBERVALUE(RIGHT([.L$1];4));0;RANDBETWEEN(1000;1000000))" office:value-type="float" office:value="711489" calcext:value-type="float">
            <text:p>711489</text:p>
          </table:table-cell>
          <table:table-cell table:formula="of:=IF([.$F43]&gt;NUMBERVALUE(RIGHT([.M$1];4));0;RANDBETWEEN(1000;1000000))" office:value-type="float" office:value="877714" calcext:value-type="float">
            <text:p>877714</text:p>
          </table:table-cell>
          <table:table-cell table:formula="of:=SUM([.G43:.M43])" office:value-type="float" office:value="3825739" calcext:value-type="float">
            <text:p>3825739</text:p>
          </table:table-cell>
          <table:table-cell table:formula="of:=[.G43]*VLOOKUP(NUMBERVALUE(RIGHT([.G$1];4));[$'salary-percopy'.$A$1:.$B$7];2)+[.H43]*VLOOKUP(NUMBERVALUE(RIGHT([.H$1];4));[$'salary-percopy'.$A$1:.$B$7];2)+[.I43]*VLOOKUP(NUMBERVALUE(RIGHT([.I$1];4));[$'salary-percopy'.$A$1:.$B$7];2)+[.J43]*VLOOKUP(NUMBERVALUE(RIGHT([.J$1];4));[$'salary-percopy'.$A$1:.$B$7];2)+[.K43]*VLOOKUP(NUMBERVALUE(RIGHT([.K$1];4));[$'salary-percopy'.$A$1:.$B$7];2)+[.L43]*VLOOKUP(NUMBERVALUE(RIGHT([.L$1];4));[$'salary-percopy'.$A$1:.$B$7];2)+[.M43]*VLOOKUP(NUMBERVALUE(RIGHT([.M$1];4));[$'salary-percopy'.$A$1:.$B$7];2)" office:value-type="float" office:value="605514395" calcext:value-type="float">
            <text:p>605514395</text:p>
          </table:table-cell>
          <table:table-cell table:formula="of:=IF([.G43]&gt;500000;[.G43]*0.1*VLOOKUP(NUMBERVALUE(RIGHT([.G$1];4));[$'salary-percopy'.$A$1:.$B$7];2))+IF([.H43]&gt;500000;[.H43]*0.1*VLOOKUP(NUMBERVALUE(RIGHT([.H$1];4));[$'salary-percopy'.$A$1:.$B$7];2))+IF([.I43]&gt;500000;[.I43]*0.1*VLOOKUP(NUMBERVALUE(RIGHT([.I$1];4));[$'salary-percopy'.$A$1:.$B$7];2))+IF([.J43]&gt;500000;[.J43]*0.1*VLOOKUP(NUMBERVALUE(RIGHT([.J$1];4));[$'salary-percopy'.$A$1:.$B$7];2))+IF([.K43]&gt;500000;[.K43]*0.1*VLOOKUP(NUMBERVALUE(RIGHT([.K$1];4));[$'salary-percopy'.$A$1:.$B$7];2))+IF([.L43]&gt;500000;[.L43]*0.1*VLOOKUP(NUMBERVALUE(RIGHT([.L$1];4));[$'salary-percopy'.$A$1:.$B$7];2))+IF([.M43]&gt;500000;[.M43]*0.1*VLOOKUP(NUMBERVALUE(RIGHT([.M$1];4));[$'salary-percopy'.$A$1:.$B$7];2))" office:value-type="float" office:value="47283614.5" calcext:value-type="float">
            <text:p>47283615</text:p>
          </table:table-cell>
          <table:table-cell table:formula="of:=[.O43]+[.P43]" office:value-type="float" office:value="652798009.5" calcext:value-type="float">
            <text:p>6527980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olly Buckley</text:p>
          </table:table-cell>
          <table:table-cell office:value-type="string" calcext:value-type="string">
            <text:p>Lonely In The Abyss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7)" office:value-type="float" office:value="2013" calcext:value-type="float">
            <text:p>2013</text:p>
          </table:table-cell>
          <table:table-cell table:formula="of:=IF([.$F44]&gt;NUMBERVALUE(RIGHT([.G$1];4));0;RANDBETWEEN(1000;1000000))" office:value-type="float" office:value="0" calcext:value-type="float">
            <text:p>0</text:p>
          </table:table-cell>
          <table:table-cell table:formula="of:=IF([.$F44]&gt;NUMBERVALUE(RIGHT([.H$1];4));0;RANDBETWEEN(1000;1000000))" office:value-type="float" office:value="0" calcext:value-type="float">
            <text:p>0</text:p>
          </table:table-cell>
          <table:table-cell table:formula="of:=IF([.$F44]&gt;NUMBERVALUE(RIGHT([.I$1];4));0;RANDBETWEEN(1000;1000000))" office:value-type="float" office:value="73938" calcext:value-type="float">
            <text:p>73938</text:p>
          </table:table-cell>
          <table:table-cell table:formula="of:=IF([.$F44]&gt;NUMBERVALUE(RIGHT([.J$1];4));0;RANDBETWEEN(1000;1000000))" office:value-type="float" office:value="452236" calcext:value-type="float">
            <text:p>452236</text:p>
          </table:table-cell>
          <table:table-cell table:formula="of:=IF([.$F44]&gt;NUMBERVALUE(RIGHT([.K$1];4));0;RANDBETWEEN(1000;1000000))" office:value-type="float" office:value="738362" calcext:value-type="float">
            <text:p>738362</text:p>
          </table:table-cell>
          <table:table-cell table:formula="of:=IF([.$F44]&gt;NUMBERVALUE(RIGHT([.L$1];4));0;RANDBETWEEN(1000;1000000))" office:value-type="float" office:value="554487" calcext:value-type="float">
            <text:p>554487</text:p>
          </table:table-cell>
          <table:table-cell table:formula="of:=IF([.$F44]&gt;NUMBERVALUE(RIGHT([.M$1];4));0;RANDBETWEEN(1000;1000000))" office:value-type="float" office:value="184443" calcext:value-type="float">
            <text:p>184443</text:p>
          </table:table-cell>
          <table:table-cell table:formula="of:=SUM([.G44:.M44])" office:value-type="float" office:value="2003466" calcext:value-type="float">
            <text:p>2003466</text:p>
          </table:table-cell>
          <table:table-cell table:formula="of:=[.G44]*VLOOKUP(NUMBERVALUE(RIGHT([.G$1];4));[$'salary-percopy'.$A$1:.$B$7];2)+[.H44]*VLOOKUP(NUMBERVALUE(RIGHT([.H$1];4));[$'salary-percopy'.$A$1:.$B$7];2)+[.I44]*VLOOKUP(NUMBERVALUE(RIGHT([.I$1];4));[$'salary-percopy'.$A$1:.$B$7];2)+[.J44]*VLOOKUP(NUMBERVALUE(RIGHT([.J$1];4));[$'salary-percopy'.$A$1:.$B$7];2)+[.K44]*VLOOKUP(NUMBERVALUE(RIGHT([.K$1];4));[$'salary-percopy'.$A$1:.$B$7];2)+[.L44]*VLOOKUP(NUMBERVALUE(RIGHT([.L$1];4));[$'salary-percopy'.$A$1:.$B$7];2)+[.M44]*VLOOKUP(NUMBERVALUE(RIGHT([.M$1];4));[$'salary-percopy'.$A$1:.$B$7];2)" office:value-type="float" office:value="337175835" calcext:value-type="float">
            <text:p>337175835</text:p>
          </table:table-cell>
          <table:table-cell table:formula="of:=IF([.G44]&gt;500000;[.G44]*0.1*VLOOKUP(NUMBERVALUE(RIGHT([.G$1];4));[$'salary-percopy'.$A$1:.$B$7];2))+IF([.H44]&gt;500000;[.H44]*0.1*VLOOKUP(NUMBERVALUE(RIGHT([.H$1];4));[$'salary-percopy'.$A$1:.$B$7];2))+IF([.I44]&gt;500000;[.I44]*0.1*VLOOKUP(NUMBERVALUE(RIGHT([.I$1];4));[$'salary-percopy'.$A$1:.$B$7];2))+IF([.J44]&gt;500000;[.J44]*0.1*VLOOKUP(NUMBERVALUE(RIGHT([.J$1];4));[$'salary-percopy'.$A$1:.$B$7];2))+IF([.K44]&gt;500000;[.K44]*0.1*VLOOKUP(NUMBERVALUE(RIGHT([.K$1];4));[$'salary-percopy'.$A$1:.$B$7];2))+IF([.L44]&gt;500000;[.L44]*0.1*VLOOKUP(NUMBERVALUE(RIGHT([.L$1];4));[$'salary-percopy'.$A$1:.$B$7];2))+IF([.M44]&gt;500000;[.M44]*0.1*VLOOKUP(NUMBERVALUE(RIGHT([.M$1];4));[$'salary-percopy'.$A$1:.$B$7];2))" office:value-type="float" office:value="22810163.5" calcext:value-type="float">
            <text:p>22810164</text:p>
          </table:table-cell>
          <table:table-cell table:formula="of:=[.O44]+[.P44]" office:value-type="float" office:value="359985998.5" calcext:value-type="float">
            <text:p>3599859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mani Cordova</text:p>
          </table:table-cell>
          <table:table-cell office:value-type="string" calcext:value-type="string">
            <text:p>Foreigners Of Tomorrow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7)" office:value-type="float" office:value="2013" calcext:value-type="float">
            <text:p>2013</text:p>
          </table:table-cell>
          <table:table-cell table:formula="of:=IF([.$F45]&gt;NUMBERVALUE(RIGHT([.G$1];4));0;RANDBETWEEN(1000;1000000))" office:value-type="float" office:value="0" calcext:value-type="float">
            <text:p>0</text:p>
          </table:table-cell>
          <table:table-cell table:formula="of:=IF([.$F45]&gt;NUMBERVALUE(RIGHT([.H$1];4));0;RANDBETWEEN(1000;1000000))" office:value-type="float" office:value="0" calcext:value-type="float">
            <text:p>0</text:p>
          </table:table-cell>
          <table:table-cell table:formula="of:=IF([.$F45]&gt;NUMBERVALUE(RIGHT([.I$1];4));0;RANDBETWEEN(1000;1000000))" office:value-type="float" office:value="635167" calcext:value-type="float">
            <text:p>635167</text:p>
          </table:table-cell>
          <table:table-cell table:formula="of:=IF([.$F45]&gt;NUMBERVALUE(RIGHT([.J$1];4));0;RANDBETWEEN(1000;1000000))" office:value-type="float" office:value="10935" calcext:value-type="float">
            <text:p>10935</text:p>
          </table:table-cell>
          <table:table-cell table:formula="of:=IF([.$F45]&gt;NUMBERVALUE(RIGHT([.K$1];4));0;RANDBETWEEN(1000;1000000))" office:value-type="float" office:value="48284" calcext:value-type="float">
            <text:p>48284</text:p>
          </table:table-cell>
          <table:table-cell table:formula="of:=IF([.$F45]&gt;NUMBERVALUE(RIGHT([.L$1];4));0;RANDBETWEEN(1000;1000000))" office:value-type="float" office:value="874413" calcext:value-type="float">
            <text:p>874413</text:p>
          </table:table-cell>
          <table:table-cell table:formula="of:=IF([.$F45]&gt;NUMBERVALUE(RIGHT([.M$1];4));0;RANDBETWEEN(1000;1000000))" office:value-type="float" office:value="111823" calcext:value-type="float">
            <text:p>111823</text:p>
          </table:table-cell>
          <table:table-cell table:formula="of:=SUM([.G45:.M45])" office:value-type="float" office:value="1680622" calcext:value-type="float">
            <text:p>1680622</text:p>
          </table:table-cell>
          <table:table-cell table:formula="of:=[.G45]*VLOOKUP(NUMBERVALUE(RIGHT([.G$1];4));[$'salary-percopy'.$A$1:.$B$7];2)+[.H45]*VLOOKUP(NUMBERVALUE(RIGHT([.H$1];4));[$'salary-percopy'.$A$1:.$B$7];2)+[.I45]*VLOOKUP(NUMBERVALUE(RIGHT([.I$1];4));[$'salary-percopy'.$A$1:.$B$7];2)+[.J45]*VLOOKUP(NUMBERVALUE(RIGHT([.J$1];4));[$'salary-percopy'.$A$1:.$B$7];2)+[.K45]*VLOOKUP(NUMBERVALUE(RIGHT([.K$1];4));[$'salary-percopy'.$A$1:.$B$7];2)+[.L45]*VLOOKUP(NUMBERVALUE(RIGHT([.L$1];4));[$'salary-percopy'.$A$1:.$B$7];2)+[.M45]*VLOOKUP(NUMBERVALUE(RIGHT([.M$1];4));[$'salary-percopy'.$A$1:.$B$7];2)" office:value-type="float" office:value="270090225" calcext:value-type="float">
            <text:p>270090225</text:p>
          </table:table-cell>
          <table:table-cell table:formula="of:=IF([.G45]&gt;500000;[.G45]*0.1*VLOOKUP(NUMBERVALUE(RIGHT([.G$1];4));[$'salary-percopy'.$A$1:.$B$7];2))+IF([.H45]&gt;500000;[.H45]*0.1*VLOOKUP(NUMBERVALUE(RIGHT([.H$1];4));[$'salary-percopy'.$A$1:.$B$7];2))+IF([.I45]&gt;500000;[.I45]*0.1*VLOOKUP(NUMBERVALUE(RIGHT([.I$1];4));[$'salary-percopy'.$A$1:.$B$7];2))+IF([.J45]&gt;500000;[.J45]*0.1*VLOOKUP(NUMBERVALUE(RIGHT([.J$1];4));[$'salary-percopy'.$A$1:.$B$7];2))+IF([.K45]&gt;500000;[.K45]*0.1*VLOOKUP(NUMBERVALUE(RIGHT([.K$1];4));[$'salary-percopy'.$A$1:.$B$7];2))+IF([.L45]&gt;500000;[.L45]*0.1*VLOOKUP(NUMBERVALUE(RIGHT([.L$1];4));[$'salary-percopy'.$A$1:.$B$7];2))+IF([.M45]&gt;500000;[.M45]*0.1*VLOOKUP(NUMBERVALUE(RIGHT([.M$1];4));[$'salary-percopy'.$A$1:.$B$7];2))" office:value-type="float" office:value="23798644.5" calcext:value-type="float">
            <text:p>23798645</text:p>
          </table:table-cell>
          <table:table-cell table:formula="of:=[.O45]+[.P45]" office:value-type="float" office:value="293888869.5" calcext:value-type="float">
            <text:p>29388887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shaan Richardson</text:p>
          </table:table-cell>
          <table:table-cell office:value-type="string" calcext:value-type="string">
            <text:p>Passion Of Yearning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Ada Potts" calcext:value-type="string">
            <text:p>Ada Potts</text:p>
          </table:table-cell>
          <table:table-cell table:formula="of:=RANDBETWEEN(2011;2017)" office:value-type="float" office:value="2012" calcext:value-type="float">
            <text:p>2012</text:p>
          </table:table-cell>
          <table:table-cell table:formula="of:=IF([.$F46]&gt;NUMBERVALUE(RIGHT([.G$1];4));0;RANDBETWEEN(1000;1000000))" office:value-type="float" office:value="0" calcext:value-type="float">
            <text:p>0</text:p>
          </table:table-cell>
          <table:table-cell table:formula="of:=IF([.$F46]&gt;NUMBERVALUE(RIGHT([.H$1];4));0;RANDBETWEEN(1000;1000000))" office:value-type="float" office:value="589684" calcext:value-type="float">
            <text:p>589684</text:p>
          </table:table-cell>
          <table:table-cell table:formula="of:=IF([.$F46]&gt;NUMBERVALUE(RIGHT([.I$1];4));0;RANDBETWEEN(1000;1000000))" office:value-type="float" office:value="251182" calcext:value-type="float">
            <text:p>251182</text:p>
          </table:table-cell>
          <table:table-cell table:formula="of:=IF([.$F46]&gt;NUMBERVALUE(RIGHT([.J$1];4));0;RANDBETWEEN(1000;1000000))" office:value-type="float" office:value="260700" calcext:value-type="float">
            <text:p>260700</text:p>
          </table:table-cell>
          <table:table-cell table:formula="of:=IF([.$F46]&gt;NUMBERVALUE(RIGHT([.K$1];4));0;RANDBETWEEN(1000;1000000))" office:value-type="float" office:value="423574" calcext:value-type="float">
            <text:p>423574</text:p>
          </table:table-cell>
          <table:table-cell table:formula="of:=IF([.$F46]&gt;NUMBERVALUE(RIGHT([.L$1];4));0;RANDBETWEEN(1000;1000000))" office:value-type="float" office:value="379277" calcext:value-type="float">
            <text:p>379277</text:p>
          </table:table-cell>
          <table:table-cell table:formula="of:=IF([.$F46]&gt;NUMBERVALUE(RIGHT([.M$1];4));0;RANDBETWEEN(1000;1000000))" office:value-type="float" office:value="715744" calcext:value-type="float">
            <text:p>715744</text:p>
          </table:table-cell>
          <table:table-cell table:formula="of:=SUM([.G46:.M46])" office:value-type="float" office:value="2620161" calcext:value-type="float">
            <text:p>2620161</text:p>
          </table:table-cell>
          <table:table-cell table:formula="of:=[.G46]*VLOOKUP(NUMBERVALUE(RIGHT([.G$1];4));[$'salary-percopy'.$A$1:.$B$7];2)+[.H46]*VLOOKUP(NUMBERVALUE(RIGHT([.H$1];4));[$'salary-percopy'.$A$1:.$B$7];2)+[.I46]*VLOOKUP(NUMBERVALUE(RIGHT([.I$1];4));[$'salary-percopy'.$A$1:.$B$7];2)+[.J46]*VLOOKUP(NUMBERVALUE(RIGHT([.J$1];4));[$'salary-percopy'.$A$1:.$B$7];2)+[.K46]*VLOOKUP(NUMBERVALUE(RIGHT([.K$1];4));[$'salary-percopy'.$A$1:.$B$7];2)+[.L46]*VLOOKUP(NUMBERVALUE(RIGHT([.L$1];4));[$'salary-percopy'.$A$1:.$B$7];2)+[.M46]*VLOOKUP(NUMBERVALUE(RIGHT([.M$1];4));[$'salary-percopy'.$A$1:.$B$7];2)" office:value-type="float" office:value="416827705" calcext:value-type="float">
            <text:p>416827705</text:p>
          </table:table-cell>
          <table:table-cell table:formula="of:=IF([.G46]&gt;500000;[.G46]*0.1*VLOOKUP(NUMBERVALUE(RIGHT([.G$1];4));[$'salary-percopy'.$A$1:.$B$7];2))+IF([.H46]&gt;500000;[.H46]*0.1*VLOOKUP(NUMBERVALUE(RIGHT([.H$1];4));[$'salary-percopy'.$A$1:.$B$7];2))+IF([.I46]&gt;500000;[.I46]*0.1*VLOOKUP(NUMBERVALUE(RIGHT([.I$1];4));[$'salary-percopy'.$A$1:.$B$7];2))+IF([.J46]&gt;500000;[.J46]*0.1*VLOOKUP(NUMBERVALUE(RIGHT([.J$1];4));[$'salary-percopy'.$A$1:.$B$7];2))+IF([.K46]&gt;500000;[.K46]*0.1*VLOOKUP(NUMBERVALUE(RIGHT([.K$1];4));[$'salary-percopy'.$A$1:.$B$7];2))+IF([.L46]&gt;500000;[.L46]*0.1*VLOOKUP(NUMBERVALUE(RIGHT([.L$1];4));[$'salary-percopy'.$A$1:.$B$7];2))+IF([.M46]&gt;500000;[.M46]*0.1*VLOOKUP(NUMBERVALUE(RIGHT([.M$1];4));[$'salary-percopy'.$A$1:.$B$7];2))" office:value-type="float" office:value="20801404" calcext:value-type="float">
            <text:p>20801404</text:p>
          </table:table-cell>
          <table:table-cell table:formula="of:=[.O46]+[.P46]" office:value-type="float" office:value="437629109" calcext:value-type="float">
            <text:p>43762910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Jace Ford</text:p>
          </table:table-cell>
          <table:table-cell office:value-type="string" calcext:value-type="string">
            <text:p>Little Girl Of The Moon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7)" office:value-type="float" office:value="2013" calcext:value-type="float">
            <text:p>2013</text:p>
          </table:table-cell>
          <table:table-cell table:formula="of:=IF([.$F47]&gt;NUMBERVALUE(RIGHT([.G$1];4));0;RANDBETWEEN(1000;1000000))" office:value-type="float" office:value="0" calcext:value-type="float">
            <text:p>0</text:p>
          </table:table-cell>
          <table:table-cell table:formula="of:=IF([.$F47]&gt;NUMBERVALUE(RIGHT([.H$1];4));0;RANDBETWEEN(1000;1000000))" office:value-type="float" office:value="0" calcext:value-type="float">
            <text:p>0</text:p>
          </table:table-cell>
          <table:table-cell table:formula="of:=IF([.$F47]&gt;NUMBERVALUE(RIGHT([.I$1];4));0;RANDBETWEEN(1000;1000000))" office:value-type="float" office:value="938197" calcext:value-type="float">
            <text:p>938197</text:p>
          </table:table-cell>
          <table:table-cell table:formula="of:=IF([.$F47]&gt;NUMBERVALUE(RIGHT([.J$1];4));0;RANDBETWEEN(1000;1000000))" office:value-type="float" office:value="596593" calcext:value-type="float">
            <text:p>596593</text:p>
          </table:table-cell>
          <table:table-cell table:formula="of:=IF([.$F47]&gt;NUMBERVALUE(RIGHT([.K$1];4));0;RANDBETWEEN(1000;1000000))" office:value-type="float" office:value="895403" calcext:value-type="float">
            <text:p>895403</text:p>
          </table:table-cell>
          <table:table-cell table:formula="of:=IF([.$F47]&gt;NUMBERVALUE(RIGHT([.L$1];4));0;RANDBETWEEN(1000;1000000))" office:value-type="float" office:value="103990" calcext:value-type="float">
            <text:p>103990</text:p>
          </table:table-cell>
          <table:table-cell table:formula="of:=IF([.$F47]&gt;NUMBERVALUE(RIGHT([.M$1];4));0;RANDBETWEEN(1000;1000000))" office:value-type="float" office:value="948040" calcext:value-type="float">
            <text:p>948040</text:p>
          </table:table-cell>
          <table:table-cell table:formula="of:=SUM([.G47:.M47])" office:value-type="float" office:value="3482223" calcext:value-type="float">
            <text:p>3482223</text:p>
          </table:table-cell>
          <table:table-cell table:formula="of:=[.G47]*VLOOKUP(NUMBERVALUE(RIGHT([.G$1];4));[$'salary-percopy'.$A$1:.$B$7];2)+[.H47]*VLOOKUP(NUMBERVALUE(RIGHT([.H$1];4));[$'salary-percopy'.$A$1:.$B$7];2)+[.I47]*VLOOKUP(NUMBERVALUE(RIGHT([.I$1];4));[$'salary-percopy'.$A$1:.$B$7];2)+[.J47]*VLOOKUP(NUMBERVALUE(RIGHT([.J$1];4));[$'salary-percopy'.$A$1:.$B$7];2)+[.K47]*VLOOKUP(NUMBERVALUE(RIGHT([.K$1];4));[$'salary-percopy'.$A$1:.$B$7];2)+[.L47]*VLOOKUP(NUMBERVALUE(RIGHT([.L$1];4));[$'salary-percopy'.$A$1:.$B$7];2)+[.M47]*VLOOKUP(NUMBERVALUE(RIGHT([.M$1];4));[$'salary-percopy'.$A$1:.$B$7];2)" office:value-type="float" office:value="557171320" calcext:value-type="float">
            <text:p>557171320</text:p>
          </table:table-cell>
          <table:table-cell table:formula="of:=IF([.G47]&gt;500000;[.G47]*0.1*VLOOKUP(NUMBERVALUE(RIGHT([.G$1];4));[$'salary-percopy'.$A$1:.$B$7];2))+IF([.H47]&gt;500000;[.H47]*0.1*VLOOKUP(NUMBERVALUE(RIGHT([.H$1];4));[$'salary-percopy'.$A$1:.$B$7];2))+IF([.I47]&gt;500000;[.I47]*0.1*VLOOKUP(NUMBERVALUE(RIGHT([.I$1];4));[$'salary-percopy'.$A$1:.$B$7];2))+IF([.J47]&gt;500000;[.J47]*0.1*VLOOKUP(NUMBERVALUE(RIGHT([.J$1];4));[$'salary-percopy'.$A$1:.$B$7];2))+IF([.K47]&gt;500000;[.K47]*0.1*VLOOKUP(NUMBERVALUE(RIGHT([.K$1];4));[$'salary-percopy'.$A$1:.$B$7];2))+IF([.L47]&gt;500000;[.L47]*0.1*VLOOKUP(NUMBERVALUE(RIGHT([.L$1];4));[$'salary-percopy'.$A$1:.$B$7];2))+IF([.M47]&gt;500000;[.M47]*0.1*VLOOKUP(NUMBERVALUE(RIGHT([.M$1];4));[$'salary-percopy'.$A$1:.$B$7];2))" office:value-type="float" office:value="53793317" calcext:value-type="float">
            <text:p>53793317</text:p>
          </table:table-cell>
          <table:table-cell table:formula="of:=[.O47]+[.P47]" office:value-type="float" office:value="610964637" calcext:value-type="float">
            <text:p>61096463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Jackson Sharp</text:p>
          </table:table-cell>
          <table:table-cell office:value-type="string" calcext:value-type="string">
            <text:p>Descendants And Assassins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7)" office:value-type="float" office:value="2013" calcext:value-type="float">
            <text:p>2013</text:p>
          </table:table-cell>
          <table:table-cell table:formula="of:=IF([.$F48]&gt;NUMBERVALUE(RIGHT([.G$1];4));0;RANDBETWEEN(1000;1000000))" office:value-type="float" office:value="0" calcext:value-type="float">
            <text:p>0</text:p>
          </table:table-cell>
          <table:table-cell table:formula="of:=IF([.$F48]&gt;NUMBERVALUE(RIGHT([.H$1];4));0;RANDBETWEEN(1000;1000000))" office:value-type="float" office:value="0" calcext:value-type="float">
            <text:p>0</text:p>
          </table:table-cell>
          <table:table-cell table:formula="of:=IF([.$F48]&gt;NUMBERVALUE(RIGHT([.I$1];4));0;RANDBETWEEN(1000;1000000))" office:value-type="float" office:value="768296" calcext:value-type="float">
            <text:p>768296</text:p>
          </table:table-cell>
          <table:table-cell table:formula="of:=IF([.$F48]&gt;NUMBERVALUE(RIGHT([.J$1];4));0;RANDBETWEEN(1000;1000000))" office:value-type="float" office:value="205507" calcext:value-type="float">
            <text:p>205507</text:p>
          </table:table-cell>
          <table:table-cell table:formula="of:=IF([.$F48]&gt;NUMBERVALUE(RIGHT([.K$1];4));0;RANDBETWEEN(1000;1000000))" office:value-type="float" office:value="398363" calcext:value-type="float">
            <text:p>398363</text:p>
          </table:table-cell>
          <table:table-cell table:formula="of:=IF([.$F48]&gt;NUMBERVALUE(RIGHT([.L$1];4));0;RANDBETWEEN(1000;1000000))" office:value-type="float" office:value="145679" calcext:value-type="float">
            <text:p>145679</text:p>
          </table:table-cell>
          <table:table-cell table:formula="of:=IF([.$F48]&gt;NUMBERVALUE(RIGHT([.M$1];4));0;RANDBETWEEN(1000;1000000))" office:value-type="float" office:value="626653" calcext:value-type="float">
            <text:p>626653</text:p>
          </table:table-cell>
          <table:table-cell table:formula="of:=SUM([.G48:.M48])" office:value-type="float" office:value="2144498" calcext:value-type="float">
            <text:p>2144498</text:p>
          </table:table-cell>
          <table:table-cell table:formula="of:=[.G48]*VLOOKUP(NUMBERVALUE(RIGHT([.G$1];4));[$'salary-percopy'.$A$1:.$B$7];2)+[.H48]*VLOOKUP(NUMBERVALUE(RIGHT([.H$1];4));[$'salary-percopy'.$A$1:.$B$7];2)+[.I48]*VLOOKUP(NUMBERVALUE(RIGHT([.I$1];4));[$'salary-percopy'.$A$1:.$B$7];2)+[.J48]*VLOOKUP(NUMBERVALUE(RIGHT([.J$1];4));[$'salary-percopy'.$A$1:.$B$7];2)+[.K48]*VLOOKUP(NUMBERVALUE(RIGHT([.K$1];4));[$'salary-percopy'.$A$1:.$B$7];2)+[.L48]*VLOOKUP(NUMBERVALUE(RIGHT([.L$1];4));[$'salary-percopy'.$A$1:.$B$7];2)+[.M48]*VLOOKUP(NUMBERVALUE(RIGHT([.M$1];4));[$'salary-percopy'.$A$1:.$B$7];2)" office:value-type="float" office:value="340969425" calcext:value-type="float">
            <text:p>340969425</text:p>
          </table:table-cell>
          <table:table-cell table:formula="of:=IF([.G48]&gt;500000;[.G48]*0.1*VLOOKUP(NUMBERVALUE(RIGHT([.G$1];4));[$'salary-percopy'.$A$1:.$B$7];2))+IF([.H48]&gt;500000;[.H48]*0.1*VLOOKUP(NUMBERVALUE(RIGHT([.H$1];4));[$'salary-percopy'.$A$1:.$B$7];2))+IF([.I48]&gt;500000;[.I48]*0.1*VLOOKUP(NUMBERVALUE(RIGHT([.I$1];4));[$'salary-percopy'.$A$1:.$B$7];2))+IF([.J48]&gt;500000;[.J48]*0.1*VLOOKUP(NUMBERVALUE(RIGHT([.J$1];4));[$'salary-percopy'.$A$1:.$B$7];2))+IF([.K48]&gt;500000;[.K48]*0.1*VLOOKUP(NUMBERVALUE(RIGHT([.K$1];4));[$'salary-percopy'.$A$1:.$B$7];2))+IF([.L48]&gt;500000;[.L48]*0.1*VLOOKUP(NUMBERVALUE(RIGHT([.L$1];4));[$'salary-percopy'.$A$1:.$B$7];2))+IF([.M48]&gt;500000;[.M48]*0.1*VLOOKUP(NUMBERVALUE(RIGHT([.M$1];4));[$'salary-percopy'.$A$1:.$B$7];2))" office:value-type="float" office:value="21752612" calcext:value-type="float">
            <text:p>21752612</text:p>
          </table:table-cell>
          <table:table-cell table:formula="of:=[.O48]+[.P48]" office:value-type="float" office:value="362722037" calcext:value-type="float">
            <text:p>3627220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Jada Norton</text:p>
          </table:table-cell>
          <table:table-cell office:value-type="string" calcext:value-type="string">
            <text:p>Enemy Of Yesterday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Bronson Riddle" calcext:value-type="string">
            <text:p>Bronson Riddle</text:p>
          </table:table-cell>
          <table:table-cell table:formula="of:=RANDBETWEEN(2011;2017)" office:value-type="float" office:value="2011" calcext:value-type="float">
            <text:p>2011</text:p>
          </table:table-cell>
          <table:table-cell table:formula="of:=IF([.$F49]&gt;NUMBERVALUE(RIGHT([.G$1];4));0;RANDBETWEEN(1000;1000000))" office:value-type="float" office:value="684328" calcext:value-type="float">
            <text:p>684328</text:p>
          </table:table-cell>
          <table:table-cell table:formula="of:=IF([.$F49]&gt;NUMBERVALUE(RIGHT([.H$1];4));0;RANDBETWEEN(1000;1000000))" office:value-type="float" office:value="165883" calcext:value-type="float">
            <text:p>165883</text:p>
          </table:table-cell>
          <table:table-cell table:formula="of:=IF([.$F49]&gt;NUMBERVALUE(RIGHT([.I$1];4));0;RANDBETWEEN(1000;1000000))" office:value-type="float" office:value="13945" calcext:value-type="float">
            <text:p>13945</text:p>
          </table:table-cell>
          <table:table-cell table:formula="of:=IF([.$F49]&gt;NUMBERVALUE(RIGHT([.J$1];4));0;RANDBETWEEN(1000;1000000))" office:value-type="float" office:value="101184" calcext:value-type="float">
            <text:p>101184</text:p>
          </table:table-cell>
          <table:table-cell table:formula="of:=IF([.$F49]&gt;NUMBERVALUE(RIGHT([.K$1];4));0;RANDBETWEEN(1000;1000000))" office:value-type="float" office:value="177647" calcext:value-type="float">
            <text:p>177647</text:p>
          </table:table-cell>
          <table:table-cell table:formula="of:=IF([.$F49]&gt;NUMBERVALUE(RIGHT([.L$1];4));0;RANDBETWEEN(1000;1000000))" office:value-type="float" office:value="853043" calcext:value-type="float">
            <text:p>853043</text:p>
          </table:table-cell>
          <table:table-cell table:formula="of:=IF([.$F49]&gt;NUMBERVALUE(RIGHT([.M$1];4));0;RANDBETWEEN(1000;1000000))" office:value-type="float" office:value="379362" calcext:value-type="float">
            <text:p>379362</text:p>
          </table:table-cell>
          <table:table-cell table:formula="of:=SUM([.G49:.M49])" office:value-type="float" office:value="2375392" calcext:value-type="float">
            <text:p>2375392</text:p>
          </table:table-cell>
          <table:table-cell table:formula="of:=[.G49]*VLOOKUP(NUMBERVALUE(RIGHT([.G$1];4));[$'salary-percopy'.$A$1:.$B$7];2)+[.H49]*VLOOKUP(NUMBERVALUE(RIGHT([.H$1];4));[$'salary-percopy'.$A$1:.$B$7];2)+[.I49]*VLOOKUP(NUMBERVALUE(RIGHT([.I$1];4));[$'salary-percopy'.$A$1:.$B$7];2)+[.J49]*VLOOKUP(NUMBERVALUE(RIGHT([.J$1];4));[$'salary-percopy'.$A$1:.$B$7];2)+[.K49]*VLOOKUP(NUMBERVALUE(RIGHT([.K$1];4));[$'salary-percopy'.$A$1:.$B$7];2)+[.L49]*VLOOKUP(NUMBERVALUE(RIGHT([.L$1];4));[$'salary-percopy'.$A$1:.$B$7];2)+[.M49]*VLOOKUP(NUMBERVALUE(RIGHT([.M$1];4));[$'salary-percopy'.$A$1:.$B$7];2)" office:value-type="float" office:value="366404435" calcext:value-type="float">
            <text:p>366404435</text:p>
          </table:table-cell>
          <table:table-cell table:formula="of:=IF([.G49]&gt;500000;[.G49]*0.1*VLOOKUP(NUMBERVALUE(RIGHT([.G$1];4));[$'salary-percopy'.$A$1:.$B$7];2))+IF([.H49]&gt;500000;[.H49]*0.1*VLOOKUP(NUMBERVALUE(RIGHT([.H$1];4));[$'salary-percopy'.$A$1:.$B$7];2))+IF([.I49]&gt;500000;[.I49]*0.1*VLOOKUP(NUMBERVALUE(RIGHT([.I$1];4));[$'salary-percopy'.$A$1:.$B$7];2))+IF([.J49]&gt;500000;[.J49]*0.1*VLOOKUP(NUMBERVALUE(RIGHT([.J$1];4));[$'salary-percopy'.$A$1:.$B$7];2))+IF([.K49]&gt;500000;[.K49]*0.1*VLOOKUP(NUMBERVALUE(RIGHT([.K$1];4));[$'salary-percopy'.$A$1:.$B$7];2))+IF([.L49]&gt;500000;[.L49]*0.1*VLOOKUP(NUMBERVALUE(RIGHT([.L$1];4));[$'salary-percopy'.$A$1:.$B$7];2))+IF([.M49]&gt;500000;[.M49]*0.1*VLOOKUP(NUMBERVALUE(RIGHT([.M$1];4));[$'salary-percopy'.$A$1:.$B$7];2))" office:value-type="float" office:value="22624575.5" calcext:value-type="float">
            <text:p>22624576</text:p>
          </table:table-cell>
          <table:table-cell table:formula="of:=[.O49]+[.P49]" office:value-type="float" office:value="389029010.5" calcext:value-type="float">
            <text:p>3890290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aden Santana</text:p>
          </table:table-cell>
          <table:table-cell office:value-type="string" calcext:value-type="string">
            <text:p>Married To The Sun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Bronson Riddle" calcext:value-type="string">
            <text:p>Bronson Riddle</text:p>
          </table:table-cell>
          <table:table-cell table:formula="of:=RANDBETWEEN(2011;2017)" office:value-type="float" office:value="2015" calcext:value-type="float">
            <text:p>2015</text:p>
          </table:table-cell>
          <table:table-cell table:formula="of:=IF([.$F50]&gt;NUMBERVALUE(RIGHT([.G$1];4));0;RANDBETWEEN(1000;1000000))" office:value-type="float" office:value="0" calcext:value-type="float">
            <text:p>0</text:p>
          </table:table-cell>
          <table:table-cell table:formula="of:=IF([.$F50]&gt;NUMBERVALUE(RIGHT([.H$1];4));0;RANDBETWEEN(1000;1000000))" office:value-type="float" office:value="0" calcext:value-type="float">
            <text:p>0</text:p>
          </table:table-cell>
          <table:table-cell table:formula="of:=IF([.$F50]&gt;NUMBERVALUE(RIGHT([.I$1];4));0;RANDBETWEEN(1000;1000000))" office:value-type="float" office:value="0" calcext:value-type="float">
            <text:p>0</text:p>
          </table:table-cell>
          <table:table-cell table:formula="of:=IF([.$F50]&gt;NUMBERVALUE(RIGHT([.J$1];4));0;RANDBETWEEN(1000;1000000))" office:value-type="float" office:value="0" calcext:value-type="float">
            <text:p>0</text:p>
          </table:table-cell>
          <table:table-cell table:formula="of:=IF([.$F50]&gt;NUMBERVALUE(RIGHT([.K$1];4));0;RANDBETWEEN(1000;1000000))" office:value-type="float" office:value="35157" calcext:value-type="float">
            <text:p>35157</text:p>
          </table:table-cell>
          <table:table-cell table:formula="of:=IF([.$F50]&gt;NUMBERVALUE(RIGHT([.L$1];4));0;RANDBETWEEN(1000;1000000))" office:value-type="float" office:value="488124" calcext:value-type="float">
            <text:p>488124</text:p>
          </table:table-cell>
          <table:table-cell table:formula="of:=IF([.$F50]&gt;NUMBERVALUE(RIGHT([.M$1];4));0;RANDBETWEEN(1000;1000000))" office:value-type="float" office:value="904167" calcext:value-type="float">
            <text:p>904167</text:p>
          </table:table-cell>
          <table:table-cell table:formula="of:=SUM([.G50:.M50])" office:value-type="float" office:value="1427448" calcext:value-type="float">
            <text:p>1427448</text:p>
          </table:table-cell>
          <table:table-cell table:formula="of:=[.G50]*VLOOKUP(NUMBERVALUE(RIGHT([.G$1];4));[$'salary-percopy'.$A$1:.$B$7];2)+[.H50]*VLOOKUP(NUMBERVALUE(RIGHT([.H$1];4));[$'salary-percopy'.$A$1:.$B$7];2)+[.I50]*VLOOKUP(NUMBERVALUE(RIGHT([.I$1];4));[$'salary-percopy'.$A$1:.$B$7];2)+[.J50]*VLOOKUP(NUMBERVALUE(RIGHT([.J$1];4));[$'salary-percopy'.$A$1:.$B$7];2)+[.K50]*VLOOKUP(NUMBERVALUE(RIGHT([.K$1];4));[$'salary-percopy'.$A$1:.$B$7];2)+[.L50]*VLOOKUP(NUMBERVALUE(RIGHT([.L$1];4));[$'salary-percopy'.$A$1:.$B$7];2)+[.M50]*VLOOKUP(NUMBERVALUE(RIGHT([.M$1];4));[$'salary-percopy'.$A$1:.$B$7];2)" office:value-type="float" office:value="277113030" calcext:value-type="float">
            <text:p>277113030</text:p>
          </table:table-cell>
          <table:table-cell table:formula="of:=IF([.G50]&gt;500000;[.G50]*0.1*VLOOKUP(NUMBERVALUE(RIGHT([.G$1];4));[$'salary-percopy'.$A$1:.$B$7];2))+IF([.H50]&gt;500000;[.H50]*0.1*VLOOKUP(NUMBERVALUE(RIGHT([.H$1];4));[$'salary-percopy'.$A$1:.$B$7];2))+IF([.I50]&gt;500000;[.I50]*0.1*VLOOKUP(NUMBERVALUE(RIGHT([.I$1];4));[$'salary-percopy'.$A$1:.$B$7];2))+IF([.J50]&gt;500000;[.J50]*0.1*VLOOKUP(NUMBERVALUE(RIGHT([.J$1];4));[$'salary-percopy'.$A$1:.$B$7];2))+IF([.K50]&gt;500000;[.K50]*0.1*VLOOKUP(NUMBERVALUE(RIGHT([.K$1];4));[$'salary-percopy'.$A$1:.$B$7];2))+IF([.L50]&gt;500000;[.L50]*0.1*VLOOKUP(NUMBERVALUE(RIGHT([.L$1];4));[$'salary-percopy'.$A$1:.$B$7];2))+IF([.M50]&gt;500000;[.M50]*0.1*VLOOKUP(NUMBERVALUE(RIGHT([.M$1];4));[$'salary-percopy'.$A$1:.$B$7];2))" office:value-type="float" office:value="18083340" calcext:value-type="float">
            <text:p>18083340</text:p>
          </table:table-cell>
          <table:table-cell table:formula="of:=[.O50]+[.P50]" office:value-type="float" office:value="295196370" calcext:value-type="float">
            <text:p>29519637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Jagger Maxwell</text:p>
          </table:table-cell>
          <table:table-cell office:value-type="string" calcext:value-type="string">
            <text:p>Symbols At The Graveyard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7)" office:value-type="float" office:value="2012" calcext:value-type="float">
            <text:p>2012</text:p>
          </table:table-cell>
          <table:table-cell table:formula="of:=IF([.$F51]&gt;NUMBERVALUE(RIGHT([.G$1];4));0;RANDBETWEEN(1000;1000000))" office:value-type="float" office:value="0" calcext:value-type="float">
            <text:p>0</text:p>
          </table:table-cell>
          <table:table-cell table:formula="of:=IF([.$F51]&gt;NUMBERVALUE(RIGHT([.H$1];4));0;RANDBETWEEN(1000;1000000))" office:value-type="float" office:value="431238" calcext:value-type="float">
            <text:p>431238</text:p>
          </table:table-cell>
          <table:table-cell table:formula="of:=IF([.$F51]&gt;NUMBERVALUE(RIGHT([.I$1];4));0;RANDBETWEEN(1000;1000000))" office:value-type="float" office:value="52660" calcext:value-type="float">
            <text:p>52660</text:p>
          </table:table-cell>
          <table:table-cell table:formula="of:=IF([.$F51]&gt;NUMBERVALUE(RIGHT([.J$1];4));0;RANDBETWEEN(1000;1000000))" office:value-type="float" office:value="67452" calcext:value-type="float">
            <text:p>67452</text:p>
          </table:table-cell>
          <table:table-cell table:formula="of:=IF([.$F51]&gt;NUMBERVALUE(RIGHT([.K$1];4));0;RANDBETWEEN(1000;1000000))" office:value-type="float" office:value="336429" calcext:value-type="float">
            <text:p>336429</text:p>
          </table:table-cell>
          <table:table-cell table:formula="of:=IF([.$F51]&gt;NUMBERVALUE(RIGHT([.L$1];4));0;RANDBETWEEN(1000;1000000))" office:value-type="float" office:value="706818" calcext:value-type="float">
            <text:p>706818</text:p>
          </table:table-cell>
          <table:table-cell table:formula="of:=IF([.$F51]&gt;NUMBERVALUE(RIGHT([.M$1];4));0;RANDBETWEEN(1000;1000000))" office:value-type="float" office:value="942097" calcext:value-type="float">
            <text:p>942097</text:p>
          </table:table-cell>
          <table:table-cell table:formula="of:=SUM([.G51:.M51])" office:value-type="float" office:value="2536694" calcext:value-type="float">
            <text:p>2536694</text:p>
          </table:table-cell>
          <table:table-cell table:formula="of:=[.G51]*VLOOKUP(NUMBERVALUE(RIGHT([.G$1];4));[$'salary-percopy'.$A$1:.$B$7];2)+[.H51]*VLOOKUP(NUMBERVALUE(RIGHT([.H$1];4));[$'salary-percopy'.$A$1:.$B$7];2)+[.I51]*VLOOKUP(NUMBERVALUE(RIGHT([.I$1];4));[$'salary-percopy'.$A$1:.$B$7];2)+[.J51]*VLOOKUP(NUMBERVALUE(RIGHT([.J$1];4));[$'salary-percopy'.$A$1:.$B$7];2)+[.K51]*VLOOKUP(NUMBERVALUE(RIGHT([.K$1];4));[$'salary-percopy'.$A$1:.$B$7];2)+[.L51]*VLOOKUP(NUMBERVALUE(RIGHT([.L$1];4));[$'salary-percopy'.$A$1:.$B$7];2)+[.M51]*VLOOKUP(NUMBERVALUE(RIGHT([.M$1];4));[$'salary-percopy'.$A$1:.$B$7];2)" office:value-type="float" office:value="439572320" calcext:value-type="float">
            <text:p>439572320</text:p>
          </table:table-cell>
          <table:table-cell table:formula="of:=IF([.G51]&gt;500000;[.G51]*0.1*VLOOKUP(NUMBERVALUE(RIGHT([.G$1];4));[$'salary-percopy'.$A$1:.$B$7];2))+IF([.H51]&gt;500000;[.H51]*0.1*VLOOKUP(NUMBERVALUE(RIGHT([.H$1];4));[$'salary-percopy'.$A$1:.$B$7];2))+IF([.I51]&gt;500000;[.I51]*0.1*VLOOKUP(NUMBERVALUE(RIGHT([.I$1];4));[$'salary-percopy'.$A$1:.$B$7];2))+IF([.J51]&gt;500000;[.J51]*0.1*VLOOKUP(NUMBERVALUE(RIGHT([.J$1];4));[$'salary-percopy'.$A$1:.$B$7];2))+IF([.K51]&gt;500000;[.K51]*0.1*VLOOKUP(NUMBERVALUE(RIGHT([.K$1];4));[$'salary-percopy'.$A$1:.$B$7];2))+IF([.L51]&gt;500000;[.L51]*0.1*VLOOKUP(NUMBERVALUE(RIGHT([.L$1];4));[$'salary-percopy'.$A$1:.$B$7];2))+IF([.M51]&gt;500000;[.M51]*0.1*VLOOKUP(NUMBERVALUE(RIGHT([.M$1];4));[$'salary-percopy'.$A$1:.$B$7];2))" office:value-type="float" office:value="31918073" calcext:value-type="float">
            <text:p>31918073</text:p>
          </table:table-cell>
          <table:table-cell table:formula="of:=[.O51]+[.P51]" office:value-type="float" office:value="471490393" calcext:value-type="float">
            <text:p>47149039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Jaidyn Weber</text:p>
          </table:table-cell>
          <table:table-cell office:value-type="string" calcext:value-type="string">
            <text:p>Wizards Of My Dreams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Valentino Stanton" calcext:value-type="string">
            <text:p>Valentino Stanton</text:p>
          </table:table-cell>
          <table:table-cell table:formula="of:=RANDBETWEEN(2011;2017)" office:value-type="float" office:value="2017" calcext:value-type="float">
            <text:p>2017</text:p>
          </table:table-cell>
          <table:table-cell table:formula="of:=IF([.$F52]&gt;NUMBERVALUE(RIGHT([.G$1];4));0;RANDBETWEEN(1000;1000000))" office:value-type="float" office:value="0" calcext:value-type="float">
            <text:p>0</text:p>
          </table:table-cell>
          <table:table-cell table:formula="of:=IF([.$F52]&gt;NUMBERVALUE(RIGHT([.H$1];4));0;RANDBETWEEN(1000;1000000))" office:value-type="float" office:value="0" calcext:value-type="float">
            <text:p>0</text:p>
          </table:table-cell>
          <table:table-cell table:formula="of:=IF([.$F52]&gt;NUMBERVALUE(RIGHT([.I$1];4));0;RANDBETWEEN(1000;1000000))" office:value-type="float" office:value="0" calcext:value-type="float">
            <text:p>0</text:p>
          </table:table-cell>
          <table:table-cell table:formula="of:=IF([.$F52]&gt;NUMBERVALUE(RIGHT([.J$1];4));0;RANDBETWEEN(1000;1000000))" office:value-type="float" office:value="0" calcext:value-type="float">
            <text:p>0</text:p>
          </table:table-cell>
          <table:table-cell table:formula="of:=IF([.$F52]&gt;NUMBERVALUE(RIGHT([.K$1];4));0;RANDBETWEEN(1000;1000000))" office:value-type="float" office:value="0" calcext:value-type="float">
            <text:p>0</text:p>
          </table:table-cell>
          <table:table-cell table:formula="of:=IF([.$F52]&gt;NUMBERVALUE(RIGHT([.L$1];4));0;RANDBETWEEN(1000;1000000))" office:value-type="float" office:value="0" calcext:value-type="float">
            <text:p>0</text:p>
          </table:table-cell>
          <table:table-cell table:formula="of:=IF([.$F52]&gt;NUMBERVALUE(RIGHT([.M$1];4));0;RANDBETWEEN(1000;1000000))" office:value-type="float" office:value="546794" calcext:value-type="float">
            <text:p>546794</text:p>
          </table:table-cell>
          <table:table-cell table:formula="of:=SUM([.G52:.M52])" office:value-type="float" office:value="546794" calcext:value-type="float">
            <text:p>546794</text:p>
          </table:table-cell>
          <table:table-cell table:formula="of:=[.G52]*VLOOKUP(NUMBERVALUE(RIGHT([.G$1];4));[$'salary-percopy'.$A$1:.$B$7];2)+[.H52]*VLOOKUP(NUMBERVALUE(RIGHT([.H$1];4));[$'salary-percopy'.$A$1:.$B$7];2)+[.I52]*VLOOKUP(NUMBERVALUE(RIGHT([.I$1];4));[$'salary-percopy'.$A$1:.$B$7];2)+[.J52]*VLOOKUP(NUMBERVALUE(RIGHT([.J$1];4));[$'salary-percopy'.$A$1:.$B$7];2)+[.K52]*VLOOKUP(NUMBERVALUE(RIGHT([.K$1];4));[$'salary-percopy'.$A$1:.$B$7];2)+[.L52]*VLOOKUP(NUMBERVALUE(RIGHT([.L$1];4));[$'salary-percopy'.$A$1:.$B$7];2)+[.M52]*VLOOKUP(NUMBERVALUE(RIGHT([.M$1];4));[$'salary-percopy'.$A$1:.$B$7];2)" office:value-type="float" office:value="109358800" calcext:value-type="float">
            <text:p>109358800</text:p>
          </table:table-cell>
          <table:table-cell table:formula="of:=IF([.G52]&gt;500000;[.G52]*0.1*VLOOKUP(NUMBERVALUE(RIGHT([.G$1];4));[$'salary-percopy'.$A$1:.$B$7];2))+IF([.H52]&gt;500000;[.H52]*0.1*VLOOKUP(NUMBERVALUE(RIGHT([.H$1];4));[$'salary-percopy'.$A$1:.$B$7];2))+IF([.I52]&gt;500000;[.I52]*0.1*VLOOKUP(NUMBERVALUE(RIGHT([.I$1];4));[$'salary-percopy'.$A$1:.$B$7];2))+IF([.J52]&gt;500000;[.J52]*0.1*VLOOKUP(NUMBERVALUE(RIGHT([.J$1];4));[$'salary-percopy'.$A$1:.$B$7];2))+IF([.K52]&gt;500000;[.K52]*0.1*VLOOKUP(NUMBERVALUE(RIGHT([.K$1];4));[$'salary-percopy'.$A$1:.$B$7];2))+IF([.L52]&gt;500000;[.L52]*0.1*VLOOKUP(NUMBERVALUE(RIGHT([.L$1];4));[$'salary-percopy'.$A$1:.$B$7];2))+IF([.M52]&gt;500000;[.M52]*0.1*VLOOKUP(NUMBERVALUE(RIGHT([.M$1];4));[$'salary-percopy'.$A$1:.$B$7];2))" office:value-type="float" office:value="10935880" calcext:value-type="float">
            <text:p>10935880</text:p>
          </table:table-cell>
          <table:table-cell table:formula="of:=[.O52]+[.P52]" office:value-type="float" office:value="120294680" calcext:value-type="float">
            <text:p>12029468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Jakob Booth</text:p>
          </table:table-cell>
          <table:table-cell office:value-type="string" calcext:value-type="string">
            <text:p>Turtles And Summoners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7)" office:value-type="float" office:value="2011" calcext:value-type="float">
            <text:p>2011</text:p>
          </table:table-cell>
          <table:table-cell table:formula="of:=IF([.$F53]&gt;NUMBERVALUE(RIGHT([.G$1];4));0;RANDBETWEEN(1000;1000000))" office:value-type="float" office:value="948169" calcext:value-type="float">
            <text:p>948169</text:p>
          </table:table-cell>
          <table:table-cell table:formula="of:=IF([.$F53]&gt;NUMBERVALUE(RIGHT([.H$1];4));0;RANDBETWEEN(1000;1000000))" office:value-type="float" office:value="372880" calcext:value-type="float">
            <text:p>372880</text:p>
          </table:table-cell>
          <table:table-cell table:formula="of:=IF([.$F53]&gt;NUMBERVALUE(RIGHT([.I$1];4));0;RANDBETWEEN(1000;1000000))" office:value-type="float" office:value="77694" calcext:value-type="float">
            <text:p>77694</text:p>
          </table:table-cell>
          <table:table-cell table:formula="of:=IF([.$F53]&gt;NUMBERVALUE(RIGHT([.J$1];4));0;RANDBETWEEN(1000;1000000))" office:value-type="float" office:value="403973" calcext:value-type="float">
            <text:p>403973</text:p>
          </table:table-cell>
          <table:table-cell table:formula="of:=IF([.$F53]&gt;NUMBERVALUE(RIGHT([.K$1];4));0;RANDBETWEEN(1000;1000000))" office:value-type="float" office:value="686348" calcext:value-type="float">
            <text:p>686348</text:p>
          </table:table-cell>
          <table:table-cell table:formula="of:=IF([.$F53]&gt;NUMBERVALUE(RIGHT([.L$1];4));0;RANDBETWEEN(1000;1000000))" office:value-type="float" office:value="934400" calcext:value-type="float">
            <text:p>934400</text:p>
          </table:table-cell>
          <table:table-cell table:formula="of:=IF([.$F53]&gt;NUMBERVALUE(RIGHT([.M$1];4));0;RANDBETWEEN(1000;1000000))" office:value-type="float" office:value="945500" calcext:value-type="float">
            <text:p>945500</text:p>
          </table:table-cell>
          <table:table-cell table:formula="of:=SUM([.G53:.M53])" office:value-type="float" office:value="4368964" calcext:value-type="float">
            <text:p>4368964</text:p>
          </table:table-cell>
          <table:table-cell table:formula="of:=[.G53]*VLOOKUP(NUMBERVALUE(RIGHT([.G$1];4));[$'salary-percopy'.$A$1:.$B$7];2)+[.H53]*VLOOKUP(NUMBERVALUE(RIGHT([.H$1];4));[$'salary-percopy'.$A$1:.$B$7];2)+[.I53]*VLOOKUP(NUMBERVALUE(RIGHT([.I$1];4));[$'salary-percopy'.$A$1:.$B$7];2)+[.J53]*VLOOKUP(NUMBERVALUE(RIGHT([.J$1];4));[$'salary-percopy'.$A$1:.$B$7];2)+[.K53]*VLOOKUP(NUMBERVALUE(RIGHT([.K$1];4));[$'salary-percopy'.$A$1:.$B$7];2)+[.L53]*VLOOKUP(NUMBERVALUE(RIGHT([.L$1];4));[$'salary-percopy'.$A$1:.$B$7];2)+[.M53]*VLOOKUP(NUMBERVALUE(RIGHT([.M$1];4));[$'salary-percopy'.$A$1:.$B$7];2)" office:value-type="float" office:value="680356360" calcext:value-type="float">
            <text:p>680356360</text:p>
          </table:table-cell>
          <table:table-cell table:formula="of:=IF([.G53]&gt;500000;[.G53]*0.1*VLOOKUP(NUMBERVALUE(RIGHT([.G$1];4));[$'salary-percopy'.$A$1:.$B$7];2))+IF([.H53]&gt;500000;[.H53]*0.1*VLOOKUP(NUMBERVALUE(RIGHT([.H$1];4));[$'salary-percopy'.$A$1:.$B$7];2))+IF([.I53]&gt;500000;[.I53]*0.1*VLOOKUP(NUMBERVALUE(RIGHT([.I$1];4));[$'salary-percopy'.$A$1:.$B$7];2))+IF([.J53]&gt;500000;[.J53]*0.1*VLOOKUP(NUMBERVALUE(RIGHT([.J$1];4));[$'salary-percopy'.$A$1:.$B$7];2))+IF([.K53]&gt;500000;[.K53]*0.1*VLOOKUP(NUMBERVALUE(RIGHT([.K$1];4));[$'salary-percopy'.$A$1:.$B$7];2))+IF([.L53]&gt;500000;[.L53]*0.1*VLOOKUP(NUMBERVALUE(RIGHT([.L$1];4));[$'salary-percopy'.$A$1:.$B$7];2))+IF([.M53]&gt;500000;[.M53]*0.1*VLOOKUP(NUMBERVALUE(RIGHT([.M$1];4));[$'salary-percopy'.$A$1:.$B$7];2))" office:value-type="float" office:value="57346006" calcext:value-type="float">
            <text:p>57346006</text:p>
          </table:table-cell>
          <table:table-cell table:formula="of:=[.O53]+[.P53]" office:value-type="float" office:value="737702366" calcext:value-type="float">
            <text:p>73770236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Jamie Hardin</text:p>
          </table:table-cell>
          <table:table-cell office:value-type="string" calcext:value-type="string">
            <text:p>Breaking Time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7)" office:value-type="float" office:value="2017" calcext:value-type="float">
            <text:p>2017</text:p>
          </table:table-cell>
          <table:table-cell table:formula="of:=IF([.$F54]&gt;NUMBERVALUE(RIGHT([.G$1];4));0;RANDBETWEEN(1000;1000000))" office:value-type="float" office:value="0" calcext:value-type="float">
            <text:p>0</text:p>
          </table:table-cell>
          <table:table-cell table:formula="of:=IF([.$F54]&gt;NUMBERVALUE(RIGHT([.H$1];4));0;RANDBETWEEN(1000;1000000))" office:value-type="float" office:value="0" calcext:value-type="float">
            <text:p>0</text:p>
          </table:table-cell>
          <table:table-cell table:formula="of:=IF([.$F54]&gt;NUMBERVALUE(RIGHT([.I$1];4));0;RANDBETWEEN(1000;1000000))" office:value-type="float" office:value="0" calcext:value-type="float">
            <text:p>0</text:p>
          </table:table-cell>
          <table:table-cell table:formula="of:=IF([.$F54]&gt;NUMBERVALUE(RIGHT([.J$1];4));0;RANDBETWEEN(1000;1000000))" office:value-type="float" office:value="0" calcext:value-type="float">
            <text:p>0</text:p>
          </table:table-cell>
          <table:table-cell table:formula="of:=IF([.$F54]&gt;NUMBERVALUE(RIGHT([.K$1];4));0;RANDBETWEEN(1000;1000000))" office:value-type="float" office:value="0" calcext:value-type="float">
            <text:p>0</text:p>
          </table:table-cell>
          <table:table-cell table:formula="of:=IF([.$F54]&gt;NUMBERVALUE(RIGHT([.L$1];4));0;RANDBETWEEN(1000;1000000))" office:value-type="float" office:value="0" calcext:value-type="float">
            <text:p>0</text:p>
          </table:table-cell>
          <table:table-cell table:formula="of:=IF([.$F54]&gt;NUMBERVALUE(RIGHT([.M$1];4));0;RANDBETWEEN(1000;1000000))" office:value-type="float" office:value="632735" calcext:value-type="float">
            <text:p>632735</text:p>
          </table:table-cell>
          <table:table-cell table:formula="of:=SUM([.G54:.M54])" office:value-type="float" office:value="632735" calcext:value-type="float">
            <text:p>632735</text:p>
          </table:table-cell>
          <table:table-cell table:formula="of:=[.G54]*VLOOKUP(NUMBERVALUE(RIGHT([.G$1];4));[$'salary-percopy'.$A$1:.$B$7];2)+[.H54]*VLOOKUP(NUMBERVALUE(RIGHT([.H$1];4));[$'salary-percopy'.$A$1:.$B$7];2)+[.I54]*VLOOKUP(NUMBERVALUE(RIGHT([.I$1];4));[$'salary-percopy'.$A$1:.$B$7];2)+[.J54]*VLOOKUP(NUMBERVALUE(RIGHT([.J$1];4));[$'salary-percopy'.$A$1:.$B$7];2)+[.K54]*VLOOKUP(NUMBERVALUE(RIGHT([.K$1];4));[$'salary-percopy'.$A$1:.$B$7];2)+[.L54]*VLOOKUP(NUMBERVALUE(RIGHT([.L$1];4));[$'salary-percopy'.$A$1:.$B$7];2)+[.M54]*VLOOKUP(NUMBERVALUE(RIGHT([.M$1];4));[$'salary-percopy'.$A$1:.$B$7];2)" office:value-type="float" office:value="126547000" calcext:value-type="float">
            <text:p>126547000</text:p>
          </table:table-cell>
          <table:table-cell table:formula="of:=IF([.G54]&gt;500000;[.G54]*0.1*VLOOKUP(NUMBERVALUE(RIGHT([.G$1];4));[$'salary-percopy'.$A$1:.$B$7];2))+IF([.H54]&gt;500000;[.H54]*0.1*VLOOKUP(NUMBERVALUE(RIGHT([.H$1];4));[$'salary-percopy'.$A$1:.$B$7];2))+IF([.I54]&gt;500000;[.I54]*0.1*VLOOKUP(NUMBERVALUE(RIGHT([.I$1];4));[$'salary-percopy'.$A$1:.$B$7];2))+IF([.J54]&gt;500000;[.J54]*0.1*VLOOKUP(NUMBERVALUE(RIGHT([.J$1];4));[$'salary-percopy'.$A$1:.$B$7];2))+IF([.K54]&gt;500000;[.K54]*0.1*VLOOKUP(NUMBERVALUE(RIGHT([.K$1];4));[$'salary-percopy'.$A$1:.$B$7];2))+IF([.L54]&gt;500000;[.L54]*0.1*VLOOKUP(NUMBERVALUE(RIGHT([.L$1];4));[$'salary-percopy'.$A$1:.$B$7];2))+IF([.M54]&gt;500000;[.M54]*0.1*VLOOKUP(NUMBERVALUE(RIGHT([.M$1];4));[$'salary-percopy'.$A$1:.$B$7];2))" office:value-type="float" office:value="12654700" calcext:value-type="float">
            <text:p>12654700</text:p>
          </table:table-cell>
          <table:table-cell table:formula="of:=[.O54]+[.P54]" office:value-type="float" office:value="139201700" calcext:value-type="float">
            <text:p>1392017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Jaqueline Brewer</text:p>
          </table:table-cell>
          <table:table-cell office:value-type="string" calcext:value-type="string">
            <text:p>Changing The Catacombs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7)" office:value-type="float" office:value="2014" calcext:value-type="float">
            <text:p>2014</text:p>
          </table:table-cell>
          <table:table-cell table:formula="of:=IF([.$F55]&gt;NUMBERVALUE(RIGHT([.G$1];4));0;RANDBETWEEN(1000;1000000))" office:value-type="float" office:value="0" calcext:value-type="float">
            <text:p>0</text:p>
          </table:table-cell>
          <table:table-cell table:formula="of:=IF([.$F55]&gt;NUMBERVALUE(RIGHT([.H$1];4));0;RANDBETWEEN(1000;1000000))" office:value-type="float" office:value="0" calcext:value-type="float">
            <text:p>0</text:p>
          </table:table-cell>
          <table:table-cell table:formula="of:=IF([.$F55]&gt;NUMBERVALUE(RIGHT([.I$1];4));0;RANDBETWEEN(1000;1000000))" office:value-type="float" office:value="0" calcext:value-type="float">
            <text:p>0</text:p>
          </table:table-cell>
          <table:table-cell table:formula="of:=IF([.$F55]&gt;NUMBERVALUE(RIGHT([.J$1];4));0;RANDBETWEEN(1000;1000000))" office:value-type="float" office:value="501571" calcext:value-type="float">
            <text:p>501571</text:p>
          </table:table-cell>
          <table:table-cell table:formula="of:=IF([.$F55]&gt;NUMBERVALUE(RIGHT([.K$1];4));0;RANDBETWEEN(1000;1000000))" office:value-type="float" office:value="685182" calcext:value-type="float">
            <text:p>685182</text:p>
          </table:table-cell>
          <table:table-cell table:formula="of:=IF([.$F55]&gt;NUMBERVALUE(RIGHT([.L$1];4));0;RANDBETWEEN(1000;1000000))" office:value-type="float" office:value="947334" calcext:value-type="float">
            <text:p>947334</text:p>
          </table:table-cell>
          <table:table-cell table:formula="of:=IF([.$F55]&gt;NUMBERVALUE(RIGHT([.M$1];4));0;RANDBETWEEN(1000;1000000))" office:value-type="float" office:value="64967" calcext:value-type="float">
            <text:p>64967</text:p>
          </table:table-cell>
          <table:table-cell table:formula="of:=SUM([.G55:.M55])" office:value-type="float" office:value="2199054" calcext:value-type="float">
            <text:p>2199054</text:p>
          </table:table-cell>
          <table:table-cell table:formula="of:=[.G55]*VLOOKUP(NUMBERVALUE(RIGHT([.G$1];4));[$'salary-percopy'.$A$1:.$B$7];2)+[.H55]*VLOOKUP(NUMBERVALUE(RIGHT([.H$1];4));[$'salary-percopy'.$A$1:.$B$7];2)+[.I55]*VLOOKUP(NUMBERVALUE(RIGHT([.I$1];4));[$'salary-percopy'.$A$1:.$B$7];2)+[.J55]*VLOOKUP(NUMBERVALUE(RIGHT([.J$1];4));[$'salary-percopy'.$A$1:.$B$7];2)+[.K55]*VLOOKUP(NUMBERVALUE(RIGHT([.K$1];4));[$'salary-percopy'.$A$1:.$B$7];2)+[.L55]*VLOOKUP(NUMBERVALUE(RIGHT([.L$1];4));[$'salary-percopy'.$A$1:.$B$7];2)+[.M55]*VLOOKUP(NUMBERVALUE(RIGHT([.M$1];4));[$'salary-percopy'.$A$1:.$B$7];2)" office:value-type="float" office:value="374951070" calcext:value-type="float">
            <text:p>374951070</text:p>
          </table:table-cell>
          <table:table-cell table:formula="of:=IF([.G55]&gt;500000;[.G55]*0.1*VLOOKUP(NUMBERVALUE(RIGHT([.G$1];4));[$'salary-percopy'.$A$1:.$B$7];2))+IF([.H55]&gt;500000;[.H55]*0.1*VLOOKUP(NUMBERVALUE(RIGHT([.H$1];4));[$'salary-percopy'.$A$1:.$B$7];2))+IF([.I55]&gt;500000;[.I55]*0.1*VLOOKUP(NUMBERVALUE(RIGHT([.I$1];4));[$'salary-percopy'.$A$1:.$B$7];2))+IF([.J55]&gt;500000;[.J55]*0.1*VLOOKUP(NUMBERVALUE(RIGHT([.J$1];4));[$'salary-percopy'.$A$1:.$B$7];2))+IF([.K55]&gt;500000;[.K55]*0.1*VLOOKUP(NUMBERVALUE(RIGHT([.K$1];4));[$'salary-percopy'.$A$1:.$B$7];2))+IF([.L55]&gt;500000;[.L55]*0.1*VLOOKUP(NUMBERVALUE(RIGHT([.L$1];4));[$'salary-percopy'.$A$1:.$B$7];2))+IF([.M55]&gt;500000;[.M55]*0.1*VLOOKUP(NUMBERVALUE(RIGHT([.M$1];4));[$'salary-percopy'.$A$1:.$B$7];2))" office:value-type="float" office:value="36195767" calcext:value-type="float">
            <text:p>36195767</text:p>
          </table:table-cell>
          <table:table-cell table:formula="of:=[.O55]+[.P55]" office:value-type="float" office:value="411146837" calcext:value-type="float">
            <text:p>4111468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Jared Howard</text:p>
          </table:table-cell>
          <table:table-cell office:value-type="string" calcext:value-type="string">
            <text:p>Robot And Dog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7)" office:value-type="float" office:value="2012" calcext:value-type="float">
            <text:p>2012</text:p>
          </table:table-cell>
          <table:table-cell table:formula="of:=IF([.$F56]&gt;NUMBERVALUE(RIGHT([.G$1];4));0;RANDBETWEEN(1000;1000000))" office:value-type="float" office:value="0" calcext:value-type="float">
            <text:p>0</text:p>
          </table:table-cell>
          <table:table-cell table:formula="of:=IF([.$F56]&gt;NUMBERVALUE(RIGHT([.H$1];4));0;RANDBETWEEN(1000;1000000))" office:value-type="float" office:value="628911" calcext:value-type="float">
            <text:p>628911</text:p>
          </table:table-cell>
          <table:table-cell table:formula="of:=IF([.$F56]&gt;NUMBERVALUE(RIGHT([.I$1];4));0;RANDBETWEEN(1000;1000000))" office:value-type="float" office:value="959345" calcext:value-type="float">
            <text:p>959345</text:p>
          </table:table-cell>
          <table:table-cell table:formula="of:=IF([.$F56]&gt;NUMBERVALUE(RIGHT([.J$1];4));0;RANDBETWEEN(1000;1000000))" office:value-type="float" office:value="768411" calcext:value-type="float">
            <text:p>768411</text:p>
          </table:table-cell>
          <table:table-cell table:formula="of:=IF([.$F56]&gt;NUMBERVALUE(RIGHT([.K$1];4));0;RANDBETWEEN(1000;1000000))" office:value-type="float" office:value="363295" calcext:value-type="float">
            <text:p>363295</text:p>
          </table:table-cell>
          <table:table-cell table:formula="of:=IF([.$F56]&gt;NUMBERVALUE(RIGHT([.L$1];4));0;RANDBETWEEN(1000;1000000))" office:value-type="float" office:value="12709" calcext:value-type="float">
            <text:p>12709</text:p>
          </table:table-cell>
          <table:table-cell table:formula="of:=IF([.$F56]&gt;NUMBERVALUE(RIGHT([.M$1];4));0;RANDBETWEEN(1000;1000000))" office:value-type="float" office:value="791101" calcext:value-type="float">
            <text:p>791101</text:p>
          </table:table-cell>
          <table:table-cell table:formula="of:=SUM([.G56:.M56])" office:value-type="float" office:value="3523772" calcext:value-type="float">
            <text:p>3523772</text:p>
          </table:table-cell>
          <table:table-cell table:formula="of:=[.G56]*VLOOKUP(NUMBERVALUE(RIGHT([.G$1];4));[$'salary-percopy'.$A$1:.$B$7];2)+[.H56]*VLOOKUP(NUMBERVALUE(RIGHT([.H$1];4));[$'salary-percopy'.$A$1:.$B$7];2)+[.I56]*VLOOKUP(NUMBERVALUE(RIGHT([.I$1];4));[$'salary-percopy'.$A$1:.$B$7];2)+[.J56]*VLOOKUP(NUMBERVALUE(RIGHT([.J$1];4));[$'salary-percopy'.$A$1:.$B$7];2)+[.K56]*VLOOKUP(NUMBERVALUE(RIGHT([.K$1];4));[$'salary-percopy'.$A$1:.$B$7];2)+[.L56]*VLOOKUP(NUMBERVALUE(RIGHT([.L$1];4));[$'salary-percopy'.$A$1:.$B$7];2)+[.M56]*VLOOKUP(NUMBERVALUE(RIGHT([.M$1];4));[$'salary-percopy'.$A$1:.$B$7];2)" office:value-type="float" office:value="514210665" calcext:value-type="float">
            <text:p>514210665</text:p>
          </table:table-cell>
          <table:table-cell table:formula="of:=IF([.G56]&gt;500000;[.G56]*0.1*VLOOKUP(NUMBERVALUE(RIGHT([.G$1];4));[$'salary-percopy'.$A$1:.$B$7];2))+IF([.H56]&gt;500000;[.H56]*0.1*VLOOKUP(NUMBERVALUE(RIGHT([.H$1];4));[$'salary-percopy'.$A$1:.$B$7];2))+IF([.I56]&gt;500000;[.I56]*0.1*VLOOKUP(NUMBERVALUE(RIGHT([.I$1];4));[$'salary-percopy'.$A$1:.$B$7];2))+IF([.J56]&gt;500000;[.J56]*0.1*VLOOKUP(NUMBERVALUE(RIGHT([.J$1];4));[$'salary-percopy'.$A$1:.$B$7];2))+IF([.K56]&gt;500000;[.K56]*0.1*VLOOKUP(NUMBERVALUE(RIGHT([.K$1];4));[$'salary-percopy'.$A$1:.$B$7];2))+IF([.L56]&gt;500000;[.L56]*0.1*VLOOKUP(NUMBERVALUE(RIGHT([.L$1];4));[$'salary-percopy'.$A$1:.$B$7];2))+IF([.M56]&gt;500000;[.M56]*0.1*VLOOKUP(NUMBERVALUE(RIGHT([.M$1];4));[$'salary-percopy'.$A$1:.$B$7];2))" office:value-type="float" office:value="45009935" calcext:value-type="float">
            <text:p>45009935</text:p>
          </table:table-cell>
          <table:table-cell table:formula="of:=[.O56]+[.P56]" office:value-type="float" office:value="559220600" calcext:value-type="float">
            <text:p>5592206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Jason Chandler</text:p>
          </table:table-cell>
          <table:table-cell office:value-type="string" calcext:value-type="string">
            <text:p>Changing My Enemies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Ada Potts" calcext:value-type="string">
            <text:p>Ada Potts</text:p>
          </table:table-cell>
          <table:table-cell table:formula="of:=RANDBETWEEN(2011;2017)" office:value-type="float" office:value="2011" calcext:value-type="float">
            <text:p>2011</text:p>
          </table:table-cell>
          <table:table-cell table:formula="of:=IF([.$F57]&gt;NUMBERVALUE(RIGHT([.G$1];4));0;RANDBETWEEN(1000;1000000))" office:value-type="float" office:value="897726" calcext:value-type="float">
            <text:p>897726</text:p>
          </table:table-cell>
          <table:table-cell table:formula="of:=IF([.$F57]&gt;NUMBERVALUE(RIGHT([.H$1];4));0;RANDBETWEEN(1000;1000000))" office:value-type="float" office:value="504264" calcext:value-type="float">
            <text:p>504264</text:p>
          </table:table-cell>
          <table:table-cell table:formula="of:=IF([.$F57]&gt;NUMBERVALUE(RIGHT([.I$1];4));0;RANDBETWEEN(1000;1000000))" office:value-type="float" office:value="570933" calcext:value-type="float">
            <text:p>570933</text:p>
          </table:table-cell>
          <table:table-cell table:formula="of:=IF([.$F57]&gt;NUMBERVALUE(RIGHT([.J$1];4));0;RANDBETWEEN(1000;1000000))" office:value-type="float" office:value="728156" calcext:value-type="float">
            <text:p>728156</text:p>
          </table:table-cell>
          <table:table-cell table:formula="of:=IF([.$F57]&gt;NUMBERVALUE(RIGHT([.K$1];4));0;RANDBETWEEN(1000;1000000))" office:value-type="float" office:value="317128" calcext:value-type="float">
            <text:p>317128</text:p>
          </table:table-cell>
          <table:table-cell table:formula="of:=IF([.$F57]&gt;NUMBERVALUE(RIGHT([.L$1];4));0;RANDBETWEEN(1000;1000000))" office:value-type="float" office:value="254509" calcext:value-type="float">
            <text:p>254509</text:p>
          </table:table-cell>
          <table:table-cell table:formula="of:=IF([.$F57]&gt;NUMBERVALUE(RIGHT([.M$1];4));0;RANDBETWEEN(1000;1000000))" office:value-type="float" office:value="682927" calcext:value-type="float">
            <text:p>682927</text:p>
          </table:table-cell>
          <table:table-cell table:formula="of:=SUM([.G57:.M57])" office:value-type="float" office:value="3955643" calcext:value-type="float">
            <text:p>3955643</text:p>
          </table:table-cell>
          <table:table-cell table:formula="of:=[.G57]*VLOOKUP(NUMBERVALUE(RIGHT([.G$1];4));[$'salary-percopy'.$A$1:.$B$7];2)+[.H57]*VLOOKUP(NUMBERVALUE(RIGHT([.H$1];4));[$'salary-percopy'.$A$1:.$B$7];2)+[.I57]*VLOOKUP(NUMBERVALUE(RIGHT([.I$1];4));[$'salary-percopy'.$A$1:.$B$7];2)+[.J57]*VLOOKUP(NUMBERVALUE(RIGHT([.J$1];4));[$'salary-percopy'.$A$1:.$B$7];2)+[.K57]*VLOOKUP(NUMBERVALUE(RIGHT([.K$1];4));[$'salary-percopy'.$A$1:.$B$7];2)+[.L57]*VLOOKUP(NUMBERVALUE(RIGHT([.L$1];4));[$'salary-percopy'.$A$1:.$B$7];2)+[.M57]*VLOOKUP(NUMBERVALUE(RIGHT([.M$1];4));[$'salary-percopy'.$A$1:.$B$7];2)" office:value-type="float" office:value="553276765" calcext:value-type="float">
            <text:p>553276765</text:p>
          </table:table-cell>
          <table:table-cell table:formula="of:=IF([.G57]&gt;500000;[.G57]*0.1*VLOOKUP(NUMBERVALUE(RIGHT([.G$1];4));[$'salary-percopy'.$A$1:.$B$7];2))+IF([.H57]&gt;500000;[.H57]*0.1*VLOOKUP(NUMBERVALUE(RIGHT([.H$1];4));[$'salary-percopy'.$A$1:.$B$7];2))+IF([.I57]&gt;500000;[.I57]*0.1*VLOOKUP(NUMBERVALUE(RIGHT([.I$1];4));[$'salary-percopy'.$A$1:.$B$7];2))+IF([.J57]&gt;500000;[.J57]*0.1*VLOOKUP(NUMBERVALUE(RIGHT([.J$1];4));[$'salary-percopy'.$A$1:.$B$7];2))+IF([.K57]&gt;500000;[.K57]*0.1*VLOOKUP(NUMBERVALUE(RIGHT([.K$1];4));[$'salary-percopy'.$A$1:.$B$7];2))+IF([.L57]&gt;500000;[.L57]*0.1*VLOOKUP(NUMBERVALUE(RIGHT([.L$1];4));[$'salary-percopy'.$A$1:.$B$7];2))+IF([.M57]&gt;500000;[.M57]*0.1*VLOOKUP(NUMBERVALUE(RIGHT([.M$1];4));[$'salary-percopy'.$A$1:.$B$7];2))" office:value-type="float" office:value="45228084" calcext:value-type="float">
            <text:p>45228084</text:p>
          </table:table-cell>
          <table:table-cell table:formula="of:=[.O57]+[.P57]" office:value-type="float" office:value="598504849" calcext:value-type="float">
            <text:p>5985048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Jaydon Bullock</text:p>
          </table:table-cell>
          <table:table-cell office:value-type="string" calcext:value-type="string">
            <text:p>Whispers In Friendship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7)" office:value-type="float" office:value="2015" calcext:value-type="float">
            <text:p>2015</text:p>
          </table:table-cell>
          <table:table-cell table:formula="of:=IF([.$F58]&gt;NUMBERVALUE(RIGHT([.G$1];4));0;RANDBETWEEN(1000;1000000))" office:value-type="float" office:value="0" calcext:value-type="float">
            <text:p>0</text:p>
          </table:table-cell>
          <table:table-cell table:formula="of:=IF([.$F58]&gt;NUMBERVALUE(RIGHT([.H$1];4));0;RANDBETWEEN(1000;1000000))" office:value-type="float" office:value="0" calcext:value-type="float">
            <text:p>0</text:p>
          </table:table-cell>
          <table:table-cell table:formula="of:=IF([.$F58]&gt;NUMBERVALUE(RIGHT([.I$1];4));0;RANDBETWEEN(1000;1000000))" office:value-type="float" office:value="0" calcext:value-type="float">
            <text:p>0</text:p>
          </table:table-cell>
          <table:table-cell table:formula="of:=IF([.$F58]&gt;NUMBERVALUE(RIGHT([.J$1];4));0;RANDBETWEEN(1000;1000000))" office:value-type="float" office:value="0" calcext:value-type="float">
            <text:p>0</text:p>
          </table:table-cell>
          <table:table-cell table:formula="of:=IF([.$F58]&gt;NUMBERVALUE(RIGHT([.K$1];4));0;RANDBETWEEN(1000;1000000))" office:value-type="float" office:value="677451" calcext:value-type="float">
            <text:p>677451</text:p>
          </table:table-cell>
          <table:table-cell table:formula="of:=IF([.$F58]&gt;NUMBERVALUE(RIGHT([.L$1];4));0;RANDBETWEEN(1000;1000000))" office:value-type="float" office:value="603460" calcext:value-type="float">
            <text:p>603460</text:p>
          </table:table-cell>
          <table:table-cell table:formula="of:=IF([.$F58]&gt;NUMBERVALUE(RIGHT([.M$1];4));0;RANDBETWEEN(1000;1000000))" office:value-type="float" office:value="399458" calcext:value-type="float">
            <text:p>399458</text:p>
          </table:table-cell>
          <table:table-cell table:formula="of:=SUM([.G58:.M58])" office:value-type="float" office:value="1680369" calcext:value-type="float">
            <text:p>1680369</text:p>
          </table:table-cell>
          <table:table-cell table:formula="of:=[.G58]*VLOOKUP(NUMBERVALUE(RIGHT([.G$1];4));[$'salary-percopy'.$A$1:.$B$7];2)+[.H58]*VLOOKUP(NUMBERVALUE(RIGHT([.H$1];4));[$'salary-percopy'.$A$1:.$B$7];2)+[.I58]*VLOOKUP(NUMBERVALUE(RIGHT([.I$1];4));[$'salary-percopy'.$A$1:.$B$7];2)+[.J58]*VLOOKUP(NUMBERVALUE(RIGHT([.J$1];4));[$'salary-percopy'.$A$1:.$B$7];2)+[.K58]*VLOOKUP(NUMBERVALUE(RIGHT([.K$1];4));[$'salary-percopy'.$A$1:.$B$7];2)+[.L58]*VLOOKUP(NUMBERVALUE(RIGHT([.L$1];4));[$'salary-percopy'.$A$1:.$B$7];2)+[.M58]*VLOOKUP(NUMBERVALUE(RIGHT([.M$1];4));[$'salary-percopy'.$A$1:.$B$7];2)" office:value-type="float" office:value="306698370" calcext:value-type="float">
            <text:p>306698370</text:p>
          </table:table-cell>
          <table:table-cell table:formula="of:=IF([.G58]&gt;500000;[.G58]*0.1*VLOOKUP(NUMBERVALUE(RIGHT([.G$1];4));[$'salary-percopy'.$A$1:.$B$7];2))+IF([.H58]&gt;500000;[.H58]*0.1*VLOOKUP(NUMBERVALUE(RIGHT([.H$1];4));[$'salary-percopy'.$A$1:.$B$7];2))+IF([.I58]&gt;500000;[.I58]*0.1*VLOOKUP(NUMBERVALUE(RIGHT([.I$1];4));[$'salary-percopy'.$A$1:.$B$7];2))+IF([.J58]&gt;500000;[.J58]*0.1*VLOOKUP(NUMBERVALUE(RIGHT([.J$1];4));[$'salary-percopy'.$A$1:.$B$7];2))+IF([.K58]&gt;500000;[.K58]*0.1*VLOOKUP(NUMBERVALUE(RIGHT([.K$1];4));[$'salary-percopy'.$A$1:.$B$7];2))+IF([.L58]&gt;500000;[.L58]*0.1*VLOOKUP(NUMBERVALUE(RIGHT([.L$1];4));[$'salary-percopy'.$A$1:.$B$7];2))+IF([.M58]&gt;500000;[.M58]*0.1*VLOOKUP(NUMBERVALUE(RIGHT([.M$1];4));[$'salary-percopy'.$A$1:.$B$7];2))" office:value-type="float" office:value="22680677" calcext:value-type="float">
            <text:p>22680677</text:p>
          </table:table-cell>
          <table:table-cell table:formula="of:=[.O58]+[.P58]" office:value-type="float" office:value="329379047" calcext:value-type="float">
            <text:p>32937904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ayla Ward</text:p>
          </table:table-cell>
          <table:table-cell office:value-type="string" calcext:value-type="string">
            <text:p>Phantoms Without A Goal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7)" office:value-type="float" office:value="2014" calcext:value-type="float">
            <text:p>2014</text:p>
          </table:table-cell>
          <table:table-cell table:formula="of:=IF([.$F59]&gt;NUMBERVALUE(RIGHT([.G$1];4));0;RANDBETWEEN(1000;1000000))" office:value-type="float" office:value="0" calcext:value-type="float">
            <text:p>0</text:p>
          </table:table-cell>
          <table:table-cell table:formula="of:=IF([.$F59]&gt;NUMBERVALUE(RIGHT([.H$1];4));0;RANDBETWEEN(1000;1000000))" office:value-type="float" office:value="0" calcext:value-type="float">
            <text:p>0</text:p>
          </table:table-cell>
          <table:table-cell table:formula="of:=IF([.$F59]&gt;NUMBERVALUE(RIGHT([.I$1];4));0;RANDBETWEEN(1000;1000000))" office:value-type="float" office:value="0" calcext:value-type="float">
            <text:p>0</text:p>
          </table:table-cell>
          <table:table-cell table:formula="of:=IF([.$F59]&gt;NUMBERVALUE(RIGHT([.J$1];4));0;RANDBETWEEN(1000;1000000))" office:value-type="float" office:value="635701" calcext:value-type="float">
            <text:p>635701</text:p>
          </table:table-cell>
          <table:table-cell table:formula="of:=IF([.$F59]&gt;NUMBERVALUE(RIGHT([.K$1];4));0;RANDBETWEEN(1000;1000000))" office:value-type="float" office:value="222329" calcext:value-type="float">
            <text:p>222329</text:p>
          </table:table-cell>
          <table:table-cell table:formula="of:=IF([.$F59]&gt;NUMBERVALUE(RIGHT([.L$1];4));0;RANDBETWEEN(1000;1000000))" office:value-type="float" office:value="183341" calcext:value-type="float">
            <text:p>183341</text:p>
          </table:table-cell>
          <table:table-cell table:formula="of:=IF([.$F59]&gt;NUMBERVALUE(RIGHT([.M$1];4));0;RANDBETWEEN(1000;1000000))" office:value-type="float" office:value="845168" calcext:value-type="float">
            <text:p>845168</text:p>
          </table:table-cell>
          <table:table-cell table:formula="of:=SUM([.G59:.M59])" office:value-type="float" office:value="1886539" calcext:value-type="float">
            <text:p>1886539</text:p>
          </table:table-cell>
          <table:table-cell table:formula="of:=[.G59]*VLOOKUP(NUMBERVALUE(RIGHT([.G$1];4));[$'salary-percopy'.$A$1:.$B$7];2)+[.H59]*VLOOKUP(NUMBERVALUE(RIGHT([.H$1];4));[$'salary-percopy'.$A$1:.$B$7];2)+[.I59]*VLOOKUP(NUMBERVALUE(RIGHT([.I$1];4));[$'salary-percopy'.$A$1:.$B$7];2)+[.J59]*VLOOKUP(NUMBERVALUE(RIGHT([.J$1];4));[$'salary-percopy'.$A$1:.$B$7];2)+[.K59]*VLOOKUP(NUMBERVALUE(RIGHT([.K$1];4));[$'salary-percopy'.$A$1:.$B$7];2)+[.L59]*VLOOKUP(NUMBERVALUE(RIGHT([.L$1];4));[$'salary-percopy'.$A$1:.$B$7];2)+[.M59]*VLOOKUP(NUMBERVALUE(RIGHT([.M$1];4));[$'salary-percopy'.$A$1:.$B$7];2)" office:value-type="float" office:value="329745755" calcext:value-type="float">
            <text:p>329745755</text:p>
          </table:table-cell>
          <table:table-cell table:formula="of:=IF([.G59]&gt;500000;[.G59]*0.1*VLOOKUP(NUMBERVALUE(RIGHT([.G$1];4));[$'salary-percopy'.$A$1:.$B$7];2))+IF([.H59]&gt;500000;[.H59]*0.1*VLOOKUP(NUMBERVALUE(RIGHT([.H$1];4));[$'salary-percopy'.$A$1:.$B$7];2))+IF([.I59]&gt;500000;[.I59]*0.1*VLOOKUP(NUMBERVALUE(RIGHT([.I$1];4));[$'salary-percopy'.$A$1:.$B$7];2))+IF([.J59]&gt;500000;[.J59]*0.1*VLOOKUP(NUMBERVALUE(RIGHT([.J$1];4));[$'salary-percopy'.$A$1:.$B$7];2))+IF([.K59]&gt;500000;[.K59]*0.1*VLOOKUP(NUMBERVALUE(RIGHT([.K$1];4));[$'salary-percopy'.$A$1:.$B$7];2))+IF([.L59]&gt;500000;[.L59]*0.1*VLOOKUP(NUMBERVALUE(RIGHT([.L$1];4));[$'salary-percopy'.$A$1:.$B$7];2))+IF([.M59]&gt;500000;[.M59]*0.1*VLOOKUP(NUMBERVALUE(RIGHT([.M$1];4));[$'salary-percopy'.$A$1:.$B$7];2))" office:value-type="float" office:value="25803174" calcext:value-type="float">
            <text:p>25803174</text:p>
          </table:table-cell>
          <table:table-cell table:formula="of:=[.O59]+[.P59]" office:value-type="float" office:value="355548929" calcext:value-type="float">
            <text:p>3555489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aylen Rivers</text:p>
          </table:table-cell>
          <table:table-cell office:value-type="string" calcext:value-type="string">
            <text:p>Crafting With My Cousin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7)" office:value-type="float" office:value="2013" calcext:value-type="float">
            <text:p>2013</text:p>
          </table:table-cell>
          <table:table-cell table:formula="of:=IF([.$F60]&gt;NUMBERVALUE(RIGHT([.G$1];4));0;RANDBETWEEN(1000;1000000))" office:value-type="float" office:value="0" calcext:value-type="float">
            <text:p>0</text:p>
          </table:table-cell>
          <table:table-cell table:formula="of:=IF([.$F60]&gt;NUMBERVALUE(RIGHT([.H$1];4));0;RANDBETWEEN(1000;1000000))" office:value-type="float" office:value="0" calcext:value-type="float">
            <text:p>0</text:p>
          </table:table-cell>
          <table:table-cell table:formula="of:=IF([.$F60]&gt;NUMBERVALUE(RIGHT([.I$1];4));0;RANDBETWEEN(1000;1000000))" office:value-type="float" office:value="861569" calcext:value-type="float">
            <text:p>861569</text:p>
          </table:table-cell>
          <table:table-cell table:formula="of:=IF([.$F60]&gt;NUMBERVALUE(RIGHT([.J$1];4));0;RANDBETWEEN(1000;1000000))" office:value-type="float" office:value="303210" calcext:value-type="float">
            <text:p>303210</text:p>
          </table:table-cell>
          <table:table-cell table:formula="of:=IF([.$F60]&gt;NUMBERVALUE(RIGHT([.K$1];4));0;RANDBETWEEN(1000;1000000))" office:value-type="float" office:value="921771" calcext:value-type="float">
            <text:p>921771</text:p>
          </table:table-cell>
          <table:table-cell table:formula="of:=IF([.$F60]&gt;NUMBERVALUE(RIGHT([.L$1];4));0;RANDBETWEEN(1000;1000000))" office:value-type="float" office:value="815302" calcext:value-type="float">
            <text:p>815302</text:p>
          </table:table-cell>
          <table:table-cell table:formula="of:=IF([.$F60]&gt;NUMBERVALUE(RIGHT([.M$1];4));0;RANDBETWEEN(1000;1000000))" office:value-type="float" office:value="73103" calcext:value-type="float">
            <text:p>73103</text:p>
          </table:table-cell>
          <table:table-cell table:formula="of:=SUM([.G60:.M60])" office:value-type="float" office:value="2974955" calcext:value-type="float">
            <text:p>2974955</text:p>
          </table:table-cell>
          <table:table-cell table:formula="of:=[.G60]*VLOOKUP(NUMBERVALUE(RIGHT([.G$1];4));[$'salary-percopy'.$A$1:.$B$7];2)+[.H60]*VLOOKUP(NUMBERVALUE(RIGHT([.H$1];4));[$'salary-percopy'.$A$1:.$B$7];2)+[.I60]*VLOOKUP(NUMBERVALUE(RIGHT([.I$1];4));[$'salary-percopy'.$A$1:.$B$7];2)+[.J60]*VLOOKUP(NUMBERVALUE(RIGHT([.J$1];4));[$'salary-percopy'.$A$1:.$B$7];2)+[.K60]*VLOOKUP(NUMBERVALUE(RIGHT([.K$1];4));[$'salary-percopy'.$A$1:.$B$7];2)+[.L60]*VLOOKUP(NUMBERVALUE(RIGHT([.L$1];4));[$'salary-percopy'.$A$1:.$B$7];2)+[.M60]*VLOOKUP(NUMBERVALUE(RIGHT([.M$1];4));[$'salary-percopy'.$A$1:.$B$7];2)" office:value-type="float" office:value="467990220" calcext:value-type="float">
            <text:p>467990220</text:p>
          </table:table-cell>
          <table:table-cell table:formula="of:=IF([.G60]&gt;500000;[.G60]*0.1*VLOOKUP(NUMBERVALUE(RIGHT([.G$1];4));[$'salary-percopy'.$A$1:.$B$7];2))+IF([.H60]&gt;500000;[.H60]*0.1*VLOOKUP(NUMBERVALUE(RIGHT([.H$1];4));[$'salary-percopy'.$A$1:.$B$7];2))+IF([.I60]&gt;500000;[.I60]*0.1*VLOOKUP(NUMBERVALUE(RIGHT([.I$1];4));[$'salary-percopy'.$A$1:.$B$7];2))+IF([.J60]&gt;500000;[.J60]*0.1*VLOOKUP(NUMBERVALUE(RIGHT([.J$1];4));[$'salary-percopy'.$A$1:.$B$7];2))+IF([.K60]&gt;500000;[.K60]*0.1*VLOOKUP(NUMBERVALUE(RIGHT([.K$1];4));[$'salary-percopy'.$A$1:.$B$7];2))+IF([.L60]&gt;500000;[.L60]*0.1*VLOOKUP(NUMBERVALUE(RIGHT([.L$1];4));[$'salary-percopy'.$A$1:.$B$7];2))+IF([.M60]&gt;500000;[.M60]*0.1*VLOOKUP(NUMBERVALUE(RIGHT([.M$1];4));[$'salary-percopy'.$A$1:.$B$7];2))" office:value-type="float" office:value="41092022" calcext:value-type="float">
            <text:p>41092022</text:p>
          </table:table-cell>
          <table:table-cell table:formula="of:=[.O60]+[.P60]" office:value-type="float" office:value="509082242" calcext:value-type="float">
            <text:p>5090822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Jeramiah Gill</text:p>
          </table:table-cell>
          <table:table-cell office:value-type="string" calcext:value-type="string">
            <text:p>Beloved With Wings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7)" office:value-type="float" office:value="2012" calcext:value-type="float">
            <text:p>2012</text:p>
          </table:table-cell>
          <table:table-cell table:formula="of:=IF([.$F61]&gt;NUMBERVALUE(RIGHT([.G$1];4));0;RANDBETWEEN(1000;1000000))" office:value-type="float" office:value="0" calcext:value-type="float">
            <text:p>0</text:p>
          </table:table-cell>
          <table:table-cell table:formula="of:=IF([.$F61]&gt;NUMBERVALUE(RIGHT([.H$1];4));0;RANDBETWEEN(1000;1000000))" office:value-type="float" office:value="387609" calcext:value-type="float">
            <text:p>387609</text:p>
          </table:table-cell>
          <table:table-cell table:formula="of:=IF([.$F61]&gt;NUMBERVALUE(RIGHT([.I$1];4));0;RANDBETWEEN(1000;1000000))" office:value-type="float" office:value="610895" calcext:value-type="float">
            <text:p>610895</text:p>
          </table:table-cell>
          <table:table-cell table:formula="of:=IF([.$F61]&gt;NUMBERVALUE(RIGHT([.J$1];4));0;RANDBETWEEN(1000;1000000))" office:value-type="float" office:value="709657" calcext:value-type="float">
            <text:p>709657</text:p>
          </table:table-cell>
          <table:table-cell table:formula="of:=IF([.$F61]&gt;NUMBERVALUE(RIGHT([.K$1];4));0;RANDBETWEEN(1000;1000000))" office:value-type="float" office:value="24370" calcext:value-type="float">
            <text:p>24370</text:p>
          </table:table-cell>
          <table:table-cell table:formula="of:=IF([.$F61]&gt;NUMBERVALUE(RIGHT([.L$1];4));0;RANDBETWEEN(1000;1000000))" office:value-type="float" office:value="316830" calcext:value-type="float">
            <text:p>316830</text:p>
          </table:table-cell>
          <table:table-cell table:formula="of:=IF([.$F61]&gt;NUMBERVALUE(RIGHT([.M$1];4));0;RANDBETWEEN(1000;1000000))" office:value-type="float" office:value="712120" calcext:value-type="float">
            <text:p>712120</text:p>
          </table:table-cell>
          <table:table-cell table:formula="of:=SUM([.G61:.M61])" office:value-type="float" office:value="2761481" calcext:value-type="float">
            <text:p>2761481</text:p>
          </table:table-cell>
          <table:table-cell table:formula="of:=[.G61]*VLOOKUP(NUMBERVALUE(RIGHT([.G$1];4));[$'salary-percopy'.$A$1:.$B$7];2)+[.H61]*VLOOKUP(NUMBERVALUE(RIGHT([.H$1];4));[$'salary-percopy'.$A$1:.$B$7];2)+[.I61]*VLOOKUP(NUMBERVALUE(RIGHT([.I$1];4));[$'salary-percopy'.$A$1:.$B$7];2)+[.J61]*VLOOKUP(NUMBERVALUE(RIGHT([.J$1];4));[$'salary-percopy'.$A$1:.$B$7];2)+[.K61]*VLOOKUP(NUMBERVALUE(RIGHT([.K$1];4));[$'salary-percopy'.$A$1:.$B$7];2)+[.L61]*VLOOKUP(NUMBERVALUE(RIGHT([.L$1];4));[$'salary-percopy'.$A$1:.$B$7];2)+[.M61]*VLOOKUP(NUMBERVALUE(RIGHT([.M$1];4));[$'salary-percopy'.$A$1:.$B$7];2)" office:value-type="float" office:value="420476820" calcext:value-type="float">
            <text:p>420476820</text:p>
          </table:table-cell>
          <table:table-cell table:formula="of:=IF([.G61]&gt;500000;[.G61]*0.1*VLOOKUP(NUMBERVALUE(RIGHT([.G$1];4));[$'salary-percopy'.$A$1:.$B$7];2))+IF([.H61]&gt;500000;[.H61]*0.1*VLOOKUP(NUMBERVALUE(RIGHT([.H$1];4));[$'salary-percopy'.$A$1:.$B$7];2))+IF([.I61]&gt;500000;[.I61]*0.1*VLOOKUP(NUMBERVALUE(RIGHT([.I$1];4));[$'salary-percopy'.$A$1:.$B$7];2))+IF([.J61]&gt;500000;[.J61]*0.1*VLOOKUP(NUMBERVALUE(RIGHT([.J$1];4));[$'salary-percopy'.$A$1:.$B$7];2))+IF([.K61]&gt;500000;[.K61]*0.1*VLOOKUP(NUMBERVALUE(RIGHT([.K$1];4));[$'salary-percopy'.$A$1:.$B$7];2))+IF([.L61]&gt;500000;[.L61]*0.1*VLOOKUP(NUMBERVALUE(RIGHT([.L$1];4));[$'salary-percopy'.$A$1:.$B$7];2))+IF([.M61]&gt;500000;[.M61]*0.1*VLOOKUP(NUMBERVALUE(RIGHT([.M$1];4));[$'salary-percopy'.$A$1:.$B$7];2))" office:value-type="float" office:value="31508338" calcext:value-type="float">
            <text:p>31508338</text:p>
          </table:table-cell>
          <table:table-cell table:formula="of:=[.O61]+[.P61]" office:value-type="float" office:value="451985158" calcext:value-type="float">
            <text:p>45198515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ett Michael</text:p>
          </table:table-cell>
          <table:table-cell office:value-type="string" calcext:value-type="string">
            <text:p>Warrior Of The Sea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7)" office:value-type="float" office:value="2014" calcext:value-type="float">
            <text:p>2014</text:p>
          </table:table-cell>
          <table:table-cell table:formula="of:=IF([.$F62]&gt;NUMBERVALUE(RIGHT([.G$1];4));0;RANDBETWEEN(1000;1000000))" office:value-type="float" office:value="0" calcext:value-type="float">
            <text:p>0</text:p>
          </table:table-cell>
          <table:table-cell table:formula="of:=IF([.$F62]&gt;NUMBERVALUE(RIGHT([.H$1];4));0;RANDBETWEEN(1000;1000000))" office:value-type="float" office:value="0" calcext:value-type="float">
            <text:p>0</text:p>
          </table:table-cell>
          <table:table-cell table:formula="of:=IF([.$F62]&gt;NUMBERVALUE(RIGHT([.I$1];4));0;RANDBETWEEN(1000;1000000))" office:value-type="float" office:value="0" calcext:value-type="float">
            <text:p>0</text:p>
          </table:table-cell>
          <table:table-cell table:formula="of:=IF([.$F62]&gt;NUMBERVALUE(RIGHT([.J$1];4));0;RANDBETWEEN(1000;1000000))" office:value-type="float" office:value="25082" calcext:value-type="float">
            <text:p>25082</text:p>
          </table:table-cell>
          <table:table-cell table:formula="of:=IF([.$F62]&gt;NUMBERVALUE(RIGHT([.K$1];4));0;RANDBETWEEN(1000;1000000))" office:value-type="float" office:value="174084" calcext:value-type="float">
            <text:p>174084</text:p>
          </table:table-cell>
          <table:table-cell table:formula="of:=IF([.$F62]&gt;NUMBERVALUE(RIGHT([.L$1];4));0;RANDBETWEEN(1000;1000000))" office:value-type="float" office:value="349274" calcext:value-type="float">
            <text:p>349274</text:p>
          </table:table-cell>
          <table:table-cell table:formula="of:=IF([.$F62]&gt;NUMBERVALUE(RIGHT([.M$1];4));0;RANDBETWEEN(1000;1000000))" office:value-type="float" office:value="91305" calcext:value-type="float">
            <text:p>91305</text:p>
          </table:table-cell>
          <table:table-cell table:formula="of:=SUM([.G62:.M62])" office:value-type="float" office:value="639745" calcext:value-type="float">
            <text:p>639745</text:p>
          </table:table-cell>
          <table:table-cell table:formula="of:=[.G62]*VLOOKUP(NUMBERVALUE(RIGHT([.G$1];4));[$'salary-percopy'.$A$1:.$B$7];2)+[.H62]*VLOOKUP(NUMBERVALUE(RIGHT([.H$1];4));[$'salary-percopy'.$A$1:.$B$7];2)+[.I62]*VLOOKUP(NUMBERVALUE(RIGHT([.I$1];4));[$'salary-percopy'.$A$1:.$B$7];2)+[.J62]*VLOOKUP(NUMBERVALUE(RIGHT([.J$1];4));[$'salary-percopy'.$A$1:.$B$7];2)+[.K62]*VLOOKUP(NUMBERVALUE(RIGHT([.K$1];4));[$'salary-percopy'.$A$1:.$B$7];2)+[.L62]*VLOOKUP(NUMBERVALUE(RIGHT([.L$1];4));[$'salary-percopy'.$A$1:.$B$7];2)+[.M62]*VLOOKUP(NUMBERVALUE(RIGHT([.M$1];4));[$'salary-percopy'.$A$1:.$B$7];2)" office:value-type="float" office:value="115982450" calcext:value-type="float">
            <text:p>115982450</text:p>
          </table:table-cell>
          <table:table-cell table:formula="of:=IF([.G62]&gt;500000;[.G62]*0.1*VLOOKUP(NUMBERVALUE(RIGHT([.G$1];4));[$'salary-percopy'.$A$1:.$B$7];2))+IF([.H62]&gt;500000;[.H62]*0.1*VLOOKUP(NUMBERVALUE(RIGHT([.H$1];4));[$'salary-percopy'.$A$1:.$B$7];2))+IF([.I62]&gt;500000;[.I62]*0.1*VLOOKUP(NUMBERVALUE(RIGHT([.I$1];4));[$'salary-percopy'.$A$1:.$B$7];2))+IF([.J62]&gt;500000;[.J62]*0.1*VLOOKUP(NUMBERVALUE(RIGHT([.J$1];4));[$'salary-percopy'.$A$1:.$B$7];2))+IF([.K62]&gt;500000;[.K62]*0.1*VLOOKUP(NUMBERVALUE(RIGHT([.K$1];4));[$'salary-percopy'.$A$1:.$B$7];2))+IF([.L62]&gt;500000;[.L62]*0.1*VLOOKUP(NUMBERVALUE(RIGHT([.L$1];4));[$'salary-percopy'.$A$1:.$B$7];2))+IF([.M62]&gt;500000;[.M62]*0.1*VLOOKUP(NUMBERVALUE(RIGHT([.M$1];4));[$'salary-percopy'.$A$1:.$B$7];2))" office:value-type="float" office:value="0" calcext:value-type="float">
            <text:p>0</text:p>
          </table:table-cell>
          <table:table-cell table:formula="of:=[.O62]+[.P62]" office:value-type="float" office:value="115982450" calcext:value-type="float">
            <text:p>11598245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ohan Villarreal</text:p>
          </table:table-cell>
          <table:table-cell office:value-type="string" calcext:value-type="string">
            <text:p>Witch Of Detention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7)" office:value-type="float" office:value="2014" calcext:value-type="float">
            <text:p>2014</text:p>
          </table:table-cell>
          <table:table-cell table:formula="of:=IF([.$F63]&gt;NUMBERVALUE(RIGHT([.G$1];4));0;RANDBETWEEN(1000;1000000))" office:value-type="float" office:value="0" calcext:value-type="float">
            <text:p>0</text:p>
          </table:table-cell>
          <table:table-cell table:formula="of:=IF([.$F63]&gt;NUMBERVALUE(RIGHT([.H$1];4));0;RANDBETWEEN(1000;1000000))" office:value-type="float" office:value="0" calcext:value-type="float">
            <text:p>0</text:p>
          </table:table-cell>
          <table:table-cell table:formula="of:=IF([.$F63]&gt;NUMBERVALUE(RIGHT([.I$1];4));0;RANDBETWEEN(1000;1000000))" office:value-type="float" office:value="0" calcext:value-type="float">
            <text:p>0</text:p>
          </table:table-cell>
          <table:table-cell table:formula="of:=IF([.$F63]&gt;NUMBERVALUE(RIGHT([.J$1];4));0;RANDBETWEEN(1000;1000000))" office:value-type="float" office:value="704034" calcext:value-type="float">
            <text:p>704034</text:p>
          </table:table-cell>
          <table:table-cell table:formula="of:=IF([.$F63]&gt;NUMBERVALUE(RIGHT([.K$1];4));0;RANDBETWEEN(1000;1000000))" office:value-type="float" office:value="667253" calcext:value-type="float">
            <text:p>667253</text:p>
          </table:table-cell>
          <table:table-cell table:formula="of:=IF([.$F63]&gt;NUMBERVALUE(RIGHT([.L$1];4));0;RANDBETWEEN(1000;1000000))" office:value-type="float" office:value="276972" calcext:value-type="float">
            <text:p>276972</text:p>
          </table:table-cell>
          <table:table-cell table:formula="of:=IF([.$F63]&gt;NUMBERVALUE(RIGHT([.M$1];4));0;RANDBETWEEN(1000;1000000))" office:value-type="float" office:value="781470" calcext:value-type="float">
            <text:p>781470</text:p>
          </table:table-cell>
          <table:table-cell table:formula="of:=SUM([.G63:.M63])" office:value-type="float" office:value="2429729" calcext:value-type="float">
            <text:p>2429729</text:p>
          </table:table-cell>
          <table:table-cell table:formula="of:=[.G63]*VLOOKUP(NUMBERVALUE(RIGHT([.G$1];4));[$'salary-percopy'.$A$1:.$B$7];2)+[.H63]*VLOOKUP(NUMBERVALUE(RIGHT([.H$1];4));[$'salary-percopy'.$A$1:.$B$7];2)+[.I63]*VLOOKUP(NUMBERVALUE(RIGHT([.I$1];4));[$'salary-percopy'.$A$1:.$B$7];2)+[.J63]*VLOOKUP(NUMBERVALUE(RIGHT([.J$1];4));[$'salary-percopy'.$A$1:.$B$7];2)+[.K63]*VLOOKUP(NUMBERVALUE(RIGHT([.K$1];4));[$'salary-percopy'.$A$1:.$B$7];2)+[.L63]*VLOOKUP(NUMBERVALUE(RIGHT([.L$1];4));[$'salary-percopy'.$A$1:.$B$7];2)+[.M63]*VLOOKUP(NUMBERVALUE(RIGHT([.M$1];4));[$'salary-percopy'.$A$1:.$B$7];2)" office:value-type="float" office:value="419531590" calcext:value-type="float">
            <text:p>419531590</text:p>
          </table:table-cell>
          <table:table-cell table:formula="of:=IF([.G63]&gt;500000;[.G63]*0.1*VLOOKUP(NUMBERVALUE(RIGHT([.G$1];4));[$'salary-percopy'.$A$1:.$B$7];2))+IF([.H63]&gt;500000;[.H63]*0.1*VLOOKUP(NUMBERVALUE(RIGHT([.H$1];4));[$'salary-percopy'.$A$1:.$B$7];2))+IF([.I63]&gt;500000;[.I63]*0.1*VLOOKUP(NUMBERVALUE(RIGHT([.I$1];4));[$'salary-percopy'.$A$1:.$B$7];2))+IF([.J63]&gt;500000;[.J63]*0.1*VLOOKUP(NUMBERVALUE(RIGHT([.J$1];4));[$'salary-percopy'.$A$1:.$B$7];2))+IF([.K63]&gt;500000;[.K63]*0.1*VLOOKUP(NUMBERVALUE(RIGHT([.K$1];4));[$'salary-percopy'.$A$1:.$B$7];2))+IF([.L63]&gt;500000;[.L63]*0.1*VLOOKUP(NUMBERVALUE(RIGHT([.L$1];4));[$'salary-percopy'.$A$1:.$B$7];2))+IF([.M63]&gt;500000;[.M63]*0.1*VLOOKUP(NUMBERVALUE(RIGHT([.M$1];4));[$'salary-percopy'.$A$1:.$B$7];2))" office:value-type="float" office:value="36829177" calcext:value-type="float">
            <text:p>36829177</text:p>
          </table:table-cell>
          <table:table-cell table:formula="of:=[.O63]+[.P63]" office:value-type="float" office:value="456360767" calcext:value-type="float">
            <text:p>4563607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onah Moreno</text:p>
          </table:table-cell>
          <table:table-cell office:value-type="string" calcext:value-type="string">
            <text:p>Bound To The Chasm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Santos Whitehead" calcext:value-type="string">
            <text:p>Santos Whitehead</text:p>
          </table:table-cell>
          <table:table-cell table:formula="of:=RANDBETWEEN(2011;2017)" office:value-type="float" office:value="2013" calcext:value-type="float">
            <text:p>2013</text:p>
          </table:table-cell>
          <table:table-cell table:formula="of:=IF([.$F64]&gt;NUMBERVALUE(RIGHT([.G$1];4));0;RANDBETWEEN(1000;1000000))" office:value-type="float" office:value="0" calcext:value-type="float">
            <text:p>0</text:p>
          </table:table-cell>
          <table:table-cell table:formula="of:=IF([.$F64]&gt;NUMBERVALUE(RIGHT([.H$1];4));0;RANDBETWEEN(1000;1000000))" office:value-type="float" office:value="0" calcext:value-type="float">
            <text:p>0</text:p>
          </table:table-cell>
          <table:table-cell table:formula="of:=IF([.$F64]&gt;NUMBERVALUE(RIGHT([.I$1];4));0;RANDBETWEEN(1000;1000000))" office:value-type="float" office:value="913143" calcext:value-type="float">
            <text:p>913143</text:p>
          </table:table-cell>
          <table:table-cell table:formula="of:=IF([.$F64]&gt;NUMBERVALUE(RIGHT([.J$1];4));0;RANDBETWEEN(1000;1000000))" office:value-type="float" office:value="953943" calcext:value-type="float">
            <text:p>953943</text:p>
          </table:table-cell>
          <table:table-cell table:formula="of:=IF([.$F64]&gt;NUMBERVALUE(RIGHT([.K$1];4));0;RANDBETWEEN(1000;1000000))" office:value-type="float" office:value="195738" calcext:value-type="float">
            <text:p>195738</text:p>
          </table:table-cell>
          <table:table-cell table:formula="of:=IF([.$F64]&gt;NUMBERVALUE(RIGHT([.L$1];4));0;RANDBETWEEN(1000;1000000))" office:value-type="float" office:value="515632" calcext:value-type="float">
            <text:p>515632</text:p>
          </table:table-cell>
          <table:table-cell table:formula="of:=IF([.$F64]&gt;NUMBERVALUE(RIGHT([.M$1];4));0;RANDBETWEEN(1000;1000000))" office:value-type="float" office:value="273169" calcext:value-type="float">
            <text:p>273169</text:p>
          </table:table-cell>
          <table:table-cell table:formula="of:=SUM([.G64:.M64])" office:value-type="float" office:value="2851625" calcext:value-type="float">
            <text:p>2851625</text:p>
          </table:table-cell>
          <table:table-cell table:formula="of:=[.G64]*VLOOKUP(NUMBERVALUE(RIGHT([.G$1];4));[$'salary-percopy'.$A$1:.$B$7];2)+[.H64]*VLOOKUP(NUMBERVALUE(RIGHT([.H$1];4));[$'salary-percopy'.$A$1:.$B$7];2)+[.I64]*VLOOKUP(NUMBERVALUE(RIGHT([.I$1];4));[$'salary-percopy'.$A$1:.$B$7];2)+[.J64]*VLOOKUP(NUMBERVALUE(RIGHT([.J$1];4));[$'salary-percopy'.$A$1:.$B$7];2)+[.K64]*VLOOKUP(NUMBERVALUE(RIGHT([.K$1];4));[$'salary-percopy'.$A$1:.$B$7];2)+[.L64]*VLOOKUP(NUMBERVALUE(RIGHT([.L$1];4));[$'salary-percopy'.$A$1:.$B$7];2)+[.M64]*VLOOKUP(NUMBERVALUE(RIGHT([.M$1];4));[$'salary-percopy'.$A$1:.$B$7];2)" office:value-type="float" office:value="426430360" calcext:value-type="float">
            <text:p>426430360</text:p>
          </table:table-cell>
          <table:table-cell table:formula="of:=IF([.G64]&gt;500000;[.G64]*0.1*VLOOKUP(NUMBERVALUE(RIGHT([.G$1];4));[$'salary-percopy'.$A$1:.$B$7];2))+IF([.H64]&gt;500000;[.H64]*0.1*VLOOKUP(NUMBERVALUE(RIGHT([.H$1];4));[$'salary-percopy'.$A$1:.$B$7];2))+IF([.I64]&gt;500000;[.I64]*0.1*VLOOKUP(NUMBERVALUE(RIGHT([.I$1];4));[$'salary-percopy'.$A$1:.$B$7];2))+IF([.J64]&gt;500000;[.J64]*0.1*VLOOKUP(NUMBERVALUE(RIGHT([.J$1];4));[$'salary-percopy'.$A$1:.$B$7];2))+IF([.K64]&gt;500000;[.K64]*0.1*VLOOKUP(NUMBERVALUE(RIGHT([.K$1];4));[$'salary-percopy'.$A$1:.$B$7];2))+IF([.L64]&gt;500000;[.L64]*0.1*VLOOKUP(NUMBERVALUE(RIGHT([.L$1];4));[$'salary-percopy'.$A$1:.$B$7];2))+IF([.M64]&gt;500000;[.M64]*0.1*VLOOKUP(NUMBERVALUE(RIGHT([.M$1];4));[$'salary-percopy'.$A$1:.$B$7];2))" office:value-type="float" office:value="33852110" calcext:value-type="float">
            <text:p>33852110</text:p>
          </table:table-cell>
          <table:table-cell table:formula="of:=[.O64]+[.P64]" office:value-type="float" office:value="460282470" calcext:value-type="float">
            <text:p>46028247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oselyn Henderson</text:p>
          </table:table-cell>
          <table:table-cell office:value-type="string" calcext:value-type="string">
            <text:p>Assistant Of Eternity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7)" office:value-type="float" office:value="2015" calcext:value-type="float">
            <text:p>2015</text:p>
          </table:table-cell>
          <table:table-cell table:formula="of:=IF([.$F65]&gt;NUMBERVALUE(RIGHT([.G$1];4));0;RANDBETWEEN(1000;1000000))" office:value-type="float" office:value="0" calcext:value-type="float">
            <text:p>0</text:p>
          </table:table-cell>
          <table:table-cell table:formula="of:=IF([.$F65]&gt;NUMBERVALUE(RIGHT([.H$1];4));0;RANDBETWEEN(1000;1000000))" office:value-type="float" office:value="0" calcext:value-type="float">
            <text:p>0</text:p>
          </table:table-cell>
          <table:table-cell table:formula="of:=IF([.$F65]&gt;NUMBERVALUE(RIGHT([.I$1];4));0;RANDBETWEEN(1000;1000000))" office:value-type="float" office:value="0" calcext:value-type="float">
            <text:p>0</text:p>
          </table:table-cell>
          <table:table-cell table:formula="of:=IF([.$F65]&gt;NUMBERVALUE(RIGHT([.J$1];4));0;RANDBETWEEN(1000;1000000))" office:value-type="float" office:value="0" calcext:value-type="float">
            <text:p>0</text:p>
          </table:table-cell>
          <table:table-cell table:formula="of:=IF([.$F65]&gt;NUMBERVALUE(RIGHT([.K$1];4));0;RANDBETWEEN(1000;1000000))" office:value-type="float" office:value="851595" calcext:value-type="float">
            <text:p>851595</text:p>
          </table:table-cell>
          <table:table-cell table:formula="of:=IF([.$F65]&gt;NUMBERVALUE(RIGHT([.L$1];4));0;RANDBETWEEN(1000;1000000))" office:value-type="float" office:value="444093" calcext:value-type="float">
            <text:p>444093</text:p>
          </table:table-cell>
          <table:table-cell table:formula="of:=IF([.$F65]&gt;NUMBERVALUE(RIGHT([.M$1];4));0;RANDBETWEEN(1000;1000000))" office:value-type="float" office:value="655015" calcext:value-type="float">
            <text:p>655015</text:p>
          </table:table-cell>
          <table:table-cell table:formula="of:=SUM([.G65:.M65])" office:value-type="float" office:value="1950703" calcext:value-type="float">
            <text:p>1950703</text:p>
          </table:table-cell>
          <table:table-cell table:formula="of:=[.G65]*VLOOKUP(NUMBERVALUE(RIGHT([.G$1];4));[$'salary-percopy'.$A$1:.$B$7];2)+[.H65]*VLOOKUP(NUMBERVALUE(RIGHT([.H$1];4));[$'salary-percopy'.$A$1:.$B$7];2)+[.I65]*VLOOKUP(NUMBERVALUE(RIGHT([.I$1];4));[$'salary-percopy'.$A$1:.$B$7];2)+[.J65]*VLOOKUP(NUMBERVALUE(RIGHT([.J$1];4));[$'salary-percopy'.$A$1:.$B$7];2)+[.K65]*VLOOKUP(NUMBERVALUE(RIGHT([.K$1];4));[$'salary-percopy'.$A$1:.$B$7];2)+[.L65]*VLOOKUP(NUMBERVALUE(RIGHT([.L$1];4));[$'salary-percopy'.$A$1:.$B$7];2)+[.M65]*VLOOKUP(NUMBERVALUE(RIGHT([.M$1];4));[$'salary-percopy'.$A$1:.$B$7];2)" office:value-type="float" office:value="357931355" calcext:value-type="float">
            <text:p>357931355</text:p>
          </table:table-cell>
          <table:table-cell table:formula="of:=IF([.G65]&gt;500000;[.G65]*0.1*VLOOKUP(NUMBERVALUE(RIGHT([.G$1];4));[$'salary-percopy'.$A$1:.$B$7];2))+IF([.H65]&gt;500000;[.H65]*0.1*VLOOKUP(NUMBERVALUE(RIGHT([.H$1];4));[$'salary-percopy'.$A$1:.$B$7];2))+IF([.I65]&gt;500000;[.I65]*0.1*VLOOKUP(NUMBERVALUE(RIGHT([.I$1];4));[$'salary-percopy'.$A$1:.$B$7];2))+IF([.J65]&gt;500000;[.J65]*0.1*VLOOKUP(NUMBERVALUE(RIGHT([.J$1];4));[$'salary-percopy'.$A$1:.$B$7];2))+IF([.K65]&gt;500000;[.K65]*0.1*VLOOKUP(NUMBERVALUE(RIGHT([.K$1];4));[$'salary-percopy'.$A$1:.$B$7];2))+IF([.L65]&gt;500000;[.L65]*0.1*VLOOKUP(NUMBERVALUE(RIGHT([.L$1];4));[$'salary-percopy'.$A$1:.$B$7];2))+IF([.M65]&gt;500000;[.M65]*0.1*VLOOKUP(NUMBERVALUE(RIGHT([.M$1];4));[$'salary-percopy'.$A$1:.$B$7];2))" office:value-type="float" office:value="27577415" calcext:value-type="float">
            <text:p>27577415</text:p>
          </table:table-cell>
          <table:table-cell table:formula="of:=[.O65]+[.P65]" office:value-type="float" office:value="385508770" calcext:value-type="float">
            <text:p>3855087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ovanni Lambert</text:p>
          </table:table-cell>
          <table:table-cell office:value-type="string" calcext:value-type="string">
            <text:p>Chicken In The Window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7)" office:value-type="float" office:value="2017" calcext:value-type="float">
            <text:p>2017</text:p>
          </table:table-cell>
          <table:table-cell table:formula="of:=IF([.$F66]&gt;NUMBERVALUE(RIGHT([.G$1];4));0;RANDBETWEEN(1000;1000000))" office:value-type="float" office:value="0" calcext:value-type="float">
            <text:p>0</text:p>
          </table:table-cell>
          <table:table-cell table:formula="of:=IF([.$F66]&gt;NUMBERVALUE(RIGHT([.H$1];4));0;RANDBETWEEN(1000;1000000))" office:value-type="float" office:value="0" calcext:value-type="float">
            <text:p>0</text:p>
          </table:table-cell>
          <table:table-cell table:formula="of:=IF([.$F66]&gt;NUMBERVALUE(RIGHT([.I$1];4));0;RANDBETWEEN(1000;1000000))" office:value-type="float" office:value="0" calcext:value-type="float">
            <text:p>0</text:p>
          </table:table-cell>
          <table:table-cell table:formula="of:=IF([.$F66]&gt;NUMBERVALUE(RIGHT([.J$1];4));0;RANDBETWEEN(1000;1000000))" office:value-type="float" office:value="0" calcext:value-type="float">
            <text:p>0</text:p>
          </table:table-cell>
          <table:table-cell table:formula="of:=IF([.$F66]&gt;NUMBERVALUE(RIGHT([.K$1];4));0;RANDBETWEEN(1000;1000000))" office:value-type="float" office:value="0" calcext:value-type="float">
            <text:p>0</text:p>
          </table:table-cell>
          <table:table-cell table:formula="of:=IF([.$F66]&gt;NUMBERVALUE(RIGHT([.L$1];4));0;RANDBETWEEN(1000;1000000))" office:value-type="float" office:value="0" calcext:value-type="float">
            <text:p>0</text:p>
          </table:table-cell>
          <table:table-cell table:formula="of:=IF([.$F66]&gt;NUMBERVALUE(RIGHT([.M$1];4));0;RANDBETWEEN(1000;1000000))" office:value-type="float" office:value="765916" calcext:value-type="float">
            <text:p>765916</text:p>
          </table:table-cell>
          <table:table-cell table:formula="of:=SUM([.G66:.M66])" office:value-type="float" office:value="765916" calcext:value-type="float">
            <text:p>765916</text:p>
          </table:table-cell>
          <table:table-cell table:formula="of:=[.G66]*VLOOKUP(NUMBERVALUE(RIGHT([.G$1];4));[$'salary-percopy'.$A$1:.$B$7];2)+[.H66]*VLOOKUP(NUMBERVALUE(RIGHT([.H$1];4));[$'salary-percopy'.$A$1:.$B$7];2)+[.I66]*VLOOKUP(NUMBERVALUE(RIGHT([.I$1];4));[$'salary-percopy'.$A$1:.$B$7];2)+[.J66]*VLOOKUP(NUMBERVALUE(RIGHT([.J$1];4));[$'salary-percopy'.$A$1:.$B$7];2)+[.K66]*VLOOKUP(NUMBERVALUE(RIGHT([.K$1];4));[$'salary-percopy'.$A$1:.$B$7];2)+[.L66]*VLOOKUP(NUMBERVALUE(RIGHT([.L$1];4));[$'salary-percopy'.$A$1:.$B$7];2)+[.M66]*VLOOKUP(NUMBERVALUE(RIGHT([.M$1];4));[$'salary-percopy'.$A$1:.$B$7];2)" office:value-type="float" office:value="153183200" calcext:value-type="float">
            <text:p>153183200</text:p>
          </table:table-cell>
          <table:table-cell table:formula="of:=IF([.G66]&gt;500000;[.G66]*0.1*VLOOKUP(NUMBERVALUE(RIGHT([.G$1];4));[$'salary-percopy'.$A$1:.$B$7];2))+IF([.H66]&gt;500000;[.H66]*0.1*VLOOKUP(NUMBERVALUE(RIGHT([.H$1];4));[$'salary-percopy'.$A$1:.$B$7];2))+IF([.I66]&gt;500000;[.I66]*0.1*VLOOKUP(NUMBERVALUE(RIGHT([.I$1];4));[$'salary-percopy'.$A$1:.$B$7];2))+IF([.J66]&gt;500000;[.J66]*0.1*VLOOKUP(NUMBERVALUE(RIGHT([.J$1];4));[$'salary-percopy'.$A$1:.$B$7];2))+IF([.K66]&gt;500000;[.K66]*0.1*VLOOKUP(NUMBERVALUE(RIGHT([.K$1];4));[$'salary-percopy'.$A$1:.$B$7];2))+IF([.L66]&gt;500000;[.L66]*0.1*VLOOKUP(NUMBERVALUE(RIGHT([.L$1];4));[$'salary-percopy'.$A$1:.$B$7];2))+IF([.M66]&gt;500000;[.M66]*0.1*VLOOKUP(NUMBERVALUE(RIGHT([.M$1];4));[$'salary-percopy'.$A$1:.$B$7];2))" office:value-type="float" office:value="15318320" calcext:value-type="float">
            <text:p>15318320</text:p>
          </table:table-cell>
          <table:table-cell table:formula="of:=[.O66]+[.P66]" office:value-type="float" office:value="168501520" calcext:value-type="float">
            <text:p>16850152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Kareem Andrade</text:p>
          </table:table-cell>
          <table:table-cell office:value-type="string" calcext:value-type="string">
            <text:p>Hidden By My Planet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7)" office:value-type="float" office:value="2012" calcext:value-type="float">
            <text:p>2012</text:p>
          </table:table-cell>
          <table:table-cell table:formula="of:=IF([.$F67]&gt;NUMBERVALUE(RIGHT([.G$1];4));0;RANDBETWEEN(1000;1000000))" office:value-type="float" office:value="0" calcext:value-type="float">
            <text:p>0</text:p>
          </table:table-cell>
          <table:table-cell table:formula="of:=IF([.$F67]&gt;NUMBERVALUE(RIGHT([.H$1];4));0;RANDBETWEEN(1000;1000000))" office:value-type="float" office:value="691484" calcext:value-type="float">
            <text:p>691484</text:p>
          </table:table-cell>
          <table:table-cell table:formula="of:=IF([.$F67]&gt;NUMBERVALUE(RIGHT([.I$1];4));0;RANDBETWEEN(1000;1000000))" office:value-type="float" office:value="893419" calcext:value-type="float">
            <text:p>893419</text:p>
          </table:table-cell>
          <table:table-cell table:formula="of:=IF([.$F67]&gt;NUMBERVALUE(RIGHT([.J$1];4));0;RANDBETWEEN(1000;1000000))" office:value-type="float" office:value="20041" calcext:value-type="float">
            <text:p>20041</text:p>
          </table:table-cell>
          <table:table-cell table:formula="of:=IF([.$F67]&gt;NUMBERVALUE(RIGHT([.K$1];4));0;RANDBETWEEN(1000;1000000))" office:value-type="float" office:value="674065" calcext:value-type="float">
            <text:p>674065</text:p>
          </table:table-cell>
          <table:table-cell table:formula="of:=IF([.$F67]&gt;NUMBERVALUE(RIGHT([.L$1];4));0;RANDBETWEEN(1000;1000000))" office:value-type="float" office:value="754705" calcext:value-type="float">
            <text:p>754705</text:p>
          </table:table-cell>
          <table:table-cell table:formula="of:=IF([.$F67]&gt;NUMBERVALUE(RIGHT([.M$1];4));0;RANDBETWEEN(1000;1000000))" office:value-type="float" office:value="709725" calcext:value-type="float">
            <text:p>709725</text:p>
          </table:table-cell>
          <table:table-cell table:formula="of:=SUM([.G67:.M67])" office:value-type="float" office:value="3743439" calcext:value-type="float">
            <text:p>3743439</text:p>
          </table:table-cell>
          <table:table-cell table:formula="of:=[.G67]*VLOOKUP(NUMBERVALUE(RIGHT([.G$1];4));[$'salary-percopy'.$A$1:.$B$7];2)+[.H67]*VLOOKUP(NUMBERVALUE(RIGHT([.H$1];4));[$'salary-percopy'.$A$1:.$B$7];2)+[.I67]*VLOOKUP(NUMBERVALUE(RIGHT([.I$1];4));[$'salary-percopy'.$A$1:.$B$7];2)+[.J67]*VLOOKUP(NUMBERVALUE(RIGHT([.J$1];4));[$'salary-percopy'.$A$1:.$B$7];2)+[.K67]*VLOOKUP(NUMBERVALUE(RIGHT([.K$1];4));[$'salary-percopy'.$A$1:.$B$7];2)+[.L67]*VLOOKUP(NUMBERVALUE(RIGHT([.L$1];4));[$'salary-percopy'.$A$1:.$B$7];2)+[.M67]*VLOOKUP(NUMBERVALUE(RIGHT([.M$1];4));[$'salary-percopy'.$A$1:.$B$7];2)" office:value-type="float" office:value="582235735" calcext:value-type="float">
            <text:p>582235735</text:p>
          </table:table-cell>
          <table:table-cell table:formula="of:=IF([.G67]&gt;500000;[.G67]*0.1*VLOOKUP(NUMBERVALUE(RIGHT([.G$1];4));[$'salary-percopy'.$A$1:.$B$7];2))+IF([.H67]&gt;500000;[.H67]*0.1*VLOOKUP(NUMBERVALUE(RIGHT([.H$1];4));[$'salary-percopy'.$A$1:.$B$7];2))+IF([.I67]&gt;500000;[.I67]*0.1*VLOOKUP(NUMBERVALUE(RIGHT([.I$1];4));[$'salary-percopy'.$A$1:.$B$7];2))+IF([.J67]&gt;500000;[.J67]*0.1*VLOOKUP(NUMBERVALUE(RIGHT([.J$1];4));[$'salary-percopy'.$A$1:.$B$7];2))+IF([.K67]&gt;500000;[.K67]*0.1*VLOOKUP(NUMBERVALUE(RIGHT([.K$1];4));[$'salary-percopy'.$A$1:.$B$7];2))+IF([.L67]&gt;500000;[.L67]*0.1*VLOOKUP(NUMBERVALUE(RIGHT([.L$1];4));[$'salary-percopy'.$A$1:.$B$7];2))+IF([.M67]&gt;500000;[.M67]*0.1*VLOOKUP(NUMBERVALUE(RIGHT([.M$1];4));[$'salary-percopy'.$A$1:.$B$7];2))" office:value-type="float" office:value="57942999.5" calcext:value-type="float">
            <text:p>57943000</text:p>
          </table:table-cell>
          <table:table-cell table:formula="of:=[.O67]+[.P67]" office:value-type="float" office:value="640178734.5" calcext:value-type="float">
            <text:p>6401787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Kathleen Crosby</text:p>
          </table:table-cell>
          <table:table-cell office:value-type="string" calcext:value-type="string">
            <text:p>Warriors With Skill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7)" office:value-type="float" office:value="2014" calcext:value-type="float">
            <text:p>2014</text:p>
          </table:table-cell>
          <table:table-cell table:formula="of:=IF([.$F68]&gt;NUMBERVALUE(RIGHT([.G$1];4));0;RANDBETWEEN(1000;1000000))" office:value-type="float" office:value="0" calcext:value-type="float">
            <text:p>0</text:p>
          </table:table-cell>
          <table:table-cell table:formula="of:=IF([.$F68]&gt;NUMBERVALUE(RIGHT([.H$1];4));0;RANDBETWEEN(1000;1000000))" office:value-type="float" office:value="0" calcext:value-type="float">
            <text:p>0</text:p>
          </table:table-cell>
          <table:table-cell table:formula="of:=IF([.$F68]&gt;NUMBERVALUE(RIGHT([.I$1];4));0;RANDBETWEEN(1000;1000000))" office:value-type="float" office:value="0" calcext:value-type="float">
            <text:p>0</text:p>
          </table:table-cell>
          <table:table-cell table:formula="of:=IF([.$F68]&gt;NUMBERVALUE(RIGHT([.J$1];4));0;RANDBETWEEN(1000;1000000))" office:value-type="float" office:value="277263" calcext:value-type="float">
            <text:p>277263</text:p>
          </table:table-cell>
          <table:table-cell table:formula="of:=IF([.$F68]&gt;NUMBERVALUE(RIGHT([.K$1];4));0;RANDBETWEEN(1000;1000000))" office:value-type="float" office:value="821528" calcext:value-type="float">
            <text:p>821528</text:p>
          </table:table-cell>
          <table:table-cell table:formula="of:=IF([.$F68]&gt;NUMBERVALUE(RIGHT([.L$1];4));0;RANDBETWEEN(1000;1000000))" office:value-type="float" office:value="51009" calcext:value-type="float">
            <text:p>51009</text:p>
          </table:table-cell>
          <table:table-cell table:formula="of:=IF([.$F68]&gt;NUMBERVALUE(RIGHT([.M$1];4));0;RANDBETWEEN(1000;1000000))" office:value-type="float" office:value="411808" calcext:value-type="float">
            <text:p>411808</text:p>
          </table:table-cell>
          <table:table-cell table:formula="of:=SUM([.G68:.M68])" office:value-type="float" office:value="1561608" calcext:value-type="float">
            <text:p>1561608</text:p>
          </table:table-cell>
          <table:table-cell table:formula="of:=[.G68]*VLOOKUP(NUMBERVALUE(RIGHT([.G$1];4));[$'salary-percopy'.$A$1:.$B$7];2)+[.H68]*VLOOKUP(NUMBERVALUE(RIGHT([.H$1];4));[$'salary-percopy'.$A$1:.$B$7];2)+[.I68]*VLOOKUP(NUMBERVALUE(RIGHT([.I$1];4));[$'salary-percopy'.$A$1:.$B$7];2)+[.J68]*VLOOKUP(NUMBERVALUE(RIGHT([.J$1];4));[$'salary-percopy'.$A$1:.$B$7];2)+[.K68]*VLOOKUP(NUMBERVALUE(RIGHT([.K$1];4));[$'salary-percopy'.$A$1:.$B$7];2)+[.L68]*VLOOKUP(NUMBERVALUE(RIGHT([.L$1];4));[$'salary-percopy'.$A$1:.$B$7];2)+[.M68]*VLOOKUP(NUMBERVALUE(RIGHT([.M$1];4));[$'salary-percopy'.$A$1:.$B$7];2)" office:value-type="float" office:value="270274845" calcext:value-type="float">
            <text:p>270274845</text:p>
          </table:table-cell>
          <table:table-cell table:formula="of:=IF([.G68]&gt;500000;[.G68]*0.1*VLOOKUP(NUMBERVALUE(RIGHT([.G$1];4));[$'salary-percopy'.$A$1:.$B$7];2))+IF([.H68]&gt;500000;[.H68]*0.1*VLOOKUP(NUMBERVALUE(RIGHT([.H$1];4));[$'salary-percopy'.$A$1:.$B$7];2))+IF([.I68]&gt;500000;[.I68]*0.1*VLOOKUP(NUMBERVALUE(RIGHT([.I$1];4));[$'salary-percopy'.$A$1:.$B$7];2))+IF([.J68]&gt;500000;[.J68]*0.1*VLOOKUP(NUMBERVALUE(RIGHT([.J$1];4));[$'salary-percopy'.$A$1:.$B$7];2))+IF([.K68]&gt;500000;[.K68]*0.1*VLOOKUP(NUMBERVALUE(RIGHT([.K$1];4));[$'salary-percopy'.$A$1:.$B$7];2))+IF([.L68]&gt;500000;[.L68]*0.1*VLOOKUP(NUMBERVALUE(RIGHT([.L$1];4));[$'salary-percopy'.$A$1:.$B$7];2))+IF([.M68]&gt;500000;[.M68]*0.1*VLOOKUP(NUMBERVALUE(RIGHT([.M$1];4));[$'salary-percopy'.$A$1:.$B$7];2))" office:value-type="float" office:value="13965976" calcext:value-type="float">
            <text:p>13965976</text:p>
          </table:table-cell>
          <table:table-cell table:formula="of:=[.O68]+[.P68]" office:value-type="float" office:value="284240821" calcext:value-type="float">
            <text:p>2842408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Kaylyn Walter</text:p>
          </table:table-cell>
          <table:table-cell office:value-type="string" calcext:value-type="string">
            <text:p>Women And Wives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7)" office:value-type="float" office:value="2012" calcext:value-type="float">
            <text:p>2012</text:p>
          </table:table-cell>
          <table:table-cell table:formula="of:=IF([.$F69]&gt;NUMBERVALUE(RIGHT([.G$1];4));0;RANDBETWEEN(1000;1000000))" office:value-type="float" office:value="0" calcext:value-type="float">
            <text:p>0</text:p>
          </table:table-cell>
          <table:table-cell table:formula="of:=IF([.$F69]&gt;NUMBERVALUE(RIGHT([.H$1];4));0;RANDBETWEEN(1000;1000000))" office:value-type="float" office:value="678326" calcext:value-type="float">
            <text:p>678326</text:p>
          </table:table-cell>
          <table:table-cell table:formula="of:=IF([.$F69]&gt;NUMBERVALUE(RIGHT([.I$1];4));0;RANDBETWEEN(1000;1000000))" office:value-type="float" office:value="478899" calcext:value-type="float">
            <text:p>478899</text:p>
          </table:table-cell>
          <table:table-cell table:formula="of:=IF([.$F69]&gt;NUMBERVALUE(RIGHT([.J$1];4));0;RANDBETWEEN(1000;1000000))" office:value-type="float" office:value="993170" calcext:value-type="float">
            <text:p>993170</text:p>
          </table:table-cell>
          <table:table-cell table:formula="of:=IF([.$F69]&gt;NUMBERVALUE(RIGHT([.K$1];4));0;RANDBETWEEN(1000;1000000))" office:value-type="float" office:value="887028" calcext:value-type="float">
            <text:p>887028</text:p>
          </table:table-cell>
          <table:table-cell table:formula="of:=IF([.$F69]&gt;NUMBERVALUE(RIGHT([.L$1];4));0;RANDBETWEEN(1000;1000000))" office:value-type="float" office:value="869274" calcext:value-type="float">
            <text:p>869274</text:p>
          </table:table-cell>
          <table:table-cell table:formula="of:=IF([.$F69]&gt;NUMBERVALUE(RIGHT([.M$1];4));0;RANDBETWEEN(1000;1000000))" office:value-type="float" office:value="555574" calcext:value-type="float">
            <text:p>555574</text:p>
          </table:table-cell>
          <table:table-cell table:formula="of:=SUM([.G69:.M69])" office:value-type="float" office:value="4462271" calcext:value-type="float">
            <text:p>4462271</text:p>
          </table:table-cell>
          <table:table-cell table:formula="of:=[.G69]*VLOOKUP(NUMBERVALUE(RIGHT([.G$1];4));[$'salary-percopy'.$A$1:.$B$7];2)+[.H69]*VLOOKUP(NUMBERVALUE(RIGHT([.H$1];4));[$'salary-percopy'.$A$1:.$B$7];2)+[.I69]*VLOOKUP(NUMBERVALUE(RIGHT([.I$1];4));[$'salary-percopy'.$A$1:.$B$7];2)+[.J69]*VLOOKUP(NUMBERVALUE(RIGHT([.J$1];4));[$'salary-percopy'.$A$1:.$B$7];2)+[.K69]*VLOOKUP(NUMBERVALUE(RIGHT([.K$1];4));[$'salary-percopy'.$A$1:.$B$7];2)+[.L69]*VLOOKUP(NUMBERVALUE(RIGHT([.L$1];4));[$'salary-percopy'.$A$1:.$B$7];2)+[.M69]*VLOOKUP(NUMBERVALUE(RIGHT([.M$1];4));[$'salary-percopy'.$A$1:.$B$7];2)" office:value-type="float" office:value="693852790" calcext:value-type="float">
            <text:p>693852790</text:p>
          </table:table-cell>
          <table:table-cell table:formula="of:=IF([.G69]&gt;500000;[.G69]*0.1*VLOOKUP(NUMBERVALUE(RIGHT([.G$1];4));[$'salary-percopy'.$A$1:.$B$7];2))+IF([.H69]&gt;500000;[.H69]*0.1*VLOOKUP(NUMBERVALUE(RIGHT([.H$1];4));[$'salary-percopy'.$A$1:.$B$7];2))+IF([.I69]&gt;500000;[.I69]*0.1*VLOOKUP(NUMBERVALUE(RIGHT([.I$1];4));[$'salary-percopy'.$A$1:.$B$7];2))+IF([.J69]&gt;500000;[.J69]*0.1*VLOOKUP(NUMBERVALUE(RIGHT([.J$1];4));[$'salary-percopy'.$A$1:.$B$7];2))+IF([.K69]&gt;500000;[.K69]*0.1*VLOOKUP(NUMBERVALUE(RIGHT([.K$1];4));[$'salary-percopy'.$A$1:.$B$7];2))+IF([.L69]&gt;500000;[.L69]*0.1*VLOOKUP(NUMBERVALUE(RIGHT([.L$1];4));[$'salary-percopy'.$A$1:.$B$7];2))+IF([.M69]&gt;500000;[.M69]*0.1*VLOOKUP(NUMBERVALUE(RIGHT([.M$1];4));[$'salary-percopy'.$A$1:.$B$7];2))" office:value-type="float" office:value="63638491" calcext:value-type="float">
            <text:p>63638491</text:p>
          </table:table-cell>
          <table:table-cell table:formula="of:=[.O69]+[.P69]" office:value-type="float" office:value="757491281" calcext:value-type="float">
            <text:p>75749128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eland Meyers</text:p>
          </table:table-cell>
          <table:table-cell office:value-type="string" calcext:value-type="string">
            <text:p>Insects And Fool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Ada Potts" calcext:value-type="string">
            <text:p>Ada Potts</text:p>
          </table:table-cell>
          <table:table-cell table:formula="of:=RANDBETWEEN(2011;2017)" office:value-type="float" office:value="2012" calcext:value-type="float">
            <text:p>2012</text:p>
          </table:table-cell>
          <table:table-cell table:formula="of:=IF([.$F70]&gt;NUMBERVALUE(RIGHT([.G$1];4));0;RANDBETWEEN(1000;1000000))" office:value-type="float" office:value="0" calcext:value-type="float">
            <text:p>0</text:p>
          </table:table-cell>
          <table:table-cell table:formula="of:=IF([.$F70]&gt;NUMBERVALUE(RIGHT([.H$1];4));0;RANDBETWEEN(1000;1000000))" office:value-type="float" office:value="929886" calcext:value-type="float">
            <text:p>929886</text:p>
          </table:table-cell>
          <table:table-cell table:formula="of:=IF([.$F70]&gt;NUMBERVALUE(RIGHT([.I$1];4));0;RANDBETWEEN(1000;1000000))" office:value-type="float" office:value="664640" calcext:value-type="float">
            <text:p>664640</text:p>
          </table:table-cell>
          <table:table-cell table:formula="of:=IF([.$F70]&gt;NUMBERVALUE(RIGHT([.J$1];4));0;RANDBETWEEN(1000;1000000))" office:value-type="float" office:value="621964" calcext:value-type="float">
            <text:p>621964</text:p>
          </table:table-cell>
          <table:table-cell table:formula="of:=IF([.$F70]&gt;NUMBERVALUE(RIGHT([.K$1];4));0;RANDBETWEEN(1000;1000000))" office:value-type="float" office:value="88709" calcext:value-type="float">
            <text:p>88709</text:p>
          </table:table-cell>
          <table:table-cell table:formula="of:=IF([.$F70]&gt;NUMBERVALUE(RIGHT([.L$1];4));0;RANDBETWEEN(1000;1000000))" office:value-type="float" office:value="444681" calcext:value-type="float">
            <text:p>444681</text:p>
          </table:table-cell>
          <table:table-cell table:formula="of:=IF([.$F70]&gt;NUMBERVALUE(RIGHT([.M$1];4));0;RANDBETWEEN(1000;1000000))" office:value-type="float" office:value="725592" calcext:value-type="float">
            <text:p>725592</text:p>
          </table:table-cell>
          <table:table-cell table:formula="of:=SUM([.G70:.M70])" office:value-type="float" office:value="3475472" calcext:value-type="float">
            <text:p>3475472</text:p>
          </table:table-cell>
          <table:table-cell table:formula="of:=[.G70]*VLOOKUP(NUMBERVALUE(RIGHT([.G$1];4));[$'salary-percopy'.$A$1:.$B$7];2)+[.H70]*VLOOKUP(NUMBERVALUE(RIGHT([.H$1];4));[$'salary-percopy'.$A$1:.$B$7];2)+[.I70]*VLOOKUP(NUMBERVALUE(RIGHT([.I$1];4));[$'salary-percopy'.$A$1:.$B$7];2)+[.J70]*VLOOKUP(NUMBERVALUE(RIGHT([.J$1];4));[$'salary-percopy'.$A$1:.$B$7];2)+[.K70]*VLOOKUP(NUMBERVALUE(RIGHT([.K$1];4));[$'salary-percopy'.$A$1:.$B$7];2)+[.L70]*VLOOKUP(NUMBERVALUE(RIGHT([.L$1];4));[$'salary-percopy'.$A$1:.$B$7];2)+[.M70]*VLOOKUP(NUMBERVALUE(RIGHT([.M$1];4));[$'salary-percopy'.$A$1:.$B$7];2)" office:value-type="float" office:value="511584135" calcext:value-type="float">
            <text:p>511584135</text:p>
          </table:table-cell>
          <table:table-cell table:formula="of:=IF([.G70]&gt;500000;[.G70]*0.1*VLOOKUP(NUMBERVALUE(RIGHT([.G$1];4));[$'salary-percopy'.$A$1:.$B$7];2))+IF([.H70]&gt;500000;[.H70]*0.1*VLOOKUP(NUMBERVALUE(RIGHT([.H$1];4));[$'salary-percopy'.$A$1:.$B$7];2))+IF([.I70]&gt;500000;[.I70]*0.1*VLOOKUP(NUMBERVALUE(RIGHT([.I$1];4));[$'salary-percopy'.$A$1:.$B$7];2))+IF([.J70]&gt;500000;[.J70]*0.1*VLOOKUP(NUMBERVALUE(RIGHT([.J$1];4));[$'salary-percopy'.$A$1:.$B$7];2))+IF([.K70]&gt;500000;[.K70]*0.1*VLOOKUP(NUMBERVALUE(RIGHT([.K$1];4));[$'salary-percopy'.$A$1:.$B$7];2))+IF([.L70]&gt;500000;[.L70]*0.1*VLOOKUP(NUMBERVALUE(RIGHT([.L$1];4));[$'salary-percopy'.$A$1:.$B$7];2))+IF([.M70]&gt;500000;[.M70]*0.1*VLOOKUP(NUMBERVALUE(RIGHT([.M$1];4));[$'salary-percopy'.$A$1:.$B$7];2))" office:value-type="float" office:value="41423762" calcext:value-type="float">
            <text:p>41423762</text:p>
          </table:table-cell>
          <table:table-cell table:formula="of:=[.O70]+[.P70]" office:value-type="float" office:value="553007897" calcext:value-type="float">
            <text:p>55300789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eon Cline</text:p>
          </table:table-cell>
          <table:table-cell office:value-type="string" calcext:value-type="string">
            <text:p>Spiders And Snakes</text:p>
          </table:table-cell>
          <table:table-cell office:value-type="string" calcext:value-type="string">
            <text:p>Mystery</text:p>
          </table:table-cell>
          <table:table-cell table:formula="of:=INDEX([$'editor-name'.$A$1:$'editor-name'.$A$15];RANDBETWEEN(1;ROWS([$'editor-name'.$A$1:$'editor-name'.$A$15]));1)" office:value-type="string" office:string-value="Bronson Riddle" calcext:value-type="string">
            <text:p>Bronson Riddle</text:p>
          </table:table-cell>
          <table:table-cell table:formula="of:=RANDBETWEEN(2011;2017)" office:value-type="float" office:value="2011" calcext:value-type="float">
            <text:p>2011</text:p>
          </table:table-cell>
          <table:table-cell table:formula="of:=IF([.$F71]&gt;NUMBERVALUE(RIGHT([.G$1];4));0;RANDBETWEEN(1000;1000000))" office:value-type="float" office:value="741643" calcext:value-type="float">
            <text:p>741643</text:p>
          </table:table-cell>
          <table:table-cell table:formula="of:=IF([.$F71]&gt;NUMBERVALUE(RIGHT([.H$1];4));0;RANDBETWEEN(1000;1000000))" office:value-type="float" office:value="797235" calcext:value-type="float">
            <text:p>797235</text:p>
          </table:table-cell>
          <table:table-cell table:formula="of:=IF([.$F71]&gt;NUMBERVALUE(RIGHT([.I$1];4));0;RANDBETWEEN(1000;1000000))" office:value-type="float" office:value="614775" calcext:value-type="float">
            <text:p>614775</text:p>
          </table:table-cell>
          <table:table-cell table:formula="of:=IF([.$F71]&gt;NUMBERVALUE(RIGHT([.J$1];4));0;RANDBETWEEN(1000;1000000))" office:value-type="float" office:value="609320" calcext:value-type="float">
            <text:p>609320</text:p>
          </table:table-cell>
          <table:table-cell table:formula="of:=IF([.$F71]&gt;NUMBERVALUE(RIGHT([.K$1];4));0;RANDBETWEEN(1000;1000000))" office:value-type="float" office:value="441813" calcext:value-type="float">
            <text:p>441813</text:p>
          </table:table-cell>
          <table:table-cell table:formula="of:=IF([.$F71]&gt;NUMBERVALUE(RIGHT([.L$1];4));0;RANDBETWEEN(1000;1000000))" office:value-type="float" office:value="376872" calcext:value-type="float">
            <text:p>376872</text:p>
          </table:table-cell>
          <table:table-cell table:formula="of:=IF([.$F71]&gt;NUMBERVALUE(RIGHT([.M$1];4));0;RANDBETWEEN(1000;1000000))" office:value-type="float" office:value="239588" calcext:value-type="float">
            <text:p>239588</text:p>
          </table:table-cell>
          <table:table-cell table:formula="of:=SUM([.G71:.M71])" office:value-type="float" office:value="3821246" calcext:value-type="float">
            <text:p>3821246</text:p>
          </table:table-cell>
          <table:table-cell table:formula="of:=[.G71]*VLOOKUP(NUMBERVALUE(RIGHT([.G$1];4));[$'salary-percopy'.$A$1:.$B$7];2)+[.H71]*VLOOKUP(NUMBERVALUE(RIGHT([.H$1];4));[$'salary-percopy'.$A$1:.$B$7];2)+[.I71]*VLOOKUP(NUMBERVALUE(RIGHT([.I$1];4));[$'salary-percopy'.$A$1:.$B$7];2)+[.J71]*VLOOKUP(NUMBERVALUE(RIGHT([.J$1];4));[$'salary-percopy'.$A$1:.$B$7];2)+[.K71]*VLOOKUP(NUMBERVALUE(RIGHT([.K$1];4));[$'salary-percopy'.$A$1:.$B$7];2)+[.L71]*VLOOKUP(NUMBERVALUE(RIGHT([.L$1];4));[$'salary-percopy'.$A$1:.$B$7];2)+[.M71]*VLOOKUP(NUMBERVALUE(RIGHT([.M$1];4));[$'salary-percopy'.$A$1:.$B$7];2)" office:value-type="float" office:value="513685080" calcext:value-type="float">
            <text:p>513685080</text:p>
          </table:table-cell>
          <table:table-cell table:formula="of:=IF([.G71]&gt;500000;[.G71]*0.1*VLOOKUP(NUMBERVALUE(RIGHT([.G$1];4));[$'salary-percopy'.$A$1:.$B$7];2))+IF([.H71]&gt;500000;[.H71]*0.1*VLOOKUP(NUMBERVALUE(RIGHT([.H$1];4));[$'salary-percopy'.$A$1:.$B$7];2))+IF([.I71]&gt;500000;[.I71]*0.1*VLOOKUP(NUMBERVALUE(RIGHT([.I$1];4));[$'salary-percopy'.$A$1:.$B$7];2))+IF([.J71]&gt;500000;[.J71]*0.1*VLOOKUP(NUMBERVALUE(RIGHT([.J$1];4));[$'salary-percopy'.$A$1:.$B$7];2))+IF([.K71]&gt;500000;[.K71]*0.1*VLOOKUP(NUMBERVALUE(RIGHT([.K$1];4));[$'salary-percopy'.$A$1:.$B$7];2))+IF([.L71]&gt;500000;[.L71]*0.1*VLOOKUP(NUMBERVALUE(RIGHT([.L$1];4));[$'salary-percopy'.$A$1:.$B$7];2))+IF([.M71]&gt;500000;[.M71]*0.1*VLOOKUP(NUMBERVALUE(RIGHT([.M$1];4));[$'salary-percopy'.$A$1:.$B$7];2))" office:value-type="float" office:value="32093795" calcext:value-type="float">
            <text:p>32093795</text:p>
          </table:table-cell>
          <table:table-cell table:formula="of:=[.O71]+[.P71]" office:value-type="float" office:value="545778875" calcext:value-type="float">
            <text:p>5457788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eonel Cain</text:p>
          </table:table-cell>
          <table:table-cell office:value-type="string" calcext:value-type="string">
            <text:p>Window Of My Land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Ada Potts" calcext:value-type="string">
            <text:p>Ada Potts</text:p>
          </table:table-cell>
          <table:table-cell table:formula="of:=RANDBETWEEN(2011;2017)" office:value-type="float" office:value="2014" calcext:value-type="float">
            <text:p>2014</text:p>
          </table:table-cell>
          <table:table-cell table:formula="of:=IF([.$F72]&gt;NUMBERVALUE(RIGHT([.G$1];4));0;RANDBETWEEN(1000;1000000))" office:value-type="float" office:value="0" calcext:value-type="float">
            <text:p>0</text:p>
          </table:table-cell>
          <table:table-cell table:formula="of:=IF([.$F72]&gt;NUMBERVALUE(RIGHT([.H$1];4));0;RANDBETWEEN(1000;1000000))" office:value-type="float" office:value="0" calcext:value-type="float">
            <text:p>0</text:p>
          </table:table-cell>
          <table:table-cell table:formula="of:=IF([.$F72]&gt;NUMBERVALUE(RIGHT([.I$1];4));0;RANDBETWEEN(1000;1000000))" office:value-type="float" office:value="0" calcext:value-type="float">
            <text:p>0</text:p>
          </table:table-cell>
          <table:table-cell table:formula="of:=IF([.$F72]&gt;NUMBERVALUE(RIGHT([.J$1];4));0;RANDBETWEEN(1000;1000000))" office:value-type="float" office:value="883695" calcext:value-type="float">
            <text:p>883695</text:p>
          </table:table-cell>
          <table:table-cell table:formula="of:=IF([.$F72]&gt;NUMBERVALUE(RIGHT([.K$1];4));0;RANDBETWEEN(1000;1000000))" office:value-type="float" office:value="673464" calcext:value-type="float">
            <text:p>673464</text:p>
          </table:table-cell>
          <table:table-cell table:formula="of:=IF([.$F72]&gt;NUMBERVALUE(RIGHT([.L$1];4));0;RANDBETWEEN(1000;1000000))" office:value-type="float" office:value="573344" calcext:value-type="float">
            <text:p>573344</text:p>
          </table:table-cell>
          <table:table-cell table:formula="of:=IF([.$F72]&gt;NUMBERVALUE(RIGHT([.M$1];4));0;RANDBETWEEN(1000;1000000))" office:value-type="float" office:value="194143" calcext:value-type="float">
            <text:p>194143</text:p>
          </table:table-cell>
          <table:table-cell table:formula="of:=SUM([.G72:.M72])" office:value-type="float" office:value="2324646" calcext:value-type="float">
            <text:p>2324646</text:p>
          </table:table-cell>
          <table:table-cell table:formula="of:=[.G72]*VLOOKUP(NUMBERVALUE(RIGHT([.G$1];4));[$'salary-percopy'.$A$1:.$B$7];2)+[.H72]*VLOOKUP(NUMBERVALUE(RIGHT([.H$1];4));[$'salary-percopy'.$A$1:.$B$7];2)+[.I72]*VLOOKUP(NUMBERVALUE(RIGHT([.I$1];4));[$'salary-percopy'.$A$1:.$B$7];2)+[.J72]*VLOOKUP(NUMBERVALUE(RIGHT([.J$1];4));[$'salary-percopy'.$A$1:.$B$7];2)+[.K72]*VLOOKUP(NUMBERVALUE(RIGHT([.K$1];4));[$'salary-percopy'.$A$1:.$B$7];2)+[.L72]*VLOOKUP(NUMBERVALUE(RIGHT([.L$1];4));[$'salary-percopy'.$A$1:.$B$7];2)+[.M72]*VLOOKUP(NUMBERVALUE(RIGHT([.M$1];4));[$'salary-percopy'.$A$1:.$B$7];2)" office:value-type="float" office:value="383103420" calcext:value-type="float">
            <text:p>383103420</text:p>
          </table:table-cell>
          <table:table-cell table:formula="of:=IF([.G72]&gt;500000;[.G72]*0.1*VLOOKUP(NUMBERVALUE(RIGHT([.G$1];4));[$'salary-percopy'.$A$1:.$B$7];2))+IF([.H72]&gt;500000;[.H72]*0.1*VLOOKUP(NUMBERVALUE(RIGHT([.H$1];4));[$'salary-percopy'.$A$1:.$B$7];2))+IF([.I72]&gt;500000;[.I72]*0.1*VLOOKUP(NUMBERVALUE(RIGHT([.I$1];4));[$'salary-percopy'.$A$1:.$B$7];2))+IF([.J72]&gt;500000;[.J72]*0.1*VLOOKUP(NUMBERVALUE(RIGHT([.J$1];4));[$'salary-percopy'.$A$1:.$B$7];2))+IF([.K72]&gt;500000;[.K72]*0.1*VLOOKUP(NUMBERVALUE(RIGHT([.K$1];4));[$'salary-percopy'.$A$1:.$B$7];2))+IF([.L72]&gt;500000;[.L72]*0.1*VLOOKUP(NUMBERVALUE(RIGHT([.L$1];4));[$'salary-percopy'.$A$1:.$B$7];2))+IF([.M72]&gt;500000;[.M72]*0.1*VLOOKUP(NUMBERVALUE(RIGHT([.M$1];4));[$'salary-percopy'.$A$1:.$B$7];2))" office:value-type="float" office:value="34427482" calcext:value-type="float">
            <text:p>34427482</text:p>
          </table:table-cell>
          <table:table-cell table:formula="of:=[.O72]+[.P72]" office:value-type="float" office:value="417530902" calcext:value-type="float">
            <text:p>41753090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ilah Gay</text:p>
          </table:table-cell>
          <table:table-cell office:value-type="string" calcext:value-type="string">
            <text:p>Union Without Glory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7)" office:value-type="float" office:value="2013" calcext:value-type="float">
            <text:p>2013</text:p>
          </table:table-cell>
          <table:table-cell table:formula="of:=IF([.$F73]&gt;NUMBERVALUE(RIGHT([.G$1];4));0;RANDBETWEEN(1000;1000000))" office:value-type="float" office:value="0" calcext:value-type="float">
            <text:p>0</text:p>
          </table:table-cell>
          <table:table-cell table:formula="of:=IF([.$F73]&gt;NUMBERVALUE(RIGHT([.H$1];4));0;RANDBETWEEN(1000;1000000))" office:value-type="float" office:value="0" calcext:value-type="float">
            <text:p>0</text:p>
          </table:table-cell>
          <table:table-cell table:formula="of:=IF([.$F73]&gt;NUMBERVALUE(RIGHT([.I$1];4));0;RANDBETWEEN(1000;1000000))" office:value-type="float" office:value="685495" calcext:value-type="float">
            <text:p>685495</text:p>
          </table:table-cell>
          <table:table-cell table:formula="of:=IF([.$F73]&gt;NUMBERVALUE(RIGHT([.J$1];4));0;RANDBETWEEN(1000;1000000))" office:value-type="float" office:value="365467" calcext:value-type="float">
            <text:p>365467</text:p>
          </table:table-cell>
          <table:table-cell table:formula="of:=IF([.$F73]&gt;NUMBERVALUE(RIGHT([.K$1];4));0;RANDBETWEEN(1000;1000000))" office:value-type="float" office:value="372969" calcext:value-type="float">
            <text:p>372969</text:p>
          </table:table-cell>
          <table:table-cell table:formula="of:=IF([.$F73]&gt;NUMBERVALUE(RIGHT([.L$1];4));0;RANDBETWEEN(1000;1000000))" office:value-type="float" office:value="176649" calcext:value-type="float">
            <text:p>176649</text:p>
          </table:table-cell>
          <table:table-cell table:formula="of:=IF([.$F73]&gt;NUMBERVALUE(RIGHT([.M$1];4));0;RANDBETWEEN(1000;1000000))" office:value-type="float" office:value="490268" calcext:value-type="float">
            <text:p>490268</text:p>
          </table:table-cell>
          <table:table-cell table:formula="of:=SUM([.G73:.M73])" office:value-type="float" office:value="2090848" calcext:value-type="float">
            <text:p>2090848</text:p>
          </table:table-cell>
          <table:table-cell table:formula="of:=[.G73]*VLOOKUP(NUMBERVALUE(RIGHT([.G$1];4));[$'salary-percopy'.$A$1:.$B$7];2)+[.H73]*VLOOKUP(NUMBERVALUE(RIGHT([.H$1];4));[$'salary-percopy'.$A$1:.$B$7];2)+[.I73]*VLOOKUP(NUMBERVALUE(RIGHT([.I$1];4));[$'salary-percopy'.$A$1:.$B$7];2)+[.J73]*VLOOKUP(NUMBERVALUE(RIGHT([.J$1];4));[$'salary-percopy'.$A$1:.$B$7];2)+[.K73]*VLOOKUP(NUMBERVALUE(RIGHT([.K$1];4));[$'salary-percopy'.$A$1:.$B$7];2)+[.L73]*VLOOKUP(NUMBERVALUE(RIGHT([.L$1];4));[$'salary-percopy'.$A$1:.$B$7];2)+[.M73]*VLOOKUP(NUMBERVALUE(RIGHT([.M$1];4));[$'salary-percopy'.$A$1:.$B$7];2)" office:value-type="float" office:value="327563175" calcext:value-type="float">
            <text:p>327563175</text:p>
          </table:table-cell>
          <table:table-cell table:formula="of:=IF([.G73]&gt;500000;[.G73]*0.1*VLOOKUP(NUMBERVALUE(RIGHT([.G$1];4));[$'salary-percopy'.$A$1:.$B$7];2))+IF([.H73]&gt;500000;[.H73]*0.1*VLOOKUP(NUMBERVALUE(RIGHT([.H$1];4));[$'salary-percopy'.$A$1:.$B$7];2))+IF([.I73]&gt;500000;[.I73]*0.1*VLOOKUP(NUMBERVALUE(RIGHT([.I$1];4));[$'salary-percopy'.$A$1:.$B$7];2))+IF([.J73]&gt;500000;[.J73]*0.1*VLOOKUP(NUMBERVALUE(RIGHT([.J$1];4));[$'salary-percopy'.$A$1:.$B$7];2))+IF([.K73]&gt;500000;[.K73]*0.1*VLOOKUP(NUMBERVALUE(RIGHT([.K$1];4));[$'salary-percopy'.$A$1:.$B$7];2))+IF([.L73]&gt;500000;[.L73]*0.1*VLOOKUP(NUMBERVALUE(RIGHT([.L$1];4));[$'salary-percopy'.$A$1:.$B$7];2))+IF([.M73]&gt;500000;[.M73]*0.1*VLOOKUP(NUMBERVALUE(RIGHT([.M$1];4));[$'salary-percopy'.$A$1:.$B$7];2))" office:value-type="float" office:value="8225940" calcext:value-type="float">
            <text:p>8225940</text:p>
          </table:table-cell>
          <table:table-cell table:formula="of:=[.O73]+[.P73]" office:value-type="float" office:value="335789115" calcext:value-type="float">
            <text:p>3357891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uka Wolf</text:p>
          </table:table-cell>
          <table:table-cell office:value-type="string" calcext:value-type="string">
            <text:p>Dancing With My Secret Admirer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7)" office:value-type="float" office:value="2013" calcext:value-type="float">
            <text:p>2013</text:p>
          </table:table-cell>
          <table:table-cell table:formula="of:=IF([.$F74]&gt;NUMBERVALUE(RIGHT([.G$1];4));0;RANDBETWEEN(1000;1000000))" office:value-type="float" office:value="0" calcext:value-type="float">
            <text:p>0</text:p>
          </table:table-cell>
          <table:table-cell table:formula="of:=IF([.$F74]&gt;NUMBERVALUE(RIGHT([.H$1];4));0;RANDBETWEEN(1000;1000000))" office:value-type="float" office:value="0" calcext:value-type="float">
            <text:p>0</text:p>
          </table:table-cell>
          <table:table-cell table:formula="of:=IF([.$F74]&gt;NUMBERVALUE(RIGHT([.I$1];4));0;RANDBETWEEN(1000;1000000))" office:value-type="float" office:value="346320" calcext:value-type="float">
            <text:p>346320</text:p>
          </table:table-cell>
          <table:table-cell table:formula="of:=IF([.$F74]&gt;NUMBERVALUE(RIGHT([.J$1];4));0;RANDBETWEEN(1000;1000000))" office:value-type="float" office:value="390451" calcext:value-type="float">
            <text:p>390451</text:p>
          </table:table-cell>
          <table:table-cell table:formula="of:=IF([.$F74]&gt;NUMBERVALUE(RIGHT([.K$1];4));0;RANDBETWEEN(1000;1000000))" office:value-type="float" office:value="447734" calcext:value-type="float">
            <text:p>447734</text:p>
          </table:table-cell>
          <table:table-cell table:formula="of:=IF([.$F74]&gt;NUMBERVALUE(RIGHT([.L$1];4));0;RANDBETWEEN(1000;1000000))" office:value-type="float" office:value="891488" calcext:value-type="float">
            <text:p>891488</text:p>
          </table:table-cell>
          <table:table-cell table:formula="of:=IF([.$F74]&gt;NUMBERVALUE(RIGHT([.M$1];4));0;RANDBETWEEN(1000;1000000))" office:value-type="float" office:value="20657" calcext:value-type="float">
            <text:p>20657</text:p>
          </table:table-cell>
          <table:table-cell table:formula="of:=SUM([.G74:.M74])" office:value-type="float" office:value="2096650" calcext:value-type="float">
            <text:p>2096650</text:p>
          </table:table-cell>
          <table:table-cell table:formula="of:=[.G74]*VLOOKUP(NUMBERVALUE(RIGHT([.G$1];4));[$'salary-percopy'.$A$1:.$B$7];2)+[.H74]*VLOOKUP(NUMBERVALUE(RIGHT([.H$1];4));[$'salary-percopy'.$A$1:.$B$7];2)+[.I74]*VLOOKUP(NUMBERVALUE(RIGHT([.I$1];4));[$'salary-percopy'.$A$1:.$B$7];2)+[.J74]*VLOOKUP(NUMBERVALUE(RIGHT([.J$1];4));[$'salary-percopy'.$A$1:.$B$7];2)+[.K74]*VLOOKUP(NUMBERVALUE(RIGHT([.K$1];4));[$'salary-percopy'.$A$1:.$B$7];2)+[.L74]*VLOOKUP(NUMBERVALUE(RIGHT([.L$1];4));[$'salary-percopy'.$A$1:.$B$7];2)+[.M74]*VLOOKUP(NUMBERVALUE(RIGHT([.M$1];4));[$'salary-percopy'.$A$1:.$B$7];2)" office:value-type="float" office:value="341393000" calcext:value-type="float">
            <text:p>341393000</text:p>
          </table:table-cell>
          <table:table-cell table:formula="of:=IF([.G74]&gt;500000;[.G74]*0.1*VLOOKUP(NUMBERVALUE(RIGHT([.G$1];4));[$'salary-percopy'.$A$1:.$B$7];2))+IF([.H74]&gt;500000;[.H74]*0.1*VLOOKUP(NUMBERVALUE(RIGHT([.H$1];4));[$'salary-percopy'.$A$1:.$B$7];2))+IF([.I74]&gt;500000;[.I74]*0.1*VLOOKUP(NUMBERVALUE(RIGHT([.I$1];4));[$'salary-percopy'.$A$1:.$B$7];2))+IF([.J74]&gt;500000;[.J74]*0.1*VLOOKUP(NUMBERVALUE(RIGHT([.J$1];4));[$'salary-percopy'.$A$1:.$B$7];2))+IF([.K74]&gt;500000;[.K74]*0.1*VLOOKUP(NUMBERVALUE(RIGHT([.K$1];4));[$'salary-percopy'.$A$1:.$B$7];2))+IF([.L74]&gt;500000;[.L74]*0.1*VLOOKUP(NUMBERVALUE(RIGHT([.L$1];4));[$'salary-percopy'.$A$1:.$B$7];2))+IF([.M74]&gt;500000;[.M74]*0.1*VLOOKUP(NUMBERVALUE(RIGHT([.M$1];4));[$'salary-percopy'.$A$1:.$B$7];2))" office:value-type="float" office:value="16492528" calcext:value-type="float">
            <text:p>16492528</text:p>
          </table:table-cell>
          <table:table-cell table:formula="of:=[.O74]+[.P74]" office:value-type="float" office:value="357885528" calcext:value-type="float">
            <text:p>35788552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aximus Lewis</text:p>
          </table:table-cell>
          <table:table-cell office:value-type="string" calcext:value-type="string">
            <text:p>Warriors And Assassins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Kayleigh Jenkins" calcext:value-type="string">
            <text:p>Kayleigh Jenkins</text:p>
          </table:table-cell>
          <table:table-cell table:formula="of:=RANDBETWEEN(2011;2017)" office:value-type="float" office:value="2017" calcext:value-type="float">
            <text:p>2017</text:p>
          </table:table-cell>
          <table:table-cell table:formula="of:=IF([.$F75]&gt;NUMBERVALUE(RIGHT([.G$1];4));0;RANDBETWEEN(1000;1000000))" office:value-type="float" office:value="0" calcext:value-type="float">
            <text:p>0</text:p>
          </table:table-cell>
          <table:table-cell table:formula="of:=IF([.$F75]&gt;NUMBERVALUE(RIGHT([.H$1];4));0;RANDBETWEEN(1000;1000000))" office:value-type="float" office:value="0" calcext:value-type="float">
            <text:p>0</text:p>
          </table:table-cell>
          <table:table-cell table:formula="of:=IF([.$F75]&gt;NUMBERVALUE(RIGHT([.I$1];4));0;RANDBETWEEN(1000;1000000))" office:value-type="float" office:value="0" calcext:value-type="float">
            <text:p>0</text:p>
          </table:table-cell>
          <table:table-cell table:formula="of:=IF([.$F75]&gt;NUMBERVALUE(RIGHT([.J$1];4));0;RANDBETWEEN(1000;1000000))" office:value-type="float" office:value="0" calcext:value-type="float">
            <text:p>0</text:p>
          </table:table-cell>
          <table:table-cell table:formula="of:=IF([.$F75]&gt;NUMBERVALUE(RIGHT([.K$1];4));0;RANDBETWEEN(1000;1000000))" office:value-type="float" office:value="0" calcext:value-type="float">
            <text:p>0</text:p>
          </table:table-cell>
          <table:table-cell table:formula="of:=IF([.$F75]&gt;NUMBERVALUE(RIGHT([.L$1];4));0;RANDBETWEEN(1000;1000000))" office:value-type="float" office:value="0" calcext:value-type="float">
            <text:p>0</text:p>
          </table:table-cell>
          <table:table-cell table:formula="of:=IF([.$F75]&gt;NUMBERVALUE(RIGHT([.M$1];4));0;RANDBETWEEN(1000;1000000))" office:value-type="float" office:value="236672" calcext:value-type="float">
            <text:p>236672</text:p>
          </table:table-cell>
          <table:table-cell table:formula="of:=SUM([.G75:.M75])" office:value-type="float" office:value="236672" calcext:value-type="float">
            <text:p>236672</text:p>
          </table:table-cell>
          <table:table-cell table:formula="of:=[.G75]*VLOOKUP(NUMBERVALUE(RIGHT([.G$1];4));[$'salary-percopy'.$A$1:.$B$7];2)+[.H75]*VLOOKUP(NUMBERVALUE(RIGHT([.H$1];4));[$'salary-percopy'.$A$1:.$B$7];2)+[.I75]*VLOOKUP(NUMBERVALUE(RIGHT([.I$1];4));[$'salary-percopy'.$A$1:.$B$7];2)+[.J75]*VLOOKUP(NUMBERVALUE(RIGHT([.J$1];4));[$'salary-percopy'.$A$1:.$B$7];2)+[.K75]*VLOOKUP(NUMBERVALUE(RIGHT([.K$1];4));[$'salary-percopy'.$A$1:.$B$7];2)+[.L75]*VLOOKUP(NUMBERVALUE(RIGHT([.L$1];4));[$'salary-percopy'.$A$1:.$B$7];2)+[.M75]*VLOOKUP(NUMBERVALUE(RIGHT([.M$1];4));[$'salary-percopy'.$A$1:.$B$7];2)" office:value-type="float" office:value="47334400" calcext:value-type="float">
            <text:p>47334400</text:p>
          </table:table-cell>
          <table:table-cell table:formula="of:=IF([.G75]&gt;500000;[.G75]*0.1*VLOOKUP(NUMBERVALUE(RIGHT([.G$1];4));[$'salary-percopy'.$A$1:.$B$7];2))+IF([.H75]&gt;500000;[.H75]*0.1*VLOOKUP(NUMBERVALUE(RIGHT([.H$1];4));[$'salary-percopy'.$A$1:.$B$7];2))+IF([.I75]&gt;500000;[.I75]*0.1*VLOOKUP(NUMBERVALUE(RIGHT([.I$1];4));[$'salary-percopy'.$A$1:.$B$7];2))+IF([.J75]&gt;500000;[.J75]*0.1*VLOOKUP(NUMBERVALUE(RIGHT([.J$1];4));[$'salary-percopy'.$A$1:.$B$7];2))+IF([.K75]&gt;500000;[.K75]*0.1*VLOOKUP(NUMBERVALUE(RIGHT([.K$1];4));[$'salary-percopy'.$A$1:.$B$7];2))+IF([.L75]&gt;500000;[.L75]*0.1*VLOOKUP(NUMBERVALUE(RIGHT([.L$1];4));[$'salary-percopy'.$A$1:.$B$7];2))+IF([.M75]&gt;500000;[.M75]*0.1*VLOOKUP(NUMBERVALUE(RIGHT([.M$1];4));[$'salary-percopy'.$A$1:.$B$7];2))" office:value-type="float" office:value="0" calcext:value-type="float">
            <text:p>0</text:p>
          </table:table-cell>
          <table:table-cell table:formula="of:=[.O75]+[.P75]" office:value-type="float" office:value="47334400" calcext:value-type="float">
            <text:p>473344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elissa Crane</text:p>
          </table:table-cell>
          <table:table-cell office:value-type="string" calcext:value-type="string">
            <text:p>Criminal Affair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7)" office:value-type="float" office:value="2014" calcext:value-type="float">
            <text:p>2014</text:p>
          </table:table-cell>
          <table:table-cell table:formula="of:=IF([.$F76]&gt;NUMBERVALUE(RIGHT([.G$1];4));0;RANDBETWEEN(1000;1000000))" office:value-type="float" office:value="0" calcext:value-type="float">
            <text:p>0</text:p>
          </table:table-cell>
          <table:table-cell table:formula="of:=IF([.$F76]&gt;NUMBERVALUE(RIGHT([.H$1];4));0;RANDBETWEEN(1000;1000000))" office:value-type="float" office:value="0" calcext:value-type="float">
            <text:p>0</text:p>
          </table:table-cell>
          <table:table-cell table:formula="of:=IF([.$F76]&gt;NUMBERVALUE(RIGHT([.I$1];4));0;RANDBETWEEN(1000;1000000))" office:value-type="float" office:value="0" calcext:value-type="float">
            <text:p>0</text:p>
          </table:table-cell>
          <table:table-cell table:formula="of:=IF([.$F76]&gt;NUMBERVALUE(RIGHT([.J$1];4));0;RANDBETWEEN(1000;1000000))" office:value-type="float" office:value="316673" calcext:value-type="float">
            <text:p>316673</text:p>
          </table:table-cell>
          <table:table-cell table:formula="of:=IF([.$F76]&gt;NUMBERVALUE(RIGHT([.K$1];4));0;RANDBETWEEN(1000;1000000))" office:value-type="float" office:value="655935" calcext:value-type="float">
            <text:p>655935</text:p>
          </table:table-cell>
          <table:table-cell table:formula="of:=IF([.$F76]&gt;NUMBERVALUE(RIGHT([.L$1];4));0;RANDBETWEEN(1000;1000000))" office:value-type="float" office:value="448106" calcext:value-type="float">
            <text:p>448106</text:p>
          </table:table-cell>
          <table:table-cell table:formula="of:=IF([.$F76]&gt;NUMBERVALUE(RIGHT([.M$1];4));0;RANDBETWEEN(1000;1000000))" office:value-type="float" office:value="399905" calcext:value-type="float">
            <text:p>399905</text:p>
          </table:table-cell>
          <table:table-cell table:formula="of:=SUM([.G76:.M76])" office:value-type="float" office:value="1820619" calcext:value-type="float">
            <text:p>1820619</text:p>
          </table:table-cell>
          <table:table-cell table:formula="of:=[.G76]*VLOOKUP(NUMBERVALUE(RIGHT([.G$1];4));[$'salary-percopy'.$A$1:.$B$7];2)+[.H76]*VLOOKUP(NUMBERVALUE(RIGHT([.H$1];4));[$'salary-percopy'.$A$1:.$B$7];2)+[.I76]*VLOOKUP(NUMBERVALUE(RIGHT([.I$1];4));[$'salary-percopy'.$A$1:.$B$7];2)+[.J76]*VLOOKUP(NUMBERVALUE(RIGHT([.J$1];4));[$'salary-percopy'.$A$1:.$B$7];2)+[.K76]*VLOOKUP(NUMBERVALUE(RIGHT([.K$1];4));[$'salary-percopy'.$A$1:.$B$7];2)+[.L76]*VLOOKUP(NUMBERVALUE(RIGHT([.L$1];4));[$'salary-percopy'.$A$1:.$B$7];2)+[.M76]*VLOOKUP(NUMBERVALUE(RIGHT([.M$1];4));[$'salary-percopy'.$A$1:.$B$7];2)" office:value-type="float" office:value="318723780" calcext:value-type="float">
            <text:p>318723780</text:p>
          </table:table-cell>
          <table:table-cell table:formula="of:=IF([.G76]&gt;500000;[.G76]*0.1*VLOOKUP(NUMBERVALUE(RIGHT([.G$1];4));[$'salary-percopy'.$A$1:.$B$7];2))+IF([.H76]&gt;500000;[.H76]*0.1*VLOOKUP(NUMBERVALUE(RIGHT([.H$1];4));[$'salary-percopy'.$A$1:.$B$7];2))+IF([.I76]&gt;500000;[.I76]*0.1*VLOOKUP(NUMBERVALUE(RIGHT([.I$1];4));[$'salary-percopy'.$A$1:.$B$7];2))+IF([.J76]&gt;500000;[.J76]*0.1*VLOOKUP(NUMBERVALUE(RIGHT([.J$1];4));[$'salary-percopy'.$A$1:.$B$7];2))+IF([.K76]&gt;500000;[.K76]*0.1*VLOOKUP(NUMBERVALUE(RIGHT([.K$1];4));[$'salary-percopy'.$A$1:.$B$7];2))+IF([.L76]&gt;500000;[.L76]*0.1*VLOOKUP(NUMBERVALUE(RIGHT([.L$1];4));[$'salary-percopy'.$A$1:.$B$7];2))+IF([.M76]&gt;500000;[.M76]*0.1*VLOOKUP(NUMBERVALUE(RIGHT([.M$1];4));[$'salary-percopy'.$A$1:.$B$7];2))" office:value-type="float" office:value="11150895" calcext:value-type="float">
            <text:p>11150895</text:p>
          </table:table-cell>
          <table:table-cell table:formula="of:=[.O76]+[.P76]" office:value-type="float" office:value="329874675" calcext:value-type="float">
            <text:p>3298746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ichelle Mcgrath</text:p>
          </table:table-cell>
          <table:table-cell office:value-type="string" calcext:value-type="string">
            <text:p>Greed Of Pet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Jovanny Hunt" calcext:value-type="string">
            <text:p>Jovanny Hunt</text:p>
          </table:table-cell>
          <table:table-cell table:formula="of:=RANDBETWEEN(2011;2017)" office:value-type="float" office:value="2015" calcext:value-type="float">
            <text:p>2015</text:p>
          </table:table-cell>
          <table:table-cell table:formula="of:=IF([.$F77]&gt;NUMBERVALUE(RIGHT([.G$1];4));0;RANDBETWEEN(1000;1000000))" office:value-type="float" office:value="0" calcext:value-type="float">
            <text:p>0</text:p>
          </table:table-cell>
          <table:table-cell table:formula="of:=IF([.$F77]&gt;NUMBERVALUE(RIGHT([.H$1];4));0;RANDBETWEEN(1000;1000000))" office:value-type="float" office:value="0" calcext:value-type="float">
            <text:p>0</text:p>
          </table:table-cell>
          <table:table-cell table:formula="of:=IF([.$F77]&gt;NUMBERVALUE(RIGHT([.I$1];4));0;RANDBETWEEN(1000;1000000))" office:value-type="float" office:value="0" calcext:value-type="float">
            <text:p>0</text:p>
          </table:table-cell>
          <table:table-cell table:formula="of:=IF([.$F77]&gt;NUMBERVALUE(RIGHT([.J$1];4));0;RANDBETWEEN(1000;1000000))" office:value-type="float" office:value="0" calcext:value-type="float">
            <text:p>0</text:p>
          </table:table-cell>
          <table:table-cell table:formula="of:=IF([.$F77]&gt;NUMBERVALUE(RIGHT([.K$1];4));0;RANDBETWEEN(1000;1000000))" office:value-type="float" office:value="397558" calcext:value-type="float">
            <text:p>397558</text:p>
          </table:table-cell>
          <table:table-cell table:formula="of:=IF([.$F77]&gt;NUMBERVALUE(RIGHT([.L$1];4));0;RANDBETWEEN(1000;1000000))" office:value-type="float" office:value="58522" calcext:value-type="float">
            <text:p>58522</text:p>
          </table:table-cell>
          <table:table-cell table:formula="of:=IF([.$F77]&gt;NUMBERVALUE(RIGHT([.M$1];4));0;RANDBETWEEN(1000;1000000))" office:value-type="float" office:value="581786" calcext:value-type="float">
            <text:p>581786</text:p>
          </table:table-cell>
          <table:table-cell table:formula="of:=SUM([.G77:.M77])" office:value-type="float" office:value="1037866" calcext:value-type="float">
            <text:p>1037866</text:p>
          </table:table-cell>
          <table:table-cell table:formula="of:=[.G77]*VLOOKUP(NUMBERVALUE(RIGHT([.G$1];4));[$'salary-percopy'.$A$1:.$B$7];2)+[.H77]*VLOOKUP(NUMBERVALUE(RIGHT([.H$1];4));[$'salary-percopy'.$A$1:.$B$7];2)+[.I77]*VLOOKUP(NUMBERVALUE(RIGHT([.I$1];4));[$'salary-percopy'.$A$1:.$B$7];2)+[.J77]*VLOOKUP(NUMBERVALUE(RIGHT([.J$1];4));[$'salary-percopy'.$A$1:.$B$7];2)+[.K77]*VLOOKUP(NUMBERVALUE(RIGHT([.K$1];4));[$'salary-percopy'.$A$1:.$B$7];2)+[.L77]*VLOOKUP(NUMBERVALUE(RIGHT([.L$1];4));[$'salary-percopy'.$A$1:.$B$7];2)+[.M77]*VLOOKUP(NUMBERVALUE(RIGHT([.M$1];4));[$'salary-percopy'.$A$1:.$B$7];2)" office:value-type="float" office:value="194768630" calcext:value-type="float">
            <text:p>194768630</text:p>
          </table:table-cell>
          <table:table-cell table:formula="of:=IF([.G77]&gt;500000;[.G77]*0.1*VLOOKUP(NUMBERVALUE(RIGHT([.G$1];4));[$'salary-percopy'.$A$1:.$B$7];2))+IF([.H77]&gt;500000;[.H77]*0.1*VLOOKUP(NUMBERVALUE(RIGHT([.H$1];4));[$'salary-percopy'.$A$1:.$B$7];2))+IF([.I77]&gt;500000;[.I77]*0.1*VLOOKUP(NUMBERVALUE(RIGHT([.I$1];4));[$'salary-percopy'.$A$1:.$B$7];2))+IF([.J77]&gt;500000;[.J77]*0.1*VLOOKUP(NUMBERVALUE(RIGHT([.J$1];4));[$'salary-percopy'.$A$1:.$B$7];2))+IF([.K77]&gt;500000;[.K77]*0.1*VLOOKUP(NUMBERVALUE(RIGHT([.K$1];4));[$'salary-percopy'.$A$1:.$B$7];2))+IF([.L77]&gt;500000;[.L77]*0.1*VLOOKUP(NUMBERVALUE(RIGHT([.L$1];4));[$'salary-percopy'.$A$1:.$B$7];2))+IF([.M77]&gt;500000;[.M77]*0.1*VLOOKUP(NUMBERVALUE(RIGHT([.M$1];4));[$'salary-percopy'.$A$1:.$B$7];2))" office:value-type="float" office:value="11635720" calcext:value-type="float">
            <text:p>11635720</text:p>
          </table:table-cell>
          <table:table-cell table:formula="of:=[.O77]+[.P77]" office:value-type="float" office:value="206404350" calcext:value-type="float">
            <text:p>20640435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Owen Craig</text:p>
          </table:table-cell>
          <table:table-cell office:value-type="string" calcext:value-type="string">
            <text:p>Agents Of Insanity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Santos Whitehead" calcext:value-type="string">
            <text:p>Santos Whitehead</text:p>
          </table:table-cell>
          <table:table-cell table:formula="of:=RANDBETWEEN(2011;2017)" office:value-type="float" office:value="2012" calcext:value-type="float">
            <text:p>2012</text:p>
          </table:table-cell>
          <table:table-cell table:formula="of:=IF([.$F78]&gt;NUMBERVALUE(RIGHT([.G$1];4));0;RANDBETWEEN(1000;1000000))" office:value-type="float" office:value="0" calcext:value-type="float">
            <text:p>0</text:p>
          </table:table-cell>
          <table:table-cell table:formula="of:=IF([.$F78]&gt;NUMBERVALUE(RIGHT([.H$1];4));0;RANDBETWEEN(1000;1000000))" office:value-type="float" office:value="617537" calcext:value-type="float">
            <text:p>617537</text:p>
          </table:table-cell>
          <table:table-cell table:formula="of:=IF([.$F78]&gt;NUMBERVALUE(RIGHT([.I$1];4));0;RANDBETWEEN(1000;1000000))" office:value-type="float" office:value="717411" calcext:value-type="float">
            <text:p>717411</text:p>
          </table:table-cell>
          <table:table-cell table:formula="of:=IF([.$F78]&gt;NUMBERVALUE(RIGHT([.J$1];4));0;RANDBETWEEN(1000;1000000))" office:value-type="float" office:value="91351" calcext:value-type="float">
            <text:p>91351</text:p>
          </table:table-cell>
          <table:table-cell table:formula="of:=IF([.$F78]&gt;NUMBERVALUE(RIGHT([.K$1];4));0;RANDBETWEEN(1000;1000000))" office:value-type="float" office:value="652290" calcext:value-type="float">
            <text:p>652290</text:p>
          </table:table-cell>
          <table:table-cell table:formula="of:=IF([.$F78]&gt;NUMBERVALUE(RIGHT([.L$1];4));0;RANDBETWEEN(1000;1000000))" office:value-type="float" office:value="261856" calcext:value-type="float">
            <text:p>261856</text:p>
          </table:table-cell>
          <table:table-cell table:formula="of:=IF([.$F78]&gt;NUMBERVALUE(RIGHT([.M$1];4));0;RANDBETWEEN(1000;1000000))" office:value-type="float" office:value="549980" calcext:value-type="float">
            <text:p>549980</text:p>
          </table:table-cell>
          <table:table-cell table:formula="of:=SUM([.G78:.M78])" office:value-type="float" office:value="2890425" calcext:value-type="float">
            <text:p>2890425</text:p>
          </table:table-cell>
          <table:table-cell table:formula="of:=[.G78]*VLOOKUP(NUMBERVALUE(RIGHT([.G$1];4));[$'salary-percopy'.$A$1:.$B$7];2)+[.H78]*VLOOKUP(NUMBERVALUE(RIGHT([.H$1];4));[$'salary-percopy'.$A$1:.$B$7];2)+[.I78]*VLOOKUP(NUMBERVALUE(RIGHT([.I$1];4));[$'salary-percopy'.$A$1:.$B$7];2)+[.J78]*VLOOKUP(NUMBERVALUE(RIGHT([.J$1];4));[$'salary-percopy'.$A$1:.$B$7];2)+[.K78]*VLOOKUP(NUMBERVALUE(RIGHT([.K$1];4));[$'salary-percopy'.$A$1:.$B$7];2)+[.L78]*VLOOKUP(NUMBERVALUE(RIGHT([.L$1];4));[$'salary-percopy'.$A$1:.$B$7];2)+[.M78]*VLOOKUP(NUMBERVALUE(RIGHT([.M$1];4));[$'salary-percopy'.$A$1:.$B$7];2)" office:value-type="float" office:value="436136190" calcext:value-type="float">
            <text:p>436136190</text:p>
          </table:table-cell>
          <table:table-cell table:formula="of:=IF([.G78]&gt;500000;[.G78]*0.1*VLOOKUP(NUMBERVALUE(RIGHT([.G$1];4));[$'salary-percopy'.$A$1:.$B$7];2))+IF([.H78]&gt;500000;[.H78]*0.1*VLOOKUP(NUMBERVALUE(RIGHT([.H$1];4));[$'salary-percopy'.$A$1:.$B$7];2))+IF([.I78]&gt;500000;[.I78]*0.1*VLOOKUP(NUMBERVALUE(RIGHT([.I$1];4));[$'salary-percopy'.$A$1:.$B$7];2))+IF([.J78]&gt;500000;[.J78]*0.1*VLOOKUP(NUMBERVALUE(RIGHT([.J$1];4));[$'salary-percopy'.$A$1:.$B$7];2))+IF([.K78]&gt;500000;[.K78]*0.1*VLOOKUP(NUMBERVALUE(RIGHT([.K$1];4));[$'salary-percopy'.$A$1:.$B$7];2))+IF([.L78]&gt;500000;[.L78]*0.1*VLOOKUP(NUMBERVALUE(RIGHT([.L$1];4));[$'salary-percopy'.$A$1:.$B$7];2))+IF([.M78]&gt;500000;[.M78]*0.1*VLOOKUP(NUMBERVALUE(RIGHT([.M$1];4));[$'salary-percopy'.$A$1:.$B$7];2))" office:value-type="float" office:value="37490369" calcext:value-type="float">
            <text:p>37490369</text:p>
          </table:table-cell>
          <table:table-cell table:formula="of:=[.O78]+[.P78]" office:value-type="float" office:value="473626559" calcext:value-type="float">
            <text:p>47362655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atrick Guerrero</text:p>
          </table:table-cell>
          <table:table-cell office:value-type="string" calcext:value-type="string">
            <text:p>Dogs Of Excelsior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7)" office:value-type="float" office:value="2017" calcext:value-type="float">
            <text:p>2017</text:p>
          </table:table-cell>
          <table:table-cell table:formula="of:=IF([.$F79]&gt;NUMBERVALUE(RIGHT([.G$1];4));0;RANDBETWEEN(1000;1000000))" office:value-type="float" office:value="0" calcext:value-type="float">
            <text:p>0</text:p>
          </table:table-cell>
          <table:table-cell table:formula="of:=IF([.$F79]&gt;NUMBERVALUE(RIGHT([.H$1];4));0;RANDBETWEEN(1000;1000000))" office:value-type="float" office:value="0" calcext:value-type="float">
            <text:p>0</text:p>
          </table:table-cell>
          <table:table-cell table:formula="of:=IF([.$F79]&gt;NUMBERVALUE(RIGHT([.I$1];4));0;RANDBETWEEN(1000;1000000))" office:value-type="float" office:value="0" calcext:value-type="float">
            <text:p>0</text:p>
          </table:table-cell>
          <table:table-cell table:formula="of:=IF([.$F79]&gt;NUMBERVALUE(RIGHT([.J$1];4));0;RANDBETWEEN(1000;1000000))" office:value-type="float" office:value="0" calcext:value-type="float">
            <text:p>0</text:p>
          </table:table-cell>
          <table:table-cell table:formula="of:=IF([.$F79]&gt;NUMBERVALUE(RIGHT([.K$1];4));0;RANDBETWEEN(1000;1000000))" office:value-type="float" office:value="0" calcext:value-type="float">
            <text:p>0</text:p>
          </table:table-cell>
          <table:table-cell table:formula="of:=IF([.$F79]&gt;NUMBERVALUE(RIGHT([.L$1];4));0;RANDBETWEEN(1000;1000000))" office:value-type="float" office:value="0" calcext:value-type="float">
            <text:p>0</text:p>
          </table:table-cell>
          <table:table-cell table:formula="of:=IF([.$F79]&gt;NUMBERVALUE(RIGHT([.M$1];4));0;RANDBETWEEN(1000;1000000))" office:value-type="float" office:value="982504" calcext:value-type="float">
            <text:p>982504</text:p>
          </table:table-cell>
          <table:table-cell table:formula="of:=SUM([.G79:.M79])" office:value-type="float" office:value="982504" calcext:value-type="float">
            <text:p>982504</text:p>
          </table:table-cell>
          <table:table-cell table:formula="of:=[.G79]*VLOOKUP(NUMBERVALUE(RIGHT([.G$1];4));[$'salary-percopy'.$A$1:.$B$7];2)+[.H79]*VLOOKUP(NUMBERVALUE(RIGHT([.H$1];4));[$'salary-percopy'.$A$1:.$B$7];2)+[.I79]*VLOOKUP(NUMBERVALUE(RIGHT([.I$1];4));[$'salary-percopy'.$A$1:.$B$7];2)+[.J79]*VLOOKUP(NUMBERVALUE(RIGHT([.J$1];4));[$'salary-percopy'.$A$1:.$B$7];2)+[.K79]*VLOOKUP(NUMBERVALUE(RIGHT([.K$1];4));[$'salary-percopy'.$A$1:.$B$7];2)+[.L79]*VLOOKUP(NUMBERVALUE(RIGHT([.L$1];4));[$'salary-percopy'.$A$1:.$B$7];2)+[.M79]*VLOOKUP(NUMBERVALUE(RIGHT([.M$1];4));[$'salary-percopy'.$A$1:.$B$7];2)" office:value-type="float" office:value="196500800" calcext:value-type="float">
            <text:p>196500800</text:p>
          </table:table-cell>
          <table:table-cell table:formula="of:=IF([.G79]&gt;500000;[.G79]*0.1*VLOOKUP(NUMBERVALUE(RIGHT([.G$1];4));[$'salary-percopy'.$A$1:.$B$7];2))+IF([.H79]&gt;500000;[.H79]*0.1*VLOOKUP(NUMBERVALUE(RIGHT([.H$1];4));[$'salary-percopy'.$A$1:.$B$7];2))+IF([.I79]&gt;500000;[.I79]*0.1*VLOOKUP(NUMBERVALUE(RIGHT([.I$1];4));[$'salary-percopy'.$A$1:.$B$7];2))+IF([.J79]&gt;500000;[.J79]*0.1*VLOOKUP(NUMBERVALUE(RIGHT([.J$1];4));[$'salary-percopy'.$A$1:.$B$7];2))+IF([.K79]&gt;500000;[.K79]*0.1*VLOOKUP(NUMBERVALUE(RIGHT([.K$1];4));[$'salary-percopy'.$A$1:.$B$7];2))+IF([.L79]&gt;500000;[.L79]*0.1*VLOOKUP(NUMBERVALUE(RIGHT([.L$1];4));[$'salary-percopy'.$A$1:.$B$7];2))+IF([.M79]&gt;500000;[.M79]*0.1*VLOOKUP(NUMBERVALUE(RIGHT([.M$1];4));[$'salary-percopy'.$A$1:.$B$7];2))" office:value-type="float" office:value="19650080" calcext:value-type="float">
            <text:p>19650080</text:p>
          </table:table-cell>
          <table:table-cell table:formula="of:=[.O79]+[.P79]" office:value-type="float" office:value="216150880" calcext:value-type="float">
            <text:p>21615088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axton Melton</text:p>
          </table:table-cell>
          <table:table-cell office:value-type="string" calcext:value-type="string">
            <text:p>Persuers With Honor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Winston Wang" calcext:value-type="string">
            <text:p>Winston Wang</text:p>
          </table:table-cell>
          <table:table-cell table:formula="of:=RANDBETWEEN(2011;2017)" office:value-type="float" office:value="2016" calcext:value-type="float">
            <text:p>2016</text:p>
          </table:table-cell>
          <table:table-cell table:formula="of:=IF([.$F80]&gt;NUMBERVALUE(RIGHT([.G$1];4));0;RANDBETWEEN(1000;1000000))" office:value-type="float" office:value="0" calcext:value-type="float">
            <text:p>0</text:p>
          </table:table-cell>
          <table:table-cell table:formula="of:=IF([.$F80]&gt;NUMBERVALUE(RIGHT([.H$1];4));0;RANDBETWEEN(1000;1000000))" office:value-type="float" office:value="0" calcext:value-type="float">
            <text:p>0</text:p>
          </table:table-cell>
          <table:table-cell table:formula="of:=IF([.$F80]&gt;NUMBERVALUE(RIGHT([.I$1];4));0;RANDBETWEEN(1000;1000000))" office:value-type="float" office:value="0" calcext:value-type="float">
            <text:p>0</text:p>
          </table:table-cell>
          <table:table-cell table:formula="of:=IF([.$F80]&gt;NUMBERVALUE(RIGHT([.J$1];4));0;RANDBETWEEN(1000;1000000))" office:value-type="float" office:value="0" calcext:value-type="float">
            <text:p>0</text:p>
          </table:table-cell>
          <table:table-cell table:formula="of:=IF([.$F80]&gt;NUMBERVALUE(RIGHT([.K$1];4));0;RANDBETWEEN(1000;1000000))" office:value-type="float" office:value="0" calcext:value-type="float">
            <text:p>0</text:p>
          </table:table-cell>
          <table:table-cell table:formula="of:=IF([.$F80]&gt;NUMBERVALUE(RIGHT([.L$1];4));0;RANDBETWEEN(1000;1000000))" office:value-type="float" office:value="232848" calcext:value-type="float">
            <text:p>232848</text:p>
          </table:table-cell>
          <table:table-cell table:formula="of:=IF([.$F80]&gt;NUMBERVALUE(RIGHT([.M$1];4));0;RANDBETWEEN(1000;1000000))" office:value-type="float" office:value="748939" calcext:value-type="float">
            <text:p>748939</text:p>
          </table:table-cell>
          <table:table-cell table:formula="of:=SUM([.G80:.M80])" office:value-type="float" office:value="981787" calcext:value-type="float">
            <text:p>981787</text:p>
          </table:table-cell>
          <table:table-cell table:formula="of:=[.G80]*VLOOKUP(NUMBERVALUE(RIGHT([.G$1];4));[$'salary-percopy'.$A$1:.$B$7];2)+[.H80]*VLOOKUP(NUMBERVALUE(RIGHT([.H$1];4));[$'salary-percopy'.$A$1:.$B$7];2)+[.I80]*VLOOKUP(NUMBERVALUE(RIGHT([.I$1];4));[$'salary-percopy'.$A$1:.$B$7];2)+[.J80]*VLOOKUP(NUMBERVALUE(RIGHT([.J$1];4));[$'salary-percopy'.$A$1:.$B$7];2)+[.K80]*VLOOKUP(NUMBERVALUE(RIGHT([.K$1];4));[$'salary-percopy'.$A$1:.$B$7];2)+[.L80]*VLOOKUP(NUMBERVALUE(RIGHT([.L$1];4));[$'salary-percopy'.$A$1:.$B$7];2)+[.M80]*VLOOKUP(NUMBERVALUE(RIGHT([.M$1];4));[$'salary-percopy'.$A$1:.$B$7];2)" office:value-type="float" office:value="192864680" calcext:value-type="float">
            <text:p>192864680</text:p>
          </table:table-cell>
          <table:table-cell table:formula="of:=IF([.G80]&gt;500000;[.G80]*0.1*VLOOKUP(NUMBERVALUE(RIGHT([.G$1];4));[$'salary-percopy'.$A$1:.$B$7];2))+IF([.H80]&gt;500000;[.H80]*0.1*VLOOKUP(NUMBERVALUE(RIGHT([.H$1];4));[$'salary-percopy'.$A$1:.$B$7];2))+IF([.I80]&gt;500000;[.I80]*0.1*VLOOKUP(NUMBERVALUE(RIGHT([.I$1];4));[$'salary-percopy'.$A$1:.$B$7];2))+IF([.J80]&gt;500000;[.J80]*0.1*VLOOKUP(NUMBERVALUE(RIGHT([.J$1];4));[$'salary-percopy'.$A$1:.$B$7];2))+IF([.K80]&gt;500000;[.K80]*0.1*VLOOKUP(NUMBERVALUE(RIGHT([.K$1];4));[$'salary-percopy'.$A$1:.$B$7];2))+IF([.L80]&gt;500000;[.L80]*0.1*VLOOKUP(NUMBERVALUE(RIGHT([.L$1];4));[$'salary-percopy'.$A$1:.$B$7];2))+IF([.M80]&gt;500000;[.M80]*0.1*VLOOKUP(NUMBERVALUE(RIGHT([.M$1];4));[$'salary-percopy'.$A$1:.$B$7];2))" office:value-type="float" office:value="14978780" calcext:value-type="float">
            <text:p>14978780</text:p>
          </table:table-cell>
          <table:table-cell table:formula="of:=[.O80]+[.P80]" office:value-type="float" office:value="207843460" calcext:value-type="float">
            <text:p>2078434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edro Andrews</text:p>
          </table:table-cell>
          <table:table-cell office:value-type="string" calcext:value-type="string">
            <text:p>Fluke Of Reality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Ezra Huerta" calcext:value-type="string">
            <text:p>Ezra Huerta</text:p>
          </table:table-cell>
          <table:table-cell table:formula="of:=RANDBETWEEN(2011;2017)" office:value-type="float" office:value="2016" calcext:value-type="float">
            <text:p>2016</text:p>
          </table:table-cell>
          <table:table-cell table:formula="of:=IF([.$F81]&gt;NUMBERVALUE(RIGHT([.G$1];4));0;RANDBETWEEN(1000;1000000))" office:value-type="float" office:value="0" calcext:value-type="float">
            <text:p>0</text:p>
          </table:table-cell>
          <table:table-cell table:formula="of:=IF([.$F81]&gt;NUMBERVALUE(RIGHT([.H$1];4));0;RANDBETWEEN(1000;1000000))" office:value-type="float" office:value="0" calcext:value-type="float">
            <text:p>0</text:p>
          </table:table-cell>
          <table:table-cell table:formula="of:=IF([.$F81]&gt;NUMBERVALUE(RIGHT([.I$1];4));0;RANDBETWEEN(1000;1000000))" office:value-type="float" office:value="0" calcext:value-type="float">
            <text:p>0</text:p>
          </table:table-cell>
          <table:table-cell table:formula="of:=IF([.$F81]&gt;NUMBERVALUE(RIGHT([.J$1];4));0;RANDBETWEEN(1000;1000000))" office:value-type="float" office:value="0" calcext:value-type="float">
            <text:p>0</text:p>
          </table:table-cell>
          <table:table-cell table:formula="of:=IF([.$F81]&gt;NUMBERVALUE(RIGHT([.K$1];4));0;RANDBETWEEN(1000;1000000))" office:value-type="float" office:value="0" calcext:value-type="float">
            <text:p>0</text:p>
          </table:table-cell>
          <table:table-cell table:formula="of:=IF([.$F81]&gt;NUMBERVALUE(RIGHT([.L$1];4));0;RANDBETWEEN(1000;1000000))" office:value-type="float" office:value="163531" calcext:value-type="float">
            <text:p>163531</text:p>
          </table:table-cell>
          <table:table-cell table:formula="of:=IF([.$F81]&gt;NUMBERVALUE(RIGHT([.M$1];4));0;RANDBETWEEN(1000;1000000))" office:value-type="float" office:value="876831" calcext:value-type="float">
            <text:p>876831</text:p>
          </table:table-cell>
          <table:table-cell table:formula="of:=SUM([.G81:.M81])" office:value-type="float" office:value="1040362" calcext:value-type="float">
            <text:p>1040362</text:p>
          </table:table-cell>
          <table:table-cell table:formula="of:=[.G81]*VLOOKUP(NUMBERVALUE(RIGHT([.G$1];4));[$'salary-percopy'.$A$1:.$B$7];2)+[.H81]*VLOOKUP(NUMBERVALUE(RIGHT([.H$1];4));[$'salary-percopy'.$A$1:.$B$7];2)+[.I81]*VLOOKUP(NUMBERVALUE(RIGHT([.I$1];4));[$'salary-percopy'.$A$1:.$B$7];2)+[.J81]*VLOOKUP(NUMBERVALUE(RIGHT([.J$1];4));[$'salary-percopy'.$A$1:.$B$7];2)+[.K81]*VLOOKUP(NUMBERVALUE(RIGHT([.K$1];4));[$'salary-percopy'.$A$1:.$B$7];2)+[.L81]*VLOOKUP(NUMBERVALUE(RIGHT([.L$1];4));[$'salary-percopy'.$A$1:.$B$7];2)+[.M81]*VLOOKUP(NUMBERVALUE(RIGHT([.M$1];4));[$'salary-percopy'.$A$1:.$B$7];2)" office:value-type="float" office:value="205619435" calcext:value-type="float">
            <text:p>205619435</text:p>
          </table:table-cell>
          <table:table-cell table:formula="of:=IF([.G81]&gt;500000;[.G81]*0.1*VLOOKUP(NUMBERVALUE(RIGHT([.G$1];4));[$'salary-percopy'.$A$1:.$B$7];2))+IF([.H81]&gt;500000;[.H81]*0.1*VLOOKUP(NUMBERVALUE(RIGHT([.H$1];4));[$'salary-percopy'.$A$1:.$B$7];2))+IF([.I81]&gt;500000;[.I81]*0.1*VLOOKUP(NUMBERVALUE(RIGHT([.I$1];4));[$'salary-percopy'.$A$1:.$B$7];2))+IF([.J81]&gt;500000;[.J81]*0.1*VLOOKUP(NUMBERVALUE(RIGHT([.J$1];4));[$'salary-percopy'.$A$1:.$B$7];2))+IF([.K81]&gt;500000;[.K81]*0.1*VLOOKUP(NUMBERVALUE(RIGHT([.K$1];4));[$'salary-percopy'.$A$1:.$B$7];2))+IF([.L81]&gt;500000;[.L81]*0.1*VLOOKUP(NUMBERVALUE(RIGHT([.L$1];4));[$'salary-percopy'.$A$1:.$B$7];2))+IF([.M81]&gt;500000;[.M81]*0.1*VLOOKUP(NUMBERVALUE(RIGHT([.M$1];4));[$'salary-percopy'.$A$1:.$B$7];2))" office:value-type="float" office:value="17536620" calcext:value-type="float">
            <text:p>17536620</text:p>
          </table:table-cell>
          <table:table-cell table:formula="of:=[.O81]+[.P81]" office:value-type="float" office:value="223156055" calcext:value-type="float">
            <text:p>22315605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iper Spears</text:p>
          </table:table-cell>
          <table:table-cell office:value-type="string" calcext:value-type="string">
            <text:p>Fate Of The Vacuum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Bronson Riddle" calcext:value-type="string">
            <text:p>Bronson Riddle</text:p>
          </table:table-cell>
          <table:table-cell table:formula="of:=RANDBETWEEN(2011;2017)" office:value-type="float" office:value="2016" calcext:value-type="float">
            <text:p>2016</text:p>
          </table:table-cell>
          <table:table-cell table:formula="of:=IF([.$F82]&gt;NUMBERVALUE(RIGHT([.G$1];4));0;RANDBETWEEN(1000;1000000))" office:value-type="float" office:value="0" calcext:value-type="float">
            <text:p>0</text:p>
          </table:table-cell>
          <table:table-cell table:formula="of:=IF([.$F82]&gt;NUMBERVALUE(RIGHT([.H$1];4));0;RANDBETWEEN(1000;1000000))" office:value-type="float" office:value="0" calcext:value-type="float">
            <text:p>0</text:p>
          </table:table-cell>
          <table:table-cell table:formula="of:=IF([.$F82]&gt;NUMBERVALUE(RIGHT([.I$1];4));0;RANDBETWEEN(1000;1000000))" office:value-type="float" office:value="0" calcext:value-type="float">
            <text:p>0</text:p>
          </table:table-cell>
          <table:table-cell table:formula="of:=IF([.$F82]&gt;NUMBERVALUE(RIGHT([.J$1];4));0;RANDBETWEEN(1000;1000000))" office:value-type="float" office:value="0" calcext:value-type="float">
            <text:p>0</text:p>
          </table:table-cell>
          <table:table-cell table:formula="of:=IF([.$F82]&gt;NUMBERVALUE(RIGHT([.K$1];4));0;RANDBETWEEN(1000;1000000))" office:value-type="float" office:value="0" calcext:value-type="float">
            <text:p>0</text:p>
          </table:table-cell>
          <table:table-cell table:formula="of:=IF([.$F82]&gt;NUMBERVALUE(RIGHT([.L$1];4));0;RANDBETWEEN(1000;1000000))" office:value-type="float" office:value="789819" calcext:value-type="float">
            <text:p>789819</text:p>
          </table:table-cell>
          <table:table-cell table:formula="of:=IF([.$F82]&gt;NUMBERVALUE(RIGHT([.M$1];4));0;RANDBETWEEN(1000;1000000))" office:value-type="float" office:value="101412" calcext:value-type="float">
            <text:p>101412</text:p>
          </table:table-cell>
          <table:table-cell table:formula="of:=SUM([.G82:.M82])" office:value-type="float" office:value="891231" calcext:value-type="float">
            <text:p>891231</text:p>
          </table:table-cell>
          <table:table-cell table:formula="of:=[.G82]*VLOOKUP(NUMBERVALUE(RIGHT([.G$1];4));[$'salary-percopy'.$A$1:.$B$7];2)+[.H82]*VLOOKUP(NUMBERVALUE(RIGHT([.H$1];4));[$'salary-percopy'.$A$1:.$B$7];2)+[.I82]*VLOOKUP(NUMBERVALUE(RIGHT([.I$1];4));[$'salary-percopy'.$A$1:.$B$7];2)+[.J82]*VLOOKUP(NUMBERVALUE(RIGHT([.J$1];4));[$'salary-percopy'.$A$1:.$B$7];2)+[.K82]*VLOOKUP(NUMBERVALUE(RIGHT([.K$1];4));[$'salary-percopy'.$A$1:.$B$7];2)+[.L82]*VLOOKUP(NUMBERVALUE(RIGHT([.L$1];4));[$'salary-percopy'.$A$1:.$B$7];2)+[.M82]*VLOOKUP(NUMBERVALUE(RIGHT([.M$1];4));[$'salary-percopy'.$A$1:.$B$7];2)" office:value-type="float" office:value="166398915" calcext:value-type="float">
            <text:p>166398915</text:p>
          </table:table-cell>
          <table:table-cell table:formula="of:=IF([.G82]&gt;500000;[.G82]*0.1*VLOOKUP(NUMBERVALUE(RIGHT([.G$1];4));[$'salary-percopy'.$A$1:.$B$7];2))+IF([.H82]&gt;500000;[.H82]*0.1*VLOOKUP(NUMBERVALUE(RIGHT([.H$1];4));[$'salary-percopy'.$A$1:.$B$7];2))+IF([.I82]&gt;500000;[.I82]*0.1*VLOOKUP(NUMBERVALUE(RIGHT([.I$1];4));[$'salary-percopy'.$A$1:.$B$7];2))+IF([.J82]&gt;500000;[.J82]*0.1*VLOOKUP(NUMBERVALUE(RIGHT([.J$1];4));[$'salary-percopy'.$A$1:.$B$7];2))+IF([.K82]&gt;500000;[.K82]*0.1*VLOOKUP(NUMBERVALUE(RIGHT([.K$1];4));[$'salary-percopy'.$A$1:.$B$7];2))+IF([.L82]&gt;500000;[.L82]*0.1*VLOOKUP(NUMBERVALUE(RIGHT([.L$1];4));[$'salary-percopy'.$A$1:.$B$7];2))+IF([.M82]&gt;500000;[.M82]*0.1*VLOOKUP(NUMBERVALUE(RIGHT([.M$1];4));[$'salary-percopy'.$A$1:.$B$7];2))" office:value-type="float" office:value="14611651.5" calcext:value-type="float">
            <text:p>14611652</text:p>
          </table:table-cell>
          <table:table-cell table:formula="of:=[.O82]+[.P82]" office:value-type="float" office:value="181010566.5" calcext:value-type="float">
            <text:p>18101056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recious Acevedo</text:p>
          </table:table-cell>
          <table:table-cell office:value-type="string" calcext:value-type="string">
            <text:p>Edge Of Darkness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Valentino Stanton" calcext:value-type="string">
            <text:p>Valentino Stanton</text:p>
          </table:table-cell>
          <table:table-cell table:formula="of:=RANDBETWEEN(2011;2017)" office:value-type="float" office:value="2012" calcext:value-type="float">
            <text:p>2012</text:p>
          </table:table-cell>
          <table:table-cell table:formula="of:=IF([.$F83]&gt;NUMBERVALUE(RIGHT([.G$1];4));0;RANDBETWEEN(1000;1000000))" office:value-type="float" office:value="0" calcext:value-type="float">
            <text:p>0</text:p>
          </table:table-cell>
          <table:table-cell table:formula="of:=IF([.$F83]&gt;NUMBERVALUE(RIGHT([.H$1];4));0;RANDBETWEEN(1000;1000000))" office:value-type="float" office:value="385482" calcext:value-type="float">
            <text:p>385482</text:p>
          </table:table-cell>
          <table:table-cell table:formula="of:=IF([.$F83]&gt;NUMBERVALUE(RIGHT([.I$1];4));0;RANDBETWEEN(1000;1000000))" office:value-type="float" office:value="775858" calcext:value-type="float">
            <text:p>775858</text:p>
          </table:table-cell>
          <table:table-cell table:formula="of:=IF([.$F83]&gt;NUMBERVALUE(RIGHT([.J$1];4));0;RANDBETWEEN(1000;1000000))" office:value-type="float" office:value="853177" calcext:value-type="float">
            <text:p>853177</text:p>
          </table:table-cell>
          <table:table-cell table:formula="of:=IF([.$F83]&gt;NUMBERVALUE(RIGHT([.K$1];4));0;RANDBETWEEN(1000;1000000))" office:value-type="float" office:value="323536" calcext:value-type="float">
            <text:p>323536</text:p>
          </table:table-cell>
          <table:table-cell table:formula="of:=IF([.$F83]&gt;NUMBERVALUE(RIGHT([.L$1];4));0;RANDBETWEEN(1000;1000000))" office:value-type="float" office:value="552609" calcext:value-type="float">
            <text:p>552609</text:p>
          </table:table-cell>
          <table:table-cell table:formula="of:=IF([.$F83]&gt;NUMBERVALUE(RIGHT([.M$1];4));0;RANDBETWEEN(1000;1000000))" office:value-type="float" office:value="86623" calcext:value-type="float">
            <text:p>86623</text:p>
          </table:table-cell>
          <table:table-cell table:formula="of:=SUM([.G83:.M83])" office:value-type="float" office:value="2977285" calcext:value-type="float">
            <text:p>2977285</text:p>
          </table:table-cell>
          <table:table-cell table:formula="of:=[.G83]*VLOOKUP(NUMBERVALUE(RIGHT([.G$1];4));[$'salary-percopy'.$A$1:.$B$7];2)+[.H83]*VLOOKUP(NUMBERVALUE(RIGHT([.H$1];4));[$'salary-percopy'.$A$1:.$B$7];2)+[.I83]*VLOOKUP(NUMBERVALUE(RIGHT([.I$1];4));[$'salary-percopy'.$A$1:.$B$7];2)+[.J83]*VLOOKUP(NUMBERVALUE(RIGHT([.J$1];4));[$'salary-percopy'.$A$1:.$B$7];2)+[.K83]*VLOOKUP(NUMBERVALUE(RIGHT([.K$1];4));[$'salary-percopy'.$A$1:.$B$7];2)+[.L83]*VLOOKUP(NUMBERVALUE(RIGHT([.L$1];4));[$'salary-percopy'.$A$1:.$B$7];2)+[.M83]*VLOOKUP(NUMBERVALUE(RIGHT([.M$1];4));[$'salary-percopy'.$A$1:.$B$7];2)" office:value-type="float" office:value="429509145" calcext:value-type="float">
            <text:p>429509145</text:p>
          </table:table-cell>
          <table:table-cell table:formula="of:=IF([.G83]&gt;500000;[.G83]*0.1*VLOOKUP(NUMBERVALUE(RIGHT([.G$1];4));[$'salary-percopy'.$A$1:.$B$7];2))+IF([.H83]&gt;500000;[.H83]*0.1*VLOOKUP(NUMBERVALUE(RIGHT([.H$1];4));[$'salary-percopy'.$A$1:.$B$7];2))+IF([.I83]&gt;500000;[.I83]*0.1*VLOOKUP(NUMBERVALUE(RIGHT([.I$1];4));[$'salary-percopy'.$A$1:.$B$7];2))+IF([.J83]&gt;500000;[.J83]*0.1*VLOOKUP(NUMBERVALUE(RIGHT([.J$1];4));[$'salary-percopy'.$A$1:.$B$7];2))+IF([.K83]&gt;500000;[.K83]*0.1*VLOOKUP(NUMBERVALUE(RIGHT([.K$1];4));[$'salary-percopy'.$A$1:.$B$7];2))+IF([.L83]&gt;500000;[.L83]*0.1*VLOOKUP(NUMBERVALUE(RIGHT([.L$1];4));[$'salary-percopy'.$A$1:.$B$7];2))+IF([.M83]&gt;500000;[.M83]*0.1*VLOOKUP(NUMBERVALUE(RIGHT([.M$1];4));[$'salary-percopy'.$A$1:.$B$7];2))" office:value-type="float" office:value="31478040.5" calcext:value-type="float">
            <text:p>31478041</text:p>
          </table:table-cell>
          <table:table-cell table:formula="of:=[.O83]+[.P83]" office:value-type="float" office:value="460987185.5" calcext:value-type="float">
            <text:p>46098718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Quinten Herman</text:p>
          </table:table-cell>
          <table:table-cell office:value-type="string" calcext:value-type="string">
            <text:p>Colleagues And Honeys</text:p>
          </table:table-cell>
          <table:table-cell office:value-type="string" calcext:value-type="string">
            <text:p>Romance</text:p>
          </table:table-cell>
          <table:table-cell table:formula="of:=INDEX([$'editor-name'.$A$1:$'editor-name'.$A$15];RANDBETWEEN(1;ROWS([$'editor-name'.$A$1:$'editor-name'.$A$15]));1)" office:value-type="string" office:string-value="Winston Wang" calcext:value-type="string">
            <text:p>Winston Wang</text:p>
          </table:table-cell>
          <table:table-cell table:formula="of:=RANDBETWEEN(2011;2017)" office:value-type="float" office:value="2013" calcext:value-type="float">
            <text:p>2013</text:p>
          </table:table-cell>
          <table:table-cell table:formula="of:=IF([.$F84]&gt;NUMBERVALUE(RIGHT([.G$1];4));0;RANDBETWEEN(1000;1000000))" office:value-type="float" office:value="0" calcext:value-type="float">
            <text:p>0</text:p>
          </table:table-cell>
          <table:table-cell table:formula="of:=IF([.$F84]&gt;NUMBERVALUE(RIGHT([.H$1];4));0;RANDBETWEEN(1000;1000000))" office:value-type="float" office:value="0" calcext:value-type="float">
            <text:p>0</text:p>
          </table:table-cell>
          <table:table-cell table:formula="of:=IF([.$F84]&gt;NUMBERVALUE(RIGHT([.I$1];4));0;RANDBETWEEN(1000;1000000))" office:value-type="float" office:value="776593" calcext:value-type="float">
            <text:p>776593</text:p>
          </table:table-cell>
          <table:table-cell table:formula="of:=IF([.$F84]&gt;NUMBERVALUE(RIGHT([.J$1];4));0;RANDBETWEEN(1000;1000000))" office:value-type="float" office:value="959479" calcext:value-type="float">
            <text:p>959479</text:p>
          </table:table-cell>
          <table:table-cell table:formula="of:=IF([.$F84]&gt;NUMBERVALUE(RIGHT([.K$1];4));0;RANDBETWEEN(1000;1000000))" office:value-type="float" office:value="349091" calcext:value-type="float">
            <text:p>349091</text:p>
          </table:table-cell>
          <table:table-cell table:formula="of:=IF([.$F84]&gt;NUMBERVALUE(RIGHT([.L$1];4));0;RANDBETWEEN(1000;1000000))" office:value-type="float" office:value="842555" calcext:value-type="float">
            <text:p>842555</text:p>
          </table:table-cell>
          <table:table-cell table:formula="of:=IF([.$F84]&gt;NUMBERVALUE(RIGHT([.M$1];4));0;RANDBETWEEN(1000;1000000))" office:value-type="float" office:value="822615" calcext:value-type="float">
            <text:p>822615</text:p>
          </table:table-cell>
          <table:table-cell table:formula="of:=SUM([.G84:.M84])" office:value-type="float" office:value="3750333" calcext:value-type="float">
            <text:p>3750333</text:p>
          </table:table-cell>
          <table:table-cell table:formula="of:=[.G84]*VLOOKUP(NUMBERVALUE(RIGHT([.G$1];4));[$'salary-percopy'.$A$1:.$B$7];2)+[.H84]*VLOOKUP(NUMBERVALUE(RIGHT([.H$1];4));[$'salary-percopy'.$A$1:.$B$7];2)+[.I84]*VLOOKUP(NUMBERVALUE(RIGHT([.I$1];4));[$'salary-percopy'.$A$1:.$B$7];2)+[.J84]*VLOOKUP(NUMBERVALUE(RIGHT([.J$1];4));[$'salary-percopy'.$A$1:.$B$7];2)+[.K84]*VLOOKUP(NUMBERVALUE(RIGHT([.K$1];4));[$'salary-percopy'.$A$1:.$B$7];2)+[.L84]*VLOOKUP(NUMBERVALUE(RIGHT([.L$1];4));[$'salary-percopy'.$A$1:.$B$7];2)+[.M84]*VLOOKUP(NUMBERVALUE(RIGHT([.M$1];4));[$'salary-percopy'.$A$1:.$B$7];2)" office:value-type="float" office:value="607259365" calcext:value-type="float">
            <text:p>607259365</text:p>
          </table:table-cell>
          <table:table-cell table:formula="of:=IF([.G84]&gt;500000;[.G84]*0.1*VLOOKUP(NUMBERVALUE(RIGHT([.G$1];4));[$'salary-percopy'.$A$1:.$B$7];2))+IF([.H84]&gt;500000;[.H84]*0.1*VLOOKUP(NUMBERVALUE(RIGHT([.H$1];4));[$'salary-percopy'.$A$1:.$B$7];2))+IF([.I84]&gt;500000;[.I84]*0.1*VLOOKUP(NUMBERVALUE(RIGHT([.I$1];4));[$'salary-percopy'.$A$1:.$B$7];2))+IF([.J84]&gt;500000;[.J84]*0.1*VLOOKUP(NUMBERVALUE(RIGHT([.J$1];4));[$'salary-percopy'.$A$1:.$B$7];2))+IF([.K84]&gt;500000;[.K84]*0.1*VLOOKUP(NUMBERVALUE(RIGHT([.K$1];4));[$'salary-percopy'.$A$1:.$B$7];2))+IF([.L84]&gt;500000;[.L84]*0.1*VLOOKUP(NUMBERVALUE(RIGHT([.L$1];4));[$'salary-percopy'.$A$1:.$B$7];2))+IF([.M84]&gt;500000;[.M84]*0.1*VLOOKUP(NUMBERVALUE(RIGHT([.M$1];4));[$'salary-percopy'.$A$1:.$B$7];2))" office:value-type="float" office:value="54791389.5" calcext:value-type="float">
            <text:p>54791390</text:p>
          </table:table-cell>
          <table:table-cell table:formula="of:=[.O84]+[.P84]" office:value-type="float" office:value="662050754.5" calcext:value-type="float">
            <text:p>66205075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Reagan Salazar</text:p>
          </table:table-cell>
          <table:table-cell office:value-type="string" calcext:value-type="string">
            <text:p>Shamans Of Insanity</text:p>
          </table:table-cell>
          <table:table-cell office:value-type="string" calcext:value-type="string">
            <text:p>Fantasy</text:p>
          </table:table-cell>
          <table:table-cell table:formula="of:=INDEX([$'editor-name'.$A$1:$'editor-name'.$A$15];RANDBETWEEN(1;ROWS([$'editor-name'.$A$1:$'editor-name'.$A$15]));1)" office:value-type="string" office:string-value="Ada Potts" calcext:value-type="string">
            <text:p>Ada Potts</text:p>
          </table:table-cell>
          <table:table-cell table:formula="of:=RANDBETWEEN(2011;2017)" office:value-type="float" office:value="2013" calcext:value-type="float">
            <text:p>2013</text:p>
          </table:table-cell>
          <table:table-cell table:formula="of:=IF([.$F85]&gt;NUMBERVALUE(RIGHT([.G$1];4));0;RANDBETWEEN(1000;1000000))" office:value-type="float" office:value="0" calcext:value-type="float">
            <text:p>0</text:p>
          </table:table-cell>
          <table:table-cell table:formula="of:=IF([.$F85]&gt;NUMBERVALUE(RIGHT([.H$1];4));0;RANDBETWEEN(1000;1000000))" office:value-type="float" office:value="0" calcext:value-type="float">
            <text:p>0</text:p>
          </table:table-cell>
          <table:table-cell table:formula="of:=IF([.$F85]&gt;NUMBERVALUE(RIGHT([.I$1];4));0;RANDBETWEEN(1000;1000000))" office:value-type="float" office:value="867125" calcext:value-type="float">
            <text:p>867125</text:p>
          </table:table-cell>
          <table:table-cell table:formula="of:=IF([.$F85]&gt;NUMBERVALUE(RIGHT([.J$1];4));0;RANDBETWEEN(1000;1000000))" office:value-type="float" office:value="758759" calcext:value-type="float">
            <text:p>758759</text:p>
          </table:table-cell>
          <table:table-cell table:formula="of:=IF([.$F85]&gt;NUMBERVALUE(RIGHT([.K$1];4));0;RANDBETWEEN(1000;1000000))" office:value-type="float" office:value="294033" calcext:value-type="float">
            <text:p>294033</text:p>
          </table:table-cell>
          <table:table-cell table:formula="of:=IF([.$F85]&gt;NUMBERVALUE(RIGHT([.L$1];4));0;RANDBETWEEN(1000;1000000))" office:value-type="float" office:value="334541" calcext:value-type="float">
            <text:p>334541</text:p>
          </table:table-cell>
          <table:table-cell table:formula="of:=IF([.$F85]&gt;NUMBERVALUE(RIGHT([.M$1];4));0;RANDBETWEEN(1000;1000000))" office:value-type="float" office:value="497462" calcext:value-type="float">
            <text:p>497462</text:p>
          </table:table-cell>
          <table:table-cell table:formula="of:=SUM([.G85:.M85])" office:value-type="float" office:value="2751920" calcext:value-type="float">
            <text:p>2751920</text:p>
          </table:table-cell>
          <table:table-cell table:formula="of:=[.G85]*VLOOKUP(NUMBERVALUE(RIGHT([.G$1];4));[$'salary-percopy'.$A$1:.$B$7];2)+[.H85]*VLOOKUP(NUMBERVALUE(RIGHT([.H$1];4));[$'salary-percopy'.$A$1:.$B$7];2)+[.I85]*VLOOKUP(NUMBERVALUE(RIGHT([.I$1];4));[$'salary-percopy'.$A$1:.$B$7];2)+[.J85]*VLOOKUP(NUMBERVALUE(RIGHT([.J$1];4));[$'salary-percopy'.$A$1:.$B$7];2)+[.K85]*VLOOKUP(NUMBERVALUE(RIGHT([.K$1];4));[$'salary-percopy'.$A$1:.$B$7];2)+[.L85]*VLOOKUP(NUMBERVALUE(RIGHT([.L$1];4));[$'salary-percopy'.$A$1:.$B$7];2)+[.M85]*VLOOKUP(NUMBERVALUE(RIGHT([.M$1];4));[$'salary-percopy'.$A$1:.$B$7];2)" office:value-type="float" office:value="421649355" calcext:value-type="float">
            <text:p>421649355</text:p>
          </table:table-cell>
          <table:table-cell table:formula="of:=IF([.G85]&gt;500000;[.G85]*0.1*VLOOKUP(NUMBERVALUE(RIGHT([.G$1];4));[$'salary-percopy'.$A$1:.$B$7];2))+IF([.H85]&gt;500000;[.H85]*0.1*VLOOKUP(NUMBERVALUE(RIGHT([.H$1];4));[$'salary-percopy'.$A$1:.$B$7];2))+IF([.I85]&gt;500000;[.I85]*0.1*VLOOKUP(NUMBERVALUE(RIGHT([.I$1];4));[$'salary-percopy'.$A$1:.$B$7];2))+IF([.J85]&gt;500000;[.J85]*0.1*VLOOKUP(NUMBERVALUE(RIGHT([.J$1];4));[$'salary-percopy'.$A$1:.$B$7];2))+IF([.K85]&gt;500000;[.K85]*0.1*VLOOKUP(NUMBERVALUE(RIGHT([.K$1];4));[$'salary-percopy'.$A$1:.$B$7];2))+IF([.L85]&gt;500000;[.L85]*0.1*VLOOKUP(NUMBERVALUE(RIGHT([.L$1];4));[$'salary-percopy'.$A$1:.$B$7];2))+IF([.M85]&gt;500000;[.M85]*0.1*VLOOKUP(NUMBERVALUE(RIGHT([.M$1];4));[$'salary-percopy'.$A$1:.$B$7];2))" office:value-type="float" office:value="21028126" calcext:value-type="float">
            <text:p>21028126</text:p>
          </table:table-cell>
          <table:table-cell table:formula="of:=[.O85]+[.P85]" office:value-type="float" office:value="442677481" calcext:value-type="float">
            <text:p>44267748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oy Dyer</text:p>
          </table:table-cell>
          <table:table-cell office:value-type="string" calcext:value-type="string">
            <text:p>Smile At Technology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Ada Potts" calcext:value-type="string">
            <text:p>Ada Potts</text:p>
          </table:table-cell>
          <table:table-cell table:formula="of:=RANDBETWEEN(2011;2017)" office:value-type="float" office:value="2017" calcext:value-type="float">
            <text:p>2017</text:p>
          </table:table-cell>
          <table:table-cell table:formula="of:=IF([.$F86]&gt;NUMBERVALUE(RIGHT([.G$1];4));0;RANDBETWEEN(1000;1000000))" office:value-type="float" office:value="0" calcext:value-type="float">
            <text:p>0</text:p>
          </table:table-cell>
          <table:table-cell table:formula="of:=IF([.$F86]&gt;NUMBERVALUE(RIGHT([.H$1];4));0;RANDBETWEEN(1000;1000000))" office:value-type="float" office:value="0" calcext:value-type="float">
            <text:p>0</text:p>
          </table:table-cell>
          <table:table-cell table:formula="of:=IF([.$F86]&gt;NUMBERVALUE(RIGHT([.I$1];4));0;RANDBETWEEN(1000;1000000))" office:value-type="float" office:value="0" calcext:value-type="float">
            <text:p>0</text:p>
          </table:table-cell>
          <table:table-cell table:formula="of:=IF([.$F86]&gt;NUMBERVALUE(RIGHT([.J$1];4));0;RANDBETWEEN(1000;1000000))" office:value-type="float" office:value="0" calcext:value-type="float">
            <text:p>0</text:p>
          </table:table-cell>
          <table:table-cell table:formula="of:=IF([.$F86]&gt;NUMBERVALUE(RIGHT([.K$1];4));0;RANDBETWEEN(1000;1000000))" office:value-type="float" office:value="0" calcext:value-type="float">
            <text:p>0</text:p>
          </table:table-cell>
          <table:table-cell table:formula="of:=IF([.$F86]&gt;NUMBERVALUE(RIGHT([.L$1];4));0;RANDBETWEEN(1000;1000000))" office:value-type="float" office:value="0" calcext:value-type="float">
            <text:p>0</text:p>
          </table:table-cell>
          <table:table-cell table:formula="of:=IF([.$F86]&gt;NUMBERVALUE(RIGHT([.M$1];4));0;RANDBETWEEN(1000;1000000))" office:value-type="float" office:value="700694" calcext:value-type="float">
            <text:p>700694</text:p>
          </table:table-cell>
          <table:table-cell table:formula="of:=SUM([.G86:.M86])" office:value-type="float" office:value="700694" calcext:value-type="float">
            <text:p>700694</text:p>
          </table:table-cell>
          <table:table-cell table:formula="of:=[.G86]*VLOOKUP(NUMBERVALUE(RIGHT([.G$1];4));[$'salary-percopy'.$A$1:.$B$7];2)+[.H86]*VLOOKUP(NUMBERVALUE(RIGHT([.H$1];4));[$'salary-percopy'.$A$1:.$B$7];2)+[.I86]*VLOOKUP(NUMBERVALUE(RIGHT([.I$1];4));[$'salary-percopy'.$A$1:.$B$7];2)+[.J86]*VLOOKUP(NUMBERVALUE(RIGHT([.J$1];4));[$'salary-percopy'.$A$1:.$B$7];2)+[.K86]*VLOOKUP(NUMBERVALUE(RIGHT([.K$1];4));[$'salary-percopy'.$A$1:.$B$7];2)+[.L86]*VLOOKUP(NUMBERVALUE(RIGHT([.L$1];4));[$'salary-percopy'.$A$1:.$B$7];2)+[.M86]*VLOOKUP(NUMBERVALUE(RIGHT([.M$1];4));[$'salary-percopy'.$A$1:.$B$7];2)" office:value-type="float" office:value="140138800" calcext:value-type="float">
            <text:p>140138800</text:p>
          </table:table-cell>
          <table:table-cell table:formula="of:=IF([.G86]&gt;500000;[.G86]*0.1*VLOOKUP(NUMBERVALUE(RIGHT([.G$1];4));[$'salary-percopy'.$A$1:.$B$7];2))+IF([.H86]&gt;500000;[.H86]*0.1*VLOOKUP(NUMBERVALUE(RIGHT([.H$1];4));[$'salary-percopy'.$A$1:.$B$7];2))+IF([.I86]&gt;500000;[.I86]*0.1*VLOOKUP(NUMBERVALUE(RIGHT([.I$1];4));[$'salary-percopy'.$A$1:.$B$7];2))+IF([.J86]&gt;500000;[.J86]*0.1*VLOOKUP(NUMBERVALUE(RIGHT([.J$1];4));[$'salary-percopy'.$A$1:.$B$7];2))+IF([.K86]&gt;500000;[.K86]*0.1*VLOOKUP(NUMBERVALUE(RIGHT([.K$1];4));[$'salary-percopy'.$A$1:.$B$7];2))+IF([.L86]&gt;500000;[.L86]*0.1*VLOOKUP(NUMBERVALUE(RIGHT([.L$1];4));[$'salary-percopy'.$A$1:.$B$7];2))+IF([.M86]&gt;500000;[.M86]*0.1*VLOOKUP(NUMBERVALUE(RIGHT([.M$1];4));[$'salary-percopy'.$A$1:.$B$7];2))" office:value-type="float" office:value="14013880" calcext:value-type="float">
            <text:p>14013880</text:p>
          </table:table-cell>
          <table:table-cell table:formula="of:=[.O86]+[.P86]" office:value-type="float" office:value="154152680" calcext:value-type="float">
            <text:p>15415268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udy Holden</text:p>
          </table:table-cell>
          <table:table-cell office:value-type="string" calcext:value-type="string">
            <text:p>Creators With Four Eyes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7)" office:value-type="float" office:value="2013" calcext:value-type="float">
            <text:p>2013</text:p>
          </table:table-cell>
          <table:table-cell table:formula="of:=IF([.$F87]&gt;NUMBERVALUE(RIGHT([.G$1];4));0;RANDBETWEEN(1000;1000000))" office:value-type="float" office:value="0" calcext:value-type="float">
            <text:p>0</text:p>
          </table:table-cell>
          <table:table-cell table:formula="of:=IF([.$F87]&gt;NUMBERVALUE(RIGHT([.H$1];4));0;RANDBETWEEN(1000;1000000))" office:value-type="float" office:value="0" calcext:value-type="float">
            <text:p>0</text:p>
          </table:table-cell>
          <table:table-cell table:formula="of:=IF([.$F87]&gt;NUMBERVALUE(RIGHT([.I$1];4));0;RANDBETWEEN(1000;1000000))" office:value-type="float" office:value="813292" calcext:value-type="float">
            <text:p>813292</text:p>
          </table:table-cell>
          <table:table-cell table:formula="of:=IF([.$F87]&gt;NUMBERVALUE(RIGHT([.J$1];4));0;RANDBETWEEN(1000;1000000))" office:value-type="float" office:value="286258" calcext:value-type="float">
            <text:p>286258</text:p>
          </table:table-cell>
          <table:table-cell table:formula="of:=IF([.$F87]&gt;NUMBERVALUE(RIGHT([.K$1];4));0;RANDBETWEEN(1000;1000000))" office:value-type="float" office:value="675581" calcext:value-type="float">
            <text:p>675581</text:p>
          </table:table-cell>
          <table:table-cell table:formula="of:=IF([.$F87]&gt;NUMBERVALUE(RIGHT([.L$1];4));0;RANDBETWEEN(1000;1000000))" office:value-type="float" office:value="373612" calcext:value-type="float">
            <text:p>373612</text:p>
          </table:table-cell>
          <table:table-cell table:formula="of:=IF([.$F87]&gt;NUMBERVALUE(RIGHT([.M$1];4));0;RANDBETWEEN(1000;1000000))" office:value-type="float" office:value="111454" calcext:value-type="float">
            <text:p>111454</text:p>
          </table:table-cell>
          <table:table-cell table:formula="of:=SUM([.G87:.M87])" office:value-type="float" office:value="2260197" calcext:value-type="float">
            <text:p>2260197</text:p>
          </table:table-cell>
          <table:table-cell table:formula="of:=[.G87]*VLOOKUP(NUMBERVALUE(RIGHT([.G$1];4));[$'salary-percopy'.$A$1:.$B$7];2)+[.H87]*VLOOKUP(NUMBERVALUE(RIGHT([.H$1];4));[$'salary-percopy'.$A$1:.$B$7];2)+[.I87]*VLOOKUP(NUMBERVALUE(RIGHT([.I$1];4));[$'salary-percopy'.$A$1:.$B$7];2)+[.J87]*VLOOKUP(NUMBERVALUE(RIGHT([.J$1];4));[$'salary-percopy'.$A$1:.$B$7];2)+[.K87]*VLOOKUP(NUMBERVALUE(RIGHT([.K$1];4));[$'salary-percopy'.$A$1:.$B$7];2)+[.L87]*VLOOKUP(NUMBERVALUE(RIGHT([.L$1];4));[$'salary-percopy'.$A$1:.$B$7];2)+[.M87]*VLOOKUP(NUMBERVALUE(RIGHT([.M$1];4));[$'salary-percopy'.$A$1:.$B$7];2)" office:value-type="float" office:value="343928950" calcext:value-type="float">
            <text:p>343928950</text:p>
          </table:table-cell>
          <table:table-cell table:formula="of:=IF([.G87]&gt;500000;[.G87]*0.1*VLOOKUP(NUMBERVALUE(RIGHT([.G$1];4));[$'salary-percopy'.$A$1:.$B$7];2))+IF([.H87]&gt;500000;[.H87]*0.1*VLOOKUP(NUMBERVALUE(RIGHT([.H$1];4));[$'salary-percopy'.$A$1:.$B$7];2))+IF([.I87]&gt;500000;[.I87]*0.1*VLOOKUP(NUMBERVALUE(RIGHT([.I$1];4));[$'salary-percopy'.$A$1:.$B$7];2))+IF([.J87]&gt;500000;[.J87]*0.1*VLOOKUP(NUMBERVALUE(RIGHT([.J$1];4));[$'salary-percopy'.$A$1:.$B$7];2))+IF([.K87]&gt;500000;[.K87]*0.1*VLOOKUP(NUMBERVALUE(RIGHT([.K$1];4));[$'salary-percopy'.$A$1:.$B$7];2))+IF([.L87]&gt;500000;[.L87]*0.1*VLOOKUP(NUMBERVALUE(RIGHT([.L$1];4));[$'salary-percopy'.$A$1:.$B$7];2))+IF([.M87]&gt;500000;[.M87]*0.1*VLOOKUP(NUMBERVALUE(RIGHT([.M$1];4));[$'salary-percopy'.$A$1:.$B$7];2))" office:value-type="float" office:value="21244381" calcext:value-type="float">
            <text:p>21244381</text:p>
          </table:table-cell>
          <table:table-cell table:formula="of:=[.O87]+[.P87]" office:value-type="float" office:value="365173331" calcext:value-type="float">
            <text:p>36517333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andra Burke</text:p>
          </table:table-cell>
          <table:table-cell office:value-type="string" calcext:value-type="string">
            <text:p>Cause Of The Prison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7)" office:value-type="float" office:value="2017" calcext:value-type="float">
            <text:p>2017</text:p>
          </table:table-cell>
          <table:table-cell table:formula="of:=IF([.$F88]&gt;NUMBERVALUE(RIGHT([.G$1];4));0;RANDBETWEEN(1000;1000000))" office:value-type="float" office:value="0" calcext:value-type="float">
            <text:p>0</text:p>
          </table:table-cell>
          <table:table-cell table:formula="of:=IF([.$F88]&gt;NUMBERVALUE(RIGHT([.H$1];4));0;RANDBETWEEN(1000;1000000))" office:value-type="float" office:value="0" calcext:value-type="float">
            <text:p>0</text:p>
          </table:table-cell>
          <table:table-cell table:formula="of:=IF([.$F88]&gt;NUMBERVALUE(RIGHT([.I$1];4));0;RANDBETWEEN(1000;1000000))" office:value-type="float" office:value="0" calcext:value-type="float">
            <text:p>0</text:p>
          </table:table-cell>
          <table:table-cell table:formula="of:=IF([.$F88]&gt;NUMBERVALUE(RIGHT([.J$1];4));0;RANDBETWEEN(1000;1000000))" office:value-type="float" office:value="0" calcext:value-type="float">
            <text:p>0</text:p>
          </table:table-cell>
          <table:table-cell table:formula="of:=IF([.$F88]&gt;NUMBERVALUE(RIGHT([.K$1];4));0;RANDBETWEEN(1000;1000000))" office:value-type="float" office:value="0" calcext:value-type="float">
            <text:p>0</text:p>
          </table:table-cell>
          <table:table-cell table:formula="of:=IF([.$F88]&gt;NUMBERVALUE(RIGHT([.L$1];4));0;RANDBETWEEN(1000;1000000))" office:value-type="float" office:value="0" calcext:value-type="float">
            <text:p>0</text:p>
          </table:table-cell>
          <table:table-cell table:formula="of:=IF([.$F88]&gt;NUMBERVALUE(RIGHT([.M$1];4));0;RANDBETWEEN(1000;1000000))" office:value-type="float" office:value="949926" calcext:value-type="float">
            <text:p>949926</text:p>
          </table:table-cell>
          <table:table-cell table:formula="of:=SUM([.G88:.M88])" office:value-type="float" office:value="949926" calcext:value-type="float">
            <text:p>949926</text:p>
          </table:table-cell>
          <table:table-cell table:formula="of:=[.G88]*VLOOKUP(NUMBERVALUE(RIGHT([.G$1];4));[$'salary-percopy'.$A$1:.$B$7];2)+[.H88]*VLOOKUP(NUMBERVALUE(RIGHT([.H$1];4));[$'salary-percopy'.$A$1:.$B$7];2)+[.I88]*VLOOKUP(NUMBERVALUE(RIGHT([.I$1];4));[$'salary-percopy'.$A$1:.$B$7];2)+[.J88]*VLOOKUP(NUMBERVALUE(RIGHT([.J$1];4));[$'salary-percopy'.$A$1:.$B$7];2)+[.K88]*VLOOKUP(NUMBERVALUE(RIGHT([.K$1];4));[$'salary-percopy'.$A$1:.$B$7];2)+[.L88]*VLOOKUP(NUMBERVALUE(RIGHT([.L$1];4));[$'salary-percopy'.$A$1:.$B$7];2)+[.M88]*VLOOKUP(NUMBERVALUE(RIGHT([.M$1];4));[$'salary-percopy'.$A$1:.$B$7];2)" office:value-type="float" office:value="189985200" calcext:value-type="float">
            <text:p>189985200</text:p>
          </table:table-cell>
          <table:table-cell table:formula="of:=IF([.G88]&gt;500000;[.G88]*0.1*VLOOKUP(NUMBERVALUE(RIGHT([.G$1];4));[$'salary-percopy'.$A$1:.$B$7];2))+IF([.H88]&gt;500000;[.H88]*0.1*VLOOKUP(NUMBERVALUE(RIGHT([.H$1];4));[$'salary-percopy'.$A$1:.$B$7];2))+IF([.I88]&gt;500000;[.I88]*0.1*VLOOKUP(NUMBERVALUE(RIGHT([.I$1];4));[$'salary-percopy'.$A$1:.$B$7];2))+IF([.J88]&gt;500000;[.J88]*0.1*VLOOKUP(NUMBERVALUE(RIGHT([.J$1];4));[$'salary-percopy'.$A$1:.$B$7];2))+IF([.K88]&gt;500000;[.K88]*0.1*VLOOKUP(NUMBERVALUE(RIGHT([.K$1];4));[$'salary-percopy'.$A$1:.$B$7];2))+IF([.L88]&gt;500000;[.L88]*0.1*VLOOKUP(NUMBERVALUE(RIGHT([.L$1];4));[$'salary-percopy'.$A$1:.$B$7];2))+IF([.M88]&gt;500000;[.M88]*0.1*VLOOKUP(NUMBERVALUE(RIGHT([.M$1];4));[$'salary-percopy'.$A$1:.$B$7];2))" office:value-type="float" office:value="18998520" calcext:value-type="float">
            <text:p>18998520</text:p>
          </table:table-cell>
          <table:table-cell table:formula="of:=[.O88]+[.P88]" office:value-type="float" office:value="208983720" calcext:value-type="float">
            <text:p>2089837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antiago Schaefer</text:p>
          </table:table-cell>
          <table:table-cell office:value-type="string" calcext:value-type="string">
            <text:p>Hurting My Dreams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7)" office:value-type="float" office:value="2016" calcext:value-type="float">
            <text:p>2016</text:p>
          </table:table-cell>
          <table:table-cell table:formula="of:=IF([.$F89]&gt;NUMBERVALUE(RIGHT([.G$1];4));0;RANDBETWEEN(1000;1000000))" office:value-type="float" office:value="0" calcext:value-type="float">
            <text:p>0</text:p>
          </table:table-cell>
          <table:table-cell table:formula="of:=IF([.$F89]&gt;NUMBERVALUE(RIGHT([.H$1];4));0;RANDBETWEEN(1000;1000000))" office:value-type="float" office:value="0" calcext:value-type="float">
            <text:p>0</text:p>
          </table:table-cell>
          <table:table-cell table:formula="of:=IF([.$F89]&gt;NUMBERVALUE(RIGHT([.I$1];4));0;RANDBETWEEN(1000;1000000))" office:value-type="float" office:value="0" calcext:value-type="float">
            <text:p>0</text:p>
          </table:table-cell>
          <table:table-cell table:formula="of:=IF([.$F89]&gt;NUMBERVALUE(RIGHT([.J$1];4));0;RANDBETWEEN(1000;1000000))" office:value-type="float" office:value="0" calcext:value-type="float">
            <text:p>0</text:p>
          </table:table-cell>
          <table:table-cell table:formula="of:=IF([.$F89]&gt;NUMBERVALUE(RIGHT([.K$1];4));0;RANDBETWEEN(1000;1000000))" office:value-type="float" office:value="0" calcext:value-type="float">
            <text:p>0</text:p>
          </table:table-cell>
          <table:table-cell table:formula="of:=IF([.$F89]&gt;NUMBERVALUE(RIGHT([.L$1];4));0;RANDBETWEEN(1000;1000000))" office:value-type="float" office:value="415385" calcext:value-type="float">
            <text:p>415385</text:p>
          </table:table-cell>
          <table:table-cell table:formula="of:=IF([.$F89]&gt;NUMBERVALUE(RIGHT([.M$1];4));0;RANDBETWEEN(1000;1000000))" office:value-type="float" office:value="901649" calcext:value-type="float">
            <text:p>901649</text:p>
          </table:table-cell>
          <table:table-cell table:formula="of:=SUM([.G89:.M89])" office:value-type="float" office:value="1317034" calcext:value-type="float">
            <text:p>1317034</text:p>
          </table:table-cell>
          <table:table-cell table:formula="of:=[.G89]*VLOOKUP(NUMBERVALUE(RIGHT([.G$1];4));[$'salary-percopy'.$A$1:.$B$7];2)+[.H89]*VLOOKUP(NUMBERVALUE(RIGHT([.H$1];4));[$'salary-percopy'.$A$1:.$B$7];2)+[.I89]*VLOOKUP(NUMBERVALUE(RIGHT([.I$1];4));[$'salary-percopy'.$A$1:.$B$7];2)+[.J89]*VLOOKUP(NUMBERVALUE(RIGHT([.J$1];4));[$'salary-percopy'.$A$1:.$B$7];2)+[.K89]*VLOOKUP(NUMBERVALUE(RIGHT([.K$1];4));[$'salary-percopy'.$A$1:.$B$7];2)+[.L89]*VLOOKUP(NUMBERVALUE(RIGHT([.L$1];4));[$'salary-percopy'.$A$1:.$B$7];2)+[.M89]*VLOOKUP(NUMBERVALUE(RIGHT([.M$1];4));[$'salary-percopy'.$A$1:.$B$7];2)" office:value-type="float" office:value="257176025" calcext:value-type="float">
            <text:p>257176025</text:p>
          </table:table-cell>
          <table:table-cell table:formula="of:=IF([.G89]&gt;500000;[.G89]*0.1*VLOOKUP(NUMBERVALUE(RIGHT([.G$1];4));[$'salary-percopy'.$A$1:.$B$7];2))+IF([.H89]&gt;500000;[.H89]*0.1*VLOOKUP(NUMBERVALUE(RIGHT([.H$1];4));[$'salary-percopy'.$A$1:.$B$7];2))+IF([.I89]&gt;500000;[.I89]*0.1*VLOOKUP(NUMBERVALUE(RIGHT([.I$1];4));[$'salary-percopy'.$A$1:.$B$7];2))+IF([.J89]&gt;500000;[.J89]*0.1*VLOOKUP(NUMBERVALUE(RIGHT([.J$1];4));[$'salary-percopy'.$A$1:.$B$7];2))+IF([.K89]&gt;500000;[.K89]*0.1*VLOOKUP(NUMBERVALUE(RIGHT([.K$1];4));[$'salary-percopy'.$A$1:.$B$7];2))+IF([.L89]&gt;500000;[.L89]*0.1*VLOOKUP(NUMBERVALUE(RIGHT([.L$1];4));[$'salary-percopy'.$A$1:.$B$7];2))+IF([.M89]&gt;500000;[.M89]*0.1*VLOOKUP(NUMBERVALUE(RIGHT([.M$1];4));[$'salary-percopy'.$A$1:.$B$7];2))" office:value-type="float" office:value="18032980" calcext:value-type="float">
            <text:p>18032980</text:p>
          </table:table-cell>
          <table:table-cell table:formula="of:=[.O89]+[.P89]" office:value-type="float" office:value="275209005" calcext:value-type="float">
            <text:p>2752090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ara Marks</text:p>
          </table:table-cell>
          <table:table-cell office:value-type="string" calcext:value-type="string">
            <text:p>Paintings In The Hospital</text:p>
          </table:table-cell>
          <table:table-cell office:value-type="string" calcext:value-type="string">
            <text:p>Horror</text:p>
          </table:table-cell>
          <table:table-cell table:formula="of:=INDEX([$'editor-name'.$A$1:$'editor-name'.$A$15];RANDBETWEEN(1;ROWS([$'editor-name'.$A$1:$'editor-name'.$A$15]));1)" office:value-type="string" office:string-value="Solomon Dunlap" calcext:value-type="string">
            <text:p>Solomon Dunlap</text:p>
          </table:table-cell>
          <table:table-cell table:formula="of:=RANDBETWEEN(2011;2017)" office:value-type="float" office:value="2013" calcext:value-type="float">
            <text:p>2013</text:p>
          </table:table-cell>
          <table:table-cell table:formula="of:=IF([.$F90]&gt;NUMBERVALUE(RIGHT([.G$1];4));0;RANDBETWEEN(1000;1000000))" office:value-type="float" office:value="0" calcext:value-type="float">
            <text:p>0</text:p>
          </table:table-cell>
          <table:table-cell table:formula="of:=IF([.$F90]&gt;NUMBERVALUE(RIGHT([.H$1];4));0;RANDBETWEEN(1000;1000000))" office:value-type="float" office:value="0" calcext:value-type="float">
            <text:p>0</text:p>
          </table:table-cell>
          <table:table-cell table:formula="of:=IF([.$F90]&gt;NUMBERVALUE(RIGHT([.I$1];4));0;RANDBETWEEN(1000;1000000))" office:value-type="float" office:value="977829" calcext:value-type="float">
            <text:p>977829</text:p>
          </table:table-cell>
          <table:table-cell table:formula="of:=IF([.$F90]&gt;NUMBERVALUE(RIGHT([.J$1];4));0;RANDBETWEEN(1000;1000000))" office:value-type="float" office:value="944961" calcext:value-type="float">
            <text:p>944961</text:p>
          </table:table-cell>
          <table:table-cell table:formula="of:=IF([.$F90]&gt;NUMBERVALUE(RIGHT([.K$1];4));0;RANDBETWEEN(1000;1000000))" office:value-type="float" office:value="797324" calcext:value-type="float">
            <text:p>797324</text:p>
          </table:table-cell>
          <table:table-cell table:formula="of:=IF([.$F90]&gt;NUMBERVALUE(RIGHT([.L$1];4));0;RANDBETWEEN(1000;1000000))" office:value-type="float" office:value="923678" calcext:value-type="float">
            <text:p>923678</text:p>
          </table:table-cell>
          <table:table-cell table:formula="of:=IF([.$F90]&gt;NUMBERVALUE(RIGHT([.M$1];4));0;RANDBETWEEN(1000;1000000))" office:value-type="float" office:value="782386" calcext:value-type="float">
            <text:p>782386</text:p>
          </table:table-cell>
          <table:table-cell table:formula="of:=SUM([.G90:.M90])" office:value-type="float" office:value="4426178" calcext:value-type="float">
            <text:p>4426178</text:p>
          </table:table-cell>
          <table:table-cell table:formula="of:=[.G90]*VLOOKUP(NUMBERVALUE(RIGHT([.G$1];4));[$'salary-percopy'.$A$1:.$B$7];2)+[.H90]*VLOOKUP(NUMBERVALUE(RIGHT([.H$1];4));[$'salary-percopy'.$A$1:.$B$7];2)+[.I90]*VLOOKUP(NUMBERVALUE(RIGHT([.I$1];4));[$'salary-percopy'.$A$1:.$B$7];2)+[.J90]*VLOOKUP(NUMBERVALUE(RIGHT([.J$1];4));[$'salary-percopy'.$A$1:.$B$7];2)+[.K90]*VLOOKUP(NUMBERVALUE(RIGHT([.K$1];4));[$'salary-percopy'.$A$1:.$B$7];2)+[.L90]*VLOOKUP(NUMBERVALUE(RIGHT([.L$1];4));[$'salary-percopy'.$A$1:.$B$7];2)+[.M90]*VLOOKUP(NUMBERVALUE(RIGHT([.M$1];4));[$'salary-percopy'.$A$1:.$B$7];2)" office:value-type="float" office:value="712536730" calcext:value-type="float">
            <text:p>712536730</text:p>
          </table:table-cell>
          <table:table-cell table:formula="of:=IF([.G90]&gt;500000;[.G90]*0.1*VLOOKUP(NUMBERVALUE(RIGHT([.G$1];4));[$'salary-percopy'.$A$1:.$B$7];2))+IF([.H90]&gt;500000;[.H90]*0.1*VLOOKUP(NUMBERVALUE(RIGHT([.H$1];4));[$'salary-percopy'.$A$1:.$B$7];2))+IF([.I90]&gt;500000;[.I90]*0.1*VLOOKUP(NUMBERVALUE(RIGHT([.I$1];4));[$'salary-percopy'.$A$1:.$B$7];2))+IF([.J90]&gt;500000;[.J90]*0.1*VLOOKUP(NUMBERVALUE(RIGHT([.J$1];4));[$'salary-percopy'.$A$1:.$B$7];2))+IF([.K90]&gt;500000;[.K90]*0.1*VLOOKUP(NUMBERVALUE(RIGHT([.K$1];4));[$'salary-percopy'.$A$1:.$B$7];2))+IF([.L90]&gt;500000;[.L90]*0.1*VLOOKUP(NUMBERVALUE(RIGHT([.L$1];4));[$'salary-percopy'.$A$1:.$B$7];2))+IF([.M90]&gt;500000;[.M90]*0.1*VLOOKUP(NUMBERVALUE(RIGHT([.M$1];4));[$'salary-percopy'.$A$1:.$B$7];2))" office:value-type="float" office:value="71253673" calcext:value-type="float">
            <text:p>71253673</text:p>
          </table:table-cell>
          <table:table-cell table:formula="of:=[.O90]+[.P90]" office:value-type="float" office:value="783790403" calcext:value-type="float">
            <text:p>78379040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iena Long</text:p>
          </table:table-cell>
          <table:table-cell office:value-type="string" calcext:value-type="string">
            <text:p>Supporters Of The Plague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7)" office:value-type="float" office:value="2014" calcext:value-type="float">
            <text:p>2014</text:p>
          </table:table-cell>
          <table:table-cell table:formula="of:=IF([.$F91]&gt;NUMBERVALUE(RIGHT([.G$1];4));0;RANDBETWEEN(1000;1000000))" office:value-type="float" office:value="0" calcext:value-type="float">
            <text:p>0</text:p>
          </table:table-cell>
          <table:table-cell table:formula="of:=IF([.$F91]&gt;NUMBERVALUE(RIGHT([.H$1];4));0;RANDBETWEEN(1000;1000000))" office:value-type="float" office:value="0" calcext:value-type="float">
            <text:p>0</text:p>
          </table:table-cell>
          <table:table-cell table:formula="of:=IF([.$F91]&gt;NUMBERVALUE(RIGHT([.I$1];4));0;RANDBETWEEN(1000;1000000))" office:value-type="float" office:value="0" calcext:value-type="float">
            <text:p>0</text:p>
          </table:table-cell>
          <table:table-cell table:formula="of:=IF([.$F91]&gt;NUMBERVALUE(RIGHT([.J$1];4));0;RANDBETWEEN(1000;1000000))" office:value-type="float" office:value="843881" calcext:value-type="float">
            <text:p>843881</text:p>
          </table:table-cell>
          <table:table-cell table:formula="of:=IF([.$F91]&gt;NUMBERVALUE(RIGHT([.K$1];4));0;RANDBETWEEN(1000;1000000))" office:value-type="float" office:value="673250" calcext:value-type="float">
            <text:p>673250</text:p>
          </table:table-cell>
          <table:table-cell table:formula="of:=IF([.$F91]&gt;NUMBERVALUE(RIGHT([.L$1];4));0;RANDBETWEEN(1000;1000000))" office:value-type="float" office:value="915561" calcext:value-type="float">
            <text:p>915561</text:p>
          </table:table-cell>
          <table:table-cell table:formula="of:=IF([.$F91]&gt;NUMBERVALUE(RIGHT([.M$1];4));0;RANDBETWEEN(1000;1000000))" office:value-type="float" office:value="88004" calcext:value-type="float">
            <text:p>88004</text:p>
          </table:table-cell>
          <table:table-cell table:formula="of:=SUM([.G91:.M91])" office:value-type="float" office:value="2520696" calcext:value-type="float">
            <text:p>2520696</text:p>
          </table:table-cell>
          <table:table-cell table:formula="of:=[.G91]*VLOOKUP(NUMBERVALUE(RIGHT([.G$1];4));[$'salary-percopy'.$A$1:.$B$7];2)+[.H91]*VLOOKUP(NUMBERVALUE(RIGHT([.H$1];4));[$'salary-percopy'.$A$1:.$B$7];2)+[.I91]*VLOOKUP(NUMBERVALUE(RIGHT([.I$1];4));[$'salary-percopy'.$A$1:.$B$7];2)+[.J91]*VLOOKUP(NUMBERVALUE(RIGHT([.J$1];4));[$'salary-percopy'.$A$1:.$B$7];2)+[.K91]*VLOOKUP(NUMBERVALUE(RIGHT([.K$1];4));[$'salary-percopy'.$A$1:.$B$7];2)+[.L91]*VLOOKUP(NUMBERVALUE(RIGHT([.L$1];4));[$'salary-percopy'.$A$1:.$B$7];2)+[.M91]*VLOOKUP(NUMBERVALUE(RIGHT([.M$1];4));[$'salary-percopy'.$A$1:.$B$7];2)" office:value-type="float" office:value="419575425" calcext:value-type="float">
            <text:p>419575425</text:p>
          </table:table-cell>
          <table:table-cell table:formula="of:=IF([.G91]&gt;500000;[.G91]*0.1*VLOOKUP(NUMBERVALUE(RIGHT([.G$1];4));[$'salary-percopy'.$A$1:.$B$7];2))+IF([.H91]&gt;500000;[.H91]*0.1*VLOOKUP(NUMBERVALUE(RIGHT([.H$1];4));[$'salary-percopy'.$A$1:.$B$7];2))+IF([.I91]&gt;500000;[.I91]*0.1*VLOOKUP(NUMBERVALUE(RIGHT([.I$1];4));[$'salary-percopy'.$A$1:.$B$7];2))+IF([.J91]&gt;500000;[.J91]*0.1*VLOOKUP(NUMBERVALUE(RIGHT([.J$1];4));[$'salary-percopy'.$A$1:.$B$7];2))+IF([.K91]&gt;500000;[.K91]*0.1*VLOOKUP(NUMBERVALUE(RIGHT([.K$1];4));[$'salary-percopy'.$A$1:.$B$7];2))+IF([.L91]&gt;500000;[.L91]*0.1*VLOOKUP(NUMBERVALUE(RIGHT([.L$1];4));[$'salary-percopy'.$A$1:.$B$7];2))+IF([.M91]&gt;500000;[.M91]*0.1*VLOOKUP(NUMBERVALUE(RIGHT([.M$1];4));[$'salary-percopy'.$A$1:.$B$7];2))" office:value-type="float" office:value="40197462.5" calcext:value-type="float">
            <text:p>40197463</text:p>
          </table:table-cell>
          <table:table-cell table:formula="of:=[.O91]+[.P91]" office:value-type="float" office:value="459772887.5" calcext:value-type="float">
            <text:p>45977288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imon Coffey</text:p>
          </table:table-cell>
          <table:table-cell office:value-type="string" calcext:value-type="string">
            <text:p>Anger Of Destruction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Jovanny Hunt" calcext:value-type="string">
            <text:p>Jovanny Hunt</text:p>
          </table:table-cell>
          <table:table-cell table:formula="of:=RANDBETWEEN(2011;2017)" office:value-type="float" office:value="2014" calcext:value-type="float">
            <text:p>2014</text:p>
          </table:table-cell>
          <table:table-cell table:formula="of:=IF([.$F92]&gt;NUMBERVALUE(RIGHT([.G$1];4));0;RANDBETWEEN(1000;1000000))" office:value-type="float" office:value="0" calcext:value-type="float">
            <text:p>0</text:p>
          </table:table-cell>
          <table:table-cell table:formula="of:=IF([.$F92]&gt;NUMBERVALUE(RIGHT([.H$1];4));0;RANDBETWEEN(1000;1000000))" office:value-type="float" office:value="0" calcext:value-type="float">
            <text:p>0</text:p>
          </table:table-cell>
          <table:table-cell table:formula="of:=IF([.$F92]&gt;NUMBERVALUE(RIGHT([.I$1];4));0;RANDBETWEEN(1000;1000000))" office:value-type="float" office:value="0" calcext:value-type="float">
            <text:p>0</text:p>
          </table:table-cell>
          <table:table-cell table:formula="of:=IF([.$F92]&gt;NUMBERVALUE(RIGHT([.J$1];4));0;RANDBETWEEN(1000;1000000))" office:value-type="float" office:value="86742" calcext:value-type="float">
            <text:p>86742</text:p>
          </table:table-cell>
          <table:table-cell table:formula="of:=IF([.$F92]&gt;NUMBERVALUE(RIGHT([.K$1];4));0;RANDBETWEEN(1000;1000000))" office:value-type="float" office:value="358232" calcext:value-type="float">
            <text:p>358232</text:p>
          </table:table-cell>
          <table:table-cell table:formula="of:=IF([.$F92]&gt;NUMBERVALUE(RIGHT([.L$1];4));0;RANDBETWEEN(1000;1000000))" office:value-type="float" office:value="185232" calcext:value-type="float">
            <text:p>185232</text:p>
          </table:table-cell>
          <table:table-cell table:formula="of:=IF([.$F92]&gt;NUMBERVALUE(RIGHT([.M$1];4));0;RANDBETWEEN(1000;1000000))" office:value-type="float" office:value="961928" calcext:value-type="float">
            <text:p>961928</text:p>
          </table:table-cell>
          <table:table-cell table:formula="of:=SUM([.G92:.M92])" office:value-type="float" office:value="1592134" calcext:value-type="float">
            <text:p>1592134</text:p>
          </table:table-cell>
          <table:table-cell table:formula="of:=[.G92]*VLOOKUP(NUMBERVALUE(RIGHT([.G$1];4));[$'salary-percopy'.$A$1:.$B$7];2)+[.H92]*VLOOKUP(NUMBERVALUE(RIGHT([.H$1];4));[$'salary-percopy'.$A$1:.$B$7];2)+[.I92]*VLOOKUP(NUMBERVALUE(RIGHT([.I$1];4));[$'salary-percopy'.$A$1:.$B$7];2)+[.J92]*VLOOKUP(NUMBERVALUE(RIGHT([.J$1];4));[$'salary-percopy'.$A$1:.$B$7];2)+[.K92]*VLOOKUP(NUMBERVALUE(RIGHT([.K$1];4));[$'salary-percopy'.$A$1:.$B$7];2)+[.L92]*VLOOKUP(NUMBERVALUE(RIGHT([.L$1];4));[$'salary-percopy'.$A$1:.$B$7];2)+[.M92]*VLOOKUP(NUMBERVALUE(RIGHT([.M$1];4));[$'salary-percopy'.$A$1:.$B$7];2)" office:value-type="float" office:value="299696840" calcext:value-type="float">
            <text:p>299696840</text:p>
          </table:table-cell>
          <table:table-cell table:formula="of:=IF([.G92]&gt;500000;[.G92]*0.1*VLOOKUP(NUMBERVALUE(RIGHT([.G$1];4));[$'salary-percopy'.$A$1:.$B$7];2))+IF([.H92]&gt;500000;[.H92]*0.1*VLOOKUP(NUMBERVALUE(RIGHT([.H$1];4));[$'salary-percopy'.$A$1:.$B$7];2))+IF([.I92]&gt;500000;[.I92]*0.1*VLOOKUP(NUMBERVALUE(RIGHT([.I$1];4));[$'salary-percopy'.$A$1:.$B$7];2))+IF([.J92]&gt;500000;[.J92]*0.1*VLOOKUP(NUMBERVALUE(RIGHT([.J$1];4));[$'salary-percopy'.$A$1:.$B$7];2))+IF([.K92]&gt;500000;[.K92]*0.1*VLOOKUP(NUMBERVALUE(RIGHT([.K$1];4));[$'salary-percopy'.$A$1:.$B$7];2))+IF([.L92]&gt;500000;[.L92]*0.1*VLOOKUP(NUMBERVALUE(RIGHT([.L$1];4));[$'salary-percopy'.$A$1:.$B$7];2))+IF([.M92]&gt;500000;[.M92]*0.1*VLOOKUP(NUMBERVALUE(RIGHT([.M$1];4));[$'salary-percopy'.$A$1:.$B$7];2))" office:value-type="float" office:value="19238560" calcext:value-type="float">
            <text:p>19238560</text:p>
          </table:table-cell>
          <table:table-cell table:formula="of:=[.O92]+[.P92]" office:value-type="float" office:value="318935400" calcext:value-type="float">
            <text:p>3189354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kylar Cochran</text:p>
          </table:table-cell>
          <table:table-cell office:value-type="string" calcext:value-type="string">
            <text:p>Discretion Of The Maze</text:p>
          </table:table-cell>
          <table:table-cell office:value-type="string" calcext:value-type="string">
            <text:p>Humor</text:p>
          </table:table-cell>
          <table:table-cell table:formula="of:=INDEX([$'editor-name'.$A$1:$'editor-name'.$A$15];RANDBETWEEN(1;ROWS([$'editor-name'.$A$1:$'editor-name'.$A$15]));1)" office:value-type="string" office:string-value="Ivan Valentine" calcext:value-type="string">
            <text:p>Ivan Valentine</text:p>
          </table:table-cell>
          <table:table-cell table:formula="of:=RANDBETWEEN(2011;2017)" office:value-type="float" office:value="2012" calcext:value-type="float">
            <text:p>2012</text:p>
          </table:table-cell>
          <table:table-cell table:formula="of:=IF([.$F93]&gt;NUMBERVALUE(RIGHT([.G$1];4));0;RANDBETWEEN(1000;1000000))" office:value-type="float" office:value="0" calcext:value-type="float">
            <text:p>0</text:p>
          </table:table-cell>
          <table:table-cell table:formula="of:=IF([.$F93]&gt;NUMBERVALUE(RIGHT([.H$1];4));0;RANDBETWEEN(1000;1000000))" office:value-type="float" office:value="239527" calcext:value-type="float">
            <text:p>239527</text:p>
          </table:table-cell>
          <table:table-cell table:formula="of:=IF([.$F93]&gt;NUMBERVALUE(RIGHT([.I$1];4));0;RANDBETWEEN(1000;1000000))" office:value-type="float" office:value="19987" calcext:value-type="float">
            <text:p>19987</text:p>
          </table:table-cell>
          <table:table-cell table:formula="of:=IF([.$F93]&gt;NUMBERVALUE(RIGHT([.J$1];4));0;RANDBETWEEN(1000;1000000))" office:value-type="float" office:value="294030" calcext:value-type="float">
            <text:p>294030</text:p>
          </table:table-cell>
          <table:table-cell table:formula="of:=IF([.$F93]&gt;NUMBERVALUE(RIGHT([.K$1];4));0;RANDBETWEEN(1000;1000000))" office:value-type="float" office:value="229803" calcext:value-type="float">
            <text:p>229803</text:p>
          </table:table-cell>
          <table:table-cell table:formula="of:=IF([.$F93]&gt;NUMBERVALUE(RIGHT([.L$1];4));0;RANDBETWEEN(1000;1000000))" office:value-type="float" office:value="488584" calcext:value-type="float">
            <text:p>488584</text:p>
          </table:table-cell>
          <table:table-cell table:formula="of:=IF([.$F93]&gt;NUMBERVALUE(RIGHT([.M$1];4));0;RANDBETWEEN(1000;1000000))" office:value-type="float" office:value="762406" calcext:value-type="float">
            <text:p>762406</text:p>
          </table:table-cell>
          <table:table-cell table:formula="of:=SUM([.G93:.M93])" office:value-type="float" office:value="2034337" calcext:value-type="float">
            <text:p>2034337</text:p>
          </table:table-cell>
          <table:table-cell table:formula="of:=[.G93]*VLOOKUP(NUMBERVALUE(RIGHT([.G$1];4));[$'salary-percopy'.$A$1:.$B$7];2)+[.H93]*VLOOKUP(NUMBERVALUE(RIGHT([.H$1];4));[$'salary-percopy'.$A$1:.$B$7];2)+[.I93]*VLOOKUP(NUMBERVALUE(RIGHT([.I$1];4));[$'salary-percopy'.$A$1:.$B$7];2)+[.J93]*VLOOKUP(NUMBERVALUE(RIGHT([.J$1];4));[$'salary-percopy'.$A$1:.$B$7];2)+[.K93]*VLOOKUP(NUMBERVALUE(RIGHT([.K$1];4));[$'salary-percopy'.$A$1:.$B$7];2)+[.L93]*VLOOKUP(NUMBERVALUE(RIGHT([.L$1];4));[$'salary-percopy'.$A$1:.$B$7];2)+[.M93]*VLOOKUP(NUMBERVALUE(RIGHT([.M$1];4));[$'salary-percopy'.$A$1:.$B$7];2)" office:value-type="float" office:value="351846360" calcext:value-type="float">
            <text:p>351846360</text:p>
          </table:table-cell>
          <table:table-cell table:formula="of:=IF([.G93]&gt;500000;[.G93]*0.1*VLOOKUP(NUMBERVALUE(RIGHT([.G$1];4));[$'salary-percopy'.$A$1:.$B$7];2))+IF([.H93]&gt;500000;[.H93]*0.1*VLOOKUP(NUMBERVALUE(RIGHT([.H$1];4));[$'salary-percopy'.$A$1:.$B$7];2))+IF([.I93]&gt;500000;[.I93]*0.1*VLOOKUP(NUMBERVALUE(RIGHT([.I$1];4));[$'salary-percopy'.$A$1:.$B$7];2))+IF([.J93]&gt;500000;[.J93]*0.1*VLOOKUP(NUMBERVALUE(RIGHT([.J$1];4));[$'salary-percopy'.$A$1:.$B$7];2))+IF([.K93]&gt;500000;[.K93]*0.1*VLOOKUP(NUMBERVALUE(RIGHT([.K$1];4));[$'salary-percopy'.$A$1:.$B$7];2))+IF([.L93]&gt;500000;[.L93]*0.1*VLOOKUP(NUMBERVALUE(RIGHT([.L$1];4));[$'salary-percopy'.$A$1:.$B$7];2))+IF([.M93]&gt;500000;[.M93]*0.1*VLOOKUP(NUMBERVALUE(RIGHT([.M$1];4));[$'salary-percopy'.$A$1:.$B$7];2))" office:value-type="float" office:value="15248120" calcext:value-type="float">
            <text:p>15248120</text:p>
          </table:table-cell>
          <table:table-cell table:formula="of:=[.O93]+[.P93]" office:value-type="float" office:value="367094480" calcext:value-type="float">
            <text:p>36709448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kyler Webb</text:p>
          </table:table-cell>
          <table:table-cell office:value-type="string" calcext:value-type="string">
            <text:p>Planets Of The Cave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Cale Rice" calcext:value-type="string">
            <text:p>Cale Rice</text:p>
          </table:table-cell>
          <table:table-cell table:formula="of:=RANDBETWEEN(2011;2017)" office:value-type="float" office:value="2011" calcext:value-type="float">
            <text:p>2011</text:p>
          </table:table-cell>
          <table:table-cell table:formula="of:=IF([.$F94]&gt;NUMBERVALUE(RIGHT([.G$1];4));0;RANDBETWEEN(1000;1000000))" office:value-type="float" office:value="980928" calcext:value-type="float">
            <text:p>980928</text:p>
          </table:table-cell>
          <table:table-cell table:formula="of:=IF([.$F94]&gt;NUMBERVALUE(RIGHT([.H$1];4));0;RANDBETWEEN(1000;1000000))" office:value-type="float" office:value="340680" calcext:value-type="float">
            <text:p>340680</text:p>
          </table:table-cell>
          <table:table-cell table:formula="of:=IF([.$F94]&gt;NUMBERVALUE(RIGHT([.I$1];4));0;RANDBETWEEN(1000;1000000))" office:value-type="float" office:value="817622" calcext:value-type="float">
            <text:p>817622</text:p>
          </table:table-cell>
          <table:table-cell table:formula="of:=IF([.$F94]&gt;NUMBERVALUE(RIGHT([.J$1];4));0;RANDBETWEEN(1000;1000000))" office:value-type="float" office:value="10323" calcext:value-type="float">
            <text:p>10323</text:p>
          </table:table-cell>
          <table:table-cell table:formula="of:=IF([.$F94]&gt;NUMBERVALUE(RIGHT([.K$1];4));0;RANDBETWEEN(1000;1000000))" office:value-type="float" office:value="164533" calcext:value-type="float">
            <text:p>164533</text:p>
          </table:table-cell>
          <table:table-cell table:formula="of:=IF([.$F94]&gt;NUMBERVALUE(RIGHT([.L$1];4));0;RANDBETWEEN(1000;1000000))" office:value-type="float" office:value="266001" calcext:value-type="float">
            <text:p>266001</text:p>
          </table:table-cell>
          <table:table-cell table:formula="of:=IF([.$F94]&gt;NUMBERVALUE(RIGHT([.M$1];4));0;RANDBETWEEN(1000;1000000))" office:value-type="float" office:value="150986" calcext:value-type="float">
            <text:p>150986</text:p>
          </table:table-cell>
          <table:table-cell table:formula="of:=SUM([.G94:.M94])" office:value-type="float" office:value="2731073" calcext:value-type="float">
            <text:p>2731073</text:p>
          </table:table-cell>
          <table:table-cell table:formula="of:=[.G94]*VLOOKUP(NUMBERVALUE(RIGHT([.G$1];4));[$'salary-percopy'.$A$1:.$B$7];2)+[.H94]*VLOOKUP(NUMBERVALUE(RIGHT([.H$1];4));[$'salary-percopy'.$A$1:.$B$7];2)+[.I94]*VLOOKUP(NUMBERVALUE(RIGHT([.I$1];4));[$'salary-percopy'.$A$1:.$B$7];2)+[.J94]*VLOOKUP(NUMBERVALUE(RIGHT([.J$1];4));[$'salary-percopy'.$A$1:.$B$7];2)+[.K94]*VLOOKUP(NUMBERVALUE(RIGHT([.K$1];4));[$'salary-percopy'.$A$1:.$B$7];2)+[.L94]*VLOOKUP(NUMBERVALUE(RIGHT([.L$1];4));[$'salary-percopy'.$A$1:.$B$7];2)+[.M94]*VLOOKUP(NUMBERVALUE(RIGHT([.M$1];4));[$'salary-percopy'.$A$1:.$B$7];2)" office:value-type="float" office:value="342505455" calcext:value-type="float">
            <text:p>342505455</text:p>
          </table:table-cell>
          <table:table-cell table:formula="of:=IF([.G94]&gt;500000;[.G94]*0.1*VLOOKUP(NUMBERVALUE(RIGHT([.G$1];4));[$'salary-percopy'.$A$1:.$B$7];2))+IF([.H94]&gt;500000;[.H94]*0.1*VLOOKUP(NUMBERVALUE(RIGHT([.H$1];4));[$'salary-percopy'.$A$1:.$B$7];2))+IF([.I94]&gt;500000;[.I94]*0.1*VLOOKUP(NUMBERVALUE(RIGHT([.I$1];4));[$'salary-percopy'.$A$1:.$B$7];2))+IF([.J94]&gt;500000;[.J94]*0.1*VLOOKUP(NUMBERVALUE(RIGHT([.J$1];4));[$'salary-percopy'.$A$1:.$B$7];2))+IF([.K94]&gt;500000;[.K94]*0.1*VLOOKUP(NUMBERVALUE(RIGHT([.K$1];4));[$'salary-percopy'.$A$1:.$B$7];2))+IF([.L94]&gt;500000;[.L94]*0.1*VLOOKUP(NUMBERVALUE(RIGHT([.L$1];4));[$'salary-percopy'.$A$1:.$B$7];2))+IF([.M94]&gt;500000;[.M94]*0.1*VLOOKUP(NUMBERVALUE(RIGHT([.M$1];4));[$'salary-percopy'.$A$1:.$B$7];2))" office:value-type="float" office:value="19620744" calcext:value-type="float">
            <text:p>19620744</text:p>
          </table:table-cell>
          <table:table-cell table:formula="of:=[.O94]+[.P94]" office:value-type="float" office:value="362126199" calcext:value-type="float">
            <text:p>36212619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alan Deleon</text:p>
          </table:table-cell>
          <table:table-cell office:value-type="string" calcext:value-type="string">
            <text:p>Cool At My Pet Dragon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7)" office:value-type="float" office:value="2014" calcext:value-type="float">
            <text:p>2014</text:p>
          </table:table-cell>
          <table:table-cell table:formula="of:=IF([.$F95]&gt;NUMBERVALUE(RIGHT([.G$1];4));0;RANDBETWEEN(1000;1000000))" office:value-type="float" office:value="0" calcext:value-type="float">
            <text:p>0</text:p>
          </table:table-cell>
          <table:table-cell table:formula="of:=IF([.$F95]&gt;NUMBERVALUE(RIGHT([.H$1];4));0;RANDBETWEEN(1000;1000000))" office:value-type="float" office:value="0" calcext:value-type="float">
            <text:p>0</text:p>
          </table:table-cell>
          <table:table-cell table:formula="of:=IF([.$F95]&gt;NUMBERVALUE(RIGHT([.I$1];4));0;RANDBETWEEN(1000;1000000))" office:value-type="float" office:value="0" calcext:value-type="float">
            <text:p>0</text:p>
          </table:table-cell>
          <table:table-cell table:formula="of:=IF([.$F95]&gt;NUMBERVALUE(RIGHT([.J$1];4));0;RANDBETWEEN(1000;1000000))" office:value-type="float" office:value="554220" calcext:value-type="float">
            <text:p>554220</text:p>
          </table:table-cell>
          <table:table-cell table:formula="of:=IF([.$F95]&gt;NUMBERVALUE(RIGHT([.K$1];4));0;RANDBETWEEN(1000;1000000))" office:value-type="float" office:value="348485" calcext:value-type="float">
            <text:p>348485</text:p>
          </table:table-cell>
          <table:table-cell table:formula="of:=IF([.$F95]&gt;NUMBERVALUE(RIGHT([.L$1];4));0;RANDBETWEEN(1000;1000000))" office:value-type="float" office:value="934439" calcext:value-type="float">
            <text:p>934439</text:p>
          </table:table-cell>
          <table:table-cell table:formula="of:=IF([.$F95]&gt;NUMBERVALUE(RIGHT([.M$1];4));0;RANDBETWEEN(1000;1000000))" office:value-type="float" office:value="6219" calcext:value-type="float">
            <text:p>6219</text:p>
          </table:table-cell>
          <table:table-cell table:formula="of:=SUM([.G95:.M95])" office:value-type="float" office:value="1843363" calcext:value-type="float">
            <text:p>1843363</text:p>
          </table:table-cell>
          <table:table-cell table:formula="of:=[.G95]*VLOOKUP(NUMBERVALUE(RIGHT([.G$1];4));[$'salary-percopy'.$A$1:.$B$7];2)+[.H95]*VLOOKUP(NUMBERVALUE(RIGHT([.H$1];4));[$'salary-percopy'.$A$1:.$B$7];2)+[.I95]*VLOOKUP(NUMBERVALUE(RIGHT([.I$1];4));[$'salary-percopy'.$A$1:.$B$7];2)+[.J95]*VLOOKUP(NUMBERVALUE(RIGHT([.J$1];4));[$'salary-percopy'.$A$1:.$B$7];2)+[.K95]*VLOOKUP(NUMBERVALUE(RIGHT([.K$1];4));[$'salary-percopy'.$A$1:.$B$7];2)+[.L95]*VLOOKUP(NUMBERVALUE(RIGHT([.L$1];4));[$'salary-percopy'.$A$1:.$B$7];2)+[.M95]*VLOOKUP(NUMBERVALUE(RIGHT([.M$1];4));[$'salary-percopy'.$A$1:.$B$7];2)" office:value-type="float" office:value="310948265" calcext:value-type="float">
            <text:p>310948265</text:p>
          </table:table-cell>
          <table:table-cell table:formula="of:=IF([.G95]&gt;500000;[.G95]*0.1*VLOOKUP(NUMBERVALUE(RIGHT([.G$1];4));[$'salary-percopy'.$A$1:.$B$7];2))+IF([.H95]&gt;500000;[.H95]*0.1*VLOOKUP(NUMBERVALUE(RIGHT([.H$1];4));[$'salary-percopy'.$A$1:.$B$7];2))+IF([.I95]&gt;500000;[.I95]*0.1*VLOOKUP(NUMBERVALUE(RIGHT([.I$1];4));[$'salary-percopy'.$A$1:.$B$7];2))+IF([.J95]&gt;500000;[.J95]*0.1*VLOOKUP(NUMBERVALUE(RIGHT([.J$1];4));[$'salary-percopy'.$A$1:.$B$7];2))+IF([.K95]&gt;500000;[.K95]*0.1*VLOOKUP(NUMBERVALUE(RIGHT([.K$1];4));[$'salary-percopy'.$A$1:.$B$7];2))+IF([.L95]&gt;500000;[.L95]*0.1*VLOOKUP(NUMBERVALUE(RIGHT([.L$1];4));[$'salary-percopy'.$A$1:.$B$7];2))+IF([.M95]&gt;500000;[.M95]*0.1*VLOOKUP(NUMBERVALUE(RIGHT([.M$1];4));[$'salary-percopy'.$A$1:.$B$7];2))" office:value-type="float" office:value="25046201.5" calcext:value-type="float">
            <text:p>25046202</text:p>
          </table:table-cell>
          <table:table-cell table:formula="of:=[.O95]+[.P95]" office:value-type="float" office:value="335994466.5" calcext:value-type="float">
            <text:p>33599446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Tucker Proctor</text:p>
          </table:table-cell>
          <table:table-cell office:value-type="string" calcext:value-type="string">
            <text:p>Accidents Of Nightmares</text:p>
          </table:table-cell>
          <table:table-cell office:value-type="string" calcext:value-type="string">
            <text:p>Drama</text:p>
          </table:table-cell>
          <table:table-cell table:formula="of:=INDEX([$'editor-name'.$A$1:$'editor-name'.$A$15];RANDBETWEEN(1;ROWS([$'editor-name'.$A$1:$'editor-name'.$A$15]));1)" office:value-type="string" office:string-value="Ezra Huerta" calcext:value-type="string">
            <text:p>Ezra Huerta</text:p>
          </table:table-cell>
          <table:table-cell table:formula="of:=RANDBETWEEN(2011;2017)" office:value-type="float" office:value="2016" calcext:value-type="float">
            <text:p>2016</text:p>
          </table:table-cell>
          <table:table-cell table:formula="of:=IF([.$F96]&gt;NUMBERVALUE(RIGHT([.G$1];4));0;RANDBETWEEN(1000;1000000))" office:value-type="float" office:value="0" calcext:value-type="float">
            <text:p>0</text:p>
          </table:table-cell>
          <table:table-cell table:formula="of:=IF([.$F96]&gt;NUMBERVALUE(RIGHT([.H$1];4));0;RANDBETWEEN(1000;1000000))" office:value-type="float" office:value="0" calcext:value-type="float">
            <text:p>0</text:p>
          </table:table-cell>
          <table:table-cell table:formula="of:=IF([.$F96]&gt;NUMBERVALUE(RIGHT([.I$1];4));0;RANDBETWEEN(1000;1000000))" office:value-type="float" office:value="0" calcext:value-type="float">
            <text:p>0</text:p>
          </table:table-cell>
          <table:table-cell table:formula="of:=IF([.$F96]&gt;NUMBERVALUE(RIGHT([.J$1];4));0;RANDBETWEEN(1000;1000000))" office:value-type="float" office:value="0" calcext:value-type="float">
            <text:p>0</text:p>
          </table:table-cell>
          <table:table-cell table:formula="of:=IF([.$F96]&gt;NUMBERVALUE(RIGHT([.K$1];4));0;RANDBETWEEN(1000;1000000))" office:value-type="float" office:value="0" calcext:value-type="float">
            <text:p>0</text:p>
          </table:table-cell>
          <table:table-cell table:formula="of:=IF([.$F96]&gt;NUMBERVALUE(RIGHT([.L$1];4));0;RANDBETWEEN(1000;1000000))" office:value-type="float" office:value="131842" calcext:value-type="float">
            <text:p>131842</text:p>
          </table:table-cell>
          <table:table-cell table:formula="of:=IF([.$F96]&gt;NUMBERVALUE(RIGHT([.M$1];4));0;RANDBETWEEN(1000;1000000))" office:value-type="float" office:value="569887" calcext:value-type="float">
            <text:p>569887</text:p>
          </table:table-cell>
          <table:table-cell table:formula="of:=SUM([.G96:.M96])" office:value-type="float" office:value="701729" calcext:value-type="float">
            <text:p>701729</text:p>
          </table:table-cell>
          <table:table-cell table:formula="of:=[.G96]*VLOOKUP(NUMBERVALUE(RIGHT([.G$1];4));[$'salary-percopy'.$A$1:.$B$7];2)+[.H96]*VLOOKUP(NUMBERVALUE(RIGHT([.H$1];4));[$'salary-percopy'.$A$1:.$B$7];2)+[.I96]*VLOOKUP(NUMBERVALUE(RIGHT([.I$1];4));[$'salary-percopy'.$A$1:.$B$7];2)+[.J96]*VLOOKUP(NUMBERVALUE(RIGHT([.J$1];4));[$'salary-percopy'.$A$1:.$B$7];2)+[.K96]*VLOOKUP(NUMBERVALUE(RIGHT([.K$1];4));[$'salary-percopy'.$A$1:.$B$7];2)+[.L96]*VLOOKUP(NUMBERVALUE(RIGHT([.L$1];4));[$'salary-percopy'.$A$1:.$B$7];2)+[.M96]*VLOOKUP(NUMBERVALUE(RIGHT([.M$1];4));[$'salary-percopy'.$A$1:.$B$7];2)" office:value-type="float" office:value="138368170" calcext:value-type="float">
            <text:p>138368170</text:p>
          </table:table-cell>
          <table:table-cell table:formula="of:=IF([.G96]&gt;500000;[.G96]*0.1*VLOOKUP(NUMBERVALUE(RIGHT([.G$1];4));[$'salary-percopy'.$A$1:.$B$7];2))+IF([.H96]&gt;500000;[.H96]*0.1*VLOOKUP(NUMBERVALUE(RIGHT([.H$1];4));[$'salary-percopy'.$A$1:.$B$7];2))+IF([.I96]&gt;500000;[.I96]*0.1*VLOOKUP(NUMBERVALUE(RIGHT([.I$1];4));[$'salary-percopy'.$A$1:.$B$7];2))+IF([.J96]&gt;500000;[.J96]*0.1*VLOOKUP(NUMBERVALUE(RIGHT([.J$1];4));[$'salary-percopy'.$A$1:.$B$7];2))+IF([.K96]&gt;500000;[.K96]*0.1*VLOOKUP(NUMBERVALUE(RIGHT([.K$1];4));[$'salary-percopy'.$A$1:.$B$7];2))+IF([.L96]&gt;500000;[.L96]*0.1*VLOOKUP(NUMBERVALUE(RIGHT([.L$1];4));[$'salary-percopy'.$A$1:.$B$7];2))+IF([.M96]&gt;500000;[.M96]*0.1*VLOOKUP(NUMBERVALUE(RIGHT([.M$1];4));[$'salary-percopy'.$A$1:.$B$7];2))" office:value-type="float" office:value="11397740" calcext:value-type="float">
            <text:p>11397740</text:p>
          </table:table-cell>
          <table:table-cell table:formula="of:=[.O96]+[.P96]" office:value-type="float" office:value="149765910" calcext:value-type="float">
            <text:p>14976591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Tyrese Forbes</text:p>
          </table:table-cell>
          <table:table-cell office:value-type="string" calcext:value-type="string">
            <text:p>Instruments Without Restrictions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Camden Byrd" calcext:value-type="string">
            <text:p>Camden Byrd</text:p>
          </table:table-cell>
          <table:table-cell table:formula="of:=RANDBETWEEN(2011;2017)" office:value-type="float" office:value="2013" calcext:value-type="float">
            <text:p>2013</text:p>
          </table:table-cell>
          <table:table-cell table:formula="of:=IF([.$F97]&gt;NUMBERVALUE(RIGHT([.G$1];4));0;RANDBETWEEN(1000;1000000))" office:value-type="float" office:value="0" calcext:value-type="float">
            <text:p>0</text:p>
          </table:table-cell>
          <table:table-cell table:formula="of:=IF([.$F97]&gt;NUMBERVALUE(RIGHT([.H$1];4));0;RANDBETWEEN(1000;1000000))" office:value-type="float" office:value="0" calcext:value-type="float">
            <text:p>0</text:p>
          </table:table-cell>
          <table:table-cell table:formula="of:=IF([.$F97]&gt;NUMBERVALUE(RIGHT([.I$1];4));0;RANDBETWEEN(1000;1000000))" office:value-type="float" office:value="279626" calcext:value-type="float">
            <text:p>279626</text:p>
          </table:table-cell>
          <table:table-cell table:formula="of:=IF([.$F97]&gt;NUMBERVALUE(RIGHT([.J$1];4));0;RANDBETWEEN(1000;1000000))" office:value-type="float" office:value="561452" calcext:value-type="float">
            <text:p>561452</text:p>
          </table:table-cell>
          <table:table-cell table:formula="of:=IF([.$F97]&gt;NUMBERVALUE(RIGHT([.K$1];4));0;RANDBETWEEN(1000;1000000))" office:value-type="float" office:value="877903" calcext:value-type="float">
            <text:p>877903</text:p>
          </table:table-cell>
          <table:table-cell table:formula="of:=IF([.$F97]&gt;NUMBERVALUE(RIGHT([.L$1];4));0;RANDBETWEEN(1000;1000000))" office:value-type="float" office:value="575923" calcext:value-type="float">
            <text:p>575923</text:p>
          </table:table-cell>
          <table:table-cell table:formula="of:=IF([.$F97]&gt;NUMBERVALUE(RIGHT([.M$1];4));0;RANDBETWEEN(1000;1000000))" office:value-type="float" office:value="247132" calcext:value-type="float">
            <text:p>247132</text:p>
          </table:table-cell>
          <table:table-cell table:formula="of:=SUM([.G97:.M97])" office:value-type="float" office:value="2542036" calcext:value-type="float">
            <text:p>2542036</text:p>
          </table:table-cell>
          <table:table-cell table:formula="of:=[.G97]*VLOOKUP(NUMBERVALUE(RIGHT([.G$1];4));[$'salary-percopy'.$A$1:.$B$7];2)+[.H97]*VLOOKUP(NUMBERVALUE(RIGHT([.H$1];4));[$'salary-percopy'.$A$1:.$B$7];2)+[.I97]*VLOOKUP(NUMBERVALUE(RIGHT([.I$1];4));[$'salary-percopy'.$A$1:.$B$7];2)+[.J97]*VLOOKUP(NUMBERVALUE(RIGHT([.J$1];4));[$'salary-percopy'.$A$1:.$B$7];2)+[.K97]*VLOOKUP(NUMBERVALUE(RIGHT([.K$1];4));[$'salary-percopy'.$A$1:.$B$7];2)+[.L97]*VLOOKUP(NUMBERVALUE(RIGHT([.L$1];4));[$'salary-percopy'.$A$1:.$B$7];2)+[.M97]*VLOOKUP(NUMBERVALUE(RIGHT([.M$1];4));[$'salary-percopy'.$A$1:.$B$7];2)" office:value-type="float" office:value="417374065" calcext:value-type="float">
            <text:p>417374065</text:p>
          </table:table-cell>
          <table:table-cell table:formula="of:=IF([.G97]&gt;500000;[.G97]*0.1*VLOOKUP(NUMBERVALUE(RIGHT([.G$1];4));[$'salary-percopy'.$A$1:.$B$7];2))+IF([.H97]&gt;500000;[.H97]*0.1*VLOOKUP(NUMBERVALUE(RIGHT([.H$1];4));[$'salary-percopy'.$A$1:.$B$7];2))+IF([.I97]&gt;500000;[.I97]*0.1*VLOOKUP(NUMBERVALUE(RIGHT([.I$1];4));[$'salary-percopy'.$A$1:.$B$7];2))+IF([.J97]&gt;500000;[.J97]*0.1*VLOOKUP(NUMBERVALUE(RIGHT([.J$1];4));[$'salary-percopy'.$A$1:.$B$7];2))+IF([.K97]&gt;500000;[.K97]*0.1*VLOOKUP(NUMBERVALUE(RIGHT([.K$1];4));[$'salary-percopy'.$A$1:.$B$7];2))+IF([.L97]&gt;500000;[.L97]*0.1*VLOOKUP(NUMBERVALUE(RIGHT([.L$1];4));[$'salary-percopy'.$A$1:.$B$7];2))+IF([.M97]&gt;500000;[.M97]*0.1*VLOOKUP(NUMBERVALUE(RIGHT([.M$1];4));[$'salary-percopy'.$A$1:.$B$7];2))" office:value-type="float" office:value="33439254.5" calcext:value-type="float">
            <text:p>33439255</text:p>
          </table:table-cell>
          <table:table-cell table:formula="of:=[.O97]+[.P97]" office:value-type="float" office:value="450813319.5" calcext:value-type="float">
            <text:p>4508133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Uriel Cruz</text:p>
          </table:table-cell>
          <table:table-cell office:value-type="string" calcext:value-type="string">
            <text:p>Men Of The Jungle</text:p>
          </table:table-cell>
          <table:table-cell office:value-type="string" calcext:value-type="string">
            <text:p>Nonfiction</text:p>
          </table:table-cell>
          <table:table-cell table:formula="of:=INDEX([$'editor-name'.$A$1:$'editor-name'.$A$15];RANDBETWEEN(1;ROWS([$'editor-name'.$A$1:$'editor-name'.$A$15]));1)" office:value-type="string" office:string-value="Winston Wang" calcext:value-type="string">
            <text:p>Winston Wang</text:p>
          </table:table-cell>
          <table:table-cell table:formula="of:=RANDBETWEEN(2011;2017)" office:value-type="float" office:value="2011" calcext:value-type="float">
            <text:p>2011</text:p>
          </table:table-cell>
          <table:table-cell table:formula="of:=IF([.$F98]&gt;NUMBERVALUE(RIGHT([.G$1];4));0;RANDBETWEEN(1000;1000000))" office:value-type="float" office:value="162093" calcext:value-type="float">
            <text:p>162093</text:p>
          </table:table-cell>
          <table:table-cell table:formula="of:=IF([.$F98]&gt;NUMBERVALUE(RIGHT([.H$1];4));0;RANDBETWEEN(1000;1000000))" office:value-type="float" office:value="352879" calcext:value-type="float">
            <text:p>352879</text:p>
          </table:table-cell>
          <table:table-cell table:formula="of:=IF([.$F98]&gt;NUMBERVALUE(RIGHT([.I$1];4));0;RANDBETWEEN(1000;1000000))" office:value-type="float" office:value="822366" calcext:value-type="float">
            <text:p>822366</text:p>
          </table:table-cell>
          <table:table-cell table:formula="of:=IF([.$F98]&gt;NUMBERVALUE(RIGHT([.J$1];4));0;RANDBETWEEN(1000;1000000))" office:value-type="float" office:value="857489" calcext:value-type="float">
            <text:p>857489</text:p>
          </table:table-cell>
          <table:table-cell table:formula="of:=IF([.$F98]&gt;NUMBERVALUE(RIGHT([.K$1];4));0;RANDBETWEEN(1000;1000000))" office:value-type="float" office:value="447715" calcext:value-type="float">
            <text:p>447715</text:p>
          </table:table-cell>
          <table:table-cell table:formula="of:=IF([.$F98]&gt;NUMBERVALUE(RIGHT([.L$1];4));0;RANDBETWEEN(1000;1000000))" office:value-type="float" office:value="383806" calcext:value-type="float">
            <text:p>383806</text:p>
          </table:table-cell>
          <table:table-cell table:formula="of:=IF([.$F98]&gt;NUMBERVALUE(RIGHT([.M$1];4));0;RANDBETWEEN(1000;1000000))" office:value-type="float" office:value="125102" calcext:value-type="float">
            <text:p>125102</text:p>
          </table:table-cell>
          <table:table-cell table:formula="of:=SUM([.G98:.M98])" office:value-type="float" office:value="3151450" calcext:value-type="float">
            <text:p>3151450</text:p>
          </table:table-cell>
          <table:table-cell table:formula="of:=[.G98]*VLOOKUP(NUMBERVALUE(RIGHT([.G$1];4));[$'salary-percopy'.$A$1:.$B$7];2)+[.H98]*VLOOKUP(NUMBERVALUE(RIGHT([.H$1];4));[$'salary-percopy'.$A$1:.$B$7];2)+[.I98]*VLOOKUP(NUMBERVALUE(RIGHT([.I$1];4));[$'salary-percopy'.$A$1:.$B$7];2)+[.J98]*VLOOKUP(NUMBERVALUE(RIGHT([.J$1];4));[$'salary-percopy'.$A$1:.$B$7];2)+[.K98]*VLOOKUP(NUMBERVALUE(RIGHT([.K$1];4));[$'salary-percopy'.$A$1:.$B$7];2)+[.L98]*VLOOKUP(NUMBERVALUE(RIGHT([.L$1];4));[$'salary-percopy'.$A$1:.$B$7];2)+[.M98]*VLOOKUP(NUMBERVALUE(RIGHT([.M$1];4));[$'salary-percopy'.$A$1:.$B$7];2)" office:value-type="float" office:value="445894430" calcext:value-type="float">
            <text:p>445894430</text:p>
          </table:table-cell>
          <table:table-cell table:formula="of:=IF([.G98]&gt;500000;[.G98]*0.1*VLOOKUP(NUMBERVALUE(RIGHT([.G$1];4));[$'salary-percopy'.$A$1:.$B$7];2))+IF([.H98]&gt;500000;[.H98]*0.1*VLOOKUP(NUMBERVALUE(RIGHT([.H$1];4));[$'salary-percopy'.$A$1:.$B$7];2))+IF([.I98]&gt;500000;[.I98]*0.1*VLOOKUP(NUMBERVALUE(RIGHT([.I$1];4));[$'salary-percopy'.$A$1:.$B$7];2))+IF([.J98]&gt;500000;[.J98]*0.1*VLOOKUP(NUMBERVALUE(RIGHT([.J$1];4));[$'salary-percopy'.$A$1:.$B$7];2))+IF([.K98]&gt;500000;[.K98]*0.1*VLOOKUP(NUMBERVALUE(RIGHT([.K$1];4));[$'salary-percopy'.$A$1:.$B$7];2))+IF([.L98]&gt;500000;[.L98]*0.1*VLOOKUP(NUMBERVALUE(RIGHT([.L$1];4));[$'salary-percopy'.$A$1:.$B$7];2))+IF([.M98]&gt;500000;[.M98]*0.1*VLOOKUP(NUMBERVALUE(RIGHT([.M$1];4));[$'salary-percopy'.$A$1:.$B$7];2))" office:value-type="float" office:value="21873238" calcext:value-type="float">
            <text:p>21873238</text:p>
          </table:table-cell>
          <table:table-cell table:formula="of:=[.O98]+[.P98]" office:value-type="float" office:value="467767668" calcext:value-type="float">
            <text:p>46776766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Valeria Mueller</text:p>
          </table:table-cell>
          <table:table-cell office:value-type="string" calcext:value-type="string">
            <text:p>Volunteers And Robots</text:p>
          </table:table-cell>
          <table:table-cell office:value-type="string" calcext:value-type="string">
            <text:p>Sci-Fi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7)" office:value-type="float" office:value="2013" calcext:value-type="float">
            <text:p>2013</text:p>
          </table:table-cell>
          <table:table-cell table:formula="of:=IF([.$F99]&gt;NUMBERVALUE(RIGHT([.G$1];4));0;RANDBETWEEN(1000;1000000))" office:value-type="float" office:value="0" calcext:value-type="float">
            <text:p>0</text:p>
          </table:table-cell>
          <table:table-cell table:formula="of:=IF([.$F99]&gt;NUMBERVALUE(RIGHT([.H$1];4));0;RANDBETWEEN(1000;1000000))" office:value-type="float" office:value="0" calcext:value-type="float">
            <text:p>0</text:p>
          </table:table-cell>
          <table:table-cell table:formula="of:=IF([.$F99]&gt;NUMBERVALUE(RIGHT([.I$1];4));0;RANDBETWEEN(1000;1000000))" office:value-type="float" office:value="642407" calcext:value-type="float">
            <text:p>642407</text:p>
          </table:table-cell>
          <table:table-cell table:formula="of:=IF([.$F99]&gt;NUMBERVALUE(RIGHT([.J$1];4));0;RANDBETWEEN(1000;1000000))" office:value-type="float" office:value="414089" calcext:value-type="float">
            <text:p>414089</text:p>
          </table:table-cell>
          <table:table-cell table:formula="of:=IF([.$F99]&gt;NUMBERVALUE(RIGHT([.K$1];4));0;RANDBETWEEN(1000;1000000))" office:value-type="float" office:value="574658" calcext:value-type="float">
            <text:p>574658</text:p>
          </table:table-cell>
          <table:table-cell table:formula="of:=IF([.$F99]&gt;NUMBERVALUE(RIGHT([.L$1];4));0;RANDBETWEEN(1000;1000000))" office:value-type="float" office:value="531710" calcext:value-type="float">
            <text:p>531710</text:p>
          </table:table-cell>
          <table:table-cell table:formula="of:=IF([.$F99]&gt;NUMBERVALUE(RIGHT([.M$1];4));0;RANDBETWEEN(1000;1000000))" office:value-type="float" office:value="230818" calcext:value-type="float">
            <text:p>230818</text:p>
          </table:table-cell>
          <table:table-cell table:formula="of:=SUM([.G99:.M99])" office:value-type="float" office:value="2393682" calcext:value-type="float">
            <text:p>2393682</text:p>
          </table:table-cell>
          <table:table-cell table:formula="of:=[.G99]*VLOOKUP(NUMBERVALUE(RIGHT([.G$1];4));[$'salary-percopy'.$A$1:.$B$7];2)+[.H99]*VLOOKUP(NUMBERVALUE(RIGHT([.H$1];4));[$'salary-percopy'.$A$1:.$B$7];2)+[.I99]*VLOOKUP(NUMBERVALUE(RIGHT([.I$1];4));[$'salary-percopy'.$A$1:.$B$7];2)+[.J99]*VLOOKUP(NUMBERVALUE(RIGHT([.J$1];4));[$'salary-percopy'.$A$1:.$B$7];2)+[.K99]*VLOOKUP(NUMBERVALUE(RIGHT([.K$1];4));[$'salary-percopy'.$A$1:.$B$7];2)+[.L99]*VLOOKUP(NUMBERVALUE(RIGHT([.L$1];4));[$'salary-percopy'.$A$1:.$B$7];2)+[.M99]*VLOOKUP(NUMBERVALUE(RIGHT([.M$1];4));[$'salary-percopy'.$A$1:.$B$7];2)" office:value-type="float" office:value="377283110" calcext:value-type="float">
            <text:p>377283110</text:p>
          </table:table-cell>
          <table:table-cell table:formula="of:=IF([.G99]&gt;500000;[.G99]*0.1*VLOOKUP(NUMBERVALUE(RIGHT([.G$1];4));[$'salary-percopy'.$A$1:.$B$7];2))+IF([.H99]&gt;500000;[.H99]*0.1*VLOOKUP(NUMBERVALUE(RIGHT([.H$1];4));[$'salary-percopy'.$A$1:.$B$7];2))+IF([.I99]&gt;500000;[.I99]*0.1*VLOOKUP(NUMBERVALUE(RIGHT([.I$1];4));[$'salary-percopy'.$A$1:.$B$7];2))+IF([.J99]&gt;500000;[.J99]*0.1*VLOOKUP(NUMBERVALUE(RIGHT([.J$1];4));[$'salary-percopy'.$A$1:.$B$7];2))+IF([.K99]&gt;500000;[.K99]*0.1*VLOOKUP(NUMBERVALUE(RIGHT([.K$1];4));[$'salary-percopy'.$A$1:.$B$7];2))+IF([.L99]&gt;500000;[.L99]*0.1*VLOOKUP(NUMBERVALUE(RIGHT([.L$1];4));[$'salary-percopy'.$A$1:.$B$7];2))+IF([.M99]&gt;500000;[.M99]*0.1*VLOOKUP(NUMBERVALUE(RIGHT([.M$1];4));[$'salary-percopy'.$A$1:.$B$7];2))" office:value-type="float" office:value="27314705" calcext:value-type="float">
            <text:p>27314705</text:p>
          </table:table-cell>
          <table:table-cell table:formula="of:=[.O99]+[.P99]" office:value-type="float" office:value="404597815" calcext:value-type="float">
            <text:p>4045978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Weston Blackwell</text:p>
          </table:table-cell>
          <table:table-cell office:value-type="string" calcext:value-type="string">
            <text:p>Women And Phantoms</text:p>
          </table:table-cell>
          <table:table-cell office:value-type="string" calcext:value-type="string">
            <text:p>Adventure</text:p>
          </table:table-cell>
          <table:table-cell table:formula="of:=INDEX([$'editor-name'.$A$1:$'editor-name'.$A$15];RANDBETWEEN(1;ROWS([$'editor-name'.$A$1:$'editor-name'.$A$15]));1)" office:value-type="string" office:string-value="Ruben Haas" calcext:value-type="string">
            <text:p>Ruben Haas</text:p>
          </table:table-cell>
          <table:table-cell table:formula="of:=RANDBETWEEN(2011;2017)" office:value-type="float" office:value="2015" calcext:value-type="float">
            <text:p>2015</text:p>
          </table:table-cell>
          <table:table-cell table:formula="of:=IF([.$F100]&gt;NUMBERVALUE(RIGHT([.G$1];4));0;RANDBETWEEN(1000;1000000))" office:value-type="float" office:value="0" calcext:value-type="float">
            <text:p>0</text:p>
          </table:table-cell>
          <table:table-cell table:formula="of:=IF([.$F100]&gt;NUMBERVALUE(RIGHT([.H$1];4));0;RANDBETWEEN(1000;1000000))" office:value-type="float" office:value="0" calcext:value-type="float">
            <text:p>0</text:p>
          </table:table-cell>
          <table:table-cell table:formula="of:=IF([.$F100]&gt;NUMBERVALUE(RIGHT([.I$1];4));0;RANDBETWEEN(1000;1000000))" office:value-type="float" office:value="0" calcext:value-type="float">
            <text:p>0</text:p>
          </table:table-cell>
          <table:table-cell table:formula="of:=IF([.$F100]&gt;NUMBERVALUE(RIGHT([.J$1];4));0;RANDBETWEEN(1000;1000000))" office:value-type="float" office:value="0" calcext:value-type="float">
            <text:p>0</text:p>
          </table:table-cell>
          <table:table-cell table:formula="of:=IF([.$F100]&gt;NUMBERVALUE(RIGHT([.K$1];4));0;RANDBETWEEN(1000;1000000))" office:value-type="float" office:value="510547" calcext:value-type="float">
            <text:p>510547</text:p>
          </table:table-cell>
          <table:table-cell table:formula="of:=IF([.$F100]&gt;NUMBERVALUE(RIGHT([.L$1];4));0;RANDBETWEEN(1000;1000000))" office:value-type="float" office:value="687424" calcext:value-type="float">
            <text:p>687424</text:p>
          </table:table-cell>
          <table:table-cell table:formula="of:=IF([.$F100]&gt;NUMBERVALUE(RIGHT([.M$1];4));0;RANDBETWEEN(1000;1000000))" office:value-type="float" office:value="785217" calcext:value-type="float">
            <text:p>785217</text:p>
          </table:table-cell>
          <table:table-cell table:formula="of:=SUM([.G100:.M100])" office:value-type="float" office:value="1983188" calcext:value-type="float">
            <text:p>1983188</text:p>
          </table:table-cell>
          <table:table-cell table:formula="of:=[.G100]*VLOOKUP(NUMBERVALUE(RIGHT([.G$1];4));[$'salary-percopy'.$A$1:.$B$7];2)+[.H100]*VLOOKUP(NUMBERVALUE(RIGHT([.H$1];4));[$'salary-percopy'.$A$1:.$B$7];2)+[.I100]*VLOOKUP(NUMBERVALUE(RIGHT([.I$1];4));[$'salary-percopy'.$A$1:.$B$7];2)+[.J100]*VLOOKUP(NUMBERVALUE(RIGHT([.J$1];4));[$'salary-percopy'.$A$1:.$B$7];2)+[.K100]*VLOOKUP(NUMBERVALUE(RIGHT([.K$1];4));[$'salary-percopy'.$A$1:.$B$7];2)+[.L100]*VLOOKUP(NUMBERVALUE(RIGHT([.L$1];4));[$'salary-percopy'.$A$1:.$B$7];2)+[.M100]*VLOOKUP(NUMBERVALUE(RIGHT([.M$1];4));[$'salary-percopy'.$A$1:.$B$7];2)" office:value-type="float" office:value="371009830" calcext:value-type="float">
            <text:p>371009830</text:p>
          </table:table-cell>
          <table:table-cell table:formula="of:=IF([.G100]&gt;500000;[.G100]*0.1*VLOOKUP(NUMBERVALUE(RIGHT([.G$1];4));[$'salary-percopy'.$A$1:.$B$7];2))+IF([.H100]&gt;500000;[.H100]*0.1*VLOOKUP(NUMBERVALUE(RIGHT([.H$1];4));[$'salary-percopy'.$A$1:.$B$7];2))+IF([.I100]&gt;500000;[.I100]*0.1*VLOOKUP(NUMBERVALUE(RIGHT([.I$1];4));[$'salary-percopy'.$A$1:.$B$7];2))+IF([.J100]&gt;500000;[.J100]*0.1*VLOOKUP(NUMBERVALUE(RIGHT([.J$1];4));[$'salary-percopy'.$A$1:.$B$7];2))+IF([.K100]&gt;500000;[.K100]*0.1*VLOOKUP(NUMBERVALUE(RIGHT([.K$1];4));[$'salary-percopy'.$A$1:.$B$7];2))+IF([.L100]&gt;500000;[.L100]*0.1*VLOOKUP(NUMBERVALUE(RIGHT([.L$1];4));[$'salary-percopy'.$A$1:.$B$7];2))+IF([.M100]&gt;500000;[.M100]*0.1*VLOOKUP(NUMBERVALUE(RIGHT([.M$1];4));[$'salary-percopy'.$A$1:.$B$7];2))" office:value-type="float" office:value="37100983" calcext:value-type="float">
            <text:p>37100983</text:p>
          </table:table-cell>
          <table:table-cell table:formula="of:=[.O100]+[.P100]" office:value-type="float" office:value="408110813" calcext:value-type="float">
            <text:p>4081108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Zoie Beck</text:p>
          </table:table-cell>
          <table:table-cell office:value-type="string" calcext:value-type="string">
            <text:p>Puppy Of Riddles</text:p>
          </table:table-cell>
          <table:table-cell office:value-type="string" calcext:value-type="string">
            <text:p>Children</text:p>
          </table:table-cell>
          <table:table-cell table:formula="of:=INDEX([$'editor-name'.$A$1:$'editor-name'.$A$15];RANDBETWEEN(1;ROWS([$'editor-name'.$A$1:$'editor-name'.$A$15]));1)" office:value-type="string" office:string-value="Destiny Wilson" calcext:value-type="string">
            <text:p>Destiny Wilson</text:p>
          </table:table-cell>
          <table:table-cell table:formula="of:=RANDBETWEEN(2011;2017)" office:value-type="float" office:value="2011" calcext:value-type="float">
            <text:p>2011</text:p>
          </table:table-cell>
          <table:table-cell table:formula="of:=IF([.$F101]&gt;NUMBERVALUE(RIGHT([.G$1];4));0;RANDBETWEEN(1000;1000000))" office:value-type="float" office:value="239501" calcext:value-type="float">
            <text:p>239501</text:p>
          </table:table-cell>
          <table:table-cell table:formula="of:=IF([.$F101]&gt;NUMBERVALUE(RIGHT([.H$1];4));0;RANDBETWEEN(1000;1000000))" office:value-type="float" office:value="805685" calcext:value-type="float">
            <text:p>805685</text:p>
          </table:table-cell>
          <table:table-cell table:formula="of:=IF([.$F101]&gt;NUMBERVALUE(RIGHT([.I$1];4));0;RANDBETWEEN(1000;1000000))" office:value-type="float" office:value="702907" calcext:value-type="float">
            <text:p>702907</text:p>
          </table:table-cell>
          <table:table-cell table:formula="of:=IF([.$F101]&gt;NUMBERVALUE(RIGHT([.J$1];4));0;RANDBETWEEN(1000;1000000))" office:value-type="float" office:value="634989" calcext:value-type="float">
            <text:p>634989</text:p>
          </table:table-cell>
          <table:table-cell table:formula="of:=IF([.$F101]&gt;NUMBERVALUE(RIGHT([.K$1];4));0;RANDBETWEEN(1000;1000000))" office:value-type="float" office:value="487882" calcext:value-type="float">
            <text:p>487882</text:p>
          </table:table-cell>
          <table:table-cell table:formula="of:=IF([.$F101]&gt;NUMBERVALUE(RIGHT([.L$1];4));0;RANDBETWEEN(1000;1000000))" office:value-type="float" office:value="285880" calcext:value-type="float">
            <text:p>285880</text:p>
          </table:table-cell>
          <table:table-cell table:formula="of:=IF([.$F101]&gt;NUMBERVALUE(RIGHT([.M$1];4));0;RANDBETWEEN(1000;1000000))" office:value-type="float" office:value="954963" calcext:value-type="float">
            <text:p>954963</text:p>
          </table:table-cell>
          <table:table-cell table:formula="of:=SUM([.G101:.M101])" office:value-type="float" office:value="4111807" calcext:value-type="float">
            <text:p>4111807</text:p>
          </table:table-cell>
          <table:table-cell table:formula="of:=[.G101]*VLOOKUP(NUMBERVALUE(RIGHT([.G$1];4));[$'salary-percopy'.$A$1:.$B$7];2)+[.H101]*VLOOKUP(NUMBERVALUE(RIGHT([.H$1];4));[$'salary-percopy'.$A$1:.$B$7];2)+[.I101]*VLOOKUP(NUMBERVALUE(RIGHT([.I$1];4));[$'salary-percopy'.$A$1:.$B$7];2)+[.J101]*VLOOKUP(NUMBERVALUE(RIGHT([.J$1];4));[$'salary-percopy'.$A$1:.$B$7];2)+[.K101]*VLOOKUP(NUMBERVALUE(RIGHT([.K$1];4));[$'salary-percopy'.$A$1:.$B$7];2)+[.L101]*VLOOKUP(NUMBERVALUE(RIGHT([.L$1];4));[$'salary-percopy'.$A$1:.$B$7];2)+[.M101]*VLOOKUP(NUMBERVALUE(RIGHT([.M$1];4));[$'salary-percopy'.$A$1:.$B$7];2)" office:value-type="float" office:value="612643090" calcext:value-type="float">
            <text:p>612643090</text:p>
          </table:table-cell>
          <table:table-cell table:formula="of:=IF([.G101]&gt;500000;[.G101]*0.1*VLOOKUP(NUMBERVALUE(RIGHT([.G$1];4));[$'salary-percopy'.$A$1:.$B$7];2))+IF([.H101]&gt;500000;[.H101]*0.1*VLOOKUP(NUMBERVALUE(RIGHT([.H$1];4));[$'salary-percopy'.$A$1:.$B$7];2))+IF([.I101]&gt;500000;[.I101]*0.1*VLOOKUP(NUMBERVALUE(RIGHT([.I$1];4));[$'salary-percopy'.$A$1:.$B$7];2))+IF([.J101]&gt;500000;[.J101]*0.1*VLOOKUP(NUMBERVALUE(RIGHT([.J$1];4));[$'salary-percopy'.$A$1:.$B$7];2))+IF([.K101]&gt;500000;[.K101]*0.1*VLOOKUP(NUMBERVALUE(RIGHT([.K$1];4));[$'salary-percopy'.$A$1:.$B$7];2))+IF([.L101]&gt;500000;[.L101]*0.1*VLOOKUP(NUMBERVALUE(RIGHT([.L$1];4));[$'salary-percopy'.$A$1:.$B$7];2))+IF([.M101]&gt;500000;[.M101]*0.1*VLOOKUP(NUMBERVALUE(RIGHT([.M$1];4));[$'salary-percopy'.$A$1:.$B$7];2))" office:value-type="float" office:value="45286525" calcext:value-type="float">
            <text:p>45286525</text:p>
          </table:table-cell>
          <table:table-cell table:formula="of:=[.O101]+[.P101]" office:value-type="float" office:value="657929615" calcext:value-type="float">
            <text:p>657929615</text:p>
          </table:table-cell>
        </table:table-row>
      </table:table>
      <table:table table:name="editor-name" table:style-name="ta1">
        <table:table-column table:style-name="co5" table:default-cell-style-name="Default"/>
        <table:table-row table:style-name="ro1">
          <table:table-cell office:value-type="string" calcext:value-type="string">
            <text:p>Winston Wang</text:p>
          </table:table-cell>
        </table:table-row>
        <table:table-row table:style-name="ro1">
          <table:table-cell office:value-type="string" calcext:value-type="string">
            <text:p>Santos Whitehead</text:p>
          </table:table-cell>
        </table:table-row>
        <table:table-row table:style-name="ro1">
          <table:table-cell office:value-type="string" calcext:value-type="string">
            <text:p>Solomon Dunlap</text:p>
          </table:table-cell>
        </table:table-row>
        <table:table-row table:style-name="ro1">
          <table:table-cell office:value-type="string" calcext:value-type="string">
            <text:p>Valentino Stanton</text:p>
          </table:table-cell>
        </table:table-row>
        <table:table-row table:style-name="ro1">
          <table:table-cell office:value-type="string" calcext:value-type="string">
            <text:p>Camden Byrd</text:p>
          </table:table-cell>
        </table:table-row>
        <table:table-row table:style-name="ro1">
          <table:table-cell office:value-type="string" calcext:value-type="string">
            <text:p>Atticus Weeks</text:p>
          </table:table-cell>
        </table:table-row>
        <table:table-row table:style-name="ro1">
          <table:table-cell office:value-type="string" calcext:value-type="string">
            <text:p>Ezra Huerta</text:p>
          </table:table-cell>
        </table:table-row>
        <table:table-row table:style-name="ro1">
          <table:table-cell office:value-type="string" calcext:value-type="string">
            <text:p>Cale Rice</text:p>
          </table:table-cell>
        </table:table-row>
        <table:table-row table:style-name="ro1">
          <table:table-cell office:value-type="string" calcext:value-type="string">
            <text:p>Jovanny Hunt</text:p>
          </table:table-cell>
        </table:table-row>
        <table:table-row table:style-name="ro1">
          <table:table-cell office:value-type="string" calcext:value-type="string">
            <text:p>Ruben Haas</text:p>
          </table:table-cell>
        </table:table-row>
        <table:table-row table:style-name="ro1">
          <table:table-cell office:value-type="string" calcext:value-type="string">
            <text:p>Bronson Riddle</text:p>
          </table:table-cell>
        </table:table-row>
        <table:table-row table:style-name="ro1">
          <table:table-cell office:value-type="string" calcext:value-type="string">
            <text:p>Ivan Valentine</text:p>
          </table:table-cell>
        </table:table-row>
        <table:table-row table:style-name="ro1">
          <table:table-cell office:value-type="string" calcext:value-type="string">
            <text:p>Kayleigh Jenkins</text:p>
          </table:table-cell>
        </table:table-row>
        <table:table-row table:style-name="ro1">
          <table:table-cell office:value-type="string" calcext:value-type="string">
            <text:p>Destiny Wilson</text:p>
          </table:table-cell>
        </table:table-row>
        <table:table-row table:style-name="ro1">
          <table:table-cell office:value-type="string" calcext:value-type="string">
            <text:p>Ada Potts</text:p>
          </table:table-cell>
        </table:table-row>
      </table:table>
      <table:table table:name="novel-title" table:style-name="ta1"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ccidents Of Nightmares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Admirers And Valentines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Agents And Hunters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Agents Of Insanity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Amused By Ice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Anger Of Destruction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Assistant Of Eternity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Bandit Of The West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Beloved With Wings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Bound To The Chasm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Breaking Time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Builder Of The West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Captains And Captains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Cats And Companions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Cause Of The Prison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Changing My Enemies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Changing The Catacombs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Chicken In The Window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Colleagues And Honeys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Companions And Assistants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Cool At My Pet Dragon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Country In My Country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Crafting With My Cousin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Creators Of Next Year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Creators With Four Eyes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Criminal Affair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Crying Of Stunts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Dancing With My Secret Admirer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Dangers Of Pet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Dearests Of Joy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Descendants And Assassins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Discretion Of The Maze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Dogs Of Excelsior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Dragons And Kings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Drinking At The Gods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Edge Of Darkness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Enemy Of Yesterday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Faith From Beyond The Grave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Fate Of The Vacuum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Fiends And Snakes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Fluke Of Reality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Followers Of Time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Foreigner On A Day Out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Foreigners Of Tomorrow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Friend In The Museum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Gangster Of The Mountain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Ghosts Behind Me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Girls And Lions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Greed Of Pet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Guests Of Our Destiny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Hidden By My Planet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Honey Of The South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Hunter In The Lake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Hurting My Dreams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Insects And Fool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Instruments Without Restriction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Knight Of The West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Little Girl Of The Moon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Lonely In The Abyss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Loss Of The Nation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Married To The Sun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Men Of The Jungle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Monument Of The Shield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Muted By The West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Owls On The Ceiling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Paintings In The Hospital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Passion Of Yearning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Peasant Of Gold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Persuers With Honor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Phantoms Without A Goal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Pirates Of Animals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Planets Of The Cave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Puppy Of Riddles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Rat And Foreigner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Robot And Dog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Shamans Of Insanity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Smile At Technology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Songs Without A Voice</text:p>
          </table:table-cell>
          <table:table-cell office:value-type="string" calcext:value-type="string">
            <text:p>Humor</text:p>
          </table:table-cell>
        </table:table-row>
        <table:table-row table:style-name="ro1">
          <table:table-cell office:value-type="string" calcext:value-type="string">
            <text:p>Spiders And Snakes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Supporters Of The Plague</text:p>
          </table:table-cell>
          <table:table-cell office:value-type="string" calcext:value-type="string">
            <text:p>Drama</text:p>
          </table:table-cell>
        </table:table-row>
        <table:table-row table:style-name="ro1">
          <table:table-cell office:value-type="string" calcext:value-type="string">
            <text:p>Sweating In Nature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Symbols At The Graveyard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Tree In My Garden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Turtles And Summoners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Union Without Glory</text:p>
          </table:table-cell>
          <table:table-cell office:value-type="string" calcext:value-type="string">
            <text:p>Fantasy</text:p>
          </table:table-cell>
        </table:table-row>
        <table:table-row table:style-name="ro1">
          <table:table-cell office:value-type="string" calcext:value-type="string">
            <text:p>Volcanos Of Time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Volunteer Of Sunshine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Volunteers And Robots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Warrior Of The Sea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Warriors And Assassins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Warriors And King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Warriors With Skills</text:p>
          </table:table-cell>
          <table:table-cell office:value-type="string" calcext:value-type="string">
            <text:p>Nonfiction</text:p>
          </table:table-cell>
        </table:table-row>
        <table:table-row table:style-name="ro1">
          <table:table-cell office:value-type="string" calcext:value-type="string">
            <text:p>Week Of Gold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Whispers In Friendship</text:p>
          </table:table-cell>
          <table:table-cell office:value-type="string" calcext:value-type="string">
            <text:p>Romance</text:p>
          </table:table-cell>
        </table:table-row>
        <table:table-row table:style-name="ro1">
          <table:table-cell office:value-type="string" calcext:value-type="string">
            <text:p>Window Of My Land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Witch Of Detention</text:p>
          </table:table-cell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Wizards Of My Dreams</text:p>
          </table:table-cell>
          <table:table-cell office:value-type="string" calcext:value-type="string">
            <text:p>Children</text:p>
          </table:table-cell>
        </table:table-row>
        <table:table-row table:style-name="ro1">
          <table:table-cell office:value-type="string" calcext:value-type="string">
            <text:p>Woman Of Time</text:p>
          </table:table-cell>
          <table:table-cell office:value-type="string" calcext:value-type="string">
            <text:p>Sci-Fi</text:p>
          </table:table-cell>
        </table:table-row>
        <table:table-row table:style-name="ro1">
          <table:table-cell office:value-type="string" calcext:value-type="string">
            <text:p>Women And Phantoms</text:p>
          </table:table-cell>
          <table:table-cell office:value-type="string" calcext:value-type="string">
            <text:p>Adventure</text:p>
          </table:table-cell>
        </table:table-row>
        <table:table-row table:style-name="ro1">
          <table:table-cell office:value-type="string" calcext:value-type="string">
            <text:p>Women And Wives</text:p>
          </table:table-cell>
          <table:table-cell office:value-type="string" calcext:value-type="string">
            <text:p>Mystery</text:p>
          </table:table-cell>
        </table:table-row>
      </table:table>
      <table:table table:name="salary-percopy" table:style-name="ta1">
        <table:table-column table:style-name="co1" table:number-columns-repeated="2" table:default-cell-style-name="Default"/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0" calcext:value-type="float">
            <text:p>200</text:p>
          </table:table-cell>
        </table:table-row>
      </table:table>
      <table:named-expressions/>
      <table:database-ranges>
        <table:database-range table:name="__Anonymous_Sheet_DB__0" table:target-range-address="main.A1:main.Q101">
          <table:sort>
            <table:sort-by table:field-number="1" table:data-type="automatic"/>
          </table:sort>
        </table:database-range>
        <table:database-range table:name="__Anonymous_Sheet_DB__2" table:target-range-address="'novel-title'.A1:'novel-title'.B1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15:56:16.4298526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08:43:17.424158939</meta:creation-date>
    <dc:date>2017-12-10T15:41:44.854609870</dc:date>
    <meta:editing-duration>PT1H55M50S</meta:editing-duration>
    <meta:editing-cycles>10</meta:editing-cycles>
    <meta:generator>LibreOffice/5.3.3.2$Linux_X86_64 LibreOffice_project/3d9a8b4b4e538a85e0782bd6c2d430bafe583448</meta:generator>
    <meta:document-statistic meta:table-count="4" meta:cell-count="1946" meta:object-count="0"/>
  </office:meta>
</office:document-meta>
</file>